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f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11" draw:id="id611" draw:layer="layout" svg:width="1cm" svg:height="0.9cm" svg:x="19.1cm" svg:y="41.647cm">
          <text:p text:style-name="P1"><text:span text:style-name="T1">3-NAND</text:span></text:p>
          <text:p text:style-name="P1"><text:span text:style-name="T1">-6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9" draw:id="id609" draw:layer="layout" svg:width="1cm" svg:height="0.9cm" svg:x="14.8cm" svg:y="41.647cm">
          <text:p text:style-name="P1"><text:span text:style-name="T1">3-OR</text:span></text:p>
          <text:p text:style-name="P1"><text:span text:style-name="T1">-6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9" draw:id="id539" draw:layer="layout" svg:width="1cm" svg:height="0.9cm" svg:x="17.001cm" svg:y="47.007cm">
          <text:p text:style-name="P1"><text:span text:style-name="T1">AND</text:span></text:p>
          <text:p text:style-name="P1"><text:span text:style-name="T1">-55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4" draw:id="id544" draw:layer="layout" svg:width="1cm" svg:height="0.9cm" svg:x="14.8cm" svg:y="47.007cm">
          <text:p text:style-name="P1"><text:span text:style-name="T1">BUF</text:span></text:p>
          <text:p text:style-name="P1"><text:span text:style-name="T1">-57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2" draw:id="id572" draw:layer="layout" svg:width="1cm" svg:height="0.9cm" svg:x="25.802cm" svg:y="47.007cm">
          <text:p text:style-name="P1"><text:span text:style-name="T1">AND</text:span></text:p>
          <text:p text:style-name="P1"><text:span text:style-name="T1">-56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4" draw:id="id574" draw:layer="layout" svg:width="1cm" svg:height="0.9cm" svg:x="27.999cm" svg:y="47.007cm">
          <text:p text:style-name="P1"><text:span text:style-name="T1">AND</text:span></text:p>
          <text:p text:style-name="P1"><text:span text:style-name="T1">-56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5" draw:id="id555" draw:layer="layout" svg:width="1cm" svg:height="0.9cm" svg:x="40.052cm" svg:y="46.898cm">
          <text:p text:style-name="P1"><text:span text:style-name="T1">AND</text:span></text:p>
          <text:p text:style-name="P1"><text:span text:style-name="T1">-5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0" draw:id="id340" draw:layer="layout" svg:width="2.1cm" svg:height="0.9cm" svg:x="29.9cm" svg:y="16.363cm">
          <text:p text:style-name="P1"><text:span text:style-name="T1">DFF (clk21)</text:span></text:p>
          <text:p text:style-name="P1"><text:span text:style-name="T1">44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4" draw:id="id594" draw:layer="layout" svg:width="1cm" svg:height="0.9cm" svg:x="15cm" svg:y="26.325cm">
          <text:p text:style-name="P1"><text:span text:style-name="T1">NOR</text:span></text:p>
          <text:p text:style-name="P1"><text:span text:style-name="T1">-6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2" draw:id="id552" draw:layer="layout" svg:width="1cm" svg:height="0.9cm" svg:x="15.9cm" svg:y="43.347cm">
          <text:p text:style-name="P1"><text:span text:style-name="T1">3-OR</text:span></text:p>
          <text:p text:style-name="P1"><text:span text:style-name="T1">-58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8" draw:id="id608" draw:layer="layout" svg:width="1cm" svg:height="0.9cm" svg:x="16cm" svg:y="41.647cm">
          <text:p text:style-name="P1"><text:span text:style-name="T1">NOT</text:span></text:p>
          <text:p text:style-name="P1"><text:span text:style-name="T1">-62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6" draw:id="id556" draw:layer="layout" svg:width="1cm" svg:height="0.9cm" svg:x="42.201cm" svg:y="46.9cm">
          <text:p text:style-name="P1"><text:span text:style-name="T1">AND</text:span></text:p>
          <text:p text:style-name="P1"><text:span text:style-name="T1">-56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0.7cm" svg:y="29.447cm">
          <text:p text:style-name="P1"><text:span text:style-name="T1">AND</text:span></text:p>
          <text:p text:style-name="P1"><text:span text:style-name="T1">47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5.1cm" svg:y="28.147cm">
          <text:p text:style-name="P1"><text:span text:style-name="T1">AND</text:span></text:p>
          <text:p text:style-name="P1"><text:span text:style-name="T1">-6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20cm" svg:y="30.447cm">
          <text:p text:style-name="P1"><text:span text:style-name="T1">AND</text:span></text:p>
          <text:p text:style-name="P1"><text:span text:style-name="T1">46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21.2cm" svg:y="29.347cm">
          <text:p text:style-name="P1"><text:span text:style-name="T1">AND</text:span></text:p>
          <text:p text:style-name="P1"><text:span text:style-name="T1">44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1.7cm" svg:y2="30.247cm" draw:start-shape="id1" draw:start-glue-point="0" draw:end-shape="id2" draw:end-glue-point="2" svg:d="M20500 30447l1200-200" svg:viewBox="0 0 1201 201">
          <text:p/>
        </draw:connector>
        <draw:custom-shape draw:style-name="gr1" draw:text-style-name="P2" xml:id="id3" draw:id="id3" draw:layer="layout" svg:width="1cm" svg:height="0.9cm" svg:x="22.4cm" svg:y="28.247cm">
          <text:p text:style-name="P1"><text:span text:style-name="T1">AND</text:span></text:p>
          <text:p text:style-name="P1"><text:span text:style-name="T1">44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7cm" svg:y1="29.347cm" svg:x2="22.9cm" svg:y2="29.147cm" draw:start-shape="id2" draw:start-glue-point="0" draw:end-shape="id3" draw:end-glue-point="2" svg:d="M21700 29347l1200-200" svg:viewBox="0 0 1201 201">
          <text:p/>
        </draw:connector>
        <draw:custom-shape draw:style-name="gr1" draw:text-style-name="P2" xml:id="id4" draw:id="id4" draw:layer="layout" svg:width="1cm" svg:height="0.9cm" svg:x="12.5cm" svg:y="30.547cm">
          <text:p text:style-name="P1"><text:span text:style-name="T1">AND</text:span></text:p>
          <text:p text:style-name="P1"><text:span text:style-name="T1">47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3.8cm" svg:y="29.347cm">
          <text:p text:style-name="P1"><text:span text:style-name="T1">AND</text:span></text:p>
          <text:p text:style-name="P1"><text:span text:style-name="T1">-6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4.3cm" svg:y2="30.247cm" draw:start-shape="id4" draw:start-glue-point="0" draw:end-shape="id5" draw:end-glue-point="2" svg:d="M13000 30547l1300-300" svg:viewBox="0 0 1301 301">
          <text:p/>
        </draw:connector>
        <draw:custom-shape draw:style-name="gr1" draw:text-style-name="P2" xml:id="id6" draw:id="id6" draw:layer="layout" svg:width="1cm" svg:height="0.9cm" svg:x="16.3cm" svg:y="30.447cm">
          <text:p text:style-name="P1"><text:span text:style-name="T1">AND</text:span></text:p>
          <text:p text:style-name="P1"><text:span text:style-name="T1">47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6.8cm" svg:y2="31.347cm" draw:start-shape="id4" draw:start-glue-point="0" draw:end-shape="id6" draw:end-glue-point="2" svg:d="M13000 30547l3800 800" svg:viewBox="0 0 3801 801">
          <text:p/>
        </draw:connector>
        <draw:connector draw:style-name="gr3" draw:text-style-name="P1" draw:layer="layout" draw:type="line" svg:x1="14.3cm" svg:y1="29.347cm" svg:x2="15.6cm" svg:y2="29.047cm" draw:start-shape="id5" draw:start-glue-point="0" draw:end-shape="id7" draw:end-glue-point="2" svg:d="M14300 29347l1300-300" svg:viewBox="0 0 1301 301">
          <text:p/>
        </draw:connector>
        <draw:custom-shape draw:style-name="gr1" draw:text-style-name="P2" xml:id="id8" draw:id="id8" draw:layer="layout" svg:width="1cm" svg:height="0.9cm" svg:x="17.6cm" svg:y="29.347cm">
          <text:p text:style-name="P1"><text:span text:style-name="T1">AND</text:span></text:p>
          <text:p text:style-name="P1"><text:span text:style-name="T1">47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8.1cm" svg:y2="30.247cm" draw:start-shape="id6" draw:start-glue-point="0" draw:end-shape="id8" draw:end-glue-point="2" svg:d="M16800 30447l1300-200" svg:viewBox="0 0 1301 201">
          <text:p/>
        </draw:connector>
        <draw:custom-shape draw:style-name="gr1" draw:text-style-name="P2" xml:id="id9" draw:id="id9" draw:layer="layout" svg:width="1cm" svg:height="0.9cm" svg:x="18.9cm" svg:y="28.147cm">
          <text:p text:style-name="P1"><text:span text:style-name="T1">AND</text:span></text:p>
          <text:p text:style-name="P1"><text:span text:style-name="T1">46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9.4cm" svg:y2="29.047cm" draw:start-shape="id8" draw:start-glue-point="0" draw:end-shape="id9" draw:end-glue-point="2" svg:d="M18100 29347l1300-300" svg:viewBox="0 0 1301 301">
          <text:p/>
        </draw:connector>
        <draw:custom-shape draw:style-name="gr1" draw:text-style-name="P2" xml:id="id600" draw:id="id600" draw:layer="layout" svg:width="1cm" svg:height="0.9cm" svg:x="18.6cm" svg:y="26.325cm">
          <text:p text:style-name="P1"><text:span text:style-name="T1">NOR</text:span></text:p>
          <text:p text:style-name="P1"><text:span text:style-name="T1">461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3" draw:id="id553" draw:layer="layout" svg:width="1cm" svg:height="0.9cm" svg:x="46.802cm" svg:y="46.9cm">
          <text:p text:style-name="P1"><text:span text:style-name="T1">AND</text:span></text:p>
          <text:p text:style-name="P1"><text:span text:style-name="T1">-5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8" draw:id="id558" draw:layer="layout" svg:width="1cm" svg:height="0.9cm" svg:x="14.8cm" svg:y="43.347cm">
          <text:p text:style-name="P1"><text:span text:style-name="T1">OR</text:span></text:p>
          <text:p text:style-name="P1"><text:span text:style-name="T1">-58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5" draw:id="id575" draw:layer="layout" svg:width="1cm" svg:height="0.9cm" svg:x="13.7cm" svg:y="43.347cm">
          <text:p text:style-name="P1"><text:span text:style-name="T1">OR</text:span></text:p>
          <text:p text:style-name="P1"><text:span text:style-name="T1">-5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3" draw:id="id533" draw:layer="layout" svg:width="1cm" svg:height="0.9cm" svg:x="35.701cm" svg:y="46.899cm">
          <text:p text:style-name="P1"><text:span text:style-name="T1">AND</text:span></text:p>
          <text:p text:style-name="P1"><text:span text:style-name="T1">-55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5" draw:id="id535" draw:layer="layout" svg:width="1cm" svg:height="0.9cm" svg:x="30.701cm" svg:y="47.007cm">
          <text:p text:style-name="P1"><text:span text:style-name="T1">AND</text:span></text:p>
          <text:p text:style-name="P1"><text:span text:style-name="T1">-55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0" draw:id="id610" draw:layer="layout" svg:width="1cm" svg:height="0.9cm" svg:x="14.8cm" svg:y="40.047cm">
          <text:p text:style-name="P1"><text:span text:style-name="T1">AND</text:span></text:p>
          <text:p text:style-name="P1"><text:span text:style-name="T1">-6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7" draw:id="id557" draw:layer="layout" svg:width="1cm" svg:height="0.9cm" svg:x="37.301cm" svg:y="46.9cm">
          <text:p text:style-name="P1"><text:span text:style-name="T1">AND</text:span></text:p>
          <text:p text:style-name="P1"><text:span text:style-name="T1">-56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2" draw:id="id602" draw:layer="layout" svg:width="1cm" svg:height="0.9cm" svg:x="11.4cm" svg:y="26.325cm">
          <text:p text:style-name="P1"><text:span text:style-name="T1">NOR</text:span></text:p>
          <text:p text:style-name="P1"><text:span text:style-name="T1">47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6" draw:id="id526" draw:layer="layout" svg:width="1cm" svg:height="0.9cm" svg:x="50.3cm" svg:y="57.599cm">
          <text:p text:style-name="P1"><text:span text:style-name="T1">XOR</text:span></text:p>
          <text:p text:style-name="P1"><text:span text:style-name="T1">-54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7" draw:id="id517" draw:layer="layout" svg:width="1cm" svg:height="0.9cm" svg:x="49.5cm" svg:y="54.199cm">
          <text:p text:style-name="P1"><text:span text:style-name="T1">XNOR</text:span></text:p>
          <text:p text:style-name="P1"><text:span text:style-name="T1">-5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5" draw:id="id525" draw:layer="layout" svg:width="1cm" svg:height="0.9cm" svg:x="48.4cm" svg:y="54.199cm">
          <text:p text:style-name="P1"><text:span text:style-name="T1">XNOR</text:span></text:p>
          <text:p text:style-name="P1"><text:span text:style-name="T1">-5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15" draw:id="id515" draw:layer="layout" svg:width="1cm" svg:height="0.9cm" svg:x="47.3cm" svg:y="54.199cm">
          <text:p text:style-name="P1"><text:span text:style-name="T1">XOR</text:span></text:p>
          <text:p text:style-name="P1"><text:span text:style-name="T1">-5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0" draw:id="id500" draw:layer="layout" svg:width="1cm" svg:height="0.9cm" svg:x="43.9cm" svg:y="55.899cm">
          <text:p text:style-name="P1"><text:span text:style-name="T1">IMUX</text:span></text:p>
          <text:p text:style-name="P1"><text:span text:style-name="T1">-5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1" draw:id="id521" draw:layer="layout" svg:width="1cm" svg:height="0.9cm" svg:x="39.3cm" svg:y="57.599cm">
          <text:p text:style-name="P1"><text:span text:style-name="T1">XNOR</text:span></text:p>
          <text:p text:style-name="P1"><text:span text:style-name="T1">-5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31" draw:id="id531" draw:layer="layout" svg:width="1cm" svg:height="0.9cm" svg:x="21.4cm" svg:y="53.999cm">
          <text:p text:style-name="P1"><text:span text:style-name="T1">NOT</text:span></text:p>
          <text:p text:style-name="P1"><text:span text:style-name="T1">-54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1" draw:id="id551" draw:layer="layout" svg:width="1cm" svg:height="0.9cm" svg:x="15.411cm" svg:y="53.897cm">
          <text:p text:style-name="P1"><text:span text:style-name="T1">XOR</text:span></text:p>
          <text:p text:style-name="P1"><text:span text:style-name="T1">-58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81" draw:id="id481" draw:layer="layout" svg:width="1cm" svg:height="0.9cm" svg:x="19.1cm" svg:y="58.099cm">
          <text:p text:style-name="P1"><text:span text:style-name="T1">IMUX</text:span></text:p>
          <text:p text:style-name="P1"><text:span text:style-name="T1">-5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5" draw:id="id405" draw:layer="layout" svg:width="1cm" svg:height="0.9cm" svg:x="32.4cm" svg:y="55.899cm">
          <text:p text:style-name="P1"><text:span text:style-name="T1">IMUX</text:span></text:p>
          <text:p text:style-name="P1"><text:span text:style-name="T1">-59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5" draw:id="id485" draw:layer="layout" svg:width="1cm" svg:height="0.9cm" svg:x="27.464cm" svg:y="59.999cm">
          <text:p text:style-name="P1"><text:span text:style-name="T1">12-OAI</text:span></text:p>
          <text:p text:style-name="P1"><text:span text:style-name="T1">-50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30" draw:id="id530" draw:layer="layout" svg:width="1cm" svg:height="0.9cm" svg:x="34.1cm" svg:y="60.033cm">
          <text:p text:style-name="P1"><text:span text:style-name="T1">OR</text:span></text:p>
          <text:p text:style-name="P1"><text:span text:style-name="T1">-5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7" draw:id="id477" draw:layer="layout" svg:width="1cm" svg:height="0.9cm" svg:x="20.3cm" svg:y="53.999cm">
          <text:p text:style-name="P1"><text:span text:style-name="T1">XOR</text:span></text:p>
          <text:p text:style-name="P1"><text:span text:style-name="T1">-49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14" draw:id="id514" draw:layer="layout" svg:width="1cm" svg:height="0.9cm" svg:x="49.5cm" svg:y="59.999cm">
          <text:p text:style-name="P1"><text:span text:style-name="T1">12-OAI</text:span></text:p>
          <text:p text:style-name="P1"><text:span text:style-name="T1">-5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9" draw:id="id489" draw:layer="layout" svg:width="1cm" svg:height="0.9cm" svg:x="37.4cm" svg:y="60.199cm">
          <text:p text:style-name="P1"><text:span text:style-name="T1">12-OAI</text:span></text:p>
          <text:p text:style-name="P1"><text:span text:style-name="T1">-50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19" draw:id="id419" draw:layer="layout" svg:width="1cm" svg:height="0.9cm" svg:x="24.8cm" svg:y="63.599cm">
          <text:p text:style-name="P1"><text:span text:style-name="T1">NOR</text:span></text:p>
          <text:p text:style-name="P1"><text:span text:style-name="T1">-47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06" draw:id="id406" draw:layer="layout" svg:width="1cm" svg:height="0.9cm" svg:x="33cm" svg:y="60.019cm">
          <text:p text:style-name="P1"><text:span text:style-name="T1">22-AAOI</text:span></text:p>
          <text:p text:style-name="P1"><text:span text:style-name="T1">-4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2" draw:id="id312" draw:layer="layout" svg:width="1cm" svg:height="0.9cm" svg:x="79.8cm" svg:y="13.854cm">
          <text:p text:style-name="P1"><text:span text:style-name="T1">NAND</text:span></text:p>
          <text:p text:style-name="P1"><text:span text:style-name="T1">42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6" draw:id="id336" draw:layer="layout" svg:width="1cm" svg:height="0.9cm" svg:x="28.3cm" svg:y="19.484cm">
          <text:p text:style-name="P1"><text:span text:style-name="T1">AND</text:span></text:p>
          <text:p text:style-name="P1"><text:span text:style-name="T1">44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1" draw:id="id311" draw:layer="layout" svg:width="1cm" svg:height="0.9cm" svg:x="77.6cm" svg:y="9.1cm">
          <text:p text:style-name="P1"><text:span text:style-name="T1">BUF</text:span></text:p>
          <text:p text:style-name="P1"><text:span text:style-name="T1">43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8" draw:id="id298" draw:layer="layout" svg:width="1cm" svg:height="0.9cm" svg:x="86.5cm" svg:y="59cm">
          <text:p text:style-name="P1"><text:span text:style-name="T1">NOT</text:span></text:p>
          <text:p text:style-name="P1"><text:span text:style-name="T1">38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83.322cm" svg:y="24.323cm">
          <text:p text:style-name="P1"><text:span text:style-name="T1">22-AOI</text:span></text:p>
          <text:p text:style-name="P1"><text:span text:style-name="T1">3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69.074cm" svg:y="35.023cm">
          <text:p text:style-name="P1"><text:span text:style-name="T1">NAND</text:span></text:p>
          <text:p text:style-name="P1"><text:span text:style-name="T1">42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1cm" svg:height="0.9cm" svg:x="60.626cm" svg:y="35.025cm">
          <text:p text:style-name="P1"><text:span text:style-name="T1">3NOR</text:span></text:p>
          <text:p text:style-name="P1"><text:span text:style-name="T1">40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674cm" svg:y="32.023cm">
          <text:p text:style-name="P1"><text:span text:style-name="T1">22-AAOI</text:span></text:p>
          <text:p text:style-name="P1"><text:span text:style-name="T1">41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0.922cm" svg:y="22.423cm">
          <text:p text:style-name="P1"><text:span text:style-name="T1">XNOR</text:span></text:p>
          <text:p text:style-name="P1"><text:span text:style-name="T1">42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1cm" svg:height="0.9cm" svg:x="68.699cm" svg:y="22.423cm">
          <text:p text:style-name="P1"><text:span text:style-name="T1">IMUX</text:span></text:p>
          <text:p text:style-name="P1"><text:span text:style-name="T1">42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4" draw:id="id224" draw:layer="layout" svg:width="1cm" svg:height="0.9cm" svg:x="64.322cm" svg:y="22.423cm">
          <text:p text:style-name="P1"><text:span text:style-name="T1">XNOR</text:span></text:p>
          <text:p text:style-name="P1"><text:span text:style-name="T1">41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4" draw:id="id234" draw:layer="layout" svg:width="1cm" svg:height="0.9cm" svg:x="82.022cm" svg:y="27.523cm">
          <text:p text:style-name="P1"><text:span text:style-name="T1">12-OAI</text:span></text:p>
          <text:p text:style-name="P1"><text:span text:style-name="T1">3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64.514cm" svg:y="28.521cm">
          <text:p text:style-name="P1"><text:span text:style-name="T1">12-OAI</text:span></text:p>
          <text:p text:style-name="P1"><text:span text:style-name="T1">39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79.922cm" svg:y="32.423cm">
          <text:p text:style-name="P1"><text:span text:style-name="T1">22-AAOI</text:span></text:p>
          <text:p text:style-name="P1"><text:span text:style-name="T1">39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0" draw:id="id180" draw:layer="layout" svg:width="1cm" svg:height="0.9cm" svg:x="72.609cm" svg:y="34.958cm">
          <text:p text:style-name="P1"><text:span text:style-name="T2">NAND|NOR</text:span></text:p>
          <text:p text:style-name="P1"><text:span text:style-name="T1">41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9" draw:id="id179" draw:layer="layout" svg:width="1cm" svg:height="0.9cm" svg:x="70.697cm" svg:y="34.986cm">
          <text:p text:style-name="P1"><text:span text:style-name="T1">22-OAI</text:span></text:p>
          <text:p text:style-name="P1"><text:span text:style-name="T1">4113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7" draw:id="id67" draw:layer="layout" svg:width="30.9cm" svg:height="2.4cm" svg:x="96.3cm" svg:y="13.042cm">
          <draw:glue-point draw:id="4" svg:x="-2.281cm" svg:y="-5.004cm"/>
          <draw:glue-point draw:id="5" svg:x="3.09cm" svg:y="-5cm"/>
          <draw:glue-point draw:id="6" svg:x="-4.644cm" svg:y="-5cm"/>
          <draw:glue-point draw:id="7" svg:x="-4.288cm" svg:y="-5cm"/>
          <draw:glue-point draw:id="8" svg:x="-3.867cm" svg:y="-5cm"/>
          <draw:glue-point draw:id="9" svg:x="-3.478cm" svg:y="-5cm"/>
          <draw:glue-point draw:id="10" svg:x="-3.025cm" svg:y="-5cm"/>
          <draw:glue-point draw:id="11" svg:x="-2.637cm" svg:y="-5.004cm"/>
          <draw:glue-point draw:id="12" svg:x="-1.893cm" svg:y="-5cm"/>
          <draw:glue-point draw:id="13" svg:x="-1.472cm" svg:y="-5cm"/>
          <draw:glue-point draw:id="14" svg:x="-1.051cm" svg:y="-5cm"/>
          <draw:glue-point draw:id="15" svg:x="-0.663cm" svg:y="-5.004cm"/>
          <draw:glue-point draw:id="16" svg:x="-0.21cm" svg:y="-5.004cm"/>
          <draw:glue-point draw:id="17" svg:x="0.21cm" svg:y="-5cm"/>
          <draw:glue-point draw:id="18" svg:x="0.695cm" svg:y="-5cm"/>
          <draw:glue-point draw:id="19" svg:x="1.084cm" svg:y="-5.004cm"/>
          <draw:glue-point draw:id="20" svg:x="1.504cm" svg:y="-5cm"/>
          <draw:glue-point draw:id="21" svg:x="1.957cm" svg:y="-5cm"/>
          <draw:glue-point draw:id="22" svg:x="2.313cm" svg:y="-5cm"/>
          <draw:glue-point draw:id="23" svg:x="2.734cm" svg:y="-5cm"/>
          <draw:glue-point draw:id="24" svg:x="3.478cm" svg:y="-5cm"/>
          <draw:glue-point draw:id="25" svg:x="3.867cm" svg:y="-5cm"/>
          <draw:glue-point draw:id="26" svg:x="4.255cm" svg:y="-5cm"/>
          <draw:glue-point draw:id="27" svg:x="4.644cm" svg:y="-5cm"/>
          <draw:glue-point draw:id="28" svg:x="-5cm" svg:y="-4.341cm"/>
          <draw:glue-point draw:id="29" svg:x="-5cm" svg:y="-3.091cm"/>
          <draw:glue-point draw:id="30" svg:x="-5cm" svg:y="0cm"/>
          <draw:glue-point draw:id="31" svg:x="-5cm" svg:y="1.908cm"/>
          <draw:glue-point draw:id="32" svg:x="-5cm" svg:y="3.158cm"/>
          <draw:glue-point draw:id="33" svg:x="-4.644cm" svg:y="5cm"/>
          <draw:glue-point draw:id="34" svg:x="-4.264cm" svg:y="4.995cm"/>
          <draw:glue-point draw:id="35" svg:x="-3.876cm" svg:y="4.995cm"/>
          <draw:glue-point draw:id="36" svg:x="-3.455cm" svg:y="4.995cm"/>
          <draw:glue-point draw:id="37" svg:x="-3.034cm" svg:y="5.004cm"/>
          <draw:glue-point draw:id="38" svg:x="-2.646cm" svg:y="5.004cm"/>
          <draw:glue-point draw:id="39" svg:x="-1.869cm" svg:y="5.004cm"/>
          <draw:glue-point draw:id="40" svg:x="-2.29cm" svg:y="4.995cm"/>
          <draw:glue-point draw:id="41" svg:x="-1.448cm" svg:y="5.004cm"/>
          <draw:glue-point draw:id="42" svg:x="-0.995cm" svg:y="5.004cm"/>
          <draw:glue-point draw:id="43" svg:x="-0.607cm" svg:y="4.995cm"/>
          <draw:glue-point draw:id="44" svg:x="4.667cm" svg:y="5.004cm"/>
          <draw:glue-point draw:id="45" svg:x="-0.219cm" svg:y="4.995cm"/>
          <draw:glue-point draw:id="46" svg:x="0.233cm" svg:y="4.995cm"/>
          <draw:glue-point draw:id="47" svg:x="0.687cm" svg:y="5.004cm"/>
          <draw:glue-point draw:id="48" svg:x="1.107cm" svg:y="5.004cm"/>
          <draw:glue-point draw:id="49" svg:x="1.528cm" svg:y="4.995cm"/>
          <draw:glue-point draw:id="50" svg:x="1.949cm" svg:y="5.004cm"/>
          <draw:glue-point draw:id="51" svg:x="2.337cm" svg:y="5.004cm"/>
          <draw:glue-point draw:id="52" svg:x="2.734cm" svg:y="5cm"/>
          <draw:glue-point draw:id="53" svg:x="3.09cm" svg:y="5cm"/>
          <draw:glue-point draw:id="54" svg:x="3.478cm" svg:y="5cm"/>
          <draw:glue-point draw:id="55" svg:x="3.867cm" svg:y="5cm"/>
          <draw:glue-point draw:id="56" svg:x="4.255cm" svg:y="5cm"/>
          <draw:glue-point draw:id="57" svg:x="-5cm" svg:y="-1.841cm"/>
          <draw:glue-point draw:id="58" svg:x="-5cm" svg:y="0.658cm"/>
          <draw:glue-point draw:id="59" svg:x="-5cm" svg:y="-0.591cm"/>
          <draw:glue-point draw:id="60" svg:x="-5cm" svg:y="4.408cm"/>
          <text:p text:style-name="P1">UNIT 05</text:p>
          <text:p text:style-name="P1">RLE De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1.499cm" svg:y1="67.125cm" svg:x2="72.173cm" svg:y2="65.929cm" draw:end-shape="id10" draw:end-glue-point="2" svg:d="M71499 67125l674-1196" svg:viewBox="0 0 675 1197">
          <text:p text:style-name="P1"><text:span text:style-name="T3">out00+16/b</text:span></text:p>
        </draw:connector>
        <draw:custom-shape draw:style-name="gr1" draw:text-style-name="P2" xml:id="id10" draw:id="id10" draw:layer="layout" svg:width="1cm" svg:height="0.9cm" svg:x="71.673cm" svg:y="65.029cm">
          <text:p text:style-name="P1"><text:span text:style-name="T1">IMUX</text:span></text:p>
          <text:p text:style-name="P1"><text:span text:style-name="T1">34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76.074cm" svg:y="65.029cm">
          <text:p text:style-name="P1"><text:span text:style-name="T1">IMUX</text:span></text:p>
          <text:p text:style-name="P1"><text:span text:style-name="T1">33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128cm" svg:y1="67.072cm" svg:x2="76.574cm" svg:y2="65.929cm" draw:end-shape="id11" draw:end-glue-point="2" svg:d="M76128 67072l446-1143" svg:viewBox="0 0 447 1144">
          <text:p text:style-name="P1"><text:span text:style-name="T3">out01+17/b</text:span></text:p>
        </draw:connector>
        <draw:custom-shape draw:style-name="gr2" draw:text-style-name="P2" xml:id="id12" draw:id="id12" draw:layer="layout" svg:width="2.1cm" svg:height="0.9cm" svg:x="97.8cm" svg:y="53.326cm">
          <text:p text:style-name="P1"><text:span text:style-name="T1">DFF (clk16)</text:span></text:p>
          <text:p text:style-name="P1"><text:span text:style-name="T1">34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05cm" svg:y1="55.686cm" svg:x2="98.85cm" svg:y2="54.226cm" draw:end-shape="id12" draw:end-glue-point="2" svg:d="M98805 55686l45-1460" svg:viewBox="0 0 46 1461">
          <text:p text:style-name="P1"><text:span text:style-name="T3">out01+17</text:span></text:p>
        </draw:connector>
        <draw:custom-shape draw:style-name="gr2" draw:text-style-name="P2" xml:id="id13" draw:id="id13" draw:layer="layout" svg:width="2.1cm" svg:height="0.9cm" svg:x="95.5cm" svg:y="53.326cm">
          <text:p text:style-name="P1"><text:span text:style-name="T1">DFF (clk16)</text:span></text:p>
          <text:p text:style-name="P1"><text:span text:style-name="T1">35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6.53cm" svg:y1="55.66cm" svg:x2="96.55cm" svg:y2="54.226cm" draw:end-shape="id13" draw:end-glue-point="2" svg:d="M96530 55660l20-1434" svg:viewBox="0 0 21 1435">
          <text:p text:style-name="P1"><text:span text:style-name="T3">out00+16</text:span></text:p>
        </draw:connector>
        <draw:connector draw:style-name="gr5" draw:text-style-name="P3" draw:layer="layout" draw:type="line" svg:x1="101.16cm" svg:y1="55.607cm" svg:x2="101.15cm" svg:y2="54.226cm" draw:end-shape="id14" draw:end-glue-point="2" svg:d="M101160 55607l-10-1381" svg:viewBox="0 0 11 1382">
          <text:p text:style-name="P1"><text:span text:style-name="T3">out02+18</text:span></text:p>
        </draw:connector>
        <draw:connector draw:style-name="gr5" draw:text-style-name="P3" draw:layer="layout" draw:type="line" svg:x1="78.425cm" svg:y1="67.045cm" svg:x2="78.774cm" svg:y2="65.929cm" draw:end-shape="id15" draw:end-glue-point="2" svg:d="M78425 67045l349-1116" svg:viewBox="0 0 350 1117">
          <text:p text:style-name="P1"><text:span text:style-name="T3">out02+18/b</text:span></text:p>
        </draw:connector>
        <draw:custom-shape draw:style-name="gr2" draw:text-style-name="P2" xml:id="id14" draw:id="id14" draw:layer="layout" svg:width="2.1cm" svg:height="0.9cm" svg:x="100.1cm" svg:y="53.326cm">
          <text:p text:style-name="P1"><text:span text:style-name="T1">DFF (clk16)</text:span></text:p>
          <text:p text:style-name="P1"><text:span text:style-name="T1">37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78.274cm" svg:y="65.029cm">
          <text:p text:style-name="P1"><text:span text:style-name="T1">IMUX</text:span></text:p>
          <text:p text:style-name="P1"><text:span text:style-name="T1">379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2.1cm" svg:height="0.9cm" svg:x="102.4cm" svg:y="53.326cm">
          <text:p text:style-name="P1"><text:span text:style-name="T1">DFF (clk16)</text:span></text:p>
          <text:p text:style-name="P1"><text:span text:style-name="T1">35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80.5cm" svg:y="65.029cm">
          <text:p text:style-name="P1"><text:span text:style-name="T1">IMUX</text:span></text:p>
          <text:p text:style-name="P1"><text:span text:style-name="T1">35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641cm" svg:y1="67.019cm" svg:x2="81cm" svg:y2="65.929cm" draw:end-shape="id16" draw:end-glue-point="2" svg:d="M80641 67019l359-1090" svg:viewBox="0 0 360 1091">
          <text:p text:style-name="P1"><text:span text:style-name="T3">out03+19/b</text:span></text:p>
        </draw:connector>
        <draw:custom-shape draw:style-name="gr2" draw:text-style-name="P2" xml:id="id27" draw:id="id27" draw:layer="layout" svg:width="2.1cm" svg:height="0.9cm" svg:x="104.7cm" svg:y="53.326cm">
          <text:p text:style-name="P1"><text:span text:style-name="T1">DFF (clk16)</text:span></text:p>
          <text:p text:style-name="P1"><text:span text:style-name="T1">35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cm" svg:height="0.9cm" svg:x="82.7cm" svg:y="65.029cm">
          <text:p text:style-name="P1"><text:span text:style-name="T1">IMUX</text:span></text:p>
          <text:p text:style-name="P1"><text:span text:style-name="T1">35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885cm" svg:y1="67.045cm" svg:x2="83.2cm" svg:y2="65.929cm" draw:end-shape="id17" draw:end-glue-point="2" svg:d="M82885 67045l315-1116" svg:viewBox="0 0 316 1117">
          <text:p text:style-name="P1"><text:span text:style-name="T3">out04+20/b</text:span></text:p>
        </draw:connector>
        <draw:connector draw:style-name="gr5" draw:text-style-name="P3" draw:layer="layout" draw:type="line" svg:x1="85.128cm" svg:y1="67.072cm" svg:x2="85.4cm" svg:y2="65.929cm" draw:end-shape="id18" draw:end-glue-point="2" svg:d="M85128 67072l272-1143" svg:viewBox="0 0 273 1144">
          <text:p text:style-name="P1"><text:span text:style-name="T3">out05+21/b</text:span></text:p>
        </draw:connector>
        <draw:custom-shape draw:style-name="gr2" draw:text-style-name="P2" xml:id="id28" draw:id="id28" draw:layer="layout" svg:width="2.1cm" svg:height="0.9cm" svg:x="107cm" svg:y="53.326cm">
          <text:p text:style-name="P1"><text:span text:style-name="T1">DFF (clk16)</text:span></text:p>
          <text:p text:style-name="P1"><text:span text:style-name="T1">34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0.9cm" svg:x="84.9cm" svg:y="65.029cm">
          <text:p text:style-name="P1"><text:span text:style-name="T1">IMUX</text:span></text:p>
          <text:p text:style-name="P1"><text:span text:style-name="T1">338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1cm" svg:height="0.9cm" svg:x="109.3cm" svg:y="53.326cm">
          <text:p text:style-name="P1"><text:span text:style-name="T1">DFF (clk16)</text:span></text:p>
          <text:p text:style-name="P1"><text:span text:style-name="T1">339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cm" svg:height="0.9cm" svg:x="87.1cm" svg:y="65.029cm">
          <text:p text:style-name="P1"><text:span text:style-name="T1">IMUX</text:span></text:p>
          <text:p text:style-name="P1"><text:span text:style-name="T1">35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345cm" svg:y1="67.098cm" svg:x2="87.6cm" svg:y2="65.929cm" draw:end-shape="id19" draw:end-glue-point="2" svg:d="M87345 67098l255-1169" svg:viewBox="0 0 256 1170">
          <text:p text:style-name="P1"><text:span text:style-name="T3">out06+22/b</text:span></text:p>
        </draw:connector>
        <draw:connector draw:style-name="gr5" draw:text-style-name="P3" draw:layer="layout" draw:type="line" svg:x1="110.288cm" svg:y1="55.713cm" svg:x2="110.35cm" svg:y2="54.226cm" draw:end-shape="id20" draw:end-glue-point="2" svg:d="M110288 55713l62-1487" svg:viewBox="0 0 63 1488">
          <text:p text:style-name="P1"><text:span text:style-name="T3">out06+22</text:span></text:p>
        </draw:connector>
        <draw:connector draw:style-name="gr5" draw:text-style-name="P3" draw:layer="layout" draw:type="line" svg:x1="112.59cm" svg:y1="55.713cm" svg:x2="112.65cm" svg:y2="54.226cm" draw:end-shape="id21" draw:end-glue-point="2" svg:d="M112590 55713l60-1487" svg:viewBox="0 0 61 1488">
          <text:p text:style-name="P1"><text:span text:style-name="T3">out07+23</text:span></text:p>
        </draw:connector>
        <draw:connector draw:style-name="gr5" draw:text-style-name="P3" draw:layer="layout" draw:type="line" svg:x1="89.615cm" svg:y1="67.125cm" svg:x2="89.8cm" svg:y2="65.929cm" draw:end-shape="id22" draw:end-glue-point="2" svg:d="M89615 67125l185-1196" svg:viewBox="0 0 186 1197">
          <text:p text:style-name="P1"><text:span text:style-name="T3">out07+23/b</text:span></text:p>
        </draw:connector>
        <draw:custom-shape draw:style-name="gr2" draw:text-style-name="P2" xml:id="id21" draw:id="id21" draw:layer="layout" svg:width="2.1cm" svg:height="0.9cm" svg:x="111.6cm" svg:y="53.326cm">
          <text:p text:style-name="P1"><text:span text:style-name="T1">DFF (clk16)</text:span></text:p>
          <text:p text:style-name="P1"><text:span text:style-name="T1">33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cm" svg:height="0.9cm" svg:x="89.3cm" svg:y="65.029cm">
          <text:p text:style-name="P1"><text:span text:style-name="T1">IMUX</text:span></text:p>
          <text:p text:style-name="P1"><text:span text:style-name="T1">349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747cm" svg:y1="67.6cm" svg:x2="72.173cm" svg:y2="65.929cm" draw:end-shape="id10" draw:end-glue-point="2" svg:d="M72747 67600l-574-1671" svg:viewBox="0 0 575 1672">
          <text:p text:style-name="P1"><text:span text:style-name="T3">out08+24/c</text:span></text:p>
        </draw:connector>
        <draw:connector draw:style-name="gr5" draw:text-style-name="P3" draw:layer="layout" draw:type="line" svg:x1="114.945cm" svg:y1="55.686cm" svg:x2="114.95cm" svg:y2="54.226cm" draw:end-shape="id23" draw:end-glue-point="2" svg:d="M114945 55686l5-1460" svg:viewBox="0 0 6 1461">
          <text:p text:style-name="P1"><text:span text:style-name="T3">out08+24</text:span></text:p>
        </draw:connector>
        <draw:custom-shape draw:style-name="gr2" draw:text-style-name="P2" xml:id="id23" draw:id="id23" draw:layer="layout" svg:width="2.1cm" svg:height="0.9cm" svg:x="113.9cm" svg:y="53.326cm">
          <text:p text:style-name="P1"><text:span text:style-name="T1">DFF (clk16)</text:span></text:p>
          <text:p text:style-name="P1"><text:span text:style-name="T1">34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194cm" svg:y1="55.686cm" svg:x2="117.25cm" svg:y2="54.226cm" draw:end-shape="id24" draw:end-glue-point="2" svg:d="M117194 55686l56-1460" svg:viewBox="0 0 57 1461">
          <text:p text:style-name="P1"><text:span text:style-name="T3">out09+25</text:span></text:p>
        </draw:connector>
        <draw:custom-shape draw:style-name="gr2" draw:text-style-name="P2" xml:id="id24" draw:id="id24" draw:layer="layout" svg:width="2.1cm" svg:height="0.9cm" svg:x="116.2cm" svg:y="53.326cm">
          <text:p text:style-name="P1"><text:span text:style-name="T1">DFF (clk16)</text:span></text:p>
          <text:p text:style-name="P1"><text:span text:style-name="T1">339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081cm" svg:y1="67.548cm" svg:x2="76.574cm" svg:y2="65.929cm" draw:end-shape="id11" draw:end-glue-point="2" svg:d="M77081 67548l-507-1619" svg:viewBox="0 0 508 1620">
          <text:p text:style-name="P1"><text:span text:style-name="T3">out09+25/c</text:span></text:p>
        </draw:connector>
        <draw:connector draw:style-name="gr5" draw:text-style-name="P3" draw:layer="layout" draw:type="line" svg:x1="79.281cm" svg:y1="67.548cm" svg:x2="78.774cm" svg:y2="65.929cm" draw:end-shape="id15" draw:end-glue-point="2" svg:d="M79281 67548l-507-1619" svg:viewBox="0 0 508 1620">
          <text:p text:style-name="P1"><text:span text:style-name="T3">out10+26/c</text:span></text:p>
        </draw:connector>
        <draw:custom-shape draw:style-name="gr1" draw:text-style-name="P2" xml:id="id25" draw:id="id25" draw:layer="layout" svg:width="1cm" svg:height="0.9cm" svg:x="32.671cm" svg:y="20.905cm">
          <text:p text:style-name="P1"><text:span text:style-name="T1">IMUX</text:span></text:p>
          <text:p text:style-name="P1"><text:span text:style-name="T1">42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2.3cm" svg:y1="22.948cm" svg:x2="33.171cm" svg:y2="21.805cm" draw:end-shape="id25" draw:end-glue-point="2" svg:d="M32300 22948l871-1143" svg:viewBox="0 0 872 1144">
          <text:p text:style-name="P1"><text:span text:style-name="T3">out10+26/b</text:span></text:p>
        </draw:connector>
        <draw:connector draw:style-name="gr5" draw:text-style-name="P3" draw:layer="layout" draw:type="line" svg:x1="81.507cm" svg:y1="67.548cm" svg:x2="81cm" svg:y2="65.929cm" draw:end-shape="id16" draw:end-glue-point="2" svg:d="M81507 67548l-507-1619" svg:viewBox="0 0 508 1620">
          <text:p text:style-name="P1"><text:span text:style-name="T3">out11+27/c</text:span></text:p>
        </draw:connector>
        <draw:connector draw:style-name="gr5" draw:text-style-name="P3" draw:layer="layout" draw:type="line" svg:x1="103.409cm" svg:y1="55.66cm" svg:x2="103.45cm" svg:y2="54.226cm" draw:end-shape="id26" draw:end-glue-point="2" svg:d="M103409 55660l41-1434" svg:viewBox="0 0 42 1435">
          <text:p text:style-name="P1"><text:span text:style-name="T3">out03+19</text:span></text:p>
        </draw:connector>
        <draw:connector draw:style-name="gr5" draw:text-style-name="P3" draw:layer="layout" draw:type="line" svg:x1="105.737cm" svg:y1="55.713cm" svg:x2="105.75cm" svg:y2="54.226cm" draw:end-shape="id27" draw:end-glue-point="2" svg:d="M105737 55713l13-1487" svg:viewBox="0 0 14 1488">
          <text:p text:style-name="P1"><text:span text:style-name="T3">out04+20</text:span></text:p>
        </draw:connector>
        <draw:connector draw:style-name="gr5" draw:text-style-name="P3" draw:layer="layout" draw:type="line" svg:x1="108.039cm" svg:y1="55.739cm" svg:x2="108.05cm" svg:y2="54.226cm" draw:end-shape="id28" draw:end-glue-point="2" svg:d="M108039 55739l11-1513" svg:viewBox="0 0 12 1514">
          <text:p text:style-name="P1"><text:span text:style-name="T3">out05+21</text:span></text:p>
        </draw:connector>
        <draw:custom-shape draw:style-name="gr1" draw:text-style-name="P2" xml:id="id29" draw:id="id29" draw:layer="layout" svg:width="1cm" svg:height="0.9cm" svg:x="34.871cm" svg:y="20.905cm">
          <text:p text:style-name="P1"><text:span text:style-name="T1">IMUX</text:span></text:p>
          <text:p text:style-name="P1"><text:span text:style-name="T1">42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4.5cm" svg:y1="22.948cm" svg:x2="35.371cm" svg:y2="21.805cm" draw:end-shape="id29" draw:end-glue-point="2" svg:d="M34500 22948l871-1143" svg:viewBox="0 0 872 1144">
          <text:p text:style-name="P1"><text:span text:style-name="T3">out11+27/b</text:span></text:p>
        </draw:connector>
        <draw:connector draw:style-name="gr5" draw:text-style-name="P3" draw:layer="layout" draw:type="line" svg:x1="83.707cm" svg:y1="67.548cm" svg:x2="83.2cm" svg:y2="65.929cm" draw:end-shape="id17" draw:end-glue-point="2" svg:d="M83707 67548l-507-1619" svg:viewBox="0 0 508 1620">
          <text:p text:style-name="P1"><text:span text:style-name="T3">out12+28/c</text:span></text:p>
        </draw:connector>
        <draw:custom-shape draw:style-name="gr1" draw:text-style-name="P2" xml:id="id30" draw:id="id30" draw:layer="layout" svg:width="1cm" svg:height="0.9cm" svg:x="37.042cm" svg:y="20.905cm">
          <text:p text:style-name="P1"><text:span text:style-name="T1">IMUX</text:span></text:p>
          <text:p text:style-name="P1"><text:span text:style-name="T1">42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671cm" svg:y1="22.948cm" svg:x2="37.542cm" svg:y2="21.805cm" draw:end-shape="id30" draw:end-glue-point="2" svg:d="M36671 22948l871-1143" svg:viewBox="0 0 872 1144">
          <text:p text:style-name="P1"><text:span text:style-name="T3">out12+28/b</text:span></text:p>
        </draw:connector>
        <draw:custom-shape draw:style-name="gr1" draw:text-style-name="P2" xml:id="id31" draw:id="id31" draw:layer="layout" svg:width="1cm" svg:height="0.9cm" svg:x="39.271cm" svg:y="20.905cm">
          <text:p text:style-name="P1"><text:span text:style-name="T1">IMUX</text:span></text:p>
          <text:p text:style-name="P1"><text:span text:style-name="T1">41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9cm" svg:y1="22.948cm" svg:x2="39.771cm" svg:y2="21.805cm" draw:end-shape="id31" draw:end-glue-point="2" svg:d="M38900 22948l871-1143" svg:viewBox="0 0 872 1144">
          <text:p text:style-name="P1"><text:span text:style-name="T3">out13+29/b</text:span></text:p>
        </draw:connector>
        <draw:connector draw:style-name="gr5" draw:text-style-name="P3" draw:layer="layout" draw:type="line" svg:x1="85.933cm" svg:y1="67.548cm" svg:x2="85.4cm" svg:y2="65.929cm" draw:end-shape="id18" draw:end-glue-point="2" svg:d="M85933 67548l-533-1619" svg:viewBox="0 0 534 1620">
          <text:p text:style-name="P1"><text:span text:style-name="T3">out13+29/c</text:span></text:p>
        </draw:connector>
        <draw:connector draw:style-name="gr5" draw:text-style-name="P3" draw:layer="layout" draw:type="line" svg:x1="88.126cm" svg:y1="67.548cm" svg:x2="87.6cm" svg:y2="65.929cm" draw:end-shape="id19" draw:end-glue-point="2" svg:d="M88126 67548l-526-1619" svg:viewBox="0 0 527 1620">
          <text:p text:style-name="P1"><text:span text:style-name="T3">out14+30/c</text:span></text:p>
        </draw:connector>
        <draw:custom-shape draw:style-name="gr1" draw:text-style-name="P2" xml:id="id32" draw:id="id32" draw:layer="layout" svg:width="1cm" svg:height="0.9cm" svg:x="41.497cm" svg:y="20.903cm">
          <text:p text:style-name="P1"><text:span text:style-name="T1">IMUX</text:span></text:p>
          <text:p text:style-name="P1"><text:span text:style-name="T1">43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126cm" svg:y1="22.946cm" svg:x2="41.997cm" svg:y2="21.803cm" draw:end-shape="id32" draw:end-glue-point="2" svg:d="M41126 22946l871-1143" svg:viewBox="0 0 872 1144">
          <text:p text:style-name="P1"><text:span text:style-name="T3">out14+30/b</text:span></text:p>
        </draw:connector>
        <draw:connector draw:style-name="gr5" draw:text-style-name="P3" draw:layer="layout" draw:type="line" svg:x1="90.326cm" svg:y1="67.546cm" svg:x2="89.8cm" svg:y2="65.929cm" draw:end-shape="id22" draw:end-glue-point="2" svg:d="M90326 67546l-526-1617" svg:viewBox="0 0 527 1618">
          <text:p text:style-name="P1"><text:span text:style-name="T3">out15+31/c</text:span></text:p>
        </draw:connector>
        <draw:custom-shape draw:style-name="gr1" draw:text-style-name="P2" xml:id="id33" draw:id="id33" draw:layer="layout" svg:width="1cm" svg:height="0.9cm" svg:x="43.697cm" svg:y="20.905cm">
          <text:p text:style-name="P1"><text:span text:style-name="T1">IMUX</text:span></text:p>
          <text:p text:style-name="P1"><text:span text:style-name="T1">41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326cm" svg:y1="22.948cm" svg:x2="44.197cm" svg:y2="21.805cm" draw:end-shape="id33" draw:end-glue-point="2" svg:d="M43326 22948l871-1143" svg:viewBox="0 0 872 1144">
          <text:p text:style-name="P1"><text:span text:style-name="T3">out15+31/b</text:span></text:p>
        </draw:connector>
        <draw:connector draw:style-name="gr5" draw:text-style-name="P3" draw:layer="layout" draw:type="line" svg:x1="96.55cm" svg:y1="53.326cm" svg:x2="66.222cm" svg:y2="45.1cm" draw:start-shape="id13" draw:start-glue-point="0" draw:end-shape="id34" draw:end-glue-point="2" svg:d="M96550 53326l-30328-8226" svg:viewBox="0 0 30329 8227">
          <text:p text:style-name="P1"><text:span text:style-name="T3">s0</text:span></text:p>
        </draw:connector>
        <draw:connector draw:style-name="gr5" draw:text-style-name="P3" draw:layer="layout" draw:type="line" svg:x1="96.55cm" svg:y1="53.326cm" svg:x2="65.122cm" svg:y2="45.1cm" draw:start-shape="id13" draw:start-glue-point="0" draw:end-shape="id35" draw:end-glue-point="2" svg:d="M96550 53326l-31428-8226" svg:viewBox="0 0 31429 8227">
          <text:p text:style-name="P1"><text:span text:style-name="T3">a</text:span></text:p>
        </draw:connector>
        <draw:connector draw:style-name="gr3" draw:text-style-name="P1" draw:layer="layout" draw:type="line" svg:x1="96.55cm" svg:y1="53.326cm" svg:x2="77.522cm" svg:y2="45.2cm" draw:start-shape="id13" draw:start-glue-point="0" draw:end-shape="id36" draw:end-glue-point="2" svg:d="M96550 53326l-19028-8126" svg:viewBox="0 0 19029 8127">
          <text:p/>
        </draw:connector>
        <draw:connector draw:style-name="gr3" draw:text-style-name="P1" draw:layer="layout" draw:type="line" svg:x1="96.55cm" svg:y1="53.326cm" svg:x2="109.315cm" svg:y2="42.704cm" draw:start-shape="id13" draw:start-glue-point="0" draw:end-shape="id37" draw:end-glue-point="2" svg:d="M96550 53326l12765-10622" svg:viewBox="0 0 12766 10623">
          <text:p/>
        </draw:connector>
        <draw:custom-shape draw:style-name="gr1" draw:text-style-name="P2" xml:id="id34" draw:id="id34" draw:layer="layout" svg:width="1cm" svg:height="0.9cm" svg:x="65.722cm" svg:y="44.2cm">
          <text:p text:style-name="P1"><text:span text:style-name="T1">4-MUX</text:span></text:p>
          <text:p text:style-name="P1"><text:span text:style-name="T1">37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64.622cm" svg:y="44.2cm">
          <text:p text:style-name="P1"><text:span text:style-name="T1">IMUX</text:span></text:p>
          <text:p text:style-name="P1"><text:span text:style-name="T1">39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cm" svg:height="0.9cm" svg:x="77.022cm" svg:y="44.3cm">
          <text:p text:style-name="P1"><text:span text:style-name="T1">NAND</text:span></text:p>
          <text:p text:style-name="P1"><text:span text:style-name="T1">40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108.815cm" svg:y="41.804cm">
          <text:p text:style-name="P1"><text:span text:style-name="T1">BUF</text:span></text:p>
          <text:p text:style-name="P1"><text:span text:style-name="T1">4013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5cm" svg:y1="53.326cm" svg:x2="66.222cm" svg:y2="45.1cm" draw:start-shape="id12" draw:start-glue-point="0" draw:end-shape="id34" draw:end-glue-point="2" svg:d="M98850 53326l-32628-8226" svg:viewBox="0 0 32629 8227">
          <text:p text:style-name="P1"><text:span text:style-name="T3">s1</text:span></text:p>
        </draw:connector>
        <draw:custom-shape draw:style-name="gr1" draw:text-style-name="P2" xml:id="id38" draw:id="id38" draw:layer="layout" svg:width="1cm" svg:height="0.9cm" svg:x="66.822cm" svg:y="44.2cm">
          <text:p text:style-name="P1"><text:span text:style-name="T1">4-MUX</text:span></text:p>
          <text:p text:style-name="P1"><text:span text:style-name="T1">38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cm" svg:height="0.9cm" svg:x="78.322cm" svg:y="44.3cm">
          <text:p text:style-name="P1"><text:span text:style-name="T1">NAND</text:span></text:p>
          <text:p text:style-name="P1"><text:span text:style-name="T1">38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109.915cm" svg:y="41.804cm">
          <text:p text:style-name="P1"><text:span text:style-name="T1">BUF</text:span></text:p>
          <text:p text:style-name="P1"><text:span text:style-name="T1">341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5cm" svg:y1="53.326cm" svg:x2="67.322cm" svg:y2="45.1cm" draw:start-shape="id12" draw:start-glue-point="0" draw:end-shape="id38" draw:end-glue-point="2" svg:d="M98850 53326l-31528-8226" svg:viewBox="0 0 31529 8227">
          <text:p text:style-name="P1"><text:span text:style-name="T3">s0</text:span></text:p>
        </draw:connector>
        <draw:connector draw:style-name="gr3" draw:text-style-name="P1" draw:layer="layout" draw:type="line" svg:x1="98.85cm" svg:y1="53.326cm" svg:x2="78.822cm" svg:y2="45.2cm" draw:start-shape="id12" draw:start-glue-point="0" draw:end-shape="id39" draw:end-glue-point="2" svg:d="M98850 53326l-20028-8126" svg:viewBox="0 0 20029 8127">
          <text:p/>
        </draw:connector>
        <draw:connector draw:style-name="gr3" draw:text-style-name="P1" draw:layer="layout" draw:type="line" svg:x1="98.85cm" svg:y1="53.326cm" svg:x2="110.415cm" svg:y2="42.704cm" draw:start-shape="id12" draw:start-glue-point="0" draw:end-shape="id40" draw:end-glue-point="2" svg:d="M98850 53326l11565-10622" svg:viewBox="0 0 11566 10623">
          <text:p/>
        </draw:connector>
        <draw:connector draw:style-name="gr5" draw:text-style-name="P3" draw:layer="layout" draw:type="line" svg:x1="101.15cm" svg:y1="53.326cm" svg:x2="67.322cm" svg:y2="45.1cm" draw:start-shape="id14" draw:start-glue-point="0" draw:end-shape="id38" draw:end-glue-point="2" svg:d="M101150 53326l-33828-8226" svg:viewBox="0 0 33829 8227">
          <text:p text:style-name="P1"><text:span text:style-name="T3">s1</text:span></text:p>
        </draw:connector>
        <draw:custom-shape draw:style-name="gr1" draw:text-style-name="P2" xml:id="id41" draw:id="id41" draw:layer="layout" svg:width="1cm" svg:height="0.9cm" svg:x="67.922cm" svg:y="44.2cm">
          <text:p text:style-name="P1"><text:span text:style-name="T1">4-MUX</text:span></text:p>
          <text:p text:style-name="P1"><text:span text:style-name="T1">38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79.622cm" svg:y="44.3cm">
          <text:p text:style-name="P1"><text:span text:style-name="T1">NAND</text:span></text:p>
          <text:p text:style-name="P1"><text:span text:style-name="T1">40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111.015cm" svg:y="41.804cm">
          <text:p text:style-name="P1"><text:span text:style-name="T1">BUF</text:span></text:p>
          <text:p text:style-name="P1"><text:span text:style-name="T1">40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1.15cm" svg:y1="53.326cm" svg:x2="68.422cm" svg:y2="45.1cm" draw:start-shape="id14" draw:start-glue-point="0" draw:end-shape="id41" draw:end-glue-point="2" svg:d="M101150 53326l-32728-8226" svg:viewBox="0 0 32729 8227">
          <text:p text:style-name="P1"><text:span text:style-name="T3">s0</text:span></text:p>
        </draw:connector>
        <draw:connector draw:style-name="gr3" draw:text-style-name="P1" draw:layer="layout" draw:type="line" svg:x1="101.15cm" svg:y1="53.326cm" svg:x2="111.515cm" svg:y2="42.704cm" draw:start-shape="id14" draw:start-glue-point="0" draw:end-shape="id42" draw:end-glue-point="2" svg:d="M101150 53326l10365-10622" svg:viewBox="0 0 10366 10623">
          <text:p/>
        </draw:connector>
        <draw:connector draw:style-name="gr3" draw:text-style-name="P1" draw:layer="layout" draw:type="line" svg:x1="101.15cm" svg:y1="53.326cm" svg:x2="80.122cm" svg:y2="45.2cm" draw:start-shape="id14" draw:start-glue-point="0" draw:end-shape="id43" draw:end-glue-point="2" svg:d="M101150 53326l-21028-8126" svg:viewBox="0 0 21029 8127">
          <text:p/>
        </draw:connector>
        <draw:connector draw:style-name="gr5" draw:text-style-name="P3" draw:layer="layout" draw:type="line" svg:x1="103.45cm" svg:y1="53.326cm" svg:x2="68.422cm" svg:y2="45.1cm" draw:start-shape="id26" draw:start-glue-point="0" draw:end-shape="id41" draw:end-glue-point="2" svg:d="M103450 53326l-35028-8226" svg:viewBox="0 0 35029 8227">
          <text:p text:style-name="P1"><text:span text:style-name="T3">s1</text:span></text:p>
        </draw:connector>
        <draw:custom-shape draw:style-name="gr1" draw:text-style-name="P2" xml:id="id44" draw:id="id44" draw:layer="layout" svg:width="1cm" svg:height="0.9cm" svg:x="69.022cm" svg:y="44.2cm">
          <text:p text:style-name="P1"><text:span text:style-name="T1">4-MUX</text:span></text:p>
          <text:p text:style-name="P1"><text:span text:style-name="T1">36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cm" svg:height="0.9cm" svg:x="80.922cm" svg:y="44.3cm">
          <text:p text:style-name="P1"><text:span text:style-name="T1">NAND</text:span></text:p>
          <text:p text:style-name="P1"><text:span text:style-name="T1">41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112.115cm" svg:y="41.804cm">
          <text:p text:style-name="P1"><text:span text:style-name="T1">BUF</text:span></text:p>
          <text:p text:style-name="P1"><text:span text:style-name="T1">4116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3.45cm" svg:y1="53.326cm" svg:x2="69.522cm" svg:y2="45.1cm" draw:start-shape="id26" draw:start-glue-point="0" draw:end-shape="id44" draw:end-glue-point="2" svg:d="M103450 53326l-33928-8226" svg:viewBox="0 0 33929 8227">
          <text:p text:style-name="P1"><text:span text:style-name="T3">s0</text:span></text:p>
        </draw:connector>
        <draw:connector draw:style-name="gr3" draw:text-style-name="P1" draw:layer="layout" draw:type="line" svg:x1="103.45cm" svg:y1="53.326cm" svg:x2="81.422cm" svg:y2="45.2cm" draw:start-shape="id26" draw:start-glue-point="0" draw:end-shape="id45" draw:end-glue-point="2" svg:d="M103450 53326l-22028-8126" svg:viewBox="0 0 22029 8127">
          <text:p/>
        </draw:connector>
        <draw:connector draw:style-name="gr3" draw:text-style-name="P1" draw:layer="layout" draw:type="line" svg:x1="103.45cm" svg:y1="53.326cm" svg:x2="112.615cm" svg:y2="42.704cm" draw:start-shape="id26" draw:start-glue-point="0" draw:end-shape="id46" draw:end-glue-point="2" svg:d="M103450 53326l9165-10622" svg:viewBox="0 0 9166 10623">
          <text:p/>
        </draw:connector>
        <draw:custom-shape draw:style-name="gr1" draw:text-style-name="P2" xml:id="id47" draw:id="id47" draw:layer="layout" svg:width="1cm" svg:height="0.9cm" svg:x="70.143cm" svg:y="44.2cm">
          <text:p text:style-name="P1"><text:span text:style-name="T1">4-MUX</text:span></text:p>
          <text:p text:style-name="P1"><text:span text:style-name="T1">38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cm" svg:height="0.9cm" svg:x="82.222cm" svg:y="44.3cm">
          <text:p text:style-name="P1"><text:span text:style-name="T1">NAND</text:span></text:p>
          <text:p text:style-name="P1"><text:span text:style-name="T1">41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cm" svg:height="0.9cm" svg:x="113.215cm" svg:y="41.804cm">
          <text:p text:style-name="P1"><text:span text:style-name="T1">BUF</text:span></text:p>
          <text:p text:style-name="P1"><text:span text:style-name="T1">411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75cm" svg:y1="53.326cm" svg:x2="69.522cm" svg:y2="45.1cm" draw:start-shape="id27" draw:start-glue-point="0" draw:end-shape="id44" draw:end-glue-point="2" svg:d="M105750 53326l-36228-8226" svg:viewBox="0 0 36229 8227">
          <text:p text:style-name="P1"><text:span text:style-name="T3">s1</text:span></text:p>
        </draw:connector>
        <draw:connector draw:style-name="gr5" draw:text-style-name="P3" draw:layer="layout" draw:type="line" svg:x1="105.75cm" svg:y1="53.326cm" svg:x2="70.643cm" svg:y2="45.1cm" draw:start-shape="id27" draw:start-glue-point="0" draw:end-shape="id47" draw:end-glue-point="2" svg:d="M105750 53326l-35107-8226" svg:viewBox="0 0 35108 8227">
          <text:p text:style-name="P1"><text:span text:style-name="T3">s0</text:span></text:p>
        </draw:connector>
        <draw:connector draw:style-name="gr3" draw:text-style-name="P1" draw:layer="layout" draw:type="line" svg:x1="105.75cm" svg:y1="53.326cm" svg:x2="113.715cm" svg:y2="42.704cm" draw:start-shape="id27" draw:start-glue-point="0" draw:end-shape="id48" draw:end-glue-point="2" svg:d="M105750 53326l7965-10622" svg:viewBox="0 0 7966 10623">
          <text:p/>
        </draw:connector>
        <draw:connector draw:style-name="gr3" draw:text-style-name="P1" draw:layer="layout" draw:type="line" svg:x1="105.75cm" svg:y1="53.326cm" svg:x2="82.722cm" svg:y2="45.2cm" draw:start-shape="id27" draw:start-glue-point="0" draw:end-shape="id49" draw:end-glue-point="2" svg:d="M105750 53326l-23028-8126" svg:viewBox="0 0 23029 8127">
          <text:p/>
        </draw:connector>
        <draw:connector draw:style-name="gr5" draw:text-style-name="P3" draw:layer="layout" draw:type="line" svg:x1="108.05cm" svg:y1="53.326cm" svg:x2="70.643cm" svg:y2="45.1cm" draw:start-shape="id28" draw:start-glue-point="0" draw:end-shape="id47" draw:end-glue-point="2" svg:d="M108050 53326l-37407-8226" svg:viewBox="0 0 37408 8227">
          <text:p text:style-name="P1"><text:span text:style-name="T3">s1</text:span></text:p>
        </draw:connector>
        <draw:custom-shape draw:style-name="gr1" draw:text-style-name="P2" xml:id="id51" draw:id="id51" draw:layer="layout" svg:width="1cm" svg:height="0.9cm" svg:x="71.222cm" svg:y="44.2cm">
          <text:p text:style-name="P1"><text:span text:style-name="T1">4-MUX</text:span></text:p>
          <text:p text:style-name="P1"><text:span text:style-name="T1">38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1cm" svg:height="0.9cm" svg:x="83.522cm" svg:y="44.3cm">
          <text:p text:style-name="P1"><text:span text:style-name="T1">NAND</text:span></text:p>
          <text:p text:style-name="P1"><text:span text:style-name="T1">39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cm" svg:height="0.9cm" svg:x="114.315cm" svg:y="41.804cm">
          <text:p text:style-name="P1"><text:span text:style-name="T1">BUF</text:span></text:p>
          <text:p text:style-name="P1"><text:span text:style-name="T1">38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05cm" svg:y1="53.326cm" svg:x2="84.022cm" svg:y2="45.2cm" draw:start-shape="id28" draw:start-glue-point="0" draw:end-shape="id50" draw:end-glue-point="2" svg:d="M108050 53326l-24028-8126" svg:viewBox="0 0 24029 8127">
          <text:p/>
        </draw:connector>
        <draw:connector draw:style-name="gr5" draw:text-style-name="P3" draw:layer="layout" draw:type="line" svg:x1="108.05cm" svg:y1="53.326cm" svg:x2="71.722cm" svg:y2="45.1cm" draw:start-shape="id28" draw:start-glue-point="0" draw:end-shape="id51" draw:end-glue-point="2" svg:d="M108050 53326l-36328-8226" svg:viewBox="0 0 36329 8227">
          <text:p text:style-name="P1"><text:span text:style-name="T3">s0</text:span></text:p>
        </draw:connector>
        <draw:connector draw:style-name="gr3" draw:text-style-name="P1" draw:layer="layout" draw:type="line" svg:x1="108.05cm" svg:y1="53.326cm" svg:x2="114.815cm" svg:y2="42.704cm" draw:start-shape="id28" draw:start-glue-point="0" draw:end-shape="id52" draw:end-glue-point="2" svg:d="M108050 53326l6765-10622" svg:viewBox="0 0 6766 10623">
          <text:p/>
        </draw:connector>
        <draw:connector draw:style-name="gr5" draw:text-style-name="P3" draw:layer="layout" draw:type="line" svg:x1="110.35cm" svg:y1="53.326cm" svg:x2="71.722cm" svg:y2="45.1cm" draw:start-shape="id20" draw:start-glue-point="0" draw:end-shape="id51" draw:end-glue-point="2" svg:d="M110350 53326l-38628-8226" svg:viewBox="0 0 38629 8227">
          <text:p text:style-name="P1"><text:span text:style-name="T3">s1</text:span></text:p>
        </draw:connector>
        <draw:custom-shape draw:style-name="gr1" draw:text-style-name="P2" xml:id="id53" draw:id="id53" draw:layer="layout" svg:width="1cm" svg:height="0.9cm" svg:x="72.322cm" svg:y="44.2cm">
          <text:p text:style-name="P1"><text:span text:style-name="T1">4-MUX</text:span></text:p>
          <text:p text:style-name="P1"><text:span text:style-name="T1">37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" draw:id="id54" draw:layer="layout" svg:width="1cm" svg:height="0.9cm" svg:x="84.822cm" svg:y="44.3cm">
          <text:p text:style-name="P1"><text:span text:style-name="T1">NAND</text:span></text:p>
          <text:p text:style-name="P1"><text:span text:style-name="T1">38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" draw:id="id55" draw:layer="layout" svg:width="1cm" svg:height="0.9cm" svg:x="115.415cm" svg:y="41.804cm">
          <text:p text:style-name="P1"><text:span text:style-name="T1">BUF</text:span></text:p>
          <text:p text:style-name="P1"><text:span text:style-name="T1">37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0.35cm" svg:y1="53.326cm" svg:x2="72.822cm" svg:y2="45.1cm" draw:start-shape="id20" draw:start-glue-point="0" draw:end-shape="id53" draw:end-glue-point="2" svg:d="M110350 53326l-37528-8226" svg:viewBox="0 0 37529 8227">
          <text:p text:style-name="P1"><text:span text:style-name="T3">s0</text:span></text:p>
        </draw:connector>
        <draw:connector draw:style-name="gr3" draw:text-style-name="P1" draw:layer="layout" draw:type="line" svg:x1="110.35cm" svg:y1="53.326cm" svg:x2="85.322cm" svg:y2="45.2cm" draw:start-shape="id20" draw:start-glue-point="0" draw:end-shape="id54" draw:end-glue-point="2" svg:d="M110350 53326l-25028-8126" svg:viewBox="0 0 25029 8127">
          <text:p/>
        </draw:connector>
        <draw:connector draw:style-name="gr3" draw:text-style-name="P1" draw:layer="layout" draw:type="line" svg:x1="110.35cm" svg:y1="53.326cm" svg:x2="115.915cm" svg:y2="42.704cm" draw:start-shape="id20" draw:start-glue-point="0" draw:end-shape="id55" draw:end-glue-point="2" svg:d="M110350 53326l5565-10622" svg:viewBox="0 0 5566 10623">
          <text:p/>
        </draw:connector>
        <draw:custom-shape draw:style-name="gr1" draw:text-style-name="P2" xml:id="id56" draw:id="id56" draw:layer="layout" svg:width="1cm" svg:height="0.9cm" svg:x="73.422cm" svg:y="44.2cm">
          <text:p text:style-name="P1"><text:span text:style-name="T1">4-MUX</text:span></text:p>
          <text:p text:style-name="P1"><text:span text:style-name="T1">36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cm" svg:height="0.9cm" svg:x="86.122cm" svg:y="44.3cm">
          <text:p text:style-name="P1"><text:span text:style-name="T1">NAND</text:span></text:p>
          <text:p text:style-name="P1"><text:span text:style-name="T1">36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1cm" svg:height="0.9cm" svg:x="116.515cm" svg:y="41.804cm">
          <text:p text:style-name="P1"><text:span text:style-name="T1">BUF</text:span></text:p>
          <text:p text:style-name="P1"><text:span text:style-name="T1">36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2.65cm" svg:y1="53.326cm" svg:x2="73.922cm" svg:y2="45.1cm" draw:start-shape="id21" draw:start-glue-point="0" draw:end-shape="id56" draw:end-glue-point="2" svg:d="M112650 53326l-38728-8226" svg:viewBox="0 0 38729 8227">
          <text:p text:style-name="P1"><text:span text:style-name="T3">s0</text:span></text:p>
        </draw:connector>
        <draw:connector draw:style-name="gr3" draw:text-style-name="P1" draw:layer="layout" draw:type="line" svg:x1="112.65cm" svg:y1="53.326cm" svg:x2="86.622cm" svg:y2="45.2cm" draw:start-shape="id21" draw:start-glue-point="0" draw:end-shape="id57" draw:end-glue-point="2" svg:d="M112650 53326l-26028-8126" svg:viewBox="0 0 26029 8127">
          <text:p/>
        </draw:connector>
        <draw:connector draw:style-name="gr5" draw:text-style-name="P3" draw:layer="layout" draw:type="line" svg:x1="112.65cm" svg:y1="53.326cm" svg:x2="72.822cm" svg:y2="45.1cm" draw:start-shape="id21" draw:start-glue-point="0" draw:end-shape="id53" draw:end-glue-point="2" svg:d="M112650 53326l-39828-8226" svg:viewBox="0 0 39829 8227">
          <text:p text:style-name="P1"><text:span text:style-name="T3">s1</text:span></text:p>
        </draw:connector>
        <draw:connector draw:style-name="gr3" draw:text-style-name="P1" draw:layer="layout" draw:type="line" svg:x1="112.65cm" svg:y1="53.326cm" svg:x2="117.015cm" svg:y2="42.704cm" draw:start-shape="id21" draw:start-glue-point="0" draw:end-shape="id58" draw:end-glue-point="2" svg:d="M112650 53326l4365-10622" svg:viewBox="0 0 4366 10623">
          <text:p/>
        </draw:connector>
        <draw:custom-shape draw:style-name="gr1" draw:text-style-name="P2" xml:id="id59" draw:id="id59" draw:layer="layout" svg:width="1cm" svg:height="0.9cm" svg:x="74.522cm" svg:y="44.2cm">
          <text:p text:style-name="P1"><text:span text:style-name="T1">4-MUX</text:span></text:p>
          <text:p text:style-name="P1"><text:span text:style-name="T1">37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87.422cm" svg:y="44.3cm">
          <text:p text:style-name="P1"><text:span text:style-name="T1">NAND</text:span></text:p>
          <text:p text:style-name="P1"><text:span text:style-name="T1">37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117.615cm" svg:y="41.804cm">
          <text:p text:style-name="P1"><text:span text:style-name="T1">BUF</text:span></text:p>
          <text:p text:style-name="P1"><text:span text:style-name="T1">36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4.95cm" svg:y1="53.326cm" svg:x2="75.022cm" svg:y2="45.1cm" draw:start-shape="id23" draw:start-glue-point="0" draw:end-shape="id59" draw:end-glue-point="2" svg:d="M114950 53326l-39928-8226" svg:viewBox="0 0 39929 8227">
          <text:p text:style-name="P1"><text:span text:style-name="T3">s0</text:span></text:p>
        </draw:connector>
        <draw:connector draw:style-name="gr5" draw:text-style-name="P3" draw:layer="layout" draw:type="line" svg:x1="114.95cm" svg:y1="53.326cm" svg:x2="73.922cm" svg:y2="45.1cm" draw:start-shape="id23" draw:start-glue-point="0" draw:end-shape="id56" draw:end-glue-point="2" svg:d="M114950 53326l-41028-8226" svg:viewBox="0 0 41029 8227">
          <text:p text:style-name="P1"><text:span text:style-name="T3">s1</text:span></text:p>
        </draw:connector>
        <draw:connector draw:style-name="gr3" draw:text-style-name="P1" draw:layer="layout" draw:type="line" svg:x1="114.95cm" svg:y1="53.326cm" svg:x2="87.922cm" svg:y2="45.2cm" draw:start-shape="id23" draw:start-glue-point="0" draw:end-shape="id60" draw:end-glue-point="2" svg:d="M114950 53326l-27028-8126" svg:viewBox="0 0 27029 8127">
          <text:p/>
        </draw:connector>
        <draw:connector draw:style-name="gr3" draw:text-style-name="P1" draw:layer="layout" draw:type="line" svg:x1="114.95cm" svg:y1="53.326cm" svg:x2="118.115cm" svg:y2="42.704cm" draw:start-shape="id23" draw:start-glue-point="0" draw:end-shape="id61" draw:end-glue-point="2" svg:d="M114950 53326l3165-10622" svg:viewBox="0 0 3166 10623">
          <text:p/>
        </draw:connector>
        <draw:custom-shape draw:style-name="gr1" draw:text-style-name="P2" xml:id="id62" draw:id="id62" draw:layer="layout" svg:width="1cm" svg:height="0.9cm" svg:x="75.622cm" svg:y="44.2cm">
          <text:p text:style-name="P1"><text:span text:style-name="T1">IMUX</text:span></text:p>
          <text:p text:style-name="P1"><text:span text:style-name="T1">36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86.322cm" svg:y="22.423cm">
          <text:p text:style-name="P1"><text:span text:style-name="T1">NAND</text:span></text:p>
          <text:p text:style-name="P1"><text:span text:style-name="T1">39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25cm" svg:y1="53.326cm" svg:x2="76.122cm" svg:y2="45.1cm" draw:start-shape="id24" draw:start-glue-point="0" draw:end-shape="id62" draw:end-glue-point="2" svg:d="M117250 53326l-41128-8226" svg:viewBox="0 0 41129 8227">
          <text:p text:style-name="P1"><text:span text:style-name="T3">a</text:span></text:p>
        </draw:connector>
        <draw:connector draw:style-name="gr5" draw:text-style-name="P3" draw:layer="layout" draw:type="line" svg:x1="117.25cm" svg:y1="53.326cm" svg:x2="75.022cm" svg:y2="45.1cm" draw:start-shape="id24" draw:start-glue-point="0" draw:end-shape="id59" draw:end-glue-point="2" svg:d="M117250 53326l-42228-8226" svg:viewBox="0 0 42229 8227">
          <text:p text:style-name="P1"><text:span text:style-name="T3">s1</text:span></text:p>
        </draw:connector>
        <draw:connector draw:style-name="gr3" draw:text-style-name="P1" draw:layer="layout" draw:type="line" svg:x1="117.25cm" svg:y1="53.326cm" svg:x2="86.822cm" svg:y2="23.323cm" draw:start-shape="id24" draw:start-glue-point="0" draw:end-shape="id63" draw:end-glue-point="2" svg:d="M117250 53326l-30428-30003" svg:viewBox="0 0 30429 30004">
          <text:p/>
        </draw:connector>
        <draw:custom-shape draw:style-name="gr1" draw:text-style-name="P2" xml:id="id64" draw:id="id64" draw:layer="layout" svg:width="1cm" svg:height="0.9cm" svg:x="118.715cm" svg:y="41.804cm">
          <text:p text:style-name="P1"><text:span text:style-name="T1">BUF</text:span></text:p>
          <text:p text:style-name="P1"><text:span text:style-name="T1">35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119.215cm" svg:y2="42.704cm" draw:start-shape="id24" draw:start-glue-point="0" draw:end-shape="id64" draw:end-glue-point="2" svg:d="M117250 53326l1965-10622" svg:viewBox="0 0 1966 10623">
          <text:p/>
        </draw:connector>
        <draw:custom-shape draw:style-name="gr1" draw:text-style-name="P2" xml:id="id65" draw:id="id65" draw:layer="layout" svg:width="1cm" svg:height="0.9cm" svg:x="88.722cm" svg:y="44.3cm">
          <text:p text:style-name="P1"><text:span text:style-name="T1">NAND</text:span></text:p>
          <text:p text:style-name="P1"><text:span text:style-name="T1">36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89.222cm" svg:y2="45.2cm" draw:start-shape="id24" draw:start-glue-point="0" draw:end-shape="id65" draw:end-glue-point="2" svg:d="M117250 53326l-28028-8126" svg:viewBox="0 0 28029 8127">
          <text:p/>
        </draw:connector>
        <draw:custom-shape draw:style-name="gr4" draw:text-style-name="P1" xml:id="id66" draw:id="id66" draw:layer="layout" svg:width="30.9cm" svg:height="3.232cm" svg:x="96.3cm" svg:y="58.068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1.806cm"/>
          <draw:glue-point draw:id="15" svg:x="-5cm" svg:y="0cm"/>
          <draw:glue-point draw:id="16" svg:x="-5cm" svg:y="2.834cm"/>
          <draw:glue-point draw:id="17" svg:x="-5cm" svg:y="4.69cm"/>
          <draw:glue-point draw:id="18" svg:x="-4.546cm" svg:y="5.004cm"/>
          <draw:glue-point draw:id="19" svg:x="-4.223cm" svg:y="5.004cm"/>
          <draw:glue-point draw:id="20" svg:x="-3.576cm" svg:y="5.004cm"/>
          <draw:glue-point draw:id="21" svg:x="-3.252cm" svg:y="5.004cm"/>
          <draw:glue-point draw:id="22" svg:x="-2.605cm" svg:y="5.004cm"/>
          <draw:glue-point draw:id="23" svg:x="-2.281cm" svg:y="5.004cm"/>
          <draw:glue-point draw:id="24" svg:x="-1.99cm" svg:y="5.004cm"/>
          <draw:glue-point draw:id="25" svg:x="-1.666cm" svg:y="5cm"/>
          <draw:glue-point draw:id="26" svg:x="-1.343cm" svg:y="5.004cm"/>
          <draw:glue-point draw:id="27" svg:x="-1.019cm" svg:y="5cm"/>
          <draw:glue-point draw:id="28" svg:x="-0.728cm" svg:y="5cm"/>
          <draw:glue-point draw:id="29" svg:x="-0.436cm" svg:y="5cm"/>
          <draw:glue-point draw:id="30" svg:x="-0.145cm" svg:y="5cm"/>
          <draw:glue-point draw:id="31" svg:x="0.177cm" svg:y="5cm"/>
          <draw:glue-point draw:id="32" svg:x="0.76cm" svg:y="5.004cm"/>
          <draw:glue-point draw:id="33" svg:x="1.051cm" svg:y="5.004cm"/>
          <draw:glue-point draw:id="34" svg:x="2.928cm" svg:y="5.004cm"/>
          <draw:glue-point draw:id="35" svg:x="1.699cm" svg:y="5.004cm"/>
          <draw:glue-point draw:id="36" svg:x="2.346cm" svg:y="5.004cm"/>
          <draw:glue-point draw:id="37" svg:x="2.637cm" svg:y="5.004cm"/>
          <draw:glue-point draw:id="38" svg:x="3.22cm" svg:y="5.004cm"/>
          <draw:glue-point draw:id="39" svg:x="3.511cm" svg:y="5.004cm"/>
          <draw:glue-point draw:id="40" svg:x="3.802cm" svg:y="5.004cm"/>
          <draw:glue-point draw:id="41" svg:x="4.126cm" svg:y="5.004cm"/>
          <draw:glue-point draw:id="42" svg:x="4.449cm" svg:y="5.004cm"/>
          <draw:glue-point draw:id="43" svg:x="4.741cm" svg:y="5.004cm"/>
          <draw:glue-point draw:id="44" svg:x="-4.838cm" svg:y="5cm"/>
          <draw:glue-point draw:id="45" svg:x="-3.899cm" svg:y="5.004cm"/>
          <draw:glue-point draw:id="46" svg:x="-2.928cm" svg:y="5.004cm"/>
          <draw:glue-point draw:id="47" svg:x="0.469cm" svg:y="5cm"/>
          <draw:glue-point draw:id="48" svg:x="1.375cm" svg:y="5.004cm"/>
          <draw:glue-point draw:id="49" svg:x="2.022cm" svg:y="5.004cm"/>
          <draw:glue-point draw:id="50" svg:x="-4.838cm" svg:y="-5cm"/>
          <draw:glue-point draw:id="51" svg:x="-2.961cm" svg:y="-5cm"/>
          <draw:glue-point draw:id="52" svg:x="0.995cm" svg:y="-5cm"/>
          <draw:glue-point draw:id="53" svg:x="1.642cm" svg:y="-5.004cm"/>
          <draw:glue-point draw:id="54" svg:x="2.743cm" svg:y="-5cm"/>
          <draw:glue-point draw:id="55" svg:x="4.069cm" svg:y="-5cm"/>
          <draw:glue-point draw:id="56" svg:x="-5cm" svg:y="-4.06cm"/>
          <draw:glue-point draw:id="57" svg:x="-5cm" svg:y="-3.044cm"/>
          <draw:glue-point draw:id="58" svg:x="-5cm" svg:y="0.977cm"/>
          <draw:glue-point draw:id="59" svg:x="-5cm" svg:y="1.905cm"/>
          <draw:glue-point draw:id="60" svg:x="-5cm" svg:y="3.762cm"/>
          <draw:glue-point draw:id="61" svg:x="-5cm" svg:y="-0.878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2.601cm" svg:y1="58.068cm" svg:x2="102.703cm" svg:y2="56.195cm" draw:start-shape="id66" draw:start-glue-point="51" svg:d="M102601 58068l102-1873" svg:viewBox="0 0 103 1874">
          <text:p text:style-name="P1"><text:span text:style-name="T3">out03+19</text:span></text:p>
        </draw:connector>
        <draw:connector draw:style-name="gr5" draw:text-style-name="P3" draw:layer="layout" draw:type="line" svg:x1="104.702cm" svg:y1="58.068cm" svg:x2="104.794cm" svg:y2="56.168cm" draw:start-shape="id66" draw:start-glue-point="7" svg:d="M104702 58068l92-1900" svg:viewBox="0 0 93 1901">
          <text:p text:style-name="P1"><text:span text:style-name="T3">out04+20</text:span></text:p>
        </draw:connector>
        <draw:connector draw:style-name="gr5" draw:text-style-name="P3" draw:layer="layout" draw:type="line" svg:x1="106.603cm" svg:y1="58.068cm" svg:x2="106.646cm" svg:y2="56.142cm" draw:start-shape="id66" draw:start-glue-point="8" svg:d="M106603 58068l43-1926" svg:viewBox="0 0 44 1927">
          <text:p text:style-name="P1"><text:span text:style-name="T3">out05+21</text:span></text:p>
        </draw:connector>
        <draw:connector draw:style-name="gr5" draw:text-style-name="P3" draw:layer="layout" draw:type="line" svg:x1="96.801cm" svg:y1="58.068cm" svg:x2="96.803cm" svg:y2="56.168cm" draw:start-shape="id66" draw:start-glue-point="50" svg:d="M96801 58068l2-1900" svg:viewBox="0 0 3 1901">
          <text:p text:style-name="P1"><text:span text:style-name="T3">out00+16</text:span></text:p>
        </draw:connector>
        <draw:connector draw:style-name="gr5" draw:text-style-name="P3" draw:layer="layout" draw:type="line" svg:x1="98.701cm" svg:y1="58.068cm" svg:x2="98.761cm" svg:y2="56.142cm" draw:start-shape="id66" draw:start-glue-point="5" svg:d="M98701 58068l60-1926" svg:viewBox="0 0 61 1927">
          <text:p text:style-name="P1"><text:span text:style-name="T3">out01+17</text:span></text:p>
        </draw:connector>
        <draw:connector draw:style-name="gr5" draw:text-style-name="P3" draw:layer="layout" draw:type="line" svg:x1="114.824cm" svg:y1="58.068cm" svg:x2="114.821cm" svg:y2="56.221cm" draw:start-shape="id66" draw:start-glue-point="52" svg:d="M114824 58068l-3-1847" svg:viewBox="0 0 4 1848">
          <text:p text:style-name="P1"><text:span text:style-name="T3">out09+25</text:span></text:p>
        </draw:connector>
        <draw:connector draw:style-name="gr5" draw:text-style-name="P3" draw:layer="layout" draw:type="line" svg:x1="112.825cm" svg:y1="58.068cm" svg:x2="112.89cm" svg:y2="56.195cm" draw:start-shape="id66" draw:start-glue-point="11" svg:d="M112825 58068l65-1873" svg:viewBox="0 0 66 1874">
          <text:p text:style-name="P1"><text:span text:style-name="T3">out08+24</text:span></text:p>
        </draw:connector>
        <draw:connector draw:style-name="gr5" draw:text-style-name="P3" draw:layer="layout" draw:type="line" svg:x1="100.701cm" svg:y1="58.068cm" svg:x2="100.745cm" svg:y2="56.142cm" draw:start-shape="id66" draw:start-glue-point="6" svg:d="M100701 58068l44-1926" svg:viewBox="0 0 45 1927">
          <text:p text:style-name="P1"><text:span text:style-name="T3">out02+18</text:span></text:p>
        </draw:connector>
        <draw:connector draw:style-name="gr5" draw:text-style-name="P3" draw:layer="layout" draw:type="line" svg:x1="116.823cm" svg:y1="58.068cm" svg:x2="116.823cm" svg:y2="56.221cm" draw:start-shape="id66" draw:start-glue-point="53" svg:d="M116823 58068v-1847" svg:viewBox="0 0 1 1848">
          <text:p text:style-name="P1"><text:span text:style-name="T3">out10+26</text:span></text:p>
        </draw:connector>
        <draw:connector draw:style-name="gr5" draw:text-style-name="P3" draw:layer="layout" draw:type="line" svg:x1="118.625cm" svg:y1="58.068cm" svg:x2="118.626cm" svg:y2="56.221cm" draw:start-shape="id66" draw:start-glue-point="12" svg:d="M118625 58068l1-1847" svg:viewBox="0 0 2 1848">
          <text:p text:style-name="P1"><text:span text:style-name="T3">out11+27</text:span></text:p>
        </draw:connector>
        <draw:connector draw:style-name="gr5" draw:text-style-name="P3" draw:layer="layout" draw:type="line" svg:x1="108.602cm" svg:y1="58.068cm" svg:x2="108.709cm" svg:y2="56.168cm" draw:start-shape="id66" draw:start-glue-point="9" svg:d="M108602 58068l107-1900" svg:viewBox="0 0 108 1901">
          <text:p text:style-name="P1"><text:span text:style-name="T3">out06+22</text:span></text:p>
        </draw:connector>
        <draw:connector draw:style-name="gr5" draw:text-style-name="P3" draw:layer="layout" draw:type="line" svg:x1="110.502cm" svg:y1="58.068cm" svg:x2="110.561cm" svg:y2="56.195cm" draw:start-shape="id66" draw:start-glue-point="10" svg:d="M110502 58068l59-1873" svg:viewBox="0 0 60 1874">
          <text:p text:style-name="P1"><text:span text:style-name="T3">out07+23</text:span></text:p>
        </draw:connector>
        <draw:connector draw:style-name="gr5" draw:text-style-name="P3" draw:layer="layout" draw:type="line" svg:x1="120.225cm" svg:y1="58.068cm" svg:x2="120.226cm" svg:y2="56.221cm" draw:start-shape="id66" draw:start-glue-point="54" svg:d="M120225 58068l1-1847" svg:viewBox="0 0 2 1848">
          <text:p text:style-name="P1"><text:span text:style-name="T3">out12+28</text:span></text:p>
        </draw:connector>
        <draw:connector draw:style-name="gr5" draw:text-style-name="P3" draw:layer="layout" draw:type="line" svg:x1="122.225cm" svg:y1="58.068cm" svg:x2="122.227cm" svg:y2="56.221cm" draw:start-shape="id66" draw:start-glue-point="4" svg:d="M122225 58068l2-1847" svg:viewBox="0 0 3 1848">
          <text:p text:style-name="P1"><text:span text:style-name="T3">out13+29</text:span></text:p>
        </draw:connector>
        <draw:connector draw:style-name="gr5" draw:text-style-name="P3" draw:layer="layout" draw:type="line" svg:x1="124.323cm" svg:y1="58.068cm" svg:x2="124.326cm" svg:y2="56.221cm" draw:start-shape="id66" draw:start-glue-point="55" svg:d="M124323 58068l3-1847" svg:viewBox="0 0 4 1848">
          <text:p text:style-name="P1"><text:span text:style-name="T3">out14+30</text:span></text:p>
        </draw:connector>
        <draw:connector draw:style-name="gr5" draw:text-style-name="P3" draw:layer="layout" draw:type="line" svg:x1="126.424cm" svg:y1="58.068cm" svg:x2="126.429cm" svg:y2="56.221cm" draw:start-shape="id66" draw:start-glue-point="13" svg:d="M126424 58068l5-1847" svg:viewBox="0 0 6 1848">
          <text:p text:style-name="P1"><text:span text:style-name="T3">out15+31</text:span></text:p>
        </draw:connector>
        <draw:connector draw:style-name="gr5" draw:text-style-name="P3" draw:layer="layout" draw:type="line" svg:x1="97.401cm" svg:y1="13.042cm" svg:x2="97.34cm" svg:y2="11.377cm" draw:start-shape="id67" draw:start-glue-point="6" svg:d="M97401 13042l-61-1665" svg:viewBox="0 0 62 1666">
          <text:p text:style-name="P1"><text:span text:style-name="T3">out00</text:span></text:p>
        </draw:connector>
        <draw:connector draw:style-name="gr5" draw:text-style-name="P3" draw:layer="layout" draw:type="line" svg:x1="112.398cm" svg:y1="13.042cm" svg:x2="112.395cm" svg:y2="11.43cm" draw:start-shape="id67" draw:start-glue-point="17" svg:d="M112398 13042l-3-1612" svg:viewBox="0 0 4 1613">
          <text:p text:style-name="P1"><text:span text:style-name="T3">out12</text:span></text:p>
        </draw:connector>
        <draw:connector draw:style-name="gr5" draw:text-style-name="P3" draw:layer="layout" draw:type="line" svg:x1="98.501cm" svg:y1="13.042cm" svg:x2="98.345cm" svg:y2="11.377cm" draw:start-shape="id67" draw:start-glue-point="7" svg:d="M98501 13042l-156-1665" svg:viewBox="0 0 157 1666">
          <text:p text:style-name="P1"><text:span text:style-name="T3">out01</text:span></text:p>
        </draw:connector>
        <draw:connector draw:style-name="gr5" draw:text-style-name="P3" draw:layer="layout" draw:type="line" svg:x1="113.897cm" svg:y1="13.042cm" svg:x2="113.877cm" svg:y2="11.377cm" draw:start-shape="id67" draw:start-glue-point="18" svg:d="M113897 13042l-20-1665" svg:viewBox="0 0 21 1666">
          <text:p text:style-name="P1"><text:span text:style-name="T3">out13</text:span></text:p>
        </draw:connector>
        <draw:connector draw:style-name="gr5" draw:text-style-name="P3" draw:layer="layout" draw:type="line" svg:x1="99.801cm" svg:y1="13.042cm" svg:x2="99.695cm" svg:y2="11.404cm" draw:start-shape="id67" draw:start-glue-point="8" svg:d="M99801 13042l-106-1638" svg:viewBox="0 0 107 1639">
          <text:p text:style-name="P1"><text:span text:style-name="T3">out02</text:span></text:p>
        </draw:connector>
        <draw:connector draw:style-name="gr5" draw:text-style-name="P3" draw:layer="layout" draw:type="line" svg:x1="115.099cm" svg:y1="13.042cm" svg:x2="115.147cm" svg:y2="11.43cm" draw:start-shape="id67" draw:start-glue-point="19" svg:d="M115099 13042l48-1612" svg:viewBox="0 0 49 1613">
          <text:p text:style-name="P1"><text:span text:style-name="T3">out14</text:span></text:p>
        </draw:connector>
        <draw:custom-shape draw:style-name="gr1" draw:text-style-name="P2" xml:id="id68" draw:id="id68" draw:layer="layout" svg:width="1cm" svg:height="0.9cm" svg:x="71.699cm" svg:y="63.143cm">
          <text:p text:style-name="P1"><text:span text:style-name="T1">NOT</text:span></text:p>
          <text:p text:style-name="P1"><text:span text:style-name="T1">34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73cm" svg:y1="65.029cm" svg:x2="72.199cm" svg:y2="64.043cm" draw:start-shape="id10" draw:start-glue-point="0" draw:end-shape="id68" draw:end-glue-point="2" svg:d="M72173 65029l26-986" svg:viewBox="0 0 27 987">
          <text:p/>
        </draw:connector>
        <draw:custom-shape draw:style-name="gr1" draw:text-style-name="P2" xml:id="id69" draw:id="id69" draw:layer="layout" svg:width="1cm" svg:height="0.9cm" svg:x="76.1cm" svg:y="63.143cm">
          <text:p text:style-name="P1"><text:span text:style-name="T1">NOT</text:span></text:p>
          <text:p text:style-name="P1"><text:span text:style-name="T1">38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4cm" svg:y1="65.029cm" svg:x2="76.6cm" svg:y2="64.043cm" draw:start-shape="id11" draw:start-glue-point="0" draw:end-shape="id69" draw:end-glue-point="2" svg:d="M76574 65029l26-986" svg:viewBox="0 0 27 987">
          <text:p/>
        </draw:connector>
        <draw:custom-shape draw:style-name="gr1" draw:text-style-name="P2" xml:id="id70" draw:id="id70" draw:layer="layout" svg:width="1cm" svg:height="0.9cm" svg:x="78.3cm" svg:y="63.143cm">
          <text:p text:style-name="P1"><text:span text:style-name="T1">NOT</text:span></text:p>
          <text:p text:style-name="P1"><text:span text:style-name="T1">38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4cm" svg:y1="65.029cm" svg:x2="78.8cm" svg:y2="64.043cm" draw:start-shape="id15" draw:start-glue-point="0" draw:end-shape="id70" draw:end-glue-point="2" svg:d="M78774 65029l26-986" svg:viewBox="0 0 27 987">
          <text:p/>
        </draw:connector>
        <draw:custom-shape draw:style-name="gr1" draw:text-style-name="P2" xml:id="id71" draw:id="id71" draw:layer="layout" svg:width="1cm" svg:height="0.9cm" svg:x="80.526cm" svg:y="63.143cm">
          <text:p text:style-name="P1"><text:span text:style-name="T1">NOT</text:span></text:p>
          <text:p text:style-name="P1"><text:span text:style-name="T1">3510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cm" svg:y1="65.029cm" svg:x2="81.026cm" svg:y2="64.043cm" draw:start-shape="id16" draw:start-glue-point="0" draw:end-shape="id71" draw:end-glue-point="2" svg:d="M81000 65029l26-986" svg:viewBox="0 0 27 987">
          <text:p/>
        </draw:connector>
        <draw:custom-shape draw:style-name="gr1" draw:text-style-name="P2" xml:id="id72" draw:id="id72" draw:layer="layout" svg:width="1cm" svg:height="0.9cm" svg:x="82.726cm" svg:y="63.143cm">
          <text:p text:style-name="P1"><text:span text:style-name="T1">NOT</text:span></text:p>
          <text:p text:style-name="P1"><text:span text:style-name="T1">39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cm" svg:y1="65.029cm" svg:x2="83.226cm" svg:y2="64.043cm" draw:start-shape="id17" draw:start-glue-point="0" draw:end-shape="id72" draw:end-glue-point="2" svg:d="M83200 65029l26-986" svg:viewBox="0 0 27 987">
          <text:p/>
        </draw:connector>
        <draw:custom-shape draw:style-name="gr1" draw:text-style-name="P2" xml:id="id73" draw:id="id73" draw:layer="layout" svg:width="1cm" svg:height="0.9cm" svg:x="84.926cm" svg:y="63.143cm">
          <text:p text:style-name="P1"><text:span text:style-name="T1">NOT</text:span></text:p>
          <text:p text:style-name="P1"><text:span text:style-name="T1">34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cm" svg:y1="65.029cm" svg:x2="85.426cm" svg:y2="64.043cm" draw:start-shape="id18" draw:start-glue-point="0" draw:end-shape="id73" draw:end-glue-point="2" svg:d="M85400 65029l26-986" svg:viewBox="0 0 27 987">
          <text:p/>
        </draw:connector>
        <draw:custom-shape draw:style-name="gr1" draw:text-style-name="P2" xml:id="id74" draw:id="id74" draw:layer="layout" svg:width="1cm" svg:height="0.9cm" svg:x="87.126cm" svg:y="63.143cm">
          <text:p text:style-name="P1"><text:span text:style-name="T1">NOT</text:span></text:p>
          <text:p text:style-name="P1"><text:span text:style-name="T1">37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cm" svg:y1="65.029cm" svg:x2="87.626cm" svg:y2="64.043cm" draw:start-shape="id19" draw:start-glue-point="0" draw:end-shape="id74" draw:end-glue-point="2" svg:d="M87600 65029l26-986" svg:viewBox="0 0 27 987">
          <text:p/>
        </draw:connector>
        <draw:custom-shape draw:style-name="gr1" draw:text-style-name="P2" xml:id="id75" draw:id="id75" draw:layer="layout" svg:width="1cm" svg:height="0.9cm" svg:x="89.326cm" svg:y="63.143cm">
          <text:p text:style-name="P1"><text:span text:style-name="T1">NOT</text:span></text:p>
          <text:p text:style-name="P1"><text:span text:style-name="T1">34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65.029cm" svg:x2="89.826cm" svg:y2="64.043cm" draw:start-shape="id22" draw:start-glue-point="0" draw:end-shape="id75" draw:end-glue-point="2" svg:d="M89800 65029l26-986" svg:viewBox="0 0 27 987">
          <text:p/>
        </draw:connector>
        <draw:connector draw:style-name="gr5" draw:text-style-name="P3" draw:layer="layout" draw:type="line" svg:x1="101.003cm" svg:y1="13.042cm" svg:x2="100.859cm" svg:y2="11.43cm" draw:start-shape="id67" draw:start-glue-point="9" svg:d="M101003 13042l-144-1612" svg:viewBox="0 0 145 1613">
          <text:p text:style-name="P1"><text:span text:style-name="T3">out03</text:span></text:p>
        </draw:connector>
        <draw:connector draw:style-name="gr5" draw:text-style-name="P3" draw:layer="layout" draw:type="line" svg:x1="116.397cm" svg:y1="13.042cm" svg:x2="116.391cm" svg:y2="11.377cm" draw:start-shape="id67" draw:start-glue-point="20" svg:d="M116397 13042l-6-1665" svg:viewBox="0 0 7 1666">
          <text:p text:style-name="P1"><text:span text:style-name="T3">out15</text:span></text:p>
        </draw:connector>
        <draw:connector draw:style-name="gr5" draw:text-style-name="P3" draw:layer="layout" draw:type="line" svg:x1="102.403cm" svg:y1="13.042cm" svg:x2="102.261cm" svg:y2="11.351cm" draw:start-shape="id67" draw:start-glue-point="10" svg:d="M102403 13042l-142-1691" svg:viewBox="0 0 143 1692">
          <text:p text:style-name="P1"><text:span text:style-name="T3">out04</text:span></text:p>
        </draw:connector>
        <draw:connector draw:style-name="gr5" draw:text-style-name="P3" draw:layer="layout" draw:type="line" svg:x1="117.797cm" svg:y1="13.042cm" svg:x2="117.793cm" svg:y2="11.43cm" draw:start-shape="id67" draw:start-glue-point="21" svg:d="M117797 13042l-4-1612" svg:viewBox="0 0 5 1613">
          <text:p text:style-name="P1"><text:span text:style-name="T3">out16</text:span></text:p>
        </draw:connector>
        <draw:custom-shape draw:style-name="gr1" draw:text-style-name="P2" xml:id="id76" draw:id="id76" draw:layer="layout" svg:width="1cm" svg:height="0.9cm" svg:x="32.697cm" svg:y="19.519cm">
          <text:p text:style-name="P1"><text:span text:style-name="T1">NOT</text:span></text:p>
          <text:p text:style-name="P1"><text:span text:style-name="T1">44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71cm" svg:y1="20.905cm" svg:x2="33.197cm" svg:y2="20.419cm" draw:start-shape="id25" draw:start-glue-point="0" draw:end-shape="id76" draw:end-glue-point="2" svg:d="M33171 20905l26-486" svg:viewBox="0 0 27 487">
          <text:p/>
        </draw:connector>
        <draw:custom-shape draw:style-name="gr1" draw:text-style-name="P2" xml:id="id77" draw:id="id77" draw:layer="layout" svg:width="1cm" svg:height="0.9cm" svg:x="34.897cm" svg:y="19.505cm">
          <text:p text:style-name="P1"><text:span text:style-name="T1">NOT</text:span></text:p>
          <text:p text:style-name="P1"><text:span text:style-name="T1">44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71cm" svg:y1="20.905cm" svg:x2="35.397cm" svg:y2="20.405cm" draw:start-shape="id29" draw:start-glue-point="0" draw:end-shape="id77" draw:end-glue-point="2" svg:d="M35371 20905l26-500" svg:viewBox="0 0 27 501">
          <text:p/>
        </draw:connector>
        <draw:custom-shape draw:style-name="gr1" draw:text-style-name="P2" xml:id="id78" draw:id="id78" draw:layer="layout" svg:width="1cm" svg:height="0.9cm" svg:x="37.1cm" svg:y="19.462cm">
          <text:p text:style-name="P1"><text:span text:style-name="T1">NOT</text:span></text:p>
          <text:p text:style-name="P1"><text:span text:style-name="T1">42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542cm" svg:y1="20.905cm" svg:x2="37.6cm" svg:y2="20.362cm" draw:start-shape="id30" draw:start-glue-point="0" draw:end-shape="id78" draw:end-glue-point="2" svg:d="M37542 20905l58-543" svg:viewBox="0 0 59 544">
          <text:p/>
        </draw:connector>
        <draw:custom-shape draw:style-name="gr1" draw:text-style-name="P2" xml:id="id79" draw:id="id79" draw:layer="layout" svg:width="1cm" svg:height="0.9cm" svg:x="39.297cm" svg:y="19.464cm">
          <text:p text:style-name="P1"><text:span text:style-name="T1">NOT</text:span></text:p>
          <text:p text:style-name="P1"><text:span text:style-name="T1">42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71cm" svg:y1="20.905cm" svg:x2="39.797cm" svg:y2="20.364cm" draw:start-shape="id31" draw:start-glue-point="0" draw:end-shape="id79" draw:end-glue-point="2" svg:d="M39771 20905l26-541" svg:viewBox="0 0 27 542">
          <text:p/>
        </draw:connector>
        <draw:custom-shape draw:style-name="gr1" draw:text-style-name="P2" xml:id="id80" draw:id="id80" draw:layer="layout" svg:width="1cm" svg:height="0.9cm" svg:x="41.497cm" svg:y="19.464cm">
          <text:p text:style-name="P1"><text:span text:style-name="T1">NOT</text:span></text:p>
          <text:p text:style-name="P1"><text:span text:style-name="T1">43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1.997cm" svg:y1="20.903cm" svg:x2="41.997cm" svg:y2="20.364cm" draw:start-shape="id32" draw:start-glue-point="0" draw:end-shape="id80" draw:end-glue-point="2" svg:d="M41997 20903v-539" svg:viewBox="0 0 1 540">
          <text:p/>
        </draw:connector>
        <draw:custom-shape draw:style-name="gr1" draw:text-style-name="P2" xml:id="id81" draw:id="id81" draw:layer="layout" svg:width="1cm" svg:height="0.9cm" svg:x="43.697cm" svg:y="19.464cm">
          <text:p text:style-name="P1"><text:span text:style-name="T1">NOT</text:span></text:p>
          <text:p text:style-name="P1"><text:span text:style-name="T1">41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197cm" svg:y1="20.905cm" svg:x2="44.197cm" svg:y2="20.364cm" draw:start-shape="id33" draw:end-shape="id81" draw:end-glue-point="2" svg:d="M44197 20905v-541" svg:viewBox="0 0 1 542">
          <text:p/>
        </draw:connector>
        <draw:connector draw:style-name="gr5" draw:text-style-name="P3" draw:layer="layout" draw:type="line" svg:x1="103.602cm" svg:y1="13.042cm" svg:x2="103.425cm" svg:y2="11.324cm" draw:start-shape="id67" draw:start-glue-point="11" svg:d="M103602 13042l-177-1718" svg:viewBox="0 0 178 1719">
          <text:p text:style-name="P1"><text:span text:style-name="T3">out05</text:span></text:p>
        </draw:connector>
        <draw:connector draw:style-name="gr5" draw:text-style-name="P3" draw:layer="layout" draw:type="line" svg:x1="118.897cm" svg:y1="13.042cm" svg:x2="118.878cm" svg:y2="11.351cm" draw:start-shape="id67" draw:start-glue-point="22" svg:d="M118897 13042l-19-1691" svg:viewBox="0 0 20 1692">
          <text:p text:style-name="P1"><text:span text:style-name="T3">out17</text:span></text:p>
        </draw:connector>
        <draw:connector draw:style-name="gr5" draw:text-style-name="P3" draw:layer="layout" draw:type="line" svg:x1="104.702cm" svg:y1="13.042cm" svg:x2="104.616cm" svg:y2="11.351cm" draw:start-shape="id67" draw:start-glue-point="4" svg:d="M104702 13042l-86-1691" svg:viewBox="0 0 87 1692">
          <text:p text:style-name="P1"><text:span text:style-name="T3">out06</text:span></text:p>
        </draw:connector>
        <draw:connector draw:style-name="gr5" draw:text-style-name="P3" draw:layer="layout" draw:type="line" svg:x1="120.198cm" svg:y1="13.042cm" svg:x2="120.174cm" svg:y2="11.404cm" draw:start-shape="id67" draw:start-glue-point="23" svg:d="M120198 13042l-24-1638" svg:viewBox="0 0 25 1639">
          <text:p text:style-name="P1"><text:span text:style-name="T3">out18</text:span></text:p>
        </draw:connector>
        <draw:connector draw:style-name="gr5" draw:text-style-name="P3" draw:layer="layout" draw:type="line" svg:x1="105.901cm" svg:y1="13.042cm" svg:x2="105.754cm" svg:y2="11.377cm" draw:start-shape="id67" draw:start-glue-point="12" svg:d="M105901 13042l-147-1665" svg:viewBox="0 0 148 1666">
          <text:p text:style-name="P1"><text:span text:style-name="T3">out07</text:span></text:p>
        </draw:connector>
        <draw:connector draw:style-name="gr5" draw:text-style-name="P3" draw:layer="layout" draw:type="line" svg:x1="121.298cm" svg:y1="13.042cm" svg:x2="121.259cm" svg:y2="11.43cm" draw:start-shape="id67" draw:start-glue-point="5" svg:d="M121298 13042l-39-1612" svg:viewBox="0 0 40 1613">
          <text:p text:style-name="P1"><text:span text:style-name="T3">out19</text:span></text:p>
        </draw:connector>
        <draw:connector draw:style-name="gr5" draw:text-style-name="P3" draw:layer="layout" draw:type="line" svg:x1="107.202cm" svg:y1="13.042cm" svg:x2="107.103cm" svg:y2="11.377cm" draw:start-shape="id67" draw:start-glue-point="13" svg:d="M107202 13042l-99-1665" svg:viewBox="0 0 100 1666">
          <text:p text:style-name="P1"><text:span text:style-name="T3">out08</text:span></text:p>
        </draw:connector>
        <draw:connector draw:style-name="gr5" draw:text-style-name="P3" draw:layer="layout" draw:type="line" svg:x1="122.497cm" svg:y1="13.042cm" svg:x2="122.502cm" svg:y2="11.43cm" draw:start-shape="id67" draw:start-glue-point="24" svg:d="M122497 13042l5-1612" svg:viewBox="0 0 6 1613">
          <text:p text:style-name="P1"><text:span text:style-name="T3">out20</text:span></text:p>
        </draw:connector>
        <draw:connector draw:style-name="gr5" draw:text-style-name="P3" draw:layer="layout" draw:type="line" svg:x1="108.503cm" svg:y1="13.042cm" svg:x2="108.452cm" svg:y2="11.404cm" draw:start-shape="id67" draw:start-glue-point="14" svg:d="M108503 13042l-51-1638" svg:viewBox="0 0 52 1639">
          <text:p text:style-name="P1"><text:span text:style-name="T3">out09</text:span></text:p>
        </draw:connector>
        <draw:connector draw:style-name="gr5" draw:text-style-name="P3" draw:layer="layout" draw:type="line" svg:x1="123.699cm" svg:y1="13.042cm" svg:x2="123.799cm" svg:y2="11.457cm" draw:start-shape="id67" draw:start-glue-point="25" svg:d="M123699 13042l100-1585" svg:viewBox="0 0 101 1586">
          <text:p text:style-name="P1"><text:span text:style-name="T3">out21</text:span></text:p>
        </draw:connector>
        <draw:connector draw:style-name="gr5" draw:text-style-name="P3" draw:layer="layout" draw:type="line" svg:x1="109.702cm" svg:y1="13.042cm" svg:x2="109.59cm" svg:y2="11.404cm" draw:start-shape="id67" draw:start-glue-point="15" svg:d="M109702 13042l-112-1638" svg:viewBox="0 0 113 1639">
          <text:p text:style-name="P1"><text:span text:style-name="T3">out10</text:span></text:p>
        </draw:connector>
        <draw:connector draw:style-name="gr5" draw:text-style-name="P3" draw:layer="layout" draw:type="line" svg:x1="124.897cm" svg:y1="13.042cm" svg:x2="124.884cm" svg:y2="11.404cm" draw:start-shape="id67" draw:start-glue-point="26" svg:d="M124897 13042l-13-1638" svg:viewBox="0 0 14 1639">
          <text:p text:style-name="P1"><text:span text:style-name="T3">out22</text:span></text:p>
        </draw:connector>
        <draw:connector draw:style-name="gr5" draw:text-style-name="P3" draw:layer="layout" draw:type="line" svg:x1="111.102cm" svg:y1="13.042cm" svg:x2="110.966cm" svg:y2="11.43cm" draw:start-shape="id67" draw:start-glue-point="16" svg:d="M111102 13042l-136-1612" svg:viewBox="0 0 137 1613">
          <text:p text:style-name="P1"><text:span text:style-name="T3">out11</text:span></text:p>
        </draw:connector>
        <draw:connector draw:style-name="gr5" draw:text-style-name="P3" draw:layer="layout" draw:type="line" svg:x1="126.099cm" svg:y1="13.042cm" svg:x2="126.074cm" svg:y2="11.43cm" draw:start-shape="id67" draw:start-glue-point="27" svg:d="M126099 13042l-25-1612" svg:viewBox="0 0 26 1613">
          <text:p text:style-name="P1"><text:span text:style-name="T3">out23</text:span></text:p>
        </draw:connector>
        <draw:custom-shape draw:style-name="gr1" draw:text-style-name="P2" xml:id="id82" draw:id="id82" draw:layer="layout" svg:width="1cm" svg:height="0.9cm" svg:x="105.3cm" svg:y="18.342cm">
          <text:p text:style-name="P1"><text:span text:style-name="T1">BUF</text:span></text:p>
          <text:p text:style-name="P1"><text:span text:style-name="T1">381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8cm" svg:y1="18.342cm" svg:x2="97.401cm" svg:y2="15.442cm" draw:start-shape="id82" draw:start-glue-point="0" draw:end-shape="id67" draw:end-glue-point="33" svg:d="M105800 18342l-8399-2900" svg:viewBox="0 0 8400 2901">
          <text:p text:style-name="P1"><text:span text:style-name="T3">in00</text:span></text:p>
        </draw:connector>
        <draw:connector draw:style-name="gr5" draw:text-style-name="P3" draw:layer="layout" draw:type="line" svg:x1="105.8cm" svg:y1="18.342cm" svg:x2="112.469cm" svg:y2="15.44cm" draw:start-shape="id82" draw:start-glue-point="0" draw:end-shape="id67" draw:end-glue-point="46" svg:d="M105800 18342l6669-2902" svg:viewBox="0 0 6670 2903">
          <text:p text:style-name="P1"><text:span text:style-name="T3">in12</text:span></text:p>
        </draw:connector>
        <draw:custom-shape draw:style-name="gr1" draw:text-style-name="P2" xml:id="id83" draw:id="id83" draw:layer="layout" svg:width="1cm" svg:height="0.9cm" svg:x="106.4cm" svg:y="18.342cm">
          <text:p text:style-name="P1"><text:span text:style-name="T1">BUF</text:span></text:p>
          <text:p text:style-name="P1"><text:span text:style-name="T1">381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6.9cm" svg:y1="18.342cm" svg:x2="98.575cm" svg:y2="15.44cm" draw:start-shape="id83" draw:start-glue-point="0" draw:end-shape="id67" draw:end-glue-point="34" svg:d="M106900 18342l-8325-2902" svg:viewBox="0 0 8326 2903">
          <text:p text:style-name="P1"><text:span text:style-name="T3">in01</text:span></text:p>
        </draw:connector>
        <draw:connector draw:style-name="gr5" draw:text-style-name="P3" draw:layer="layout" draw:type="line" svg:x1="106.9cm" svg:y1="18.342cm" svg:x2="113.872cm" svg:y2="15.442cm" draw:start-shape="id83" draw:start-glue-point="0" draw:end-shape="id67" draw:end-glue-point="47" svg:d="M106900 18342l6972-2900" svg:viewBox="0 0 6973 2901">
          <text:p text:style-name="P1"><text:span text:style-name="T3">in13</text:span></text:p>
        </draw:connector>
        <draw:custom-shape draw:style-name="gr1" draw:text-style-name="P2" xml:id="id84" draw:id="id84" draw:layer="layout" svg:width="1cm" svg:height="0.9cm" svg:x="107.5cm" svg:y="18.342cm">
          <text:p text:style-name="P1"><text:span text:style-name="T1">BUF</text:span></text:p>
          <text:p text:style-name="P1"><text:span text:style-name="T1">4216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8cm" svg:y1="18.342cm" svg:x2="99.774cm" svg:y2="15.44cm" draw:start-shape="id84" draw:start-glue-point="0" draw:end-shape="id67" draw:end-glue-point="35" svg:d="M108000 18342l-8226-2902" svg:viewBox="0 0 8227 2903">
          <text:p text:style-name="P1"><text:span text:style-name="T3">in02</text:span></text:p>
        </draw:connector>
        <draw:connector draw:style-name="gr5" draw:text-style-name="P3" draw:layer="layout" draw:type="line" svg:x1="108cm" svg:y1="18.342cm" svg:x2="115.17cm" svg:y2="15.442cm" draw:start-shape="id84" draw:start-glue-point="0" draw:end-shape="id67" draw:end-glue-point="48" svg:d="M108000 18342l7170-2900" svg:viewBox="0 0 7171 2901">
          <text:p text:style-name="P1"><text:span text:style-name="T3">in14</text:span></text:p>
        </draw:connector>
        <draw:custom-shape draw:style-name="gr1" draw:text-style-name="P2" xml:id="id85" draw:id="id85" draw:layer="layout" svg:width="1cm" svg:height="0.9cm" svg:x="108.6cm" svg:y="18.342cm">
          <text:p text:style-name="P1"><text:span text:style-name="T1">BUF</text:span></text:p>
          <text:p text:style-name="P1"><text:span text:style-name="T1">38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9.1cm" svg:y1="18.342cm" svg:x2="101.075cm" svg:y2="15.44cm" draw:start-shape="id85" draw:start-glue-point="0" draw:end-shape="id67" draw:end-glue-point="36" svg:d="M109100 18342l-8025-2902" svg:viewBox="0 0 8026 2903">
          <text:p text:style-name="P1"><text:span text:style-name="T3">in03</text:span></text:p>
        </draw:connector>
        <draw:connector draw:style-name="gr5" draw:text-style-name="P3" draw:layer="layout" draw:type="line" svg:x1="109.1cm" svg:y1="18.342cm" svg:x2="116.471cm" svg:y2="15.44cm" draw:start-shape="id85" draw:start-glue-point="0" draw:end-shape="id67" draw:end-glue-point="49" svg:d="M109100 18342l7371-2902" svg:viewBox="0 0 7372 2903">
          <text:p text:style-name="P1"><text:span text:style-name="T3">in15</text:span></text:p>
        </draw:connector>
        <draw:custom-shape draw:style-name="gr1" draw:text-style-name="P2" xml:id="id86" draw:id="id86" draw:layer="layout" svg:width="1cm" svg:height="0.9cm" svg:x="109.7cm" svg:y="18.342cm">
          <text:p text:style-name="P1"><text:span text:style-name="T1">BUF</text:span></text:p>
          <text:p text:style-name="P1"><text:span text:style-name="T1">37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0.2cm" svg:y1="18.342cm" svg:x2="102.375cm" svg:y2="15.442cm" draw:start-shape="id86" draw:start-glue-point="0" draw:end-shape="id67" draw:end-glue-point="37" svg:d="M110200 18342l-7825-2900" svg:viewBox="0 0 7826 2901">
          <text:p text:style-name="P1"><text:span text:style-name="T3">in04</text:span></text:p>
        </draw:connector>
        <draw:connector draw:style-name="gr5" draw:text-style-name="P3" draw:layer="layout" draw:type="line" svg:x1="110.2cm" svg:y1="18.342cm" svg:x2="117.772cm" svg:y2="15.442cm" draw:start-shape="id86" draw:start-glue-point="0" draw:end-shape="id67" draw:end-glue-point="50" svg:d="M110200 18342l7572-2900" svg:viewBox="0 0 7573 2901">
          <text:p text:style-name="P1"><text:span text:style-name="T3">in16</text:span></text:p>
        </draw:connector>
        <draw:custom-shape draw:style-name="gr1" draw:text-style-name="P2" xml:id="id87" draw:id="id87" draw:layer="layout" svg:width="1cm" svg:height="0.9cm" svg:x="110.8cm" svg:y="18.342cm">
          <text:p text:style-name="P1"><text:span text:style-name="T1">BUF</text:span></text:p>
          <text:p text:style-name="P1"><text:span text:style-name="T1">3614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1.3cm" svg:y1="18.342cm" svg:x2="103.574cm" svg:y2="15.442cm" draw:start-shape="id87" draw:start-glue-point="0" draw:end-shape="id67" draw:end-glue-point="38" svg:d="M111300 18342l-7726-2900" svg:viewBox="0 0 7727 2901">
          <text:p text:style-name="P1"><text:span text:style-name="T3">in05</text:span></text:p>
        </draw:connector>
        <draw:connector draw:style-name="gr5" draw:text-style-name="P3" draw:layer="layout" draw:type="line" svg:x1="111.3cm" svg:y1="18.342cm" svg:x2="118.971cm" svg:y2="15.442cm" draw:start-shape="id87" draw:start-glue-point="0" draw:end-shape="id67" draw:end-glue-point="51" svg:d="M111300 18342l7671-2900" svg:viewBox="0 0 7672 2901">
          <text:p text:style-name="P1"><text:span text:style-name="T3">in17</text:span></text:p>
        </draw:connector>
        <draw:custom-shape draw:style-name="gr1" draw:text-style-name="P2" xml:id="id88" draw:id="id88" draw:layer="layout" svg:width="1cm" svg:height="0.9cm" svg:x="111.9cm" svg:y="18.342cm">
          <text:p text:style-name="P1"><text:span text:style-name="T1">BUF</text:span></text:p>
          <text:p text:style-name="P1"><text:span text:style-name="T1">4117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2.4cm" svg:y1="18.342cm" svg:x2="104.674cm" svg:y2="15.44cm" draw:start-shape="id88" draw:start-glue-point="0" draw:end-shape="id67" draw:end-glue-point="40" svg:d="M112400 18342l-7726-2902" svg:viewBox="0 0 7727 2903">
          <text:p text:style-name="P1"><text:span text:style-name="T3">in06</text:span></text:p>
        </draw:connector>
        <draw:connector draw:style-name="gr5" draw:text-style-name="P3" draw:layer="layout" draw:type="line" svg:x1="112.4cm" svg:y1="18.342cm" svg:x2="120.198cm" svg:y2="15.442cm" draw:start-shape="id88" draw:start-glue-point="0" draw:end-shape="id67" draw:end-glue-point="52" svg:d="M112400 18342l7798-2900" svg:viewBox="0 0 7799 2901">
          <text:p text:style-name="P1"><text:span text:style-name="T3">in18</text:span></text:p>
        </draw:connector>
        <draw:custom-shape draw:style-name="gr1" draw:text-style-name="P2" xml:id="id89" draw:id="id89" draw:layer="layout" svg:width="1cm" svg:height="0.9cm" svg:x="113cm" svg:y="18.342cm">
          <text:p text:style-name="P1"><text:span text:style-name="T1">BUF</text:span></text:p>
          <text:p text:style-name="P1"><text:span text:style-name="T1">351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3.5cm" svg:y1="18.342cm" svg:x2="105.975cm" svg:y2="15.442cm" draw:start-shape="id89" draw:start-glue-point="0" draw:end-shape="id67" draw:end-glue-point="39" svg:d="M113500 18342l-7525-2900" svg:viewBox="0 0 7526 2901">
          <text:p text:style-name="P1"><text:span text:style-name="T3">in07</text:span></text:p>
        </draw:connector>
        <draw:connector draw:style-name="gr5" draw:text-style-name="P3" draw:layer="layout" draw:type="line" svg:x1="113.5cm" svg:y1="18.342cm" svg:x2="121.298cm" svg:y2="15.442cm" draw:start-shape="id89" draw:start-glue-point="0" draw:end-shape="id67" draw:end-glue-point="53" svg:d="M113500 18342l7798-2900" svg:viewBox="0 0 7799 2901">
          <text:p text:style-name="P1"><text:span text:style-name="T3">in19</text:span></text:p>
        </draw:connector>
        <draw:custom-shape draw:style-name="gr1" draw:text-style-name="P2" xml:id="id90" draw:id="id90" draw:layer="layout" svg:width="1cm" svg:height="0.9cm" svg:x="114.1cm" svg:y="18.342cm">
          <text:p text:style-name="P1"><text:span text:style-name="T1">BUF</text:span></text:p>
          <text:p text:style-name="P1"><text:span text:style-name="T1">40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4.6cm" svg:y1="18.342cm" svg:x2="107.276cm" svg:y2="15.442cm" draw:start-shape="id90" draw:start-glue-point="0" draw:end-shape="id67" draw:end-glue-point="41" svg:d="M114600 18342l-7324-2900" svg:viewBox="0 0 7325 2901">
          <text:p text:style-name="P1"><text:span text:style-name="T3">in08</text:span></text:p>
        </draw:connector>
        <draw:connector draw:style-name="gr5" draw:text-style-name="P3" draw:layer="layout" draw:type="line" svg:x1="114.6cm" svg:y1="18.342cm" svg:x2="122.497cm" svg:y2="15.442cm" draw:start-shape="id90" draw:start-glue-point="0" draw:end-shape="id67" draw:end-glue-point="54" svg:d="M114600 18342l7897-2900" svg:viewBox="0 0 7898 2901">
          <text:p text:style-name="P1"><text:span text:style-name="T3">in20</text:span></text:p>
        </draw:connector>
        <draw:custom-shape draw:style-name="gr1" draw:text-style-name="P2" xml:id="id91" draw:id="id91" draw:layer="layout" svg:width="1cm" svg:height="0.9cm" svg:x="115.2cm" svg:y="18.342cm">
          <text:p text:style-name="P1"><text:span text:style-name="T1">BUF</text:span></text:p>
          <text:p text:style-name="P1"><text:span text:style-name="T1">4216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5.7cm" svg:y1="18.342cm" svg:x2="123.699cm" svg:y2="15.442cm" draw:start-shape="id91" draw:start-glue-point="0" draw:end-shape="id67" draw:end-glue-point="55" svg:d="M115700 18342l7999-2900" svg:viewBox="0 0 8000 2901">
          <text:p text:style-name="P1"><text:span text:style-name="T3">in21</text:span></text:p>
        </draw:connector>
        <draw:connector draw:style-name="gr5" draw:text-style-name="P3" draw:layer="layout" draw:type="line" svg:x1="115.7cm" svg:y1="18.342cm" svg:x2="108.676cm" svg:y2="15.442cm" draw:start-shape="id91" draw:start-glue-point="0" draw:end-shape="id67" draw:end-glue-point="42" svg:d="M115700 18342l-7024-2900" svg:viewBox="0 0 7025 2901">
          <text:p text:style-name="P1"><text:span text:style-name="T3">in09</text:span></text:p>
        </draw:connector>
        <draw:custom-shape draw:style-name="gr1" draw:text-style-name="P2" xml:id="id92" draw:id="id92" draw:layer="layout" svg:width="1cm" svg:height="0.9cm" svg:x="116.3cm" svg:y="18.342cm">
          <text:p text:style-name="P1"><text:span text:style-name="T1">BUF</text:span></text:p>
          <text:p text:style-name="P1"><text:span text:style-name="T1">3916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6.8cm" svg:y1="18.342cm" svg:x2="109.875cm" svg:y2="15.44cm" draw:start-shape="id92" draw:start-glue-point="0" draw:end-shape="id67" draw:end-glue-point="43" svg:d="M116800 18342l-6925-2902" svg:viewBox="0 0 6926 2903">
          <text:p text:style-name="P1"><text:span text:style-name="T3">in10</text:span></text:p>
        </draw:connector>
        <draw:connector draw:style-name="gr5" draw:text-style-name="P3" draw:layer="layout" draw:type="line" svg:x1="116.8cm" svg:y1="18.342cm" svg:x2="124.897cm" svg:y2="15.442cm" draw:start-shape="id92" draw:start-glue-point="0" draw:end-shape="id67" draw:end-glue-point="56" svg:d="M116800 18342l8097-2900" svg:viewBox="0 0 8098 2901">
          <text:p text:style-name="P1"><text:span text:style-name="T3">in22</text:span></text:p>
        </draw:connector>
        <draw:custom-shape draw:style-name="gr1" draw:text-style-name="P2" xml:id="id93" draw:id="id93" draw:layer="layout" svg:width="1cm" svg:height="0.9cm" svg:x="117.4cm" svg:y="18.342cm">
          <text:p text:style-name="P1"><text:span text:style-name="T1">BUF</text:span></text:p>
          <text:p text:style-name="P1"><text:span text:style-name="T1">34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9cm" svg:y1="18.342cm" svg:x2="111.074cm" svg:y2="15.44cm" draw:start-shape="id93" draw:start-glue-point="0" draw:end-shape="id67" draw:end-glue-point="45" svg:d="M117900 18342l-6826-2902" svg:viewBox="0 0 6827 2903">
          <text:p text:style-name="P1"><text:span text:style-name="T3">in11</text:span></text:p>
        </draw:connector>
        <draw:connector draw:style-name="gr5" draw:text-style-name="P3" draw:layer="layout" draw:type="line" svg:x1="117.9cm" svg:y1="18.342cm" svg:x2="126.171cm" svg:y2="15.442cm" draw:start-shape="id93" draw:start-glue-point="0" draw:end-shape="id67" draw:end-glue-point="44" svg:d="M117900 18342l8271-2900" svg:viewBox="0 0 8272 2901">
          <text:p text:style-name="P1"><text:span text:style-name="T3">in23</text:span></text:p>
        </draw:connector>
        <draw:custom-shape draw:style-name="gr2" draw:text-style-name="P2" xml:id="id94" draw:id="id94" draw:layer="layout" svg:width="2.1cm" svg:height="0.9cm" svg:x="109.7cm" svg:y="20.742cm">
          <text:p text:style-name="P1"><text:span text:style-name="T1">DFF (clk36)</text:span></text:p>
          <text:p text:style-name="P1"><text:span text:style-name="T1">45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5cm" svg:y1="20.742cm" svg:x2="111.3cm" svg:y2="19.242cm" draw:start-shape="id94" draw:start-glue-point="0" draw:end-shape="id87" draw:end-glue-point="2" svg:d="M110750 20742l550-1500" svg:viewBox="0 0 551 1501">
          <text:p/>
        </draw:connector>
        <draw:custom-shape draw:style-name="gr2" draw:text-style-name="P2" xml:id="id95" draw:id="id95" draw:layer="layout" svg:width="2.1cm" svg:height="0.9cm" svg:x="111.9cm" svg:y="20.742cm">
          <text:p text:style-name="P1"><text:span text:style-name="T1">DFF (clk36)</text:span></text:p>
          <text:p text:style-name="P1"><text:span text:style-name="T1">41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5cm" svg:y1="20.742cm" svg:x2="112.4cm" svg:y2="19.242cm" draw:start-shape="id95" draw:start-glue-point="0" draw:end-shape="id88" draw:end-glue-point="2" svg:d="M112950 20742l-550-1500" svg:viewBox="0 0 551 1501">
          <text:p/>
        </draw:connector>
        <draw:custom-shape draw:style-name="gr2" draw:text-style-name="P2" xml:id="id96" draw:id="id96" draw:layer="layout" svg:width="2.1cm" svg:height="0.9cm" svg:x="107.5cm" svg:y="20.742cm">
          <text:p text:style-name="P1"><text:span text:style-name="T1">DFF (clk36)</text:span></text:p>
          <text:p text:style-name="P1"><text:span text:style-name="T1">4117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5cm" svg:y1="20.742cm" svg:x2="110.2cm" svg:y2="19.242cm" draw:start-shape="id96" draw:start-glue-point="0" draw:end-shape="id86" draw:end-glue-point="2" svg:d="M108550 20742l1650-1500" svg:viewBox="0 0 1651 1501">
          <text:p/>
        </draw:connector>
        <draw:custom-shape draw:style-name="gr2" draw:text-style-name="P2" xml:id="id97" draw:id="id97" draw:layer="layout" svg:width="2.1cm" svg:height="0.9cm" svg:x="114.1cm" svg:y="20.742cm">
          <text:p text:style-name="P1"><text:span text:style-name="T1">DFF (clk36)</text:span></text:p>
          <text:p text:style-name="P1"><text:span text:style-name="T1">38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5cm" svg:y1="20.742cm" svg:x2="113.5cm" svg:y2="19.242cm" draw:start-shape="id97" draw:start-glue-point="0" draw:end-shape="id89" draw:end-glue-point="2" svg:d="M115150 20742l-1650-1500" svg:viewBox="0 0 1651 1501">
          <text:p/>
        </draw:connector>
        <draw:custom-shape draw:style-name="gr2" draw:text-style-name="P2" xml:id="id98" draw:id="id98" draw:layer="layout" svg:width="2.1cm" svg:height="0.9cm" svg:x="105.3cm" svg:y="20.742cm">
          <text:p text:style-name="P1"><text:span text:style-name="T1">DFF (clk36)</text:span></text:p>
          <text:p text:style-name="P1"><text:span text:style-name="T1">39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5cm" svg:y1="20.742cm" svg:x2="109.1cm" svg:y2="19.242cm" draw:start-shape="id98" draw:start-glue-point="0" draw:end-shape="id85" draw:end-glue-point="2" svg:d="M106350 20742l2750-1500" svg:viewBox="0 0 2751 1501">
          <text:p/>
        </draw:connector>
        <draw:custom-shape draw:style-name="gr2" draw:text-style-name="P2" xml:id="id99" draw:id="id99" draw:layer="layout" svg:width="2.1cm" svg:height="0.9cm" svg:x="116.3cm" svg:y="20.742cm">
          <text:p text:style-name="P1"><text:span text:style-name="T1">DFF (clk36)</text:span></text:p>
          <text:p text:style-name="P1"><text:span text:style-name="T1">40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5cm" svg:y1="20.742cm" svg:x2="114.6cm" svg:y2="19.242cm" draw:start-shape="id99" draw:start-glue-point="0" draw:end-shape="id90" draw:end-glue-point="2" svg:d="M117350 20742l-2750-1500" svg:viewBox="0 0 2751 1501">
          <text:p/>
        </draw:connector>
        <draw:custom-shape draw:style-name="gr2" draw:text-style-name="P2" xml:id="id100" draw:id="id100" draw:layer="layout" svg:width="2.1cm" svg:height="0.9cm" svg:x="103.1cm" svg:y="20.742cm">
          <text:p text:style-name="P1"><text:span text:style-name="T1">DFF (clk36)</text:span></text:p>
          <text:p text:style-name="P1"><text:span text:style-name="T1">44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5cm" svg:y1="20.742cm" svg:x2="108cm" svg:y2="19.242cm" draw:start-shape="id100" draw:start-glue-point="0" draw:end-shape="id84" draw:end-glue-point="2" svg:d="M104150 20742l3850-1500" svg:viewBox="0 0 3851 1501">
          <text:p/>
        </draw:connector>
        <draw:custom-shape draw:style-name="gr2" draw:text-style-name="P2" xml:id="id101" draw:id="id101" draw:layer="layout" svg:width="2.1cm" svg:height="0.9cm" svg:x="118.5cm" svg:y="20.742cm">
          <text:p text:style-name="P1"><text:span text:style-name="T1">DFF (clk36)</text:span></text:p>
          <text:p text:style-name="P1"><text:span text:style-name="T1">43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5cm" svg:y1="20.742cm" svg:x2="115.7cm" svg:y2="19.242cm" draw:start-shape="id101" draw:start-glue-point="0" draw:end-shape="id91" draw:end-glue-point="2" svg:d="M119550 20742l-3850-1500" svg:viewBox="0 0 3851 1501">
          <text:p/>
        </draw:connector>
        <draw:custom-shape draw:style-name="gr2" draw:text-style-name="P2" xml:id="id102" draw:id="id102" draw:layer="layout" svg:width="2.1cm" svg:height="0.9cm" svg:x="100.9cm" svg:y="20.742cm">
          <text:p text:style-name="P1"><text:span text:style-name="T1">DFF (clk36)</text:span></text:p>
          <text:p text:style-name="P1"><text:span text:style-name="T1">4317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5cm" svg:y1="20.742cm" svg:x2="106.9cm" svg:y2="19.242cm" draw:start-shape="id102" draw:start-glue-point="0" draw:end-shape="id83" draw:end-glue-point="2" svg:d="M101950 20742l4950-1500" svg:viewBox="0 0 4951 1501">
          <text:p/>
        </draw:connector>
        <draw:custom-shape draw:style-name="gr2" draw:text-style-name="P2" xml:id="id103" draw:id="id103" draw:layer="layout" svg:width="2.1cm" svg:height="0.9cm" svg:x="120.7cm" svg:y="20.742cm">
          <text:p text:style-name="P1"><text:span text:style-name="T1">DFF (clk36)</text:span></text:p>
          <text:p text:style-name="P1"><text:span text:style-name="T1">39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75cm" svg:y1="20.742cm" svg:x2="116.8cm" svg:y2="19.242cm" draw:start-shape="id103" draw:start-glue-point="0" draw:end-shape="id92" draw:end-glue-point="2" svg:d="M121750 20742l-4950-1500" svg:viewBox="0 0 4951 1501">
          <text:p/>
        </draw:connector>
        <draw:custom-shape draw:style-name="gr2" draw:text-style-name="P2" xml:id="id104" draw:id="id104" draw:layer="layout" svg:width="2.1cm" svg:height="0.9cm" svg:x="98.7cm" svg:y="20.742cm">
          <text:p text:style-name="P1"><text:span text:style-name="T1">DFF (clk36)</text:span></text:p>
          <text:p text:style-name="P1"><text:span text:style-name="T1">441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5cm" svg:y1="20.742cm" svg:x2="105.8cm" svg:y2="19.242cm" draw:start-shape="id104" draw:start-glue-point="0" draw:end-shape="id82" draw:end-glue-point="2" svg:d="M99750 20742l6050-1500" svg:viewBox="0 0 6051 1501">
          <text:p/>
        </draw:connector>
        <draw:custom-shape draw:style-name="gr2" draw:text-style-name="P2" xml:id="id105" draw:id="id105" draw:layer="layout" svg:width="2.1cm" svg:height="0.9cm" svg:x="122.9cm" svg:y="20.742cm">
          <text:p text:style-name="P1"><text:span text:style-name="T1">DFF (clk36)</text:span></text:p>
          <text:p text:style-name="P1"><text:span text:style-name="T1">38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3.95cm" svg:y1="20.742cm" svg:x2="117.9cm" svg:y2="19.242cm" draw:start-shape="id105" draw:start-glue-point="0" draw:end-shape="id93" draw:end-glue-point="2" svg:d="M123950 20742l-6050-1500" svg:viewBox="0 0 6051 1501">
          <text:p/>
        </draw:connector>
        <draw:custom-shape draw:style-name="gr2" draw:text-style-name="P2" xml:id="id106" draw:id="id106" draw:layer="layout" svg:width="2.1cm" svg:height="0.9cm" svg:x="123.115cm" svg:y="38.904cm">
          <text:p text:style-name="P1"><text:span text:style-name="T1">DFF (clk32)</text:span></text:p>
          <text:p text:style-name="P1"><text:span text:style-name="T1">3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215cm" svg:y1="41.804cm" svg:x2="124.165cm" svg:y2="39.804cm" draw:start-shape="id64" draw:start-glue-point="0" draw:end-shape="id106" draw:end-glue-point="2" svg:d="M119215 41804l4950-2000" svg:viewBox="0 0 4951 2001">
          <text:p/>
        </draw:connector>
        <draw:custom-shape draw:style-name="gr2" draw:text-style-name="P2" xml:id="id107" draw:id="id107" draw:layer="layout" svg:width="2.1cm" svg:height="0.9cm" svg:x="120.915cm" svg:y="38.904cm">
          <text:p text:style-name="P1"><text:span text:style-name="T1">DFF (clk32)</text:span></text:p>
          <text:p text:style-name="P1"><text:span text:style-name="T1">36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115cm" svg:y1="41.804cm" svg:x2="121.965cm" svg:y2="39.804cm" draw:start-shape="id61" draw:start-glue-point="0" draw:end-shape="id107" draw:end-glue-point="2" svg:d="M118115 41804l3850-2000" svg:viewBox="0 0 3851 2001">
          <text:p/>
        </draw:connector>
        <draw:custom-shape draw:style-name="gr2" draw:text-style-name="P2" xml:id="id108" draw:id="id108" draw:layer="layout" svg:width="2.1cm" svg:height="0.9cm" svg:x="118.7cm" svg:y="38.942cm">
          <text:p text:style-name="P1"><text:span text:style-name="T1">DFF (clk32)</text:span></text:p>
          <text:p text:style-name="P1"><text:span text:style-name="T1">3915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015cm" svg:y1="41.804cm" svg:x2="119.75cm" svg:y2="39.842cm" draw:start-shape="id58" draw:start-glue-point="0" draw:end-shape="id108" draw:end-glue-point="2" svg:d="M117015 41804l2735-1962" svg:viewBox="0 0 2736 1963">
          <text:p/>
        </draw:connector>
        <draw:custom-shape draw:style-name="gr2" draw:text-style-name="P2" xml:id="id109" draw:id="id109" draw:layer="layout" svg:width="2.1cm" svg:height="0.9cm" svg:x="116.515cm" svg:y="38.904cm">
          <text:p text:style-name="P1"><text:span text:style-name="T1">DFF (clk32)</text:span></text:p>
          <text:p text:style-name="P1"><text:span text:style-name="T1">3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915cm" svg:y1="41.804cm" svg:x2="117.565cm" svg:y2="39.804cm" draw:start-shape="id55" draw:start-glue-point="0" draw:end-shape="id109" draw:end-glue-point="2" svg:d="M115915 41804l1650-2000" svg:viewBox="0 0 1651 2001">
          <text:p/>
        </draw:connector>
        <draw:custom-shape draw:style-name="gr2" draw:text-style-name="P2" xml:id="id110" draw:id="id110" draw:layer="layout" svg:width="2.1cm" svg:height="0.9cm" svg:x="114.315cm" svg:y="38.904cm">
          <text:p text:style-name="P1"><text:span text:style-name="T1">DFF (clk32)</text:span></text:p>
          <text:p text:style-name="P1"><text:span text:style-name="T1">38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815cm" svg:y1="41.804cm" svg:x2="115.365cm" svg:y2="39.804cm" draw:start-shape="id52" draw:start-glue-point="0" draw:end-shape="id110" draw:end-glue-point="2" svg:d="M114815 41804l550-2000" svg:viewBox="0 0 551 2001">
          <text:p/>
        </draw:connector>
        <draw:custom-shape draw:style-name="gr2" draw:text-style-name="P2" xml:id="id111" draw:id="id111" draw:layer="layout" svg:width="2.1cm" svg:height="0.9cm" svg:x="112.115cm" svg:y="38.904cm">
          <text:p text:style-name="P1"><text:span text:style-name="T1">DFF (clk32)</text:span></text:p>
          <text:p text:style-name="P1"><text:span text:style-name="T1">41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715cm" svg:y1="41.804cm" svg:x2="113.165cm" svg:y2="39.804cm" draw:start-shape="id48" draw:start-glue-point="0" draw:end-shape="id111" draw:end-glue-point="2" svg:d="M113715 41804l-550-2000" svg:viewBox="0 0 551 2001">
          <text:p/>
        </draw:connector>
        <draw:custom-shape draw:style-name="gr2" draw:text-style-name="P2" xml:id="id112" draw:id="id112" draw:layer="layout" svg:width="2.1cm" svg:height="0.9cm" svg:x="109.915cm" svg:y="38.904cm">
          <text:p text:style-name="P1"><text:span text:style-name="T1">DFF (clk32)</text:span></text:p>
          <text:p text:style-name="P1"><text:span text:style-name="T1">42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615cm" svg:y1="41.804cm" svg:x2="110.965cm" svg:y2="39.804cm" draw:start-shape="id46" draw:start-glue-point="0" draw:end-shape="id112" draw:end-glue-point="2" svg:d="M112615 41804l-1650-2000" svg:viewBox="0 0 1651 2001">
          <text:p/>
        </draw:connector>
        <draw:custom-shape draw:style-name="gr2" draw:text-style-name="P2" xml:id="id113" draw:id="id113" draw:layer="layout" svg:width="2.1cm" svg:height="0.9cm" svg:x="107.715cm" svg:y="38.904cm">
          <text:p text:style-name="P1"><text:span text:style-name="T1">DFF (clk32)</text:span></text:p>
          <text:p text:style-name="P1"><text:span text:style-name="T1">40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515cm" svg:y1="41.804cm" svg:x2="108.765cm" svg:y2="39.804cm" draw:start-shape="id42" draw:start-glue-point="0" draw:end-shape="id113" draw:end-glue-point="2" svg:d="M111515 41804l-2750-2000" svg:viewBox="0 0 2751 2001">
          <text:p/>
        </draw:connector>
        <draw:custom-shape draw:style-name="gr2" draw:text-style-name="P2" xml:id="id114" draw:id="id114" draw:layer="layout" svg:width="2.1cm" svg:height="0.9cm" svg:x="105.515cm" svg:y="38.904cm">
          <text:p text:style-name="P1"><text:span text:style-name="T1">DFF (clk32)</text:span></text:p>
          <text:p text:style-name="P1"><text:span text:style-name="T1">34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415cm" svg:y1="41.804cm" svg:x2="106.565cm" svg:y2="39.804cm" draw:start-shape="id40" draw:start-glue-point="0" draw:end-shape="id114" draw:end-glue-point="2" svg:d="M110415 41804l-3850-2000" svg:viewBox="0 0 3851 2001">
          <text:p/>
        </draw:connector>
        <draw:custom-shape draw:style-name="gr2" draw:text-style-name="P2" xml:id="id115" draw:id="id115" draw:layer="layout" svg:width="2.1cm" svg:height="0.9cm" svg:x="103.315cm" svg:y="38.904cm">
          <text:p text:style-name="P1"><text:span text:style-name="T1">DFF (clk32)</text:span></text:p>
          <text:p text:style-name="P1"><text:span text:style-name="T1">43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315cm" svg:y1="41.804cm" svg:x2="104.365cm" svg:y2="39.804cm" draw:start-shape="id37" draw:start-glue-point="0" draw:end-shape="id115" draw:end-glue-point="2" svg:d="M109315 41804l-4950-2000" svg:viewBox="0 0 4951 2001">
          <text:p/>
        </draw:connector>
        <draw:custom-shape draw:style-name="gr1" draw:text-style-name="P2" xml:id="id116" draw:id="id116" draw:layer="layout" svg:width="1cm" svg:height="0.9cm" svg:x="118.636cm" svg:y="35.204cm">
          <text:p text:style-name="P1"><text:span text:style-name="T1">BUF</text:span></text:p>
          <text:p text:style-name="P1"><text:span text:style-name="T1">40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65cm" svg:y1="38.904cm" svg:x2="119.136cm" svg:y2="36.104cm" draw:start-shape="id106" draw:start-glue-point="0" draw:end-shape="id116" draw:end-glue-point="2" svg:d="M124165 38904l-5029-2800" svg:viewBox="0 0 5030 2801">
          <text:p/>
        </draw:connector>
        <draw:custom-shape draw:style-name="gr2" draw:text-style-name="P2" xml:id="id117" draw:id="id117" draw:layer="layout" svg:width="2.1cm" svg:height="0.9cm" svg:x="123.1cm" svg:y="31.942cm">
          <text:p text:style-name="P1"><text:span text:style-name="T1">DFF (clk31)</text:span></text:p>
          <text:p text:style-name="P1"><text:span text:style-name="T1">42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136cm" svg:y1="35.204cm" svg:x2="124.15cm" svg:y2="32.842cm" draw:start-shape="id116" draw:start-glue-point="0" draw:end-shape="id117" draw:end-glue-point="2" svg:d="M119136 35204l5014-2362" svg:viewBox="0 0 5015 2363">
          <text:p/>
        </draw:connector>
        <draw:custom-shape draw:style-name="gr1" draw:text-style-name="P2" xml:id="id118" draw:id="id118" draw:layer="layout" svg:width="1cm" svg:height="0.9cm" svg:x="118.615cm" svg:y="27.742cm">
          <text:p text:style-name="P1"><text:span text:style-name="T1">NAND</text:span></text:p>
          <text:p text:style-name="P1"><text:span text:style-name="T1">42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5cm" svg:y1="31.942cm" svg:x2="119.115cm" svg:y2="28.642cm" draw:start-shape="id117" draw:start-glue-point="0" draw:end-shape="id118" draw:end-glue-point="2" svg:d="M124150 31942l-5035-3300" svg:viewBox="0 0 5036 3301">
          <text:p/>
        </draw:connector>
        <draw:custom-shape draw:style-name="gr1" draw:text-style-name="P2" xml:id="id119" draw:id="id119" draw:layer="layout" svg:width="1cm" svg:height="0.9cm" svg:x="123.4cm" svg:y="23.642cm">
          <text:p text:style-name="P1"><text:span text:style-name="T1">IMUX</text:span></text:p>
          <text:p text:style-name="P1"><text:span text:style-name="T1">421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9.115cm" svg:y1="27.742cm" svg:x2="123.9cm" svg:y2="24.542cm" draw:start-shape="id118" draw:start-glue-point="0" draw:end-shape="id119" draw:end-glue-point="2" svg:d="M119115 27742l4785-3200" svg:viewBox="0 0 4786 3201">
          <text:p text:style-name="P1"><text:span text:style-name="T3">b</text:span></text:p>
        </draw:connector>
        <draw:connector draw:style-name="gr3" draw:text-style-name="P1" draw:layer="layout" draw:type="line" svg:x1="123.9cm" svg:y1="23.642cm" svg:x2="123.95cm" svg:y2="21.642cm" draw:start-shape="id119" draw:start-glue-point="0" draw:end-shape="id105" draw:end-glue-point="2" svg:d="M123900 23642l50-2000" svg:viewBox="0 0 51 2001">
          <text:p/>
        </draw:connector>
        <draw:custom-shape draw:style-name="gr1" draw:text-style-name="P2" xml:id="id120" draw:id="id120" draw:layer="layout" svg:width="1cm" svg:height="0.9cm" svg:x="117.515cm" svg:y="35.204cm">
          <text:p text:style-name="P1"><text:span text:style-name="T1">BUF</text:span></text:p>
          <text:p text:style-name="P1"><text:span text:style-name="T1">39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8.904cm" svg:x2="118.015cm" svg:y2="36.104cm" draw:start-shape="id107" draw:start-glue-point="0" draw:end-shape="id120" draw:end-glue-point="2" svg:d="M121965 38904l-3950-2800" svg:viewBox="0 0 3951 2801">
          <text:p/>
        </draw:connector>
        <draw:custom-shape draw:style-name="gr2" draw:text-style-name="P2" xml:id="id121" draw:id="id121" draw:layer="layout" svg:width="2.1cm" svg:height="0.9cm" svg:x="120.915cm" svg:y="31.931cm">
          <text:p text:style-name="P1"><text:span text:style-name="T1">DFF (clk31)</text:span></text:p>
          <text:p text:style-name="P1"><text:span text:style-name="T1">39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015cm" svg:y1="35.204cm" svg:x2="121.965cm" svg:y2="32.831cm" draw:start-shape="id120" draw:start-glue-point="0" draw:end-shape="id121" draw:end-glue-point="2" svg:d="M118015 35204l3950-2373" svg:viewBox="0 0 3951 2374">
          <text:p/>
        </draw:connector>
        <draw:custom-shape draw:style-name="gr1" draw:text-style-name="P2" xml:id="id122" draw:id="id122" draw:layer="layout" svg:width="1cm" svg:height="0.9cm" svg:x="117.515cm" svg:y="27.742cm">
          <text:p text:style-name="P1"><text:span text:style-name="T1">NAND</text:span></text:p>
          <text:p text:style-name="P1"><text:span text:style-name="T1">39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1.931cm" svg:x2="118.015cm" svg:y2="28.642cm" draw:start-shape="id121" draw:start-glue-point="0" draw:end-shape="id122" draw:end-glue-point="2" svg:d="M121965 31931l-3950-3289" svg:viewBox="0 0 3951 3290">
          <text:p/>
        </draw:connector>
        <draw:custom-shape draw:style-name="gr1" draw:text-style-name="P2" xml:id="id123" draw:id="id123" draw:layer="layout" svg:width="1cm" svg:height="0.9cm" svg:x="121.2cm" svg:y="23.642cm">
          <text:p text:style-name="P1"><text:span text:style-name="T1">IMUX</text:span></text:p>
          <text:p text:style-name="P1"><text:span text:style-name="T1">3916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8.015cm" svg:y1="27.742cm" svg:x2="121.7cm" svg:y2="24.542cm" draw:start-shape="id122" draw:start-glue-point="0" draw:end-shape="id123" draw:end-glue-point="2" svg:d="M118015 27742l3685-3200" svg:viewBox="0 0 3686 3201">
          <text:p text:style-name="P1"><text:span text:style-name="T3">b</text:span></text:p>
        </draw:connector>
        <draw:connector draw:style-name="gr3" draw:text-style-name="P1" draw:layer="layout" draw:type="line" svg:x1="121.7cm" svg:y1="23.642cm" svg:x2="121.75cm" svg:y2="21.642cm" draw:start-shape="id123" draw:start-glue-point="0" draw:end-shape="id103" draw:end-glue-point="2" svg:d="M121700 23642l50-2000" svg:viewBox="0 0 51 2001">
          <text:p/>
        </draw:connector>
        <draw:custom-shape draw:style-name="gr1" draw:text-style-name="P2" xml:id="id124" draw:id="id124" draw:layer="layout" svg:width="1cm" svg:height="0.9cm" svg:x="116.4cm" svg:y="35.242cm">
          <text:p text:style-name="P1"><text:span text:style-name="T1">BUF</text:span></text:p>
          <text:p text:style-name="P1"><text:span text:style-name="T1">40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8.942cm" svg:x2="116.9cm" svg:y2="36.142cm" draw:start-shape="id108" draw:start-glue-point="0" draw:end-shape="id124" draw:end-glue-point="2" svg:d="M119750 38942l-2850-2800" svg:viewBox="0 0 2851 2801">
          <text:p/>
        </draw:connector>
        <draw:custom-shape draw:style-name="gr1" draw:text-style-name="P2" xml:id="id125" draw:id="id125" draw:layer="layout" svg:width="1cm" svg:height="0.9cm" svg:x="115.3cm" svg:y="35.242cm">
          <text:p text:style-name="P1"><text:span text:style-name="T1">BUF</text:span></text:p>
          <text:p text:style-name="P1"><text:span text:style-name="T1">38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65cm" svg:y1="38.904cm" svg:x2="115.8cm" svg:y2="36.142cm" draw:start-shape="id109" draw:start-glue-point="0" draw:end-shape="id125" draw:end-glue-point="2" svg:d="M117565 38904l-1765-2762" svg:viewBox="0 0 1766 2763">
          <text:p/>
        </draw:connector>
        <draw:custom-shape draw:style-name="gr1" draw:text-style-name="P2" xml:id="id126" draw:id="id126" draw:layer="layout" svg:width="1cm" svg:height="0.9cm" svg:x="114.2cm" svg:y="35.242cm">
          <text:p text:style-name="P1"><text:span text:style-name="T1">BUF</text:span></text:p>
          <text:p text:style-name="P1"><text:span text:style-name="T1">38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65cm" svg:y1="38.904cm" svg:x2="114.7cm" svg:y2="36.142cm" draw:start-shape="id110" draw:start-glue-point="0" draw:end-shape="id126" draw:end-glue-point="2" svg:d="M115365 38904l-665-2762" svg:viewBox="0 0 666 2763">
          <text:p/>
        </draw:connector>
        <draw:custom-shape draw:style-name="gr1" draw:text-style-name="P2" xml:id="id127" draw:id="id127" draw:layer="layout" svg:width="1cm" svg:height="0.9cm" svg:x="113.1cm" svg:y="35.242cm">
          <text:p text:style-name="P1"><text:span text:style-name="T1">BUF</text:span></text:p>
          <text:p text:style-name="P1"><text:span text:style-name="T1">41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65cm" svg:y1="38.904cm" svg:x2="113.6cm" svg:y2="36.142cm" draw:start-shape="id111" draw:start-glue-point="0" draw:end-shape="id127" draw:end-glue-point="2" svg:d="M113165 38904l435-2762" svg:viewBox="0 0 436 2763">
          <text:p/>
        </draw:connector>
        <draw:custom-shape draw:style-name="gr1" draw:text-style-name="P2" xml:id="id128" draw:id="id128" draw:layer="layout" svg:width="1cm" svg:height="0.9cm" svg:x="112cm" svg:y="35.242cm">
          <text:p text:style-name="P1"><text:span text:style-name="T1">BUF</text:span></text:p>
          <text:p text:style-name="P1"><text:span text:style-name="T1">42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65cm" svg:y1="38.904cm" svg:x2="112.5cm" svg:y2="36.142cm" draw:start-shape="id112" draw:start-glue-point="0" draw:end-shape="id128" draw:end-glue-point="2" svg:d="M110965 38904l1535-2762" svg:viewBox="0 0 1536 2763">
          <text:p/>
        </draw:connector>
        <draw:custom-shape draw:style-name="gr1" draw:text-style-name="P2" xml:id="id129" draw:id="id129" draw:layer="layout" svg:width="1cm" svg:height="0.9cm" svg:x="110.9cm" svg:y="35.242cm">
          <text:p text:style-name="P1"><text:span text:style-name="T1">BUF</text:span></text:p>
          <text:p text:style-name="P1"><text:span text:style-name="T1">40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65cm" svg:y1="38.904cm" svg:x2="111.4cm" svg:y2="36.142cm" draw:start-shape="id113" draw:start-glue-point="0" draw:end-shape="id129" draw:end-glue-point="2" svg:d="M108765 38904l2635-2762" svg:viewBox="0 0 2636 2763">
          <text:p/>
        </draw:connector>
        <draw:custom-shape draw:style-name="gr1" draw:text-style-name="P2" xml:id="id130" draw:id="id130" draw:layer="layout" svg:width="1cm" svg:height="0.9cm" svg:x="109.8cm" svg:y="35.242cm">
          <text:p text:style-name="P1"><text:span text:style-name="T1">BUF</text:span></text:p>
          <text:p text:style-name="P1"><text:span text:style-name="T1">34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65cm" svg:y1="38.904cm" svg:x2="110.3cm" svg:y2="36.142cm" draw:start-shape="id114" draw:start-glue-point="0" draw:end-shape="id130" draw:end-glue-point="2" svg:d="M106565 38904l3735-2762" svg:viewBox="0 0 3736 2763">
          <text:p/>
        </draw:connector>
        <draw:custom-shape draw:style-name="gr1" draw:text-style-name="P2" xml:id="id131" draw:id="id131" draw:layer="layout" svg:width="1cm" svg:height="0.9cm" svg:x="108.7cm" svg:y="35.242cm">
          <text:p text:style-name="P1"><text:span text:style-name="T1">BUF</text:span></text:p>
          <text:p text:style-name="P1"><text:span text:style-name="T1">44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65cm" svg:y1="38.904cm" svg:x2="109.2cm" svg:y2="36.142cm" draw:start-shape="id115" draw:start-glue-point="0" draw:end-shape="id131" draw:end-glue-point="2" svg:d="M104365 38904l4835-2762" svg:viewBox="0 0 4836 2763">
          <text:p/>
        </draw:connector>
        <draw:custom-shape draw:style-name="gr2" draw:text-style-name="P2" xml:id="id132" draw:id="id132" draw:layer="layout" svg:width="2.1cm" svg:height="0.9cm" svg:x="118.7cm" svg:y="31.942cm">
          <text:p text:style-name="P1"><text:span text:style-name="T1">DFF (clk31)</text:span></text:p>
          <text:p text:style-name="P1"><text:span text:style-name="T1">43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6.9cm" svg:y1="35.242cm" svg:x2="119.75cm" svg:y2="32.842cm" draw:start-shape="id124" draw:start-glue-point="0" draw:end-shape="id132" draw:end-glue-point="2" svg:d="M116900 35242l2850-2400" svg:viewBox="0 0 2851 2401">
          <text:p/>
        </draw:connector>
        <draw:custom-shape draw:style-name="gr2" draw:text-style-name="P2" xml:id="id133" draw:id="id133" draw:layer="layout" svg:width="2.1cm" svg:height="0.9cm" svg:x="116.5cm" svg:y="31.942cm">
          <text:p text:style-name="P1"><text:span text:style-name="T1">DFF (clk31)</text:span></text:p>
          <text:p text:style-name="P1"><text:span text:style-name="T1">40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8cm" svg:y1="35.242cm" svg:x2="117.55cm" svg:y2="32.842cm" draw:start-shape="id125" draw:start-glue-point="0" draw:end-shape="id133" draw:end-glue-point="2" svg:d="M115800 35242l1750-2400" svg:viewBox="0 0 1751 2401">
          <text:p/>
        </draw:connector>
        <draw:custom-shape draw:style-name="gr2" draw:text-style-name="P2" xml:id="id134" draw:id="id134" draw:layer="layout" svg:width="2.1cm" svg:height="0.9cm" svg:x="114.3cm" svg:y="31.942cm">
          <text:p text:style-name="P1"><text:span text:style-name="T1">DFF (clk31)</text:span></text:p>
          <text:p text:style-name="P1"><text:span text:style-name="T1">38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7cm" svg:y1="35.242cm" svg:x2="115.35cm" svg:y2="32.842cm" draw:start-shape="id126" draw:start-glue-point="0" draw:end-shape="id134" draw:end-glue-point="2" svg:d="M114700 35242l650-2400" svg:viewBox="0 0 651 2401">
          <text:p/>
        </draw:connector>
        <draw:custom-shape draw:style-name="gr2" draw:text-style-name="P2" xml:id="id135" draw:id="id135" draw:layer="layout" svg:width="2.1cm" svg:height="0.9cm" svg:x="112.1cm" svg:y="31.942cm">
          <text:p text:style-name="P1"><text:span text:style-name="T1">DFF (clk31)</text:span></text:p>
          <text:p text:style-name="P1"><text:span text:style-name="T1">41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6cm" svg:y1="35.242cm" svg:x2="113.15cm" svg:y2="32.842cm" draw:start-shape="id127" draw:start-glue-point="0" draw:end-shape="id135" draw:end-glue-point="2" svg:d="M113600 35242l-450-2400" svg:viewBox="0 0 451 2401">
          <text:p/>
        </draw:connector>
        <draw:custom-shape draw:style-name="gr2" draw:text-style-name="P2" xml:id="id136" draw:id="id136" draw:layer="layout" svg:width="2.1cm" svg:height="0.9cm" svg:x="109.9cm" svg:y="31.942cm">
          <text:p text:style-name="P1"><text:span text:style-name="T1">DFF (clk31)</text:span></text:p>
          <text:p text:style-name="P1"><text:span text:style-name="T1">4418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5cm" svg:y1="35.242cm" svg:x2="110.95cm" svg:y2="32.842cm" draw:start-shape="id128" draw:start-glue-point="0" draw:end-shape="id136" draw:end-glue-point="2" svg:d="M112500 35242l-1550-2400" svg:viewBox="0 0 1551 2401">
          <text:p/>
        </draw:connector>
        <draw:custom-shape draw:style-name="gr2" draw:text-style-name="P2" xml:id="id137" draw:id="id137" draw:layer="layout" svg:width="2.1cm" svg:height="0.9cm" svg:x="107.7cm" svg:y="31.942cm">
          <text:p text:style-name="P1"><text:span text:style-name="T1">DFF (clk31)</text:span></text:p>
          <text:p text:style-name="P1"><text:span text:style-name="T1">41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4cm" svg:y1="35.242cm" svg:x2="108.75cm" svg:y2="32.842cm" draw:start-shape="id129" draw:start-glue-point="0" draw:end-shape="id137" draw:end-glue-point="2" svg:d="M111400 35242l-2650-2400" svg:viewBox="0 0 2651 2401">
          <text:p/>
        </draw:connector>
        <draw:custom-shape draw:style-name="gr2" draw:text-style-name="P2" xml:id="id138" draw:id="id138" draw:layer="layout" svg:width="2.1cm" svg:height="0.9cm" svg:x="105.5cm" svg:y="31.942cm">
          <text:p text:style-name="P1"><text:span text:style-name="T1">DFF (clk31)</text:span></text:p>
          <text:p text:style-name="P1"><text:span text:style-name="T1">39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3cm" svg:y1="35.242cm" svg:x2="106.55cm" svg:y2="32.842cm" draw:start-shape="id130" draw:start-glue-point="0" draw:end-shape="id138" draw:end-glue-point="2" svg:d="M110300 35242l-3750-2400" svg:viewBox="0 0 3751 2401">
          <text:p/>
        </draw:connector>
        <draw:custom-shape draw:style-name="gr2" draw:text-style-name="P2" xml:id="id139" draw:id="id139" draw:layer="layout" svg:width="2.1cm" svg:height="0.9cm" svg:x="103.3cm" svg:y="31.942cm">
          <text:p text:style-name="P1"><text:span text:style-name="T1">DFF (clk31)</text:span></text:p>
          <text:p text:style-name="P1"><text:span text:style-name="T1">4517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2cm" svg:y1="35.242cm" svg:x2="104.35cm" svg:y2="32.842cm" draw:start-shape="id131" draw:start-glue-point="0" draw:end-shape="id139" draw:end-glue-point="2" svg:d="M109200 35242l-4850-2400" svg:viewBox="0 0 4851 2401">
          <text:p/>
        </draw:connector>
        <draw:custom-shape draw:style-name="gr1" draw:text-style-name="P2" xml:id="id140" draw:id="id140" draw:layer="layout" svg:width="1cm" svg:height="0.9cm" svg:x="116.4cm" svg:y="27.742cm">
          <text:p text:style-name="P1"><text:span text:style-name="T1">NAND</text:span></text:p>
          <text:p text:style-name="P1"><text:span text:style-name="T1">43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1.942cm" svg:x2="116.9cm" svg:y2="28.642cm" draw:start-shape="id132" draw:start-glue-point="0" draw:end-shape="id140" draw:end-glue-point="2" svg:d="M119750 31942l-2850-3300" svg:viewBox="0 0 2851 3301">
          <text:p/>
        </draw:connector>
        <draw:custom-shape draw:style-name="gr1" draw:text-style-name="P2" xml:id="id141" draw:id="id141" draw:layer="layout" svg:width="1cm" svg:height="0.9cm" svg:x="115.3cm" svg:y="27.742cm">
          <text:p text:style-name="P1"><text:span text:style-name="T1">NAND</text:span></text:p>
          <text:p text:style-name="P1"><text:span text:style-name="T1">41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5cm" svg:y1="31.942cm" svg:x2="115.8cm" svg:y2="28.642cm" draw:start-shape="id133" draw:start-glue-point="0" draw:end-shape="id141" draw:end-glue-point="2" svg:d="M117550 31942l-1750-3300" svg:viewBox="0 0 1751 3301">
          <text:p/>
        </draw:connector>
        <draw:custom-shape draw:style-name="gr1" draw:text-style-name="P2" xml:id="id142" draw:id="id142" draw:layer="layout" svg:width="1cm" svg:height="0.9cm" svg:x="114.2cm" svg:y="27.742cm">
          <text:p text:style-name="P1"><text:span text:style-name="T1">NAND</text:span></text:p>
          <text:p text:style-name="P1"><text:span text:style-name="T1">38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5cm" svg:y1="31.942cm" svg:x2="114.7cm" svg:y2="28.642cm" draw:start-shape="id134" draw:start-glue-point="0" draw:end-shape="id142" draw:end-glue-point="2" svg:d="M115350 31942l-650-3300" svg:viewBox="0 0 651 3301">
          <text:p/>
        </draw:connector>
        <draw:custom-shape draw:style-name="gr1" draw:text-style-name="P2" xml:id="id143" draw:id="id143" draw:layer="layout" svg:width="1cm" svg:height="0.9cm" svg:x="113.1cm" svg:y="27.742cm">
          <text:p text:style-name="P1"><text:span text:style-name="T1">NAND</text:span></text:p>
          <text:p text:style-name="P1"><text:span text:style-name="T1">41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5cm" svg:y1="31.942cm" svg:x2="113.6cm" svg:y2="28.642cm" draw:start-shape="id135" draw:start-glue-point="0" draw:end-shape="id143" draw:end-glue-point="2" svg:d="M113150 31942l450-3300" svg:viewBox="0 0 451 3301">
          <text:p/>
        </draw:connector>
        <draw:custom-shape draw:style-name="gr1" draw:text-style-name="P2" xml:id="id144" draw:id="id144" draw:layer="layout" svg:width="1cm" svg:height="0.9cm" svg:x="112cm" svg:y="27.742cm">
          <text:p text:style-name="P1"><text:span text:style-name="T1">NAND</text:span></text:p>
          <text:p text:style-name="P1"><text:span text:style-name="T1">4518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5cm" svg:y1="31.942cm" svg:x2="112.5cm" svg:y2="28.642cm" draw:start-shape="id136" draw:start-glue-point="0" draw:end-shape="id144" draw:end-glue-point="2" svg:d="M110950 31942l1550-3300" svg:viewBox="0 0 1551 3301">
          <text:p/>
        </draw:connector>
        <draw:custom-shape draw:style-name="gr1" draw:text-style-name="P2" xml:id="id145" draw:id="id145" draw:layer="layout" svg:width="1cm" svg:height="0.9cm" svg:x="110.9cm" svg:y="27.742cm">
          <text:p text:style-name="P1"><text:span text:style-name="T1">NAND</text:span></text:p>
          <text:p text:style-name="P1"><text:span text:style-name="T1">42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5cm" svg:y1="31.942cm" svg:x2="111.4cm" svg:y2="28.642cm" draw:start-shape="id137" draw:start-glue-point="0" draw:end-shape="id145" draw:end-glue-point="2" svg:d="M108750 31942l2650-3300" svg:viewBox="0 0 2651 3301">
          <text:p/>
        </draw:connector>
        <draw:custom-shape draw:style-name="gr1" draw:text-style-name="P2" xml:id="id146" draw:id="id146" draw:layer="layout" svg:width="1cm" svg:height="0.9cm" svg:x="109.8cm" svg:y="27.742cm">
          <text:p text:style-name="P1"><text:span text:style-name="T1">NAND</text:span></text:p>
          <text:p text:style-name="P1"><text:span text:style-name="T1">39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5cm" svg:y1="31.942cm" svg:x2="110.3cm" svg:y2="28.642cm" draw:start-shape="id138" draw:start-glue-point="0" draw:end-shape="id146" draw:end-glue-point="2" svg:d="M106550 31942l3750-3300" svg:viewBox="0 0 3751 3301">
          <text:p/>
        </draw:connector>
        <draw:custom-shape draw:style-name="gr1" draw:text-style-name="P2" xml:id="id147" draw:id="id147" draw:layer="layout" svg:width="1cm" svg:height="0.9cm" svg:x="108.7cm" svg:y="27.742cm">
          <text:p text:style-name="P1"><text:span text:style-name="T1">NAND</text:span></text:p>
          <text:p text:style-name="P1"><text:span text:style-name="T1">45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5cm" svg:y1="31.942cm" svg:x2="109.2cm" svg:y2="28.642cm" draw:start-shape="id139" draw:start-glue-point="0" draw:end-shape="id147" draw:end-glue-point="2" svg:d="M104350 31942l4850-3300" svg:viewBox="0 0 4851 3301">
          <text:p/>
        </draw:connector>
        <draw:custom-shape draw:style-name="gr1" draw:text-style-name="P2" xml:id="id148" draw:id="id148" draw:layer="layout" svg:width="1cm" svg:height="0.9cm" svg:x="119cm" svg:y="23.642cm">
          <text:p text:style-name="P1"><text:span text:style-name="T1">IMUX</text:span></text:p>
          <text:p text:style-name="P1"><text:span text:style-name="T1">43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cm" svg:y1="23.642cm" svg:x2="119.55cm" svg:y2="21.642cm" draw:start-shape="id148" draw:start-glue-point="0" draw:end-shape="id101" draw:end-glue-point="2" svg:d="M119500 23642l50-2000" svg:viewBox="0 0 51 2001">
          <text:p/>
        </draw:connector>
        <draw:connector draw:style-name="gr5" draw:text-style-name="P3" draw:layer="layout" draw:type="line" svg:x1="116.9cm" svg:y1="27.742cm" svg:x2="119.5cm" svg:y2="24.542cm" draw:start-shape="id140" draw:start-glue-point="0" draw:end-shape="id148" draw:end-glue-point="2" svg:d="M116900 27742l2600-3200" svg:viewBox="0 0 2601 3201">
          <text:p text:style-name="P1"><text:span text:style-name="T3">b</text:span></text:p>
        </draw:connector>
        <draw:custom-shape draw:style-name="gr1" draw:text-style-name="P2" xml:id="id149" draw:id="id149" draw:layer="layout" svg:width="1cm" svg:height="0.9cm" svg:x="116.8cm" svg:y="23.642cm">
          <text:p text:style-name="P1"><text:span text:style-name="T1">IMUX</text:span></text:p>
          <text:p text:style-name="P1"><text:span text:style-name="T1">41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cm" svg:y1="23.642cm" svg:x2="117.35cm" svg:y2="21.642cm" draw:start-shape="id149" draw:start-glue-point="0" draw:end-shape="id99" draw:end-glue-point="2" svg:d="M117300 23642l50-2000" svg:viewBox="0 0 51 2001">
          <text:p/>
        </draw:connector>
        <draw:connector draw:style-name="gr5" draw:text-style-name="P3" draw:layer="layout" draw:type="line" svg:x1="115.8cm" svg:y1="27.742cm" svg:x2="117.3cm" svg:y2="24.542cm" draw:start-shape="id141" draw:start-glue-point="0" draw:end-shape="id149" draw:end-glue-point="2" svg:d="M115800 27742l1500-3200" svg:viewBox="0 0 1501 3201">
          <text:p text:style-name="P1"><text:span text:style-name="T3">b</text:span></text:p>
        </draw:connector>
        <draw:custom-shape draw:style-name="gr1" draw:text-style-name="P2" xml:id="id150" draw:id="id150" draw:layer="layout" svg:width="1cm" svg:height="0.9cm" svg:x="114.6cm" svg:y="23.642cm">
          <text:p text:style-name="P1"><text:span text:style-name="T1">IMUX</text:span></text:p>
          <text:p text:style-name="P1"><text:span text:style-name="T1">38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cm" svg:y1="23.642cm" svg:x2="115.15cm" svg:y2="21.642cm" draw:start-shape="id150" draw:start-glue-point="0" draw:end-shape="id97" draw:end-glue-point="2" svg:d="M115100 23642l50-2000" svg:viewBox="0 0 51 2001">
          <text:p/>
        </draw:connector>
        <draw:connector draw:style-name="gr5" draw:text-style-name="P3" draw:layer="layout" draw:type="line" svg:x1="114.7cm" svg:y1="27.742cm" svg:x2="115.1cm" svg:y2="24.542cm" draw:start-shape="id142" draw:start-glue-point="0" draw:end-shape="id150" draw:end-glue-point="2" svg:d="M114700 27742l400-3200" svg:viewBox="0 0 401 3201">
          <text:p text:style-name="P1"><text:span text:style-name="T3">b</text:span></text:p>
        </draw:connector>
        <draw:custom-shape draw:style-name="gr1" draw:text-style-name="P2" xml:id="id151" draw:id="id151" draw:layer="layout" svg:width="1cm" svg:height="0.9cm" svg:x="112.4cm" svg:y="23.642cm">
          <text:p text:style-name="P1"><text:span text:style-name="T1">IMUX</text:span></text:p>
          <text:p text:style-name="P1"><text:span text:style-name="T1">41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cm" svg:y1="23.642cm" svg:x2="112.95cm" svg:y2="21.642cm" draw:start-shape="id151" draw:start-glue-point="0" draw:end-shape="id95" draw:end-glue-point="2" svg:d="M112900 23642l50-2000" svg:viewBox="0 0 51 2001">
          <text:p/>
        </draw:connector>
        <draw:connector draw:style-name="gr5" draw:text-style-name="P3" draw:layer="layout" draw:type="line" svg:x1="113.6cm" svg:y1="27.742cm" svg:x2="112.9cm" svg:y2="24.542cm" draw:start-shape="id143" draw:start-glue-point="0" draw:end-shape="id151" draw:end-glue-point="2" svg:d="M113600 27742l-700-3200" svg:viewBox="0 0 701 3201">
          <text:p text:style-name="P1"><text:span text:style-name="T3">b</text:span></text:p>
        </draw:connector>
        <draw:custom-shape draw:style-name="gr1" draw:text-style-name="P2" xml:id="id152" draw:id="id152" draw:layer="layout" svg:width="1cm" svg:height="0.9cm" svg:x="110.2cm" svg:y="23.642cm">
          <text:p text:style-name="P1"><text:span text:style-name="T1">IMUX</text:span></text:p>
          <text:p text:style-name="P1"><text:span text:style-name="T1">451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cm" svg:y1="23.642cm" svg:x2="110.75cm" svg:y2="21.642cm" draw:start-shape="id152" draw:start-glue-point="0" draw:end-shape="id94" draw:end-glue-point="2" svg:d="M110700 23642l50-2000" svg:viewBox="0 0 51 2001">
          <text:p/>
        </draw:connector>
        <draw:connector draw:style-name="gr5" draw:text-style-name="P3" draw:layer="layout" draw:type="line" svg:x1="112.5cm" svg:y1="27.742cm" svg:x2="110.7cm" svg:y2="24.542cm" draw:start-shape="id144" draw:start-glue-point="0" draw:end-shape="id152" draw:end-glue-point="2" svg:d="M112500 27742l-1800-3200" svg:viewBox="0 0 1801 3201">
          <text:p text:style-name="P1"><text:span text:style-name="T3">b</text:span></text:p>
        </draw:connector>
        <draw:custom-shape draw:style-name="gr1" draw:text-style-name="P2" xml:id="id153" draw:id="id153" draw:layer="layout" svg:width="1cm" svg:height="0.9cm" svg:x="108cm" svg:y="23.642cm">
          <text:p text:style-name="P1"><text:span text:style-name="T1">IMUX</text:span></text:p>
          <text:p text:style-name="P1"><text:span text:style-name="T1">42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cm" svg:y1="23.642cm" svg:x2="108.55cm" svg:y2="21.642cm" draw:start-shape="id153" draw:start-glue-point="0" draw:end-shape="id96" draw:end-glue-point="2" svg:d="M108500 23642l50-2000" svg:viewBox="0 0 51 2001">
          <text:p/>
        </draw:connector>
        <draw:connector draw:style-name="gr5" draw:text-style-name="P3" draw:layer="layout" draw:type="line" svg:x1="111.4cm" svg:y1="27.742cm" svg:x2="108.5cm" svg:y2="24.542cm" draw:start-shape="id145" draw:start-glue-point="0" draw:end-shape="id153" draw:end-glue-point="2" svg:d="M111400 27742l-2900-3200" svg:viewBox="0 0 2901 3201">
          <text:p text:style-name="P1"><text:span text:style-name="T3">b</text:span></text:p>
        </draw:connector>
        <draw:custom-shape draw:style-name="gr1" draw:text-style-name="P2" xml:id="id154" draw:id="id154" draw:layer="layout" svg:width="1cm" svg:height="0.9cm" svg:x="105.8cm" svg:y="23.642cm">
          <text:p text:style-name="P1"><text:span text:style-name="T1">IMUX</text:span></text:p>
          <text:p text:style-name="P1"><text:span text:style-name="T1">39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cm" svg:y1="23.642cm" svg:x2="106.35cm" svg:y2="21.642cm" draw:start-shape="id154" draw:start-glue-point="0" draw:end-shape="id98" draw:end-glue-point="2" svg:d="M106300 23642l50-2000" svg:viewBox="0 0 51 2001">
          <text:p/>
        </draw:connector>
        <draw:connector draw:style-name="gr5" draw:text-style-name="P3" draw:layer="layout" draw:type="line" svg:x1="110.3cm" svg:y1="27.742cm" svg:x2="106.3cm" svg:y2="24.542cm" draw:start-shape="id146" draw:start-glue-point="0" draw:end-shape="id154" draw:end-glue-point="2" svg:d="M110300 27742l-4000-3200" svg:viewBox="0 0 4001 3201">
          <text:p text:style-name="P1"><text:span text:style-name="T3">b</text:span></text:p>
        </draw:connector>
        <draw:custom-shape draw:style-name="gr1" draw:text-style-name="P2" xml:id="id155" draw:id="id155" draw:layer="layout" svg:width="1cm" svg:height="0.9cm" svg:x="103.6cm" svg:y="23.642cm">
          <text:p text:style-name="P1"><text:span text:style-name="T1">IMUX</text:span></text:p>
          <text:p text:style-name="P1"><text:span text:style-name="T1">4518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cm" svg:y1="23.642cm" svg:x2="104.15cm" svg:y2="21.642cm" draw:start-shape="id155" draw:start-glue-point="0" draw:end-shape="id100" draw:end-glue-point="2" svg:d="M104100 23642l50-2000" svg:viewBox="0 0 51 2001">
          <text:p/>
        </draw:connector>
        <draw:connector draw:style-name="gr5" draw:text-style-name="P3" draw:layer="layout" draw:type="line" svg:x1="109.2cm" svg:y1="27.742cm" svg:x2="104.1cm" svg:y2="24.542cm" draw:start-shape="id147" draw:start-glue-point="0" draw:end-shape="id155" draw:end-glue-point="2" svg:d="M109200 27742l-5100-3200" svg:viewBox="0 0 5101 3201">
          <text:p text:style-name="P1"><text:span text:style-name="T3">b</text:span></text:p>
        </draw:connector>
        <draw:custom-shape draw:style-name="gr1" draw:text-style-name="P2" xml:id="id156" draw:id="id156" draw:layer="layout" svg:width="1cm" svg:height="0.9cm" svg:x="101.4cm" svg:y="23.642cm">
          <text:p text:style-name="P1"><text:span text:style-name="T1">IMUX (power/b)</text:span></text:p>
          <text:p text:style-name="P1"><text:span text:style-name="T1">462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cm" svg:y1="23.642cm" svg:x2="101.95cm" svg:y2="21.642cm" draw:start-shape="id156" draw:start-glue-point="0" draw:end-shape="id102" draw:end-glue-point="2" svg:d="M101900 23642l50-2000" svg:viewBox="0 0 51 2001">
          <text:p/>
        </draw:connector>
        <draw:custom-shape draw:style-name="gr1" draw:text-style-name="P2" xml:id="id157" draw:id="id157" draw:layer="layout" svg:width="1cm" svg:height="0.9cm" svg:x="99.2cm" svg:y="23.642cm">
          <text:p text:style-name="P1"><text:span text:style-name="T1">IMUX (power/b)</text:span></text:p>
          <text:p text:style-name="P1"><text:span text:style-name="T1">462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cm" svg:y1="23.642cm" svg:x2="99.75cm" svg:y2="21.642cm" draw:start-shape="id157" draw:start-glue-point="0" draw:end-shape="id104" draw:end-glue-point="2" svg:d="M99700 23642l50-2000" svg:viewBox="0 0 51 2001">
          <text:p/>
        </draw:connector>
        <draw:custom-shape draw:style-name="gr1" draw:text-style-name="P2" xml:id="id158" draw:id="id158" draw:layer="layout" svg:width="1cm" svg:height="0.9cm" svg:x="77.022cm" svg:y="42cm">
          <text:p text:style-name="P1"><text:span text:style-name="T1">IMUX</text:span></text:p>
          <text:p text:style-name="P1"><text:span text:style-name="T1">43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522cm" svg:y1="44.3cm" svg:x2="77.522cm" svg:y2="42.9cm" draw:start-shape="id36" draw:start-glue-point="0" draw:end-shape="id158" draw:end-glue-point="2" svg:d="M77522 44300v-1400" svg:viewBox="0 0 1 1401">
          <text:p text:style-name="P1"><text:span text:style-name="T3">b</text:span></text:p>
        </draw:connector>
        <draw:custom-shape draw:style-name="gr1" draw:text-style-name="P2" xml:id="id159" draw:id="id159" draw:layer="layout" svg:width="1cm" svg:height="0.9cm" svg:x="78.322cm" svg:y="42cm">
          <text:p text:style-name="P1"><text:span text:style-name="T1">IMUX</text:span></text:p>
          <text:p text:style-name="P1"><text:span text:style-name="T1">40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822cm" svg:y1="44.3cm" svg:x2="78.822cm" svg:y2="42.9cm" draw:start-shape="id39" draw:start-glue-point="0" draw:end-shape="id159" draw:end-glue-point="2" svg:d="M78822 44300v-1400" svg:viewBox="0 0 1 1401">
          <text:p text:style-name="P1"><text:span text:style-name="T3">b</text:span></text:p>
        </draw:connector>
        <draw:custom-shape draw:style-name="gr1" draw:text-style-name="P2" xml:id="id160" draw:id="id160" draw:layer="layout" svg:width="1cm" svg:height="0.9cm" svg:x="79.622cm" svg:y="42cm">
          <text:p text:style-name="P1"><text:span text:style-name="T1">IMUX</text:span></text:p>
          <text:p text:style-name="P1"><text:span text:style-name="T1">401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122cm" svg:y1="44.3cm" svg:x2="80.122cm" svg:y2="42.9cm" draw:start-shape="id43" draw:start-glue-point="0" draw:end-shape="id160" draw:end-glue-point="2" svg:d="M80122 44300v-1400" svg:viewBox="0 0 1 1401">
          <text:p text:style-name="P1"><text:span text:style-name="T3">b</text:span></text:p>
        </draw:connector>
        <draw:custom-shape draw:style-name="gr1" draw:text-style-name="P2" xml:id="id161" draw:id="id161" draw:layer="layout" svg:width="1cm" svg:height="0.9cm" svg:x="80.922cm" svg:y="42cm">
          <text:p text:style-name="P1"><text:span text:style-name="T1">IMUX</text:span></text:p>
          <text:p text:style-name="P1"><text:span text:style-name="T1">42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1.422cm" svg:y1="44.3cm" svg:x2="81.422cm" svg:y2="42.9cm" draw:start-shape="id45" draw:end-shape="id161" draw:end-glue-point="2" svg:d="M81422 44300v-1400" svg:viewBox="0 0 1 1401">
          <text:p text:style-name="P1"><text:span text:style-name="T3">b</text:span></text:p>
        </draw:connector>
        <draw:custom-shape draw:style-name="gr1" draw:text-style-name="P2" xml:id="id162" draw:id="id162" draw:layer="layout" svg:width="1cm" svg:height="0.9cm" svg:x="82.222cm" svg:y="42cm">
          <text:p text:style-name="P1"><text:span text:style-name="T1">IMUX</text:span></text:p>
          <text:p text:style-name="P1"><text:span text:style-name="T1">41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2.722cm" svg:y1="44.3cm" svg:x2="82.722cm" svg:y2="42.9cm" draw:start-shape="id49" draw:start-glue-point="0" draw:end-shape="id162" draw:end-glue-point="2" svg:d="M82722 44300v-1400" svg:viewBox="0 0 1 1401">
          <text:p text:style-name="P1"><text:span text:style-name="T3">b</text:span></text:p>
        </draw:connector>
        <draw:custom-shape draw:style-name="gr1" draw:text-style-name="P2" xml:id="id163" draw:id="id163" draw:layer="layout" svg:width="1cm" svg:height="0.9cm" svg:x="83.522cm" svg:y="42cm">
          <text:p text:style-name="P1"><text:span text:style-name="T1">IMUX</text:span></text:p>
          <text:p text:style-name="P1"><text:span text:style-name="T1">40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4.022cm" svg:y1="44.3cm" svg:x2="84.022cm" svg:y2="42.9cm" draw:start-shape="id50" draw:start-glue-point="0" draw:end-shape="id163" draw:end-glue-point="2" svg:d="M84022 44300v-1400" svg:viewBox="0 0 1 1401">
          <text:p text:style-name="P1"><text:span text:style-name="T3">b</text:span></text:p>
        </draw:connector>
        <draw:custom-shape draw:style-name="gr1" draw:text-style-name="P2" xml:id="id164" draw:id="id164" draw:layer="layout" svg:width="1cm" svg:height="0.9cm" svg:x="84.822cm" svg:y="42cm">
          <text:p text:style-name="P1"><text:span text:style-name="T1">IMUX</text:span></text:p>
          <text:p text:style-name="P1"><text:span text:style-name="T1">38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5.322cm" svg:y1="44.3cm" svg:x2="85.322cm" svg:y2="42.9cm" draw:start-shape="id54" draw:start-glue-point="0" draw:end-shape="id164" draw:end-glue-point="2" svg:d="M85322 44300v-1400" svg:viewBox="0 0 1 1401">
          <text:p text:style-name="P1"><text:span text:style-name="T3">b</text:span></text:p>
        </draw:connector>
        <draw:custom-shape draw:style-name="gr1" draw:text-style-name="P2" xml:id="id165" draw:id="id165" draw:layer="layout" svg:width="1cm" svg:height="0.9cm" svg:x="86.122cm" svg:y="42cm">
          <text:p text:style-name="P1"><text:span text:style-name="T1">IMUX</text:span></text:p>
          <text:p text:style-name="P1"><text:span text:style-name="T1">3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6.622cm" svg:y1="44.3cm" svg:x2="86.622cm" svg:y2="42.9cm" draw:start-shape="id57" draw:end-shape="id165" draw:end-glue-point="2" svg:d="M86622 44300v-1400" svg:viewBox="0 0 1 1401">
          <text:p text:style-name="P1"><text:span text:style-name="T3">b</text:span></text:p>
        </draw:connector>
        <draw:custom-shape draw:style-name="gr1" draw:text-style-name="P2" xml:id="id166" draw:id="id166" draw:layer="layout" svg:width="1cm" svg:height="0.9cm" svg:x="87.422cm" svg:y="42cm">
          <text:p text:style-name="P1"><text:span text:style-name="T1">IMUX</text:span></text:p>
          <text:p text:style-name="P1"><text:span text:style-name="T1">37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7.922cm" svg:y1="44.3cm" svg:x2="87.922cm" svg:y2="42.9cm" draw:start-shape="id60" draw:start-glue-point="0" draw:end-shape="id166" draw:end-glue-point="2" svg:d="M87922 44300v-1400" svg:viewBox="0 0 1 1401">
          <text:p text:style-name="P1"><text:span text:style-name="T3">b</text:span></text:p>
        </draw:connector>
        <draw:custom-shape draw:style-name="gr2" draw:text-style-name="P2" xml:id="id167" draw:id="id167" draw:layer="layout" svg:width="2.1cm" svg:height="0.9cm" svg:x="85.8cm" svg:y="20.854cm">
          <text:p text:style-name="P1"><text:span text:style-name="T1">DFF (clk15)</text:span></text:p>
          <text:p text:style-name="P1"><text:span text:style-name="T1">37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6.822cm" svg:y1="22.423cm" svg:x2="86.85cm" svg:y2="21.754cm" draw:start-shape="id63" draw:start-glue-point="0" draw:end-shape="id167" draw:end-glue-point="2" svg:d="M86822 22423l28-669" svg:viewBox="0 0 29 670">
          <text:p/>
        </draw:connector>
        <draw:custom-shape draw:style-name="gr1" draw:text-style-name="P2" xml:id="id168" draw:id="id168" draw:layer="layout" svg:width="1cm" svg:height="0.9cm" svg:x="90cm" svg:y="42cm">
          <text:p text:style-name="P1"><text:span text:style-name="T1">IMUX</text:span></text:p>
          <text:p text:style-name="P1"><text:span text:style-name="T1">35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9.222cm" svg:y1="44.3cm" svg:x2="90.5cm" svg:y2="42.9cm" draw:start-shape="id65" draw:start-glue-point="0" draw:end-shape="id168" draw:end-glue-point="2" svg:d="M89222 44300l1278-1400" svg:viewBox="0 0 1279 1401">
          <text:p text:style-name="P1"><text:span text:style-name="T3">b</text:span></text:p>
        </draw:connector>
        <draw:custom-shape draw:style-name="gr1" draw:text-style-name="P2" xml:id="id169" draw:id="id169" draw:layer="layout" svg:width="1cm" svg:height="0.9cm" svg:x="88.722cm" svg:y="42cm">
          <text:p text:style-name="P1"><text:span text:style-name="T1">IMUX</text:span></text:p>
          <text:p text:style-name="P1"><text:span text:style-name="T1">3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9.222cm" svg:y1="44.3cm" svg:x2="89.222cm" svg:y2="42.9cm" draw:start-shape="id65" draw:start-glue-point="0" draw:end-shape="id169" draw:end-glue-point="2" svg:d="M89222 44300v-1400" svg:viewBox="0 0 1 1401">
          <text:p text:style-name="P1"><text:span text:style-name="T3">b</text:span></text:p>
        </draw:connector>
        <draw:custom-shape draw:style-name="gr2" draw:text-style-name="P2" xml:id="id170" draw:id="id170" draw:layer="layout" svg:width="2.1cm" svg:height="0.9cm" svg:x="59.4cm" svg:y="20.854cm">
          <text:p text:style-name="P1"><text:span text:style-name="T1">DFF (clk15)</text:span></text:p>
          <text:p text:style-name="P1"><text:span text:style-name="T1">43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493cm" svg:y1="23.774cm" svg:x2="60.45cm" svg:y2="21.754cm" draw:end-shape="id170" draw:end-glue-point="2" svg:d="M60493 23774l-43-2020" svg:viewBox="0 0 44 2021">
          <text:p text:style-name="P1"><text:span text:style-name="T3">2_00</text:span></text:p>
        </draw:connector>
        <draw:custom-shape draw:style-name="gr1" draw:text-style-name="P2" xml:id="id171" draw:id="id171" draw:layer="layout" svg:width="1cm" svg:height="0.9cm" svg:x="62.576cm" svg:y="23.957cm">
          <text:p text:style-name="P1"><text:span text:style-name="T1">XOR</text:span></text:p>
          <text:p text:style-name="P1"><text:span text:style-name="T1">40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1cm" svg:height="0.9cm" svg:x="61.726cm" svg:y="37.425cm">
          <text:p text:style-name="P1"><text:span text:style-name="T1">AND</text:span></text:p>
          <text:p text:style-name="P1"><text:span text:style-name="T1">4011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748cm" svg:y1="26.227cm" svg:x2="63.076cm" svg:y2="24.857cm" draw:end-shape="id171" draw:end-glue-point="2" svg:d="M62748 26227l328-1370" svg:viewBox="0 0 329 1371">
          <text:p text:style-name="P1"><text:span text:style-name="T3">1_00</text:span></text:p>
        </draw:connector>
        <draw:connector draw:style-name="gr5" draw:text-style-name="P3" draw:layer="layout" draw:type="line" svg:x1="61.911cm" svg:y1="39.867cm" svg:x2="62.226cm" svg:y2="38.325cm" draw:end-shape="id172" draw:end-glue-point="2" svg:d="M61911 39867l315-1542" svg:viewBox="0 0 316 1543">
          <text:p text:style-name="P1"><text:span text:style-name="T3">1_00</text:span></text:p>
        </draw:connector>
        <draw:connector draw:style-name="gr5" draw:text-style-name="P3" draw:layer="layout" draw:type="line" svg:x1="63.622cm" svg:y1="26.723cm" svg:x2="63.076cm" svg:y2="24.857cm" draw:end-shape="id171" draw:end-glue-point="2" svg:d="M63622 26723l-546-1866" svg:viewBox="0 0 547 1867">
          <text:p text:style-name="P1"><text:span text:style-name="T3">2_01</text:span></text:p>
        </draw:connector>
        <draw:connector draw:style-name="gr5" draw:text-style-name="P3" draw:layer="layout" draw:type="line" svg:x1="62.833cm" svg:y1="40.411cm" svg:x2="62.226cm" svg:y2="38.325cm" draw:end-shape="id172" draw:end-glue-point="2" svg:d="M62833 40411l-607-2086" svg:viewBox="0 0 608 2087">
          <text:p text:style-name="P1"><text:span text:style-name="T3">2_01</text:span></text:p>
        </draw:connector>
        <draw:connector draw:style-name="gr5" draw:text-style-name="P3" draw:layer="layout" draw:type="line" svg:x1="60.399cm" svg:y1="40.6cm" svg:x2="60.026cm" svg:y2="38.325cm" draw:end-shape="id173" draw:end-glue-point="2" svg:d="M60399 40600l-373-2275" svg:viewBox="0 0 374 2276">
          <text:p text:style-name="P1"><text:span text:style-name="T3">2_01</text:span></text:p>
        </draw:connector>
        <draw:custom-shape draw:style-name="gr1" draw:text-style-name="P2" xml:id="id173" draw:id="id173" draw:layer="layout" svg:width="1cm" svg:height="0.9cm" svg:x="59.526cm" svg:y="37.425cm">
          <text:p text:style-name="P1"><text:span text:style-name="T1">AND</text:span></text:p>
          <text:p text:style-name="P1"><text:span text:style-name="T1">401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9.5cm" svg:y1="48.1cm" svg:x2="67.322cm" svg:y2="45.1cm" draw:start-shape="id174" draw:start-glue-point="0" draw:end-shape="id38" draw:end-glue-point="2" svg:d="M69500 48100l-2178-3000" svg:viewBox="0 0 21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8.422cm" svg:y2="45.1cm" draw:start-shape="id174" draw:start-glue-point="0" draw:end-shape="id41" draw:end-glue-point="2" svg:d="M69500 48100l-1078-3000" svg:viewBox="0 0 10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5.122cm" svg:y2="45.1cm" draw:start-shape="id174" draw:start-glue-point="0" draw:end-shape="id35" draw:end-glue-point="2" svg:d="M69500 48100l-4378-3000" svg:viewBox="0 0 4379 3001">
          <text:p text:style-name="P1"><text:span text:style-name="T3">b</text:span></text:p>
        </draw:connector>
        <draw:custom-shape draw:style-name="gr1" draw:text-style-name="P2" xml:id="id175" draw:id="id175" draw:layer="layout" svg:width="1cm" svg:height="0.9cm" svg:x="63.522cm" svg:y="44.2cm">
          <text:p text:style-name="P1"><text:span text:style-name="T1">NOT</text:span></text:p>
          <text:p text:style-name="P1"><text:span text:style-name="T1">39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cm" svg:y1="48.1cm" svg:x2="64.022cm" svg:y2="45.1cm" draw:start-shape="id174" draw:start-glue-point="0" draw:end-shape="id175" draw:end-glue-point="2" svg:d="M69500 48100l-5478-3000" svg:viewBox="0 0 5479 3001">
          <text:p/>
        </draw:connector>
        <draw:connector draw:style-name="gr5" draw:text-style-name="P3" draw:layer="layout" draw:type="line" svg:x1="86.369cm" svg:y1="24.584cm" svg:x2="86.822cm" svg:y2="23.323cm" draw:end-shape="id63" draw:end-glue-point="2" svg:d="M86369 24584l453-1261" svg:viewBox="0 0 454 1262">
          <text:p text:style-name="P1"><text:span text:style-name="T3">carry0</text:span></text:p>
        </draw:connector>
        <draw:connector draw:style-name="gr5" draw:text-style-name="P3" draw:layer="layout" draw:type="line" svg:x1="59.502cm" svg:y1="39.914cm" svg:x2="60.026cm" svg:y2="38.325cm" draw:end-shape="id173" draw:end-glue-point="2" svg:d="M59502 39914l524-1589" svg:viewBox="0 0 525 1590">
          <text:p text:style-name="P1"><text:span text:style-name="T3">carry0</text:span></text:p>
        </draw:connector>
        <draw:custom-shape draw:style-name="gr1" draw:text-style-name="P2" xml:id="id176" draw:id="id176" draw:layer="layout" svg:width="1cm" svg:height="0.9cm" svg:x="62.122cm" svg:y="22.423cm">
          <text:p text:style-name="P1"><text:span text:style-name="T1">XOR</text:span></text:p>
          <text:p text:style-name="P1"><text:span text:style-name="T1">41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485cm" svg:y1="24.673cm" svg:x2="62.622cm" svg:y2="23.323cm" draw:end-shape="id176" draw:end-glue-point="2" svg:d="M61485 24673l1137-1350" svg:viewBox="0 0 1138 1351">
          <text:p text:style-name="P1"><text:span text:style-name="T3">carry0</text:span></text:p>
        </draw:connector>
        <draw:custom-shape draw:style-name="gr1" draw:text-style-name="P2" xml:id="id177" draw:id="id177" draw:layer="layout" svg:width="1cm" svg:height="0.9cm" svg:x="60.626cm" svg:y="37.425cm">
          <text:p text:style-name="P1"><text:span text:style-name="T1">AND</text:span></text:p>
          <text:p text:style-name="P1"><text:span text:style-name="T1">39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565cm" svg:y1="39.867cm" svg:x2="61.126cm" svg:y2="38.325cm" draw:end-shape="id177" draw:end-glue-point="2" svg:d="M60565 39867l561-1542" svg:viewBox="0 0 562 1543">
          <text:p text:style-name="P1"><text:span text:style-name="T3">carry0</text:span></text:p>
        </draw:connector>
        <draw:connector draw:style-name="gr5" draw:text-style-name="P3" draw:layer="layout" draw:type="line" svg:x1="69.5cm" svg:y1="48.1cm" svg:x2="66.222cm" svg:y2="45.1cm" draw:start-shape="id174" draw:start-glue-point="0" draw:end-shape="id34" draw:end-glue-point="2" svg:d="M69500 48100l-3278-3000" svg:viewBox="0 0 32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9.522cm" svg:y2="45.1cm" draw:start-shape="id174" draw:start-glue-point="0" draw:end-shape="id44" draw:end-glue-point="2" svg:d="M69500 48100l22-3000" svg:viewBox="0 0 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0.643cm" svg:y2="45.1cm" draw:start-shape="id174" draw:start-glue-point="0" draw:end-shape="id47" draw:end-glue-point="2" svg:d="M69500 48100l1143-3000" svg:viewBox="0 0 1144 3001">
          <text:p text:style-name="P1"><text:span text:style-name="T3">0</text:span></text:p>
        </draw:connector>
        <draw:connector draw:style-name="gr5" draw:text-style-name="P3" draw:layer="layout" draw:type="line" svg:x1="69.5cm" svg:y1="48.1cm" svg:x2="71.722cm" svg:y2="45.1cm" draw:start-shape="id174" draw:start-glue-point="0" draw:end-shape="id51" draw:end-glue-point="2" svg:d="M69500 48100l2222-3000" svg:viewBox="0 0 22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2.822cm" svg:y2="45.1cm" draw:start-shape="id174" draw:start-glue-point="0" draw:end-shape="id53" draw:end-glue-point="2" svg:d="M69500 48100l3322-3000" svg:viewBox="0 0 33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3.922cm" svg:y2="45.1cm" draw:start-shape="id174" draw:start-glue-point="0" draw:end-shape="id56" draw:end-glue-point="2" svg:d="M69500 48100l4422-3000" svg:viewBox="0 0 44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5.022cm" svg:y2="45.1cm" draw:start-shape="id174" draw:start-glue-point="0" draw:end-shape="id59" draw:end-glue-point="2" svg:d="M69500 48100l5522-3000" svg:viewBox="0 0 55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6.122cm" svg:y2="45.1cm" draw:start-shape="id174" draw:start-glue-point="0" draw:end-shape="id62" draw:end-glue-point="2" svg:d="M69500 48100l6622-3000" svg:viewBox="0 0 6623 3001">
          <text:p text:style-name="P1"><text:span text:style-name="T3">b</text:span></text:p>
        </draw:connector>
        <draw:custom-shape draw:style-name="gr1" draw:text-style-name="P2" xml:id="id178" draw:id="id178" draw:layer="layout" svg:width="1cm" svg:height="0.9cm" svg:x="65.722cm" svg:y="42.7cm">
          <text:p text:style-name="P1"><text:span text:style-name="T1">NOT</text:span></text:p>
          <text:p text:style-name="P1"><text:span text:style-name="T1">39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222cm" svg:y1="44.2cm" svg:x2="66.222cm" svg:y2="43.6cm" draw:start-shape="id34" draw:start-glue-point="0" draw:end-shape="id178" draw:end-glue-point="2" svg:d="M66222 44200v-600" svg:viewBox="0 0 1 601">
          <text:p/>
        </draw:connector>
        <draw:connector draw:style-name="gr5" draw:text-style-name="P3" draw:layer="layout" draw:type="line" svg:x1="70.222cm" svg:y1="38cm" svg:x2="71.197cm" svg:y2="35.886cm" draw:end-shape="id179" draw:end-glue-point="2" svg:d="M70222 38000l975-2114" svg:viewBox="0 0 976 2115">
          <text:p text:style-name="P1"><text:span text:style-name="T3">1_01/b</text:span></text:p>
        </draw:connector>
        <draw:connector draw:style-name="gr5" draw:text-style-name="P3" draw:layer="layout" draw:type="line" svg:x1="72.274cm" svg:y1="37.923cm" svg:x2="73.109cm" svg:y2="35.858cm" draw:end-shape="id180" draw:end-glue-point="2" svg:d="M72274 37923l835-2065" svg:viewBox="0 0 836 2066">
          <text:p text:style-name="P1"><text:span text:style-name="T3">1_01/b</text:span></text:p>
        </draw:connector>
        <draw:custom-shape draw:style-name="gr1" draw:text-style-name="P2" xml:id="id181" draw:id="id181" draw:layer="layout" svg:width="1cm" svg:height="0.9cm" svg:x="64.722cm" svg:y="23.923cm">
          <text:p text:style-name="P1"><text:span text:style-name="T1">XOR</text:span></text:p>
          <text:p text:style-name="P1"><text:span text:style-name="T1">40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703cm" svg:y1="26.137cm" svg:x2="65.222cm" svg:y2="24.823cm" draw:end-shape="id181" draw:end-glue-point="2" svg:d="M64703 26137l519-1314" svg:viewBox="0 0 520 1315">
          <text:p text:style-name="P1"><text:span text:style-name="T3">1_01</text:span></text:p>
        </draw:connector>
        <draw:custom-shape draw:style-name="gr1" draw:text-style-name="P2" xml:id="id182" draw:id="id182" draw:layer="layout" svg:width="1cm" svg:height="0.9cm" svg:x="63.623cm" svg:y="37.421cm">
          <text:p text:style-name="P1"><text:span text:style-name="T1">NAND</text:span></text:p>
          <text:p text:style-name="P1"><text:span text:style-name="T1">41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533cm" svg:y1="39.687cm" svg:x2="64.123cm" svg:y2="38.321cm" draw:end-shape="id182" draw:end-glue-point="2" svg:d="M63533 39687l590-1366" svg:viewBox="0 0 591 1367">
          <text:p text:style-name="P1"><text:span text:style-name="T3">1_01</text:span></text:p>
        </draw:connector>
        <draw:custom-shape draw:style-name="gr1" draw:text-style-name="P2" xml:id="id183" draw:id="id183" draw:layer="layout" svg:width="1cm" svg:height="0.9cm" svg:x="65.523cm" svg:y="37.421cm">
          <text:p text:style-name="P1"><text:span text:style-name="T1">NOR</text:span></text:p>
          <text:p text:style-name="P1"><text:span text:style-name="T1">41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5.547cm" svg:y1="39.986cm" svg:x2="66.023cm" svg:y2="38.321cm" draw:end-shape="id183" draw:end-glue-point="2" svg:d="M65547 39986l476-1665" svg:viewBox="0 0 477 1666">
          <text:p text:style-name="P1"><text:span text:style-name="T3">1_01</text:span></text:p>
        </draw:connector>
        <draw:connector draw:style-name="gr5" draw:text-style-name="P3" draw:layer="layout" draw:type="line" svg:x1="65.601cm" svg:y1="26.633cm" svg:x2="65.222cm" svg:y2="24.823cm" draw:end-shape="id181" draw:end-glue-point="2" svg:d="M65601 26633l-379-1810" svg:viewBox="0 0 380 1811">
          <text:p text:style-name="P1"><text:span text:style-name="T3">2_02</text:span></text:p>
        </draw:connector>
        <draw:connector draw:style-name="gr5" draw:text-style-name="P3" draw:layer="layout" draw:type="line" svg:x1="64.36cm" svg:y1="40.349cm" svg:x2="64.123cm" svg:y2="38.321cm" draw:end-shape="id182" draw:end-glue-point="2" svg:d="M64360 40349l-237-2028" svg:viewBox="0 0 238 2029">
          <text:p text:style-name="P1"><text:span text:style-name="T3">2_02</text:span></text:p>
        </draw:connector>
        <draw:connector draw:style-name="gr5" draw:text-style-name="P3" draw:layer="layout" draw:type="line" svg:x1="66.279cm" svg:y1="40.6cm" svg:x2="66.023cm" svg:y2="38.321cm" draw:end-shape="id183" draw:end-glue-point="2" svg:d="M66279 40600l-256-2279" svg:viewBox="0 0 257 2280">
          <text:p text:style-name="P1"><text:span text:style-name="T3">2_02</text:span></text:p>
        </draw:connector>
        <draw:connector draw:style-name="gr5" draw:text-style-name="P3" draw:layer="layout" draw:type="line" svg:x1="72.274cm" svg:y1="37.049cm" svg:x2="73.109cm" svg:y2="35.858cm" draw:end-shape="id180" draw:end-glue-point="2" svg:d="M72274 37049l835-1191" svg:viewBox="0 0 836 1192">
          <text:p text:style-name="P1"><text:span text:style-name="T3">2_02/a</text:span></text:p>
        </draw:connector>
        <draw:connector draw:style-name="gr5" draw:text-style-name="P3" draw:layer="layout" draw:type="line" svg:x1="70.174cm" svg:y1="37.078cm" svg:x2="71.197cm" svg:y2="35.886cm" draw:end-shape="id179" draw:end-glue-point="2" svg:d="M70174 37078l1023-1192" svg:viewBox="0 0 1024 1193">
          <text:p text:style-name="P1"><text:span text:style-name="T3">2_02/a</text:span></text:p>
        </draw:connector>
        <draw:custom-shape draw:style-name="gr1" draw:text-style-name="P2" xml:id="id184" draw:id="id184" draw:layer="layout" svg:width="1cm" svg:height="0.9cm" svg:x="66.822cm" svg:y="42.7cm">
          <text:p text:style-name="P1"><text:span text:style-name="T1">NOT</text:span></text:p>
          <text:p text:style-name="P1"><text:span text:style-name="T1">39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322cm" svg:y1="44.2cm" svg:x2="67.322cm" svg:y2="43.6cm" draw:start-shape="id38" draw:start-glue-point="0" draw:end-shape="id184" draw:end-glue-point="2" svg:d="M67322 44200v-600" svg:viewBox="0 0 1 601">
          <text:p/>
        </draw:connector>
        <draw:connector draw:style-name="gr5" draw:text-style-name="P3" draw:layer="layout" draw:type="line" svg:x1="71.922cm" svg:y1="37.078cm" svg:x2="71.197cm" svg:y2="35.886cm" draw:end-shape="id179" draw:end-glue-point="2" svg:d="M71922 37078l-725-1192" svg:viewBox="0 0 726 1193">
          <text:p text:style-name="P1"><text:span text:style-name="T3">1_02/c</text:span></text:p>
        </draw:connector>
        <draw:connector draw:style-name="gr5" draw:text-style-name="P3" draw:layer="layout" draw:type="line" svg:x1="73.999cm" svg:y1="37.9cm" svg:x2="73.109cm" svg:y2="35.858cm" draw:end-shape="id180" draw:end-glue-point="2" svg:d="M73999 37900l-890-2042" svg:viewBox="0 0 891 2043">
          <text:p text:style-name="P1"><text:span text:style-name="T3">1_02/d</text:span></text:p>
        </draw:connector>
        <draw:connector draw:style-name="gr5" draw:text-style-name="P3" draw:layer="layout" draw:type="line" svg:x1="69.082cm" svg:y1="37.318cm" svg:x2="69.574cm" svg:y2="35.923cm" draw:end-shape="id185" draw:end-glue-point="2" svg:d="M69082 37318l492-1395" svg:viewBox="0 0 493 1396">
          <text:p text:style-name="P1"><text:span text:style-name="T3">1_02</text:span></text:p>
        </draw:connector>
        <draw:custom-shape draw:style-name="gr6" draw:text-style-name="P2" xml:id="id186" draw:id="id186" draw:layer="layout" svg:width="1cm" svg:height="0.9cm" svg:x="67.022cm" svg:y="27.161cm">
          <text:p text:style-name="P1"><text:span text:style-name="T1">OR</text:span></text:p>
          <text:p text:style-name="P1"><text:span text:style-name="T1">421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7.064cm" svg:y1="29.48cm" svg:x2="67.522cm" svg:y2="28.061cm" draw:end-shape="id186" draw:end-glue-point="2" svg:d="M67064 29480l458-1419" svg:viewBox="0 0 459 1420">
          <text:p text:style-name="P1"><text:span text:style-name="T3">1_02</text:span></text:p>
        </draw:connector>
        <draw:connector draw:style-name="gr5" draw:text-style-name="P3" draw:layer="layout" draw:type="line" svg:x1="67.961cm" svg:y1="30.023cm" svg:x2="67.522cm" svg:y2="28.061cm" draw:end-shape="id186" draw:end-glue-point="2" svg:d="M67961 30023l-439-1962" svg:viewBox="0 0 440 1963">
          <text:p text:style-name="P1"><text:span text:style-name="T3">2_03</text:span></text:p>
        </draw:connector>
        <draw:connector draw:style-name="gr5" draw:text-style-name="P3" draw:layer="layout" draw:type="line" svg:x1="69.814cm" svg:y1="37.861cm" svg:x2="69.574cm" svg:y2="35.923cm" draw:end-shape="id185" draw:end-glue-point="2" svg:d="M69814 37861l-240-1938" svg:viewBox="0 0 241 1939">
          <text:p text:style-name="P1"><text:span text:style-name="T3">2_03</text:span></text:p>
        </draw:connector>
        <draw:connector draw:style-name="gr5" draw:text-style-name="P3" draw:layer="layout" draw:type="line" svg:x1="71.946cm" svg:y1="38.023cm" svg:x2="71.197cm" svg:y2="35.886cm" draw:end-shape="id179" draw:end-glue-point="2" svg:d="M71946 38023l-749-2137" svg:viewBox="0 0 750 2138">
          <text:p text:style-name="P1"><text:span text:style-name="T3">2_03/d</text:span></text:p>
        </draw:connector>
        <draw:connector draw:style-name="gr5" draw:text-style-name="P3" draw:layer="layout" draw:type="line" svg:x1="74.022cm" svg:y1="37.097cm" svg:x2="73.109cm" svg:y2="35.858cm" draw:end-shape="id180" draw:end-glue-point="2" svg:d="M74022 37097l-913-1239" svg:viewBox="0 0 914 1240">
          <text:p text:style-name="P1"><text:span text:style-name="T3">2_03/c</text:span></text:p>
        </draw:connector>
        <draw:custom-shape draw:style-name="gr1" draw:text-style-name="P2" xml:id="id187" draw:id="id187" draw:layer="layout" svg:width="1cm" svg:height="0.9cm" svg:x="67.022cm" svg:y="23.923cm">
          <text:p text:style-name="P1"><text:span text:style-name="T1">XOR</text:span></text:p>
          <text:p text:style-name="P1"><text:span text:style-name="T1">41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105cm" svg:y1="26.586cm" svg:x2="67.522cm" svg:y2="24.823cm" draw:end-shape="id187" draw:end-glue-point="2" svg:d="M68105 26586l-583-1763" svg:viewBox="0 0 584 1764">
          <text:p text:style-name="P1"><text:span text:style-name="T3">2_03</text:span></text:p>
        </draw:connector>
        <draw:connector draw:style-name="gr5" draw:text-style-name="P3" draw:layer="layout" draw:type="line" svg:x1="67.089cm" svg:y1="26.137cm" svg:x2="67.522cm" svg:y2="24.823cm" draw:end-shape="id187" draw:end-glue-point="2" svg:d="M67089 26137l433-1314" svg:viewBox="0 0 434 1315">
          <text:p text:style-name="P1"><text:span text:style-name="T3">1_02</text:span></text:p>
        </draw:connector>
        <draw:custom-shape draw:style-name="gr1" draw:text-style-name="P2" xml:id="id188" draw:id="id188" draw:layer="layout" svg:width="1cm" svg:height="0.9cm" svg:x="67.922cm" svg:y="42.7cm">
          <text:p text:style-name="P1"><text:span text:style-name="T1">NOT</text:span></text:p>
          <text:p text:style-name="P1"><text:span text:style-name="T1">40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422cm" svg:y1="44.2cm" svg:x2="68.422cm" svg:y2="43.6cm" draw:start-shape="id41" draw:start-glue-point="0" draw:end-shape="id188" draw:end-glue-point="2" svg:d="M68422 44200v-600" svg:viewBox="0 0 1 601">
          <text:p/>
        </draw:connector>
        <draw:custom-shape draw:style-name="gr1" draw:text-style-name="P2" xml:id="id189" draw:id="id189" draw:layer="layout" svg:width="1cm" svg:height="0.9cm" svg:x="72.931cm" svg:y="32.023cm">
          <text:p text:style-name="P1"><text:span text:style-name="T1">OR</text:span></text:p>
          <text:p text:style-name="P1"><text:span text:style-name="T1">41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966cm" svg:y1="34.166cm" svg:x2="73.431cm" svg:y2="32.923cm" draw:end-shape="id189" draw:end-glue-point="2" svg:d="M72966 34166l465-1243" svg:viewBox="0 0 466 1244">
          <text:p text:style-name="P1"><text:span text:style-name="T3">1_03</text:span></text:p>
        </draw:connector>
        <draw:custom-shape draw:style-name="gr1" draw:text-style-name="P2" xml:id="id190" draw:id="id190" draw:layer="layout" svg:width="1cm" svg:height="0.9cm" svg:x="67.974cm" svg:y="35.023cm">
          <text:p text:style-name="P1"><text:span text:style-name="T1">XNOR</text:span></text:p>
          <text:p text:style-name="P1"><text:span text:style-name="T1">411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049cm" svg:y1="37.389cm" svg:x2="68.474cm" svg:y2="35.923cm" draw:end-shape="id190" draw:end-glue-point="2" svg:d="M68049 37389l425-1466" svg:viewBox="0 0 426 1467">
          <text:p text:style-name="P1"><text:span text:style-name="T3">1_03</text:span></text:p>
        </draw:connector>
        <draw:connector draw:style-name="gr5" draw:text-style-name="P3" draw:layer="layout" draw:type="line" svg:x1="73.911cm" svg:y1="34.709cm" svg:x2="73.431cm" svg:y2="32.923cm" draw:end-shape="id189" draw:end-glue-point="2" svg:d="M73911 34709l-480-1786" svg:viewBox="0 0 481 1787">
          <text:p text:style-name="P1"><text:span text:style-name="T3">2_04</text:span></text:p>
        </draw:connector>
        <draw:connector draw:style-name="gr5" draw:text-style-name="P3" draw:layer="layout" draw:type="line" svg:x1="68.853cm" svg:y1="37.909cm" svg:x2="68.474cm" svg:y2="35.923cm" draw:end-shape="id190" draw:end-glue-point="2" svg:d="M68853 37909l-379-1986" svg:viewBox="0 0 380 1987">
          <text:p text:style-name="P1"><text:span text:style-name="T3">2_04</text:span></text:p>
        </draw:connector>
        <draw:custom-shape draw:style-name="gr1" draw:text-style-name="P2" xml:id="id191" draw:id="id191" draw:layer="layout" svg:width="1cm" svg:height="0.9cm" svg:x="69.022cm" svg:y="42.7cm">
          <text:p text:style-name="P1"><text:span text:style-name="T1">NOT</text:span></text:p>
          <text:p text:style-name="P1"><text:span text:style-name="T1">36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22cm" svg:y1="44.2cm" svg:x2="69.522cm" svg:y2="43.6cm" draw:start-shape="id44" draw:start-glue-point="0" draw:end-shape="id191" draw:end-glue-point="2" svg:d="M69522 44200v-600" svg:viewBox="0 0 1 601">
          <text:p/>
        </draw:connector>
        <draw:custom-shape draw:style-name="gr1" draw:text-style-name="P2" xml:id="id192" draw:id="id192" draw:layer="layout" svg:width="1cm" svg:height="0.9cm" svg:x="71.535cm" svg:y="24.023cm">
          <text:p text:style-name="P1"><text:span text:style-name="T1">XOR</text:span></text:p>
          <text:p text:style-name="P1"><text:span text:style-name="T1">41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522cm" svg:y1="26.168cm" svg:x2="72.035cm" svg:y2="24.923cm" draw:end-shape="id192" draw:end-glue-point="2" svg:d="M71522 26168l513-1245" svg:viewBox="0 0 514 1246">
          <text:p text:style-name="P1"><text:span text:style-name="T3">1_04</text:span></text:p>
        </draw:connector>
        <draw:custom-shape draw:style-name="gr1" draw:text-style-name="P2" xml:id="id193" draw:id="id193" draw:layer="layout" svg:width="1cm" svg:height="0.9cm" svg:x="59.753cm" svg:y="30.847cm">
          <text:p text:style-name="P1"><text:span text:style-name="T1">OR</text:span></text:p>
          <text:p text:style-name="P1"><text:span text:style-name="T1">40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533cm" svg:y1="33.048cm" svg:x2="60.253cm" svg:y2="31.747cm" draw:end-shape="id193" draw:end-glue-point="2" svg:d="M59533 33048l720-1301" svg:viewBox="0 0 721 1302">
          <text:p text:style-name="P1"><text:span text:style-name="T3">1_04</text:span></text:p>
        </draw:connector>
        <draw:custom-shape draw:style-name="gr1" draw:text-style-name="P2" xml:id="id194" draw:id="id194" draw:layer="layout" svg:width="1cm" svg:height="0.9cm" svg:x="61.633cm" svg:y="30.847cm">
          <text:p text:style-name="P1"><text:span text:style-name="T1">AND</text:span></text:p>
          <text:p text:style-name="P1"><text:span text:style-name="T1">40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518cm" svg:y1="33.048cm" svg:x2="62.133cm" svg:y2="31.747cm" draw:end-shape="id194" draw:end-glue-point="2" svg:d="M61518 33048l615-1301" svg:viewBox="0 0 616 1302">
          <text:p text:style-name="P1"><text:span text:style-name="T3">1_04</text:span></text:p>
        </draw:connector>
        <draw:connector draw:style-name="gr5" draw:text-style-name="P3" draw:layer="layout" draw:type="line" svg:x1="72.514cm" svg:y1="26.64cm" svg:x2="72.035cm" svg:y2="24.923cm" draw:end-shape="id192" draw:end-glue-point="2" svg:d="M72514 26640l-479-1717" svg:viewBox="0 0 480 1718">
          <text:p text:style-name="P1"><text:span text:style-name="T3">2_05</text:span></text:p>
        </draw:connector>
        <draw:connector draw:style-name="gr5" draw:text-style-name="P3" draw:layer="layout" draw:type="line" svg:x1="60.454cm" svg:y1="33.497cm" svg:x2="60.253cm" svg:y2="31.747cm" draw:end-shape="id193" draw:end-glue-point="2" svg:d="M60454 33497l-201-1750" svg:viewBox="0 0 202 1751">
          <text:p text:style-name="P1"><text:span text:style-name="T3">2_05</text:span></text:p>
        </draw:connector>
        <draw:connector draw:style-name="gr5" draw:text-style-name="P3" draw:layer="layout" draw:type="line" svg:x1="62.462cm" svg:y1="33.52cm" svg:x2="62.133cm" svg:y2="31.747cm" draw:end-shape="id194" draw:end-glue-point="2" svg:d="M62462 33520l-329-1773" svg:viewBox="0 0 330 1774">
          <text:p text:style-name="P1"><text:span text:style-name="T3">2_05</text:span></text:p>
        </draw:connector>
        <draw:custom-shape draw:style-name="gr1" draw:text-style-name="P2" xml:id="id195" draw:id="id195" draw:layer="layout" svg:width="1cm" svg:height="0.9cm" svg:x="70.122cm" svg:y="42.7cm">
          <text:p text:style-name="P1"><text:span text:style-name="T1">NOT</text:span></text:p>
          <text:p text:style-name="P1"><text:span text:style-name="T1">38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643cm" svg:y1="44.2cm" svg:x2="70.622cm" svg:y2="43.6cm" draw:start-shape="id47" draw:start-glue-point="0" draw:end-shape="id195" draw:end-glue-point="2" svg:d="M70643 44200l-21-600" svg:viewBox="0 0 22 601">
          <text:p/>
        </draw:connector>
        <draw:custom-shape draw:style-name="gr1" draw:text-style-name="P2" xml:id="id196" draw:id="id196" draw:layer="layout" svg:width="1cm" svg:height="0.9cm" svg:x="73.822cm" svg:y="23.923cm">
          <text:p text:style-name="P1"><text:span text:style-name="T1">XOR</text:span></text:p>
          <text:p text:style-name="P1"><text:span text:style-name="T1">391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938cm" svg:y1="26.114cm" svg:x2="74.322cm" svg:y2="24.823cm" draw:end-shape="id196" draw:end-glue-point="2" svg:d="M73938 26114l384-1291" svg:viewBox="0 0 385 1292">
          <text:p text:style-name="P1"><text:span text:style-name="T3">1_05</text:span></text:p>
        </draw:connector>
        <draw:custom-shape draw:style-name="gr1" draw:text-style-name="P2" xml:id="id197" draw:id="id197" draw:layer="layout" svg:width="1cm" svg:height="0.9cm" svg:x="63.51cm" svg:y="30.863cm">
          <text:p text:style-name="P1"><text:span text:style-name="T1">NAND</text:span></text:p>
          <text:p text:style-name="P1"><text:span text:style-name="T1">391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414cm" svg:y1="33.094cm" svg:x2="64.01cm" svg:y2="31.763cm" draw:end-shape="id197" draw:end-glue-point="2" svg:d="M63414 33094l596-1331" svg:viewBox="0 0 597 1332">
          <text:p text:style-name="P1"><text:span text:style-name="T3">1_05</text:span></text:p>
        </draw:connector>
        <draw:custom-shape draw:style-name="gr1" draw:text-style-name="P2" xml:id="id198" draw:id="id198" draw:layer="layout" svg:width="1cm" svg:height="0.9cm" svg:x="65.314cm" svg:y="30.849cm">
          <text:p text:style-name="P1"><text:span text:style-name="T1">NOR</text:span></text:p>
          <text:p text:style-name="P1"><text:span text:style-name="T1">39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.367cm" svg:y1="32.995cm" svg:x2="65.814cm" svg:y2="31.749cm" draw:end-shape="id198" draw:end-glue-point="2" svg:d="M65367 32995l447-1246" svg:viewBox="0 0 448 1247">
          <text:p text:style-name="P1"><text:span text:style-name="T3">1_05</text:span></text:p>
        </draw:connector>
        <draw:custom-shape draw:style-name="gr1" draw:text-style-name="P2" xml:id="id199" draw:id="id199" draw:layer="layout" svg:width="1cm" svg:height="0.9cm" svg:x="80.185cm" svg:y="36.323cm">
          <text:p text:style-name="P1"><text:span text:style-name="T2">NAND|NOR</text:span></text:p>
          <text:p text:style-name="P1"><text:span text:style-name="T1">39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82.21cm" svg:y="36.36cm">
          <text:p text:style-name="P1"><text:span text:style-name="T1">22-OAI</text:span></text:p>
          <text:p text:style-name="P1"><text:span text:style-name="T1">381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566cm" svg:y1="38.915cm" svg:x2="80.685cm" svg:y2="37.223cm" draw:end-shape="id199" draw:end-glue-point="2" svg:d="M79566 38915l1119-1692" svg:viewBox="0 0 1120 1693">
          <text:p text:style-name="P1"><text:span text:style-name="T3">1_05/b</text:span></text:p>
        </draw:connector>
        <draw:connector draw:style-name="gr5" draw:text-style-name="P3" draw:layer="layout" draw:type="line" svg:x1="81.885cm" svg:y1="39.023cm" svg:x2="82.71cm" svg:y2="37.26cm" draw:end-shape="id200" draw:end-glue-point="2" svg:d="M81885 39023l825-1763" svg:viewBox="0 0 826 1764">
          <text:p text:style-name="P1"><text:span text:style-name="T3">1_05/b</text:span></text:p>
        </draw:connector>
        <draw:connector draw:style-name="gr5" draw:text-style-name="P3" draw:layer="layout" draw:type="line" svg:x1="74.741cm" svg:y1="26.799cm" svg:x2="74.322cm" svg:y2="24.823cm" draw:end-shape="id196" draw:end-glue-point="2" svg:d="M74741 26799l-419-1976" svg:viewBox="0 0 420 1977">
          <text:p text:style-name="P1"><text:span text:style-name="T3">2_06</text:span></text:p>
        </draw:connector>
        <draw:connector draw:style-name="gr5" draw:text-style-name="P3" draw:layer="layout" draw:type="line" svg:x1="64.478cm" svg:y1="33.531cm" svg:x2="64.01cm" svg:y2="31.763cm" draw:end-shape="id197" draw:end-glue-point="2" svg:d="M64478 33531l-468-1768" svg:viewBox="0 0 469 1769">
          <text:p text:style-name="P1"><text:span text:style-name="T3">2_06</text:span></text:p>
        </draw:connector>
        <draw:connector draw:style-name="gr5" draw:text-style-name="P3" draw:layer="layout" draw:type="line" svg:x1="66.431cm" svg:y1="33.431cm" svg:x2="65.814cm" svg:y2="31.749cm" draw:end-shape="id198" draw:end-glue-point="2" svg:d="M66431 33431l-617-1682" svg:viewBox="0 0 618 1683">
          <text:p text:style-name="P1"><text:span text:style-name="T3">2_06</text:span></text:p>
        </draw:connector>
        <draw:connector draw:style-name="gr5" draw:text-style-name="P3" draw:layer="layout" draw:type="line" svg:x1="79.639cm" svg:y1="38.229cm" svg:x2="80.685cm" svg:y2="37.223cm" draw:end-shape="id199" draw:end-glue-point="2" svg:d="M79639 38229l1046-1006" svg:viewBox="0 0 1047 1007">
          <text:p text:style-name="P1"><text:span text:style-name="T3">2_06/a</text:span></text:p>
        </draw:connector>
        <draw:connector draw:style-name="gr5" draw:text-style-name="P3" draw:layer="layout" draw:type="line" svg:x1="81.909cm" svg:y1="38.312cm" svg:x2="82.71cm" svg:y2="37.26cm" draw:end-shape="id200" draw:end-glue-point="2" svg:d="M81909 38312l801-1052" svg:viewBox="0 0 802 1053">
          <text:p text:style-name="P1"><text:span text:style-name="T3">2_06/a</text:span></text:p>
        </draw:connector>
        <draw:custom-shape draw:style-name="gr1" draw:text-style-name="P2" xml:id="id201" draw:id="id201" draw:layer="layout" svg:width="1cm" svg:height="0.9cm" svg:x="71.222cm" svg:y="42.7cm">
          <text:p text:style-name="P1"><text:span text:style-name="T1">NOT</text:span></text:p>
          <text:p text:style-name="P1"><text:span text:style-name="T1">38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722cm" svg:y1="44.2cm" svg:x2="71.722cm" svg:y2="43.6cm" draw:start-shape="id51" draw:start-glue-point="0" draw:end-shape="id201" draw:end-glue-point="2" svg:d="M71722 44200v-600" svg:viewBox="0 0 1 601">
          <text:p/>
        </draw:connector>
        <draw:custom-shape draw:style-name="gr1" draw:text-style-name="P2" xml:id="id202" draw:id="id202" draw:layer="layout" svg:width="1cm" svg:height="0.9cm" svg:x="75.936cm" svg:y="23.923cm">
          <text:p text:style-name="P1"><text:span text:style-name="T1">XOR</text:span></text:p>
          <text:p text:style-name="P1"><text:span text:style-name="T1">39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922cm" svg:y1="26.335cm" svg:x2="76.436cm" svg:y2="24.823cm" draw:end-shape="id202" draw:end-glue-point="2" svg:d="M75922 26335l514-1512" svg:viewBox="0 0 515 1513">
          <text:p text:style-name="P1"><text:span text:style-name="T3">1_06</text:span></text:p>
        </draw:connector>
        <draw:custom-shape draw:style-name="gr1" draw:text-style-name="P2" xml:id="id203" draw:id="id203" draw:layer="layout" svg:width="1cm" svg:height="0.9cm" svg:x="75.79cm" svg:y="29.023cm">
          <text:p text:style-name="P1"><text:span text:style-name="T1">OR</text:span></text:p>
          <text:p text:style-name="P1"><text:span text:style-name="T1">38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522cm" svg:y1="30.861cm" svg:x2="76.29cm" svg:y2="29.923cm" draw:end-shape="id203" draw:end-glue-point="2" svg:d="M75522 30861l768-938" svg:viewBox="0 0 769 939">
          <text:p text:style-name="P1"><text:span text:style-name="T3">1_06</text:span></text:p>
        </draw:connector>
        <draw:connector draw:style-name="gr5" draw:text-style-name="P3" draw:layer="layout" draw:type="line" svg:x1="81.648cm" svg:y1="38.866cm" svg:x2="80.685cm" svg:y2="37.223cm" draw:end-shape="id199" draw:end-glue-point="2" svg:d="M81648 38866l-963-1643" svg:viewBox="0 0 964 1644">
          <text:p text:style-name="P1"><text:span text:style-name="T3">1_06/d</text:span></text:p>
        </draw:connector>
        <draw:connector draw:style-name="gr5" draw:text-style-name="P3" draw:layer="layout" draw:type="line" svg:x1="83.673cm" svg:y1="39.023cm" svg:x2="82.71cm" svg:y2="37.26cm" draw:end-shape="id200" draw:end-glue-point="2" svg:d="M83673 39023l-963-1763" svg:viewBox="0 0 964 1764">
          <text:p text:style-name="P1"><text:span text:style-name="T3">1_06/d</text:span></text:p>
        </draw:connector>
        <draw:custom-shape draw:style-name="gr1" draw:text-style-name="P2" xml:id="id204" draw:id="id204" draw:layer="layout" svg:width="1cm" svg:height="0.9cm" svg:x="78.122cm" svg:y="36.379cm">
          <text:p text:style-name="P1"><text:span text:style-name="T1">NAND</text:span></text:p>
          <text:p text:style-name="P1"><text:span text:style-name="T1">3915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126cm" svg:y1="38.584cm" svg:x2="78.622cm" svg:y2="37.279cm" draw:end-shape="id204" draw:end-glue-point="2" svg:d="M78126 38584l496-1305" svg:viewBox="0 0 497 1306">
          <text:p text:style-name="P1"><text:span text:style-name="T3">1_06</text:span></text:p>
        </draw:connector>
        <draw:connector draw:style-name="gr5" draw:text-style-name="P3" draw:layer="layout" draw:type="line" svg:x1="76.958cm" svg:y1="26.881cm" svg:x2="76.436cm" svg:y2="24.823cm" draw:end-shape="id202" draw:end-glue-point="2" svg:d="M76958 26881l-522-2058" svg:viewBox="0 0 523 2059">
          <text:p text:style-name="P1"><text:span text:style-name="T3">2_07</text:span></text:p>
        </draw:connector>
        <draw:connector draw:style-name="gr5" draw:text-style-name="P3" draw:layer="layout" draw:type="line" svg:x1="76.698cm" svg:y1="31.326cm" svg:x2="76.29cm" svg:y2="29.923cm" draw:end-shape="id203" draw:end-glue-point="2" svg:d="M76698 31326l-408-1403" svg:viewBox="0 0 409 1404">
          <text:p text:style-name="P1"><text:span text:style-name="T3">2_07</text:span></text:p>
        </draw:connector>
        <draw:connector draw:style-name="gr5" draw:text-style-name="P3" draw:layer="layout" draw:type="line" svg:x1="83.722cm" svg:y1="38.337cm" svg:x2="82.71cm" svg:y2="37.26cm" draw:end-shape="id200" draw:end-glue-point="2" svg:d="M83722 38337l-1012-1077" svg:viewBox="0 0 1013 1078">
          <text:p text:style-name="P1"><text:span text:style-name="T3">2_07/c</text:span></text:p>
        </draw:connector>
        <draw:connector draw:style-name="gr5" draw:text-style-name="P3" draw:layer="layout" draw:type="line" svg:x1="78.984cm" svg:y1="39.123cm" svg:x2="78.622cm" svg:y2="37.279cm" draw:end-shape="id204" draw:end-glue-point="2" svg:d="M78984 39123l-362-1844" svg:viewBox="0 0 363 1845">
          <text:p text:style-name="P1"><text:span text:style-name="T3">2_07</text:span></text:p>
        </draw:connector>
        <draw:connector draw:style-name="gr5" draw:text-style-name="P3" draw:layer="layout" draw:type="line" svg:x1="81.672cm" svg:y1="38.229cm" svg:x2="80.685cm" svg:y2="37.223cm" draw:end-shape="id199" draw:end-glue-point="2" svg:d="M81672 38229l-987-1006" svg:viewBox="0 0 988 1007">
          <text:p text:style-name="P1"><text:span text:style-name="T3">2_07/c</text:span></text:p>
        </draw:connector>
        <draw:custom-shape draw:style-name="gr1" draw:text-style-name="P2" xml:id="id205" draw:id="id205" draw:layer="layout" svg:width="1cm" svg:height="0.9cm" svg:x="72.322cm" svg:y="42.7cm">
          <text:p text:style-name="P1"><text:span text:style-name="T1">NOT</text:span></text:p>
          <text:p text:style-name="P1"><text:span text:style-name="T1">37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822cm" svg:y1="44.2cm" svg:x2="72.822cm" svg:y2="43.6cm" draw:start-shape="id53" draw:start-glue-point="0" draw:end-shape="id205" draw:end-glue-point="2" svg:d="M72822 44200v-600" svg:viewBox="0 0 1 601">
          <text:p/>
        </draw:connector>
        <draw:custom-shape draw:style-name="gr1" draw:text-style-name="P2" xml:id="id206" draw:id="id206" draw:layer="layout" svg:width="1cm" svg:height="0.9cm" svg:x="76.489cm" svg:y="33.023cm">
          <text:p text:style-name="P1"><text:span text:style-name="T1">XNOR</text:span></text:p>
          <text:p text:style-name="P1"><text:span text:style-name="T1">37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422cm" svg:y1="34.836cm" svg:x2="76.989cm" svg:y2="33.923cm" draw:end-shape="id206" draw:end-glue-point="2" svg:d="M76422 34836l567-913" svg:viewBox="0 0 568 914">
          <text:p text:style-name="P1"><text:span text:style-name="T3">1_07</text:span></text:p>
        </draw:connector>
        <draw:custom-shape draw:style-name="gr1" draw:text-style-name="P2" xml:id="id207" draw:id="id207" draw:layer="layout" svg:width="1cm" svg:height="0.9cm" svg:x="81.111cm" svg:y="32.399cm">
          <text:p text:style-name="P1"><text:span text:style-name="T1">OR</text:span></text:p>
          <text:p text:style-name="P1"><text:span text:style-name="T1">37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1.022cm" svg:y1="34.237cm" svg:x2="81.611cm" svg:y2="33.299cm" draw:end-shape="id207" draw:end-glue-point="2" svg:d="M81022 34237l589-938" svg:viewBox="0 0 590 939">
          <text:p text:style-name="P1"><text:span text:style-name="T3">1_07</text:span></text:p>
        </draw:connector>
        <draw:connector draw:style-name="gr5" draw:text-style-name="P3" draw:layer="layout" draw:type="line" svg:x1="77.451cm" svg:y1="35.522cm" svg:x2="76.989cm" svg:y2="33.923cm" draw:end-shape="id206" draw:end-glue-point="2" svg:d="M77451 35522l-462-1599" svg:viewBox="0 0 463 1600">
          <text:p text:style-name="P1"><text:span text:style-name="T3">2_08</text:span></text:p>
        </draw:connector>
        <draw:connector draw:style-name="gr5" draw:text-style-name="P3" draw:layer="layout" draw:type="line" svg:x1="82.149cm" svg:y1="34.923cm" svg:x2="81.611cm" svg:y2="33.299cm" draw:end-shape="id207" draw:end-glue-point="2" svg:d="M82149 34923l-538-1624" svg:viewBox="0 0 539 1625">
          <text:p text:style-name="P1"><text:span text:style-name="T3">2_08</text:span></text:p>
        </draw:connector>
        <draw:custom-shape draw:style-name="gr1" draw:text-style-name="P2" xml:id="id208" draw:id="id208" draw:layer="layout" svg:width="1cm" svg:height="0.9cm" svg:x="73.422cm" svg:y="42.7cm">
          <text:p text:style-name="P1"><text:span text:style-name="T1">NOT</text:span></text:p>
          <text:p text:style-name="P1"><text:span text:style-name="T1">35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922cm" svg:y1="44.2cm" svg:x2="73.922cm" svg:y2="43.6cm" draw:start-shape="id56" draw:start-glue-point="0" draw:end-shape="id208" draw:end-glue-point="2" svg:d="M73922 44200v-600" svg:viewBox="0 0 1 601">
          <text:p/>
        </draw:connector>
        <draw:custom-shape draw:style-name="gr1" draw:text-style-name="P2" xml:id="id209" draw:id="id209" draw:layer="layout" svg:width="1cm" svg:height="0.9cm" svg:x="82.211cm" svg:y="32.399cm">
          <text:p text:style-name="P1"><text:span text:style-name="T1">NAND</text:span></text:p>
          <text:p text:style-name="P1"><text:span text:style-name="T1">35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247cm" svg:y1="34.335cm" svg:x2="82.711cm" svg:y2="33.299cm" draw:end-shape="id209" draw:end-glue-point="2" svg:d="M82247 34335l464-1036" svg:viewBox="0 0 465 1037">
          <text:p text:style-name="P1"><text:span text:style-name="T3">1_08</text:span></text:p>
        </draw:connector>
        <draw:custom-shape draw:style-name="gr1" draw:text-style-name="P2" xml:id="id210" draw:id="id210" draw:layer="layout" svg:width="1cm" svg:height="0.9cm" svg:x="79.722cm" svg:y="29.226cm">
          <text:p text:style-name="P1"><text:span text:style-name="T1">XNOR</text:span></text:p>
          <text:p text:style-name="P1"><text:span text:style-name="T1">35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785cm" svg:y1="31.162cm" svg:x2="80.222cm" svg:y2="30.126cm" draw:end-shape="id210" draw:end-glue-point="2" svg:d="M79785 31162l437-1036" svg:viewBox="0 0 438 1037">
          <text:p text:style-name="P1"><text:span text:style-name="T3">1_08</text:span></text:p>
        </draw:connector>
        <draw:connector draw:style-name="gr5" draw:text-style-name="P3" draw:layer="layout" draw:type="line" svg:x1="83.301cm" svg:y1="34.898cm" svg:x2="82.711cm" svg:y2="33.299cm" draw:end-shape="id209" draw:end-glue-point="2" svg:d="M83301 34898l-590-1599" svg:viewBox="0 0 591 1600">
          <text:p text:style-name="P1"><text:span text:style-name="T3">2_09</text:span></text:p>
        </draw:connector>
        <draw:connector draw:style-name="gr5" draw:text-style-name="P3" draw:layer="layout" draw:type="line" svg:x1="80.716cm" svg:y1="31.823cm" svg:x2="80.222cm" svg:y2="30.126cm" draw:end-shape="id210" draw:end-glue-point="2" svg:d="M80716 31823l-494-1697" svg:viewBox="0 0 495 1698">
          <text:p text:style-name="P1"><text:span text:style-name="T3">2_09</text:span></text:p>
        </draw:connector>
        <draw:custom-shape draw:style-name="gr1" draw:text-style-name="P2" xml:id="id211" draw:id="id211" draw:layer="layout" svg:width="1cm" svg:height="0.9cm" svg:x="74.522cm" svg:y="42.7cm">
          <text:p text:style-name="P1"><text:span text:style-name="T1">NOT</text:span></text:p>
          <text:p text:style-name="P1"><text:span text:style-name="T1">36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022cm" svg:y1="44.2cm" svg:x2="75.022cm" svg:y2="43.6cm" draw:start-shape="id59" draw:start-glue-point="0" draw:end-shape="id211" draw:end-glue-point="2" svg:d="M75022 44200v-600" svg:viewBox="0 0 1 601">
          <text:p/>
        </draw:connector>
        <draw:custom-shape draw:style-name="gr1" draw:text-style-name="P2" xml:id="id212" draw:id="id212" draw:layer="layout" svg:width="1cm" svg:height="0.9cm" svg:x="83.422cm" svg:y="29.863cm">
          <text:p text:style-name="P1"><text:span text:style-name="T1">XOR</text:span></text:p>
          <text:p text:style-name="P1"><text:span text:style-name="T1">3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3.43cm" svg:y1="31.982cm" svg:x2="83.922cm" svg:y2="30.763cm" draw:end-shape="id212" draw:end-glue-point="2" svg:d="M83430 31982l492-1219" svg:viewBox="0 0 493 1220">
          <text:p text:style-name="P1"><text:span text:style-name="T3">1_09</text:span></text:p>
        </draw:connector>
        <draw:connector draw:style-name="gr5" draw:text-style-name="P3" draw:layer="layout" draw:type="line" svg:x1="84.659cm" svg:y1="26.365cm" svg:x2="83.822cm" svg:y2="25.223cm" draw:end-shape="id213" draw:end-glue-point="2" svg:d="M84659 26365l-837-1142" svg:viewBox="0 0 838 1143">
          <text:p text:style-name="P1"><text:span text:style-name="T3">1_09/c</text:span></text:p>
        </draw:connector>
        <draw:connector draw:style-name="gr5" draw:text-style-name="P3" draw:layer="layout" draw:type="line" svg:x1="84.386cm" svg:y1="32.423cm" svg:x2="83.922cm" svg:y2="30.763cm" draw:end-shape="id212" draw:end-glue-point="2" svg:d="M84386 32423l-464-1660" svg:viewBox="0 0 465 1661">
          <text:p text:style-name="P1"><text:span text:style-name="T3">2_10</text:span></text:p>
        </draw:connector>
        <draw:connector draw:style-name="gr5" draw:text-style-name="P3" draw:layer="layout" draw:type="line" svg:x1="84.649cm" svg:y1="27.223cm" svg:x2="83.822cm" svg:y2="25.223cm" draw:end-shape="id213" draw:end-glue-point="2" svg:d="M84649 27223l-827-2000" svg:viewBox="0 0 828 2001">
          <text:p text:style-name="P1"><text:span text:style-name="T3">2_10/d</text:span></text:p>
        </draw:connector>
        <draw:custom-shape draw:style-name="gr1" draw:text-style-name="P2" xml:id="id214" draw:id="id214" draw:layer="layout" svg:width="1cm" svg:height="0.9cm" svg:x="84.846cm" svg:y="24.321cm">
          <text:p text:style-name="P1"><text:span text:style-name="T1">XNOR</text:span></text:p>
          <text:p text:style-name="P1"><text:span text:style-name="T1">35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732cm" svg:y1="27.328cm" svg:x2="85.346cm" svg:y2="25.221cm" draw:end-shape="id214" draw:end-glue-point="2" svg:d="M85732 27328l-386-2107" svg:viewBox="0 0 387 2108">
          <text:p text:style-name="P1"><text:span text:style-name="T3">2_10</text:span></text:p>
        </draw:connector>
        <draw:connector draw:style-name="gr5" draw:text-style-name="P3" draw:layer="layout" draw:type="line" svg:x1="85.095cm" svg:y1="26.568cm" svg:x2="85.346cm" svg:y2="25.221cm" draw:end-shape="id214" draw:end-glue-point="2" svg:d="M85095 26568l251-1347" svg:viewBox="0 0 252 1348">
          <text:p text:style-name="P1"><text:span text:style-name="T3">1_10</text:span></text:p>
        </draw:connector>
        <draw:custom-shape draw:style-name="gr1" draw:text-style-name="P2" xml:id="id215" draw:id="id215" draw:layer="layout" svg:width="1cm" svg:height="0.9cm" svg:x="68.122cm" svg:y="25.123cm">
          <text:p text:style-name="P1"><text:span text:style-name="T1">XOR</text:span></text:p>
          <text:p text:style-name="P1"><text:span text:style-name="T1">42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522cm" svg:y1="27.161cm" svg:x2="68.622cm" svg:y2="26.023cm" draw:start-shape="id186" draw:start-glue-point="0" draw:end-shape="id215" draw:end-glue-point="2" svg:d="M67522 27161l1100-1138" svg:viewBox="0 0 1101 1139">
          <text:p/>
        </draw:connector>
        <draw:custom-shape draw:style-name="gr1" draw:text-style-name="P2" xml:id="id216" draw:id="id216" draw:layer="layout" svg:width="1cm" svg:height="0.9cm" svg:x="69.322cm" svg:y="25.123cm">
          <text:p text:style-name="P1"><text:span text:style-name="T1">XNOR</text:span></text:p>
          <text:p text:style-name="P1"><text:span text:style-name="T1">42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74cm" svg:y1="35.023cm" svg:x2="69.822cm" svg:y2="26.023cm" draw:start-shape="id185" draw:start-glue-point="0" draw:end-shape="id216" draw:end-glue-point="2" svg:d="M69574 35023l248-9000" svg:viewBox="0 0 249 9001">
          <text:p/>
        </draw:connector>
        <draw:connector draw:style-name="gr3" draw:text-style-name="P1" draw:layer="layout" draw:type="line" svg:x1="68.474cm" svg:y1="35.023cm" svg:x2="69.822cm" svg:y2="26.023cm" draw:start-shape="id190" draw:start-glue-point="0" draw:end-shape="id216" draw:end-glue-point="2" svg:d="M68474 35023l1348-9000" svg:viewBox="0 0 1349 9001">
          <text:p/>
        </draw:connector>
        <draw:connector draw:style-name="gr3" draw:text-style-name="P1" draw:layer="layout" draw:type="line" svg:x1="68.474cm" svg:y1="35.023cm" svg:x2="68.622cm" svg:y2="26.023cm" draw:start-shape="id190" draw:start-glue-point="0" draw:end-shape="id215" draw:end-glue-point="2" svg:d="M68474 35023l148-9000" svg:viewBox="0 0 149 9001">
          <text:p/>
        </draw:connector>
        <draw:custom-shape draw:style-name="gr1" draw:text-style-name="P2" xml:id="id217" draw:id="id217" draw:layer="layout" svg:width="1cm" svg:height="0.9cm" svg:x="72.274cm" svg:y="29.718cm">
          <text:p text:style-name="P1"><text:span text:style-name="T1">IMUX</text:span></text:p>
          <text:p text:style-name="P1"><text:span text:style-name="T1">4213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474cm" svg:y1="35.023cm" svg:x2="72.774cm" svg:y2="30.618cm" draw:start-shape="id190" draw:start-glue-point="0" draw:end-shape="id217" draw:end-glue-point="2" svg:d="M68474 35023l4300-4405" svg:viewBox="0 0 4301 4406">
          <text:p text:style-name="P1"><text:span text:style-name="T3">a</text:span></text:p>
        </draw:connector>
        <draw:connector draw:style-name="gr5" draw:text-style-name="P3" draw:layer="layout" draw:type="line" svg:x1="73.431cm" svg:y1="32.023cm" svg:x2="72.774cm" svg:y2="30.618cm" draw:start-shape="id189" draw:start-glue-point="0" draw:end-shape="id217" draw:end-glue-point="2" svg:d="M73431 32023l-657-1405" svg:viewBox="0 0 658 1406">
          <text:p text:style-name="P1"><text:span text:style-name="T3">c</text:span></text:p>
        </draw:connector>
        <draw:custom-shape draw:style-name="gr1" draw:text-style-name="P2" xml:id="id220" draw:id="id220" draw:layer="layout" svg:width="1cm" svg:height="0.9cm" svg:x="66.522cm" svg:y="22.423cm">
          <text:p text:style-name="P1"><text:span text:style-name="T1">XOR</text:span></text:p>
          <text:p text:style-name="P1"><text:span text:style-name="T1">41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035cm" svg:y1="24.023cm" svg:x2="71.422cm" svg:y2="23.323cm" draw:start-shape="id192" draw:start-glue-point="0" draw:end-shape="id218" draw:end-glue-point="2" svg:d="M72035 24023l-613-700" svg:viewBox="0 0 614 701">
          <text:p/>
        </draw:connector>
        <draw:custom-shape draw:style-name="gr1" draw:text-style-name="P2" xml:id="id219" draw:id="id219" draw:layer="layout" svg:width="1cm" svg:height="0.9cm" svg:x="60.733cm" svg:y="28.447cm">
          <text:p text:style-name="P1"><text:span text:style-name="T1">IMUX</text:span></text:p>
          <text:p text:style-name="P1"><text:span text:style-name="T1">40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253cm" svg:y1="30.847cm" svg:x2="61.233cm" svg:y2="29.347cm" draw:start-shape="id193" draw:start-glue-point="0" draw:end-shape="id219" draw:end-glue-point="2" svg:d="M60253 30847l980-1500" svg:viewBox="0 0 981 1501">
          <text:p text:style-name="P1"><text:span text:style-name="T3">b</text:span></text:p>
        </draw:connector>
        <draw:connector draw:style-name="gr5" draw:text-style-name="P3" draw:layer="layout" draw:type="line" svg:x1="62.133cm" svg:y1="30.847cm" svg:x2="61.233cm" svg:y2="29.347cm" draw:start-shape="id194" draw:start-glue-point="0" draw:end-shape="id219" draw:end-glue-point="2" svg:d="M62133 30847l-900-1500" svg:viewBox="0 0 901 1501">
          <text:p text:style-name="P1"><text:span text:style-name="T3">c</text:span></text:p>
        </draw:connector>
        <draw:connector draw:style-name="gr5" draw:text-style-name="P3" draw:layer="layout" draw:type="line" svg:x1="61.188cm" svg:y1="31.59cm" svg:x2="61.233cm" svg:y2="29.347cm" draw:end-shape="id219" draw:end-glue-point="2" svg:d="M61188 31590l45-2243" svg:viewBox="0 0 46 2244">
          <text:p text:style-name="P1"><text:span text:style-name="T3">/carry4/a</text:span></text:p>
        </draw:connector>
        <draw:connector draw:style-name="gr5" draw:text-style-name="P3" draw:layer="layout" draw:type="line" svg:x1="72.774cm" svg:y1="29.718cm" svg:x2="72.752cm" svg:y2="28.023cm" draw:start-shape="id217" draw:start-glue-point="0" svg:d="M72774 29718l-22-1695" svg:viewBox="0 0 23 1696">
          <text:p text:style-name="P1"><text:span text:style-name="T3">/carry4</text:span></text:p>
        </draw:connector>
        <draw:connector draw:style-name="gr3" draw:text-style-name="P1" draw:layer="layout" draw:type="line" svg:x1="67.522cm" svg:y1="23.923cm" svg:x2="67.022cm" svg:y2="23.323cm" draw:start-shape="id187" draw:start-glue-point="0" draw:end-shape="id220" draw:end-glue-point="2" svg:d="M67522 23923l-500-600" svg:viewBox="0 0 501 601">
          <text:p/>
        </draw:connector>
        <draw:connector draw:style-name="gr5" draw:text-style-name="P3" draw:layer="layout" draw:type="line" svg:x1="73.109cm" svg:y1="34.958cm" svg:x2="72.174cm" svg:y2="32.923cm" draw:start-shape="id180" draw:start-glue-point="0" draw:end-shape="id221" draw:end-glue-point="2" svg:d="M73109 34958l-935-2035" svg:viewBox="0 0 936 2036">
          <text:p text:style-name="P1"><text:span text:style-name="T3">a</text:span></text:p>
        </draw:connector>
        <draw:connector draw:style-name="gr5" draw:text-style-name="P3" draw:layer="layout" draw:type="line" svg:x1="72.174cm" svg:y1="32.023cm" svg:x2="72.774cm" svg:y2="30.618cm" draw:start-shape="id221" draw:start-glue-point="0" draw:end-shape="id217" draw:end-glue-point="2" svg:d="M72174 32023l600-1405" svg:viewBox="0 0 601 1406">
          <text:p text:style-name="P1"><text:span text:style-name="T3">b</text:span></text:p>
        </draw:connector>
        <draw:connector draw:style-name="gr5" draw:text-style-name="P3" draw:layer="layout" draw:type="line" svg:x1="71.197cm" svg:y1="34.986cm" svg:x2="72.174cm" svg:y2="32.923cm" draw:start-shape="id179" draw:start-glue-point="0" draw:end-shape="id221" draw:end-glue-point="2" svg:d="M71197 34986l977-2063" svg:viewBox="0 0 978 2064">
          <text:p text:style-name="P1"><text:span text:style-name="T3">c</text:span></text:p>
        </draw:connector>
        <draw:connector draw:style-name="gr5" draw:text-style-name="P3" draw:layer="layout" draw:type="line" svg:x1="66.023cm" svg:y1="37.421cm" svg:x2="65.133cm" svg:y2="35.921cm" draw:start-shape="id183" draw:start-glue-point="0" draw:end-shape="id222" draw:end-glue-point="2" svg:d="M66023 37421l-890-1500" svg:viewBox="0 0 891 1501">
          <text:p text:style-name="P1"><text:span text:style-name="T3">c</text:span></text:p>
        </draw:connector>
        <draw:connector draw:style-name="gr5" draw:text-style-name="P3" draw:layer="layout" draw:type="line" svg:x1="66.05cm" svg:y1="24.531cm" svg:x2="67.022cm" svg:y2="23.323cm" draw:end-shape="id220" draw:end-glue-point="2" svg:d="M66050 24531l972-1208" svg:viewBox="0 0 973 1209">
          <text:p text:style-name="P1"><text:span text:style-name="T3">carry2</text:span></text:p>
        </draw:connector>
        <draw:connector draw:style-name="gr5" draw:text-style-name="P3" draw:layer="layout" draw:type="line" svg:x1="69.215cm" svg:y1="24.672cm" svg:x2="69.199cm" svg:y2="23.323cm" draw:end-shape="id223" draw:end-glue-point="2" svg:d="M69215 24672l-16-1349" svg:viewBox="0 0 17 1350">
          <text:p text:style-name="P1"><text:span text:style-name="T3">carry2/a</text:span></text:p>
        </draw:connector>
        <draw:connector draw:style-name="gr5" draw:text-style-name="P3" draw:layer="layout" draw:type="line" svg:x1="64.123cm" svg:y1="37.421cm" svg:x2="65.133cm" svg:y2="35.921cm" draw:start-shape="id182" draw:start-glue-point="0" draw:end-shape="id222" draw:end-glue-point="2" svg:d="M64123 37421l1010-1500" svg:viewBox="0 0 1011 1501">
          <text:p text:style-name="P1"><text:span text:style-name="T3">a</text:span></text:p>
        </draw:connector>
        <draw:connector draw:style-name="gr3" draw:text-style-name="P1" draw:layer="layout" draw:type="line" svg:x1="65.222cm" svg:y1="23.923cm" svg:x2="64.822cm" svg:y2="23.323cm" draw:start-shape="id181" draw:start-glue-point="0" draw:end-shape="id224" draw:end-glue-point="2" svg:d="M65222 23923l-400-600" svg:viewBox="0 0 401 601">
          <text:p/>
        </draw:connector>
        <draw:connector draw:style-name="gr3" draw:text-style-name="P1" draw:layer="layout" draw:type="line" svg:x1="62.226cm" svg:y1="37.425cm" svg:x2="61.126cm" svg:y2="35.925cm" draw:start-shape="id172" draw:start-glue-point="0" draw:end-shape="id225" draw:end-glue-point="2" svg:d="M62226 37425l-1100-1500" svg:viewBox="0 0 1101 1501">
          <text:p/>
        </draw:connector>
        <draw:connector draw:style-name="gr3" draw:text-style-name="P1" draw:layer="layout" draw:type="line" svg:x1="63.076cm" svg:y1="23.957cm" svg:x2="62.622cm" svg:y2="23.323cm" draw:start-shape="id171" draw:start-glue-point="0" draw:end-shape="id176" draw:end-glue-point="2" svg:d="M63076 23957l-454-634" svg:viewBox="0 0 455 635">
          <text:p/>
        </draw:connector>
        <draw:custom-shape draw:style-name="gr1" draw:text-style-name="P2" xml:id="id226" draw:id="id226" draw:layer="layout" svg:width="1cm" svg:height="0.9cm" svg:x="73.122cm" svg:y="22.423cm">
          <text:p text:style-name="P1"><text:span text:style-name="T1">XNOR</text:span></text:p>
          <text:p text:style-name="P1"><text:span text:style-name="T1">39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322cm" svg:y1="23.923cm" svg:x2="73.622cm" svg:y2="23.323cm" draw:start-shape="id196" draw:start-glue-point="0" draw:end-shape="id226" draw:end-glue-point="2" svg:d="M74322 23923l-700-600" svg:viewBox="0 0 701 601">
          <text:p/>
        </draw:connector>
        <draw:connector draw:style-name="gr5" draw:text-style-name="P3" draw:layer="layout" draw:type="line" svg:x1="64.01cm" svg:y1="30.863cm" svg:x2="65.014cm" svg:y2="29.421cm" draw:start-shape="id197" draw:start-glue-point="0" draw:end-shape="id227" draw:end-glue-point="2" svg:d="M64010 30863l1004-1442" svg:viewBox="0 0 1005 1443">
          <text:p text:style-name="P1"><text:span text:style-name="T3">a</text:span></text:p>
        </draw:connector>
        <draw:connector draw:style-name="gr5" draw:text-style-name="P3" draw:layer="layout" draw:type="line" svg:x1="65.814cm" svg:y1="30.849cm" svg:x2="65.014cm" svg:y2="29.421cm" draw:start-shape="id198" draw:start-glue-point="0" draw:end-shape="id227" draw:end-glue-point="2" svg:d="M65814 30849l-800-1428" svg:viewBox="0 0 801 1429">
          <text:p text:style-name="P1"><text:span text:style-name="T3">c</text:span></text:p>
        </draw:connector>
        <draw:connector draw:style-name="gr5" draw:text-style-name="P3" draw:layer="layout" draw:type="line" svg:x1="80.685cm" svg:y1="36.323cm" svg:x2="80.422cm" svg:y2="33.323cm" draw:start-shape="id199" draw:start-glue-point="0" draw:end-shape="id228" draw:end-glue-point="2" svg:d="M80685 36323l-263-3000" svg:viewBox="0 0 264 3001">
          <text:p text:style-name="P1"><text:span text:style-name="T3">a</text:span></text:p>
        </draw:connector>
        <draw:connector draw:style-name="gr5" draw:text-style-name="P3" draw:layer="layout" draw:type="line" svg:x1="82.71cm" svg:y1="36.36cm" svg:x2="80.422cm" svg:y2="33.323cm" draw:start-shape="id200" draw:start-glue-point="0" draw:end-shape="id228" draw:end-glue-point="2" svg:d="M82710 36360l-2288-3037" svg:viewBox="0 0 2289 3038">
          <text:p text:style-name="P1"><text:span text:style-name="T3">c</text:span></text:p>
        </draw:connector>
        <draw:custom-shape draw:style-name="gr1" draw:text-style-name="P2" xml:id="id229" draw:id="id229" draw:layer="layout" svg:width="1cm" svg:height="0.9cm" svg:x="75.322cm" svg:y="22.423cm">
          <text:p text:style-name="P1"><text:span text:style-name="T1">XOR</text:span></text:p>
          <text:p text:style-name="P1"><text:span text:style-name="T1">40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436cm" svg:y1="23.923cm" svg:x2="75.822cm" svg:y2="23.323cm" draw:start-shape="id202" draw:start-glue-point="0" draw:end-shape="id229" draw:end-glue-point="2" svg:d="M76436 23923l-614-600" svg:viewBox="0 0 615 601">
          <text:p/>
        </draw:connector>
        <draw:custom-shape draw:style-name="gr1" draw:text-style-name="P2" xml:id="id230" draw:id="id230" draw:layer="layout" svg:width="1cm" svg:height="0.9cm" svg:x="77.522cm" svg:y="22.423cm">
          <text:p text:style-name="P1"><text:span text:style-name="T1">IMUX</text:span></text:p>
          <text:p text:style-name="P1"><text:span text:style-name="T1">40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5.204cm" svg:y1="24.633cm" svg:x2="75.822cm" svg:y2="23.323cm" draw:end-shape="id229" draw:end-glue-point="2" svg:d="M75204 24633l618-1310" svg:viewBox="0 0 619 1311">
          <text:p text:style-name="P1"><text:span text:style-name="T3">carry6</text:span></text:p>
        </draw:connector>
        <draw:connector draw:style-name="gr5" draw:text-style-name="P3" draw:layer="layout" draw:type="line" svg:x1="77.977cm" svg:y1="25.393cm" svg:x2="78.022cm" svg:y2="23.323cm" draw:end-shape="id230" draw:end-glue-point="2" svg:d="M77977 25393l45-2070" svg:viewBox="0 0 46 2071">
          <text:p text:style-name="P1"><text:span text:style-name="T3">carry6/a</text:span></text:p>
        </draw:connector>
        <draw:custom-shape draw:style-name="gr1" draw:text-style-name="P2" xml:id="id231" draw:id="id231" draw:layer="layout" svg:width="1cm" svg:height="0.9cm" svg:x="76.822cm" svg:y="26.723cm">
          <text:p text:style-name="P1"><text:span text:style-name="T1">XOR</text:span></text:p>
          <text:p text:style-name="P1"><text:span text:style-name="T1">38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29cm" svg:y1="29.023cm" svg:x2="77.322cm" svg:y2="27.623cm" draw:start-shape="id203" draw:start-glue-point="0" draw:end-shape="id231" draw:end-glue-point="2" svg:d="M76290 29023l1032-1400" svg:viewBox="0 0 1033 1401">
          <text:p/>
        </draw:connector>
        <draw:connector draw:style-name="gr5" draw:text-style-name="P3" draw:layer="layout" draw:type="line" svg:x1="78.622cm" svg:y1="36.379cm" svg:x2="80.422cm" svg:y2="33.323cm" draw:start-shape="id204" draw:start-glue-point="0" draw:end-shape="id228" draw:end-glue-point="2" svg:d="M78622 36379l1800-3056" svg:viewBox="0 0 1801 3057">
          <text:p text:style-name="P1"><text:span text:style-name="T3">b</text:span></text:p>
        </draw:connector>
        <draw:custom-shape draw:style-name="gr1" draw:text-style-name="P2" xml:id="id232" draw:id="id232" draw:layer="layout" svg:width="1cm" svg:height="0.9cm" svg:x="78.222cm" svg:y="26.723cm">
          <text:p text:style-name="P1"><text:span text:style-name="T1">XNOR</text:span></text:p>
          <text:p text:style-name="P1"><text:span text:style-name="T1">38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622cm" svg:y1="36.379cm" svg:x2="78.722cm" svg:y2="27.623cm" draw:start-shape="id204" draw:start-glue-point="0" draw:end-shape="id232" draw:end-glue-point="2" svg:d="M78622 36379l100-8756" svg:viewBox="0 0 101 8757">
          <text:p/>
        </draw:connector>
        <draw:connector draw:style-name="gr3" draw:text-style-name="P1" draw:layer="layout" draw:type="line" svg:x1="76.989cm" svg:y1="33.023cm" svg:x2="78.722cm" svg:y2="27.623cm" draw:start-shape="id206" draw:start-glue-point="0" draw:end-shape="id232" draw:end-glue-point="2" svg:d="M76989 33023l1733-5400" svg:viewBox="0 0 1734 5401">
          <text:p/>
        </draw:connector>
        <draw:connector draw:style-name="gr3" draw:text-style-name="P1" draw:layer="layout" draw:type="line" svg:x1="76.989cm" svg:y1="33.023cm" svg:x2="77.322cm" svg:y2="27.623cm" draw:start-shape="id206" draw:start-glue-point="0" draw:end-shape="id231" draw:end-glue-point="2" svg:d="M76989 33023l333-5400" svg:viewBox="0 0 334 5401">
          <text:p/>
        </draw:connector>
        <draw:custom-shape draw:style-name="gr1" draw:text-style-name="P2" xml:id="id233" draw:id="id233" draw:layer="layout" svg:width="1cm" svg:height="0.9cm" svg:x="81.122cm" svg:y="29.923cm">
          <text:p text:style-name="P1"><text:span text:style-name="T1">IMUX</text:span></text:p>
          <text:p text:style-name="P1"><text:span text:style-name="T1">38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989cm" svg:y1="33.023cm" svg:x2="81.622cm" svg:y2="30.823cm" draw:start-shape="id206" draw:start-glue-point="0" draw:end-shape="id233" draw:end-glue-point="2" svg:d="M76989 33023l4633-2200" svg:viewBox="0 0 4634 2201">
          <text:p text:style-name="P1"><text:span text:style-name="T3">a</text:span></text:p>
        </draw:connector>
        <draw:connector draw:style-name="gr5" draw:text-style-name="P3" draw:layer="layout" draw:type="line" svg:x1="81.611cm" svg:y1="32.399cm" svg:x2="81.622cm" svg:y2="30.823cm" draw:start-shape="id207" draw:start-glue-point="0" draw:end-shape="id233" draw:end-glue-point="2" svg:d="M81611 32399l11-1576" svg:viewBox="0 0 12 1577">
          <text:p text:style-name="P1"><text:span text:style-name="T3">c</text:span></text:p>
        </draw:connector>
        <draw:connector draw:style-name="gr5" draw:text-style-name="P3" draw:layer="layout" draw:type="line" svg:x1="82.711cm" svg:y1="32.399cm" svg:x2="82.522cm" svg:y2="28.423cm" draw:start-shape="id209" draw:start-glue-point="0" draw:end-shape="id234" draw:end-glue-point="2" svg:d="M82711 32399l-189-3976" svg:viewBox="0 0 190 3977">
          <text:p text:style-name="P1"><text:span text:style-name="T3">a</text:span></text:p>
        </draw:connector>
        <draw:custom-shape draw:style-name="gr1" draw:text-style-name="P2" xml:id="id235" draw:id="id235" draw:layer="layout" svg:width="1cm" svg:height="0.9cm" svg:x="79.722cm" svg:y="22.423cm">
          <text:p text:style-name="P1"><text:span text:style-name="T1">XOR</text:span></text:p>
          <text:p text:style-name="P1"><text:span text:style-name="T1">35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9.226cm" svg:x2="80.222cm" svg:y2="23.323cm" draw:start-shape="id210" draw:start-glue-point="0" draw:end-shape="id235" draw:end-glue-point="2" svg:d="M80222 29226v-5903" svg:viewBox="0 0 1 5904">
          <text:p/>
        </draw:connector>
        <draw:connector draw:style-name="gr3" draw:text-style-name="P1" draw:layer="layout" draw:type="line" svg:x1="81.622cm" svg:y1="29.923cm" svg:x2="80.222cm" svg:y2="23.323cm" draw:start-shape="id233" draw:start-glue-point="0" draw:end-shape="id235" draw:end-glue-point="2" svg:d="M81622 29923l-1400-6600" svg:viewBox="0 0 1401 6601">
          <text:p/>
        </draw:connector>
        <draw:connector draw:style-name="gr5" draw:text-style-name="P3" draw:layer="layout" draw:type="line" svg:x1="81.622cm" svg:y1="29.923cm" svg:x2="82.522cm" svg:y2="28.423cm" draw:start-shape="id233" draw:start-glue-point="0" draw:end-shape="id234" draw:end-glue-point="2" svg:d="M81622 29923l900-1500" svg:viewBox="0 0 901 1501">
          <text:p text:style-name="P1"><text:span text:style-name="T3">b</text:span></text:p>
        </draw:connector>
        <draw:connector draw:style-name="gr5" draw:text-style-name="P3" draw:layer="layout" draw:type="line" svg:x1="83.922cm" svg:y1="29.863cm" svg:x2="83.822cm" svg:y2="25.223cm" draw:start-shape="id212" draw:start-glue-point="0" draw:end-shape="id213" draw:end-glue-point="2" svg:d="M83922 29863l-100-4640" svg:viewBox="0 0 101 4641">
          <text:p text:style-name="P1"><text:span text:style-name="T3">a</text:span></text:p>
        </draw:connector>
        <draw:custom-shape draw:style-name="gr1" draw:text-style-name="P2" xml:id="id236" draw:id="id236" draw:layer="layout" svg:width="1cm" svg:height="0.9cm" svg:x="81.922cm" svg:y="22.423cm">
          <text:p text:style-name="P1"><text:span text:style-name="T1">XOR</text:span></text:p>
          <text:p text:style-name="P1"><text:span text:style-name="T1">34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922cm" svg:y1="29.863cm" svg:x2="82.422cm" svg:y2="23.323cm" draw:start-shape="id212" draw:start-glue-point="0" draw:end-shape="id236" draw:end-glue-point="2" svg:d="M83922 29863l-1500-6540" svg:viewBox="0 0 1501 6541">
          <text:p/>
        </draw:connector>
        <draw:custom-shape draw:style-name="gr1" draw:text-style-name="P2" xml:id="id237" draw:id="id237" draw:layer="layout" svg:width="1cm" svg:height="0.9cm" svg:x="84.122cm" svg:y="22.423cm">
          <text:p text:style-name="P1"><text:span text:style-name="T1">XOR</text:span></text:p>
          <text:p text:style-name="P1"><text:span text:style-name="T1">34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46cm" svg:y1="24.321cm" svg:x2="84.622cm" svg:y2="23.323cm" draw:start-shape="id214" draw:start-glue-point="0" draw:end-shape="id237" draw:end-glue-point="2" svg:d="M85346 24321l-724-998" svg:viewBox="0 0 725 999">
          <text:p/>
        </draw:connector>
        <draw:custom-shape draw:style-name="gr2" draw:text-style-name="P2" xml:id="id238" draw:id="id238" draw:layer="layout" svg:width="2.1cm" svg:height="0.9cm" svg:x="83.6cm" svg:y="20.854cm">
          <text:p text:style-name="P1"><text:span text:style-name="T1">DFF (clk15)</text:span></text:p>
          <text:p text:style-name="P1"><text:span text:style-name="T1">34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22cm" svg:y1="22.423cm" svg:x2="84.65cm" svg:y2="21.754cm" draw:start-shape="id237" draw:start-glue-point="0" draw:end-shape="id238" draw:end-glue-point="2" svg:d="M84622 22423l28-669" svg:viewBox="0 0 29 670">
          <text:p/>
        </draw:connector>
        <draw:connector draw:style-name="gr3" draw:text-style-name="P1" draw:layer="layout" draw:type="line" svg:x1="83.822cm" svg:y1="24.323cm" svg:x2="84.622cm" svg:y2="23.323cm" draw:start-shape="id213" draw:start-glue-point="0" draw:end-shape="id237" draw:end-glue-point="2" svg:d="M83822 24323l800-1000" svg:viewBox="0 0 801 1001">
          <text:p/>
        </draw:connector>
        <draw:connector draw:style-name="gr5" draw:text-style-name="P3" draw:layer="layout" draw:type="line" svg:x1="82.522cm" svg:y1="27.523cm" svg:x2="83.822cm" svg:y2="25.223cm" draw:start-shape="id234" draw:start-glue-point="0" draw:end-shape="id213" draw:end-glue-point="2" svg:d="M82522 27523l1300-2300" svg:viewBox="0 0 1301 2301">
          <text:p text:style-name="P1"><text:span text:style-name="T3">b</text:span></text:p>
        </draw:connector>
        <draw:connector draw:style-name="gr3" draw:text-style-name="P1" draw:layer="layout" draw:type="line" svg:x1="82.522cm" svg:y1="27.523cm" svg:x2="82.422cm" svg:y2="23.323cm" draw:start-shape="id234" draw:start-glue-point="0" draw:end-shape="id236" draw:end-glue-point="2" svg:d="M82522 27523l-100-4200" svg:viewBox="0 0 101 4201">
          <text:p/>
        </draw:connector>
        <draw:custom-shape draw:style-name="gr2" draw:text-style-name="P2" xml:id="id239" draw:id="id239" draw:layer="layout" svg:width="2.1cm" svg:height="0.9cm" svg:x="81.4cm" svg:y="20.854cm">
          <text:p text:style-name="P1"><text:span text:style-name="T1">DFF (clk15)</text:span></text:p>
          <text:p text:style-name="P1"><text:span text:style-name="T1">34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2.422cm" svg:y1="22.423cm" svg:x2="82.45cm" svg:y2="21.754cm" draw:start-shape="id236" draw:start-glue-point="0" draw:end-shape="id239" draw:end-glue-point="2" svg:d="M82422 22423l28-669" svg:viewBox="0 0 29 670">
          <text:p/>
        </draw:connector>
        <draw:custom-shape draw:style-name="gr2" draw:text-style-name="P2" xml:id="id240" draw:id="id240" draw:layer="layout" svg:width="2.1cm" svg:height="0.9cm" svg:x="79.2cm" svg:y="20.854cm">
          <text:p text:style-name="P1"><text:span text:style-name="T1">DFF (clk15)</text:span></text:p>
          <text:p text:style-name="P1"><text:span text:style-name="T1">36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2.423cm" svg:x2="80.25cm" svg:y2="21.754cm" draw:start-shape="id235" draw:start-glue-point="0" draw:end-shape="id240" draw:end-glue-point="2" svg:d="M80222 22423l28-669" svg:viewBox="0 0 29 670">
          <text:p/>
        </draw:connector>
        <draw:custom-shape draw:style-name="gr2" draw:text-style-name="P2" xml:id="id241" draw:id="id241" draw:layer="layout" svg:width="2.1cm" svg:height="0.9cm" svg:x="72.6cm" svg:y="20.854cm">
          <text:p text:style-name="P1"><text:span text:style-name="T1">DFF (clk15)</text:span></text:p>
          <text:p text:style-name="P1"><text:span text:style-name="T1">39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22cm" svg:y1="22.423cm" svg:x2="73.65cm" svg:y2="21.754cm" draw:start-shape="id226" draw:start-glue-point="0" draw:end-shape="id241" draw:end-glue-point="2" svg:d="M73622 22423l28-669" svg:viewBox="0 0 29 670">
          <text:p/>
        </draw:connector>
        <draw:connector draw:style-name="gr5" draw:text-style-name="P3" draw:layer="layout" draw:type="line" svg:x1="61.233cm" svg:y1="28.447cm" svg:x2="61.237cm" svg:y2="27.131cm" draw:start-shape="id219" draw:start-glue-point="0" svg:d="M61233 28447l4-1316" svg:viewBox="0 0 5 1317">
          <text:p text:style-name="P1"><text:span text:style-name="T3">/carry5</text:span></text:p>
        </draw:connector>
        <draw:connector draw:style-name="gr5" draw:text-style-name="P3" draw:layer="layout" draw:type="line" svg:x1="64.935cm" svg:y1="31.674cm" svg:x2="65.014cm" svg:y2="29.421cm" draw:end-shape="id227" draw:end-glue-point="2" svg:d="M64935 31674l79-2253" svg:viewBox="0 0 80 2254">
          <text:p text:style-name="P1"><text:span text:style-name="T3">/carry5/b</text:span></text:p>
        </draw:connector>
        <draw:connector draw:style-name="gr5" draw:text-style-name="P3" draw:layer="layout" draw:type="line" svg:x1="78.148cm" svg:y1="35.02cm" svg:x2="80.422cm" svg:y2="33.323cm" draw:end-shape="id228" draw:end-glue-point="2" svg:d="M78148 35020l2274-1697" svg:viewBox="0 0 2275 1698">
          <text:p text:style-name="P1"><text:span text:style-name="T3">/carry5/d</text:span></text:p>
        </draw:connector>
        <draw:custom-shape draw:style-name="gr2" draw:text-style-name="P2" xml:id="id242" draw:id="id242" draw:layer="layout" svg:width="2.1cm" svg:height="0.9cm" svg:x="74.8cm" svg:y="20.854cm">
          <text:p text:style-name="P1"><text:span text:style-name="T1">DFF (clk15)</text:span></text:p>
          <text:p text:style-name="P1"><text:span text:style-name="T1">40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822cm" svg:y1="22.423cm" svg:x2="75.85cm" svg:y2="21.754cm" draw:start-shape="id229" draw:start-glue-point="0" draw:end-shape="id242" draw:end-glue-point="2" svg:d="M75822 22423l28-669" svg:viewBox="0 0 29 670">
          <text:p/>
        </draw:connector>
        <draw:custom-shape draw:style-name="gr2" draw:text-style-name="P2" xml:id="id243" draw:id="id243" draw:layer="layout" svg:width="2.1cm" svg:height="0.9cm" svg:x="70.4cm" svg:y="20.854cm">
          <text:p text:style-name="P1"><text:span text:style-name="T1">DFF (clk15)</text:span></text:p>
          <text:p text:style-name="P1"><text:span text:style-name="T1">42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22cm" svg:y1="22.423cm" svg:x2="71.45cm" svg:y2="21.754cm" draw:start-shape="id218" draw:start-glue-point="0" draw:end-shape="id243" draw:end-glue-point="2" svg:d="M71422 22423l28-669" svg:viewBox="0 0 29 670">
          <text:p/>
        </draw:connector>
        <draw:connector draw:style-name="gr5" draw:text-style-name="P3" draw:layer="layout" draw:type="line" svg:x1="78.722cm" svg:y1="26.723cm" svg:x2="78.022cm" svg:y2="23.323cm" draw:start-shape="id232" draw:start-glue-point="0" draw:end-shape="id230" draw:end-glue-point="2" svg:d="M78722 26723l-700-3400" svg:viewBox="0 0 701 3401">
          <text:p text:style-name="P1"><text:span text:style-name="T3">b</text:span></text:p>
        </draw:connector>
        <draw:connector draw:style-name="gr5" draw:text-style-name="P3" draw:layer="layout" draw:type="line" svg:x1="77.322cm" svg:y1="26.723cm" svg:x2="78.022cm" svg:y2="23.323cm" draw:start-shape="id231" draw:start-glue-point="0" draw:end-shape="id230" draw:end-glue-point="2" svg:d="M77322 26723l700-3400" svg:viewBox="0 0 701 3401">
          <text:p text:style-name="P1"><text:span text:style-name="T3">c</text:span></text:p>
        </draw:connector>
        <draw:custom-shape draw:style-name="gr2" draw:text-style-name="P2" xml:id="id244" draw:id="id244" draw:layer="layout" svg:width="2.1cm" svg:height="0.9cm" svg:x="77cm" svg:y="20.854cm">
          <text:p text:style-name="P1"><text:span text:style-name="T1">DFF (clk15)</text:span></text:p>
          <text:p text:style-name="P1"><text:span text:style-name="T1">40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22cm" svg:y1="22.423cm" svg:x2="78.05cm" svg:y2="21.754cm" draw:start-shape="id230" draw:start-glue-point="0" draw:end-shape="id244" draw:end-glue-point="2" svg:d="M78022 22423l28-669" svg:viewBox="0 0 29 670">
          <text:p/>
        </draw:connector>
        <draw:custom-shape draw:style-name="gr2" draw:text-style-name="P2" xml:id="id245" draw:id="id245" draw:layer="layout" svg:width="2.1cm" svg:height="0.9cm" svg:x="61.6cm" svg:y="20.854cm">
          <text:p text:style-name="P1"><text:span text:style-name="T1">DFF (clk15)</text:span></text:p>
          <text:p text:style-name="P1"><text:span text:style-name="T1">43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22cm" svg:y1="22.423cm" svg:x2="62.65cm" svg:y2="21.754cm" draw:start-shape="id176" draw:start-glue-point="0" draw:end-shape="id245" draw:end-glue-point="2" svg:d="M62622 22423l28-669" svg:viewBox="0 0 29 670">
          <text:p/>
        </draw:connector>
        <draw:custom-shape draw:style-name="gr2" draw:text-style-name="P2" xml:id="id246" draw:id="id246" draw:layer="layout" svg:width="2.1cm" svg:height="0.9cm" svg:x="68.177cm" svg:y="20.854cm">
          <text:p text:style-name="P1"><text:span text:style-name="T1">DFF (clk15)</text:span></text:p>
          <text:p text:style-name="P1"><text:span text:style-name="T1">42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199cm" svg:y1="22.423cm" svg:x2="69.227cm" svg:y2="21.754cm" draw:start-shape="id223" draw:start-glue-point="0" draw:end-shape="id246" draw:end-glue-point="2" svg:d="M69199 22423l28-669" svg:viewBox="0 0 29 670">
          <text:p/>
        </draw:connector>
        <draw:custom-shape draw:style-name="gr2" draw:text-style-name="P2" xml:id="id247" draw:id="id247" draw:layer="layout" svg:width="2.1cm" svg:height="0.9cm" svg:x="63.8cm" svg:y="20.854cm">
          <text:p text:style-name="P1"><text:span text:style-name="T1">DFF (clk15)</text:span></text:p>
          <text:p text:style-name="P1"><text:span text:style-name="T1">42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22cm" svg:y1="22.423cm" svg:x2="64.85cm" svg:y2="21.754cm" draw:start-shape="id224" draw:start-glue-point="0" draw:end-shape="id247" draw:end-glue-point="2" svg:d="M64822 22423l28-669" svg:viewBox="0 0 29 670">
          <text:p/>
        </draw:connector>
        <draw:custom-shape draw:style-name="gr2" draw:text-style-name="P2" xml:id="id248" draw:id="id248" draw:layer="layout" svg:width="2.1cm" svg:height="0.9cm" svg:x="66cm" svg:y="20.854cm">
          <text:p text:style-name="P1"><text:span text:style-name="T1">DFF (clk15)</text:span></text:p>
          <text:p text:style-name="P1"><text:span text:style-name="T1">40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22cm" svg:y1="22.423cm" svg:x2="67.05cm" svg:y2="21.754cm" draw:start-shape="id220" draw:start-glue-point="0" draw:end-shape="id248" draw:end-glue-point="2" svg:d="M67022 22423l28-669" svg:viewBox="0 0 29 670">
          <text:p/>
        </draw:connector>
        <draw:custom-shape draw:style-name="gr2" draw:text-style-name="P2" xml:id="id314" draw:id="id314" draw:layer="layout" svg:width="2.1cm" svg:height="0.9cm" svg:x="57.2cm" svg:y="15.253cm">
          <text:p text:style-name="P1"><text:span text:style-name="T1">DFF (clk15)</text:span></text:p>
          <text:p text:style-name="P1"><text:span text:style-name="T1">44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6" draw:id="id316" draw:layer="layout" svg:width="2.1cm" svg:height="0.9cm" svg:x="52.797cm" svg:y="15.253cm">
          <text:p text:style-name="P1"><text:span text:style-name="T1">DFF (clk15)</text:span></text:p>
          <text:p text:style-name="P1"><text:span text:style-name="T1">47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8" draw:id="id318" draw:layer="layout" svg:width="2.1cm" svg:height="0.9cm" svg:x="54.999cm" svg:y="15.253cm">
          <text:p text:style-name="P1"><text:span text:style-name="T1">DFF (clk15)</text:span></text:p>
          <text:p text:style-name="P1"><text:span text:style-name="T1">4616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0" draw:id="id320" draw:layer="layout" svg:width="2.1cm" svg:height="0.9cm" svg:x="46.2cm" svg:y="15.252cm">
          <text:p text:style-name="P1"><text:span text:style-name="T1">DFF (clk15)</text:span></text:p>
          <text:p text:style-name="P1"><text:span text:style-name="T1">-29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6" draw:id="id326" draw:layer="layout" svg:width="2.1cm" svg:height="0.9cm" svg:x="48.4cm" svg:y="15.252cm">
          <text:p text:style-name="P1"><text:span text:style-name="T1">DFF (clk15)</text:span></text:p>
          <text:p text:style-name="P1"><text:span text:style-name="T1">-2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1" draw:id="id321" draw:layer="layout" svg:width="2.1cm" svg:height="0.9cm" svg:x="50.6cm" svg:y="15.252cm">
          <text:p text:style-name="P1"><text:span text:style-name="T1">DFF (clk15)</text:span></text:p>
          <text:p text:style-name="P1"><text:span text:style-name="T1">4515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829cm" svg:y1="24.554cm" svg:x2="64.822cm" svg:y2="23.323cm" draw:end-shape="id224" draw:end-glue-point="2" svg:d="M63829 24554l993-1231" svg:viewBox="0 0 994 1232">
          <text:p text:style-name="P1"><text:span text:style-name="T3">/carry1</text:span></text:p>
        </draw:connector>
        <draw:connector draw:style-name="gr5" draw:text-style-name="P3" draw:layer="layout" draw:type="line" svg:x1="65.095cm" svg:y1="38.008cm" svg:x2="65.133cm" svg:y2="35.921cm" draw:end-shape="id222" draw:end-glue-point="2" svg:d="M65095 38008l38-2087" svg:viewBox="0 0 39 2088">
          <text:p text:style-name="P1"><text:span text:style-name="T3">/carry1/b</text:span></text:p>
        </draw:connector>
        <draw:connector draw:style-name="gr5" draw:text-style-name="P3" draw:layer="layout" draw:type="line" svg:x1="72.181cm" svg:y1="35.76cm" svg:x2="72.174cm" svg:y2="32.923cm" draw:end-shape="id221" draw:end-glue-point="2" svg:d="M72181 35760l-7-2837" svg:viewBox="0 0 8 2838">
          <text:p text:style-name="P1"><text:span text:style-name="T3">/carry1/d</text:span></text:p>
        </draw:connector>
        <draw:connector draw:style-name="gr5" draw:text-style-name="P3" draw:layer="layout" draw:type="line" svg:x1="69.822cm" svg:y1="25.123cm" svg:x2="69.199cm" svg:y2="23.323cm" draw:start-shape="id216" draw:start-glue-point="0" draw:end-shape="id223" draw:end-glue-point="2" svg:d="M69822 25123l-623-1800" svg:viewBox="0 0 624 1801">
          <text:p text:style-name="P1"><text:span text:style-name="T3">b</text:span></text:p>
        </draw:connector>
        <draw:connector draw:style-name="gr5" draw:text-style-name="P3" draw:layer="layout" draw:type="line" svg:x1="68.622cm" svg:y1="25.123cm" svg:x2="69.199cm" svg:y2="23.323cm" draw:start-shape="id215" draw:start-glue-point="0" draw:end-shape="id223" draw:end-glue-point="2" svg:d="M68622 25123l577-1800" svg:viewBox="0 0 578 1801">
          <text:p text:style-name="P1"><text:span text:style-name="T3">c</text:span></text:p>
        </draw:connector>
        <draw:connector draw:style-name="gr5" draw:text-style-name="P3" draw:layer="layout" draw:type="line" svg:x1="80.422cm" svg:y1="32.423cm" svg:x2="81.622cm" svg:y2="30.823cm" draw:start-shape="id228" draw:start-glue-point="0" draw:end-shape="id233" draw:end-glue-point="2" svg:d="M80422 32423l1200-1600" svg:viewBox="0 0 1201 1601">
          <text:p text:style-name="P1"><text:span text:style-name="T3">b</text:span></text:p>
        </draw:connector>
        <draw:connector draw:style-name="gr5" draw:text-style-name="P3" draw:layer="layout" draw:type="line" svg:x1="69.574cm" svg:y1="35.023cm" svg:x2="72.174cm" svg:y2="32.923cm" draw:start-shape="id185" draw:start-glue-point="0" draw:end-shape="id221" draw:end-glue-point="2" svg:d="M69574 35023l2600-2100" svg:viewBox="0 0 2601 2101">
          <text:p text:style-name="P1"><text:span text:style-name="T3">b</text:span></text:p>
        </draw:connector>
        <draw:connector draw:style-name="gr3" draw:text-style-name="P1" draw:layer="layout" draw:type="line" svg:x1="60.026cm" svg:y1="37.425cm" svg:x2="61.126cm" svg:y2="35.925cm" draw:start-shape="id173" draw:start-glue-point="0" draw:end-shape="id225" draw:end-glue-point="2" svg:d="M60026 37425l1100-1500" svg:viewBox="0 0 1101 1501">
          <text:p/>
        </draw:connector>
        <draw:connector draw:style-name="gr5" draw:text-style-name="P3" draw:layer="layout" draw:type="line" svg:x1="61.463cm" svg:y1="40.576cm" svg:x2="61.126cm" svg:y2="38.325cm" draw:end-shape="id177" draw:end-glue-point="2" svg:d="M61463 40576l-337-2251" svg:viewBox="0 0 338 2252">
          <text:p text:style-name="P1"><text:span text:style-name="T3">1_00</text:span></text:p>
        </draw:connector>
        <draw:connector draw:style-name="gr3" draw:text-style-name="P1" draw:layer="layout" draw:type="line" svg:x1="61.126cm" svg:y1="37.425cm" svg:x2="61.126cm" svg:y2="35.925cm" draw:start-shape="id177" draw:start-glue-point="0" draw:end-shape="id225" draw:end-glue-point="2" svg:d="M61126 37425v-1500" svg:viewBox="0 0 1 1501">
          <text:p/>
        </draw:connector>
        <draw:connector draw:style-name="gr5" draw:text-style-name="P3" draw:layer="layout" draw:type="line" svg:x1="80.222cm" svg:y1="29.226cm" svg:x2="82.522cm" svg:y2="28.423cm" draw:start-shape="id210" draw:start-glue-point="0" draw:end-shape="id234" draw:end-glue-point="2" svg:d="M80222 29226l2300-803" svg:viewBox="0 0 2301 804">
          <text:p text:style-name="P1"><text:span text:style-name="T3">c</text:span></text:p>
        </draw:connector>
        <draw:custom-shape draw:style-name="gr1" draw:text-style-name="P2" xml:id="id222" draw:id="id222" draw:layer="layout" svg:width="1cm" svg:height="0.9cm" svg:x="64.633cm" svg:y="35.021cm">
          <text:p text:style-name="P1"><text:span text:style-name="T1">12-OAI</text:span></text:p>
          <text:p text:style-name="P1"><text:span text:style-name="T1">41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.122cm" svg:y1="44.2cm" svg:x2="65.121cm" svg:y2="42.837cm" draw:start-shape="id35" draw:start-glue-point="0" svg:d="M65122 44200l-1-1363" svg:viewBox="0 0 2 1364">
          <text:p text:style-name="P1"><text:span text:style-name="T3">1_00</text:span></text:p>
        </draw:connector>
        <draw:connector draw:style-name="gr5" draw:text-style-name="P3" draw:layer="layout" draw:type="line" svg:x1="66.222cm" svg:y1="42.7cm" svg:x2="66.222cm" svg:y2="41.337cm" draw:start-shape="id178" draw:start-glue-point="0" svg:d="M66222 42700v-1363" svg:viewBox="0 0 1 1364">
          <text:p text:style-name="P1"><text:span text:style-name="T3">1_01</text:span></text:p>
        </draw:connector>
        <draw:connector draw:style-name="gr5" draw:text-style-name="P3" draw:layer="layout" draw:type="line" svg:x1="64.022cm" svg:y1="44.2cm" svg:x2="64.022cm" svg:y2="42.8cm" draw:start-shape="id175" draw:start-glue-point="0" svg:d="M64022 44200v-1400" svg:viewBox="0 0 1 1401">
          <text:p text:style-name="P1"><text:span text:style-name="T3">carry0</text:span></text:p>
        </draw:connector>
        <draw:connector draw:style-name="gr5" draw:text-style-name="P3" draw:layer="layout" draw:type="line" svg:x1="77.522cm" svg:y1="42cm" svg:x2="77.522cm" svg:y2="40.6cm" draw:start-shape="id158" draw:start-glue-point="0" svg:d="M77522 42000v-1400" svg:viewBox="0 0 1 1401">
          <text:p text:style-name="P1"><text:span text:style-name="T3">2_00</text:span></text:p>
        </draw:connector>
        <draw:connector draw:style-name="gr5" draw:text-style-name="P3" draw:layer="layout" draw:type="line" svg:x1="78.822cm" svg:y1="42cm" svg:x2="78.822cm" svg:y2="40.6cm" draw:start-shape="id159" draw:start-glue-point="0" svg:d="M78822 42000v-1400" svg:viewBox="0 0 1 1401">
          <text:p text:style-name="P1"><text:span text:style-name="T3">2_01</text:span></text:p>
        </draw:connector>
        <draw:connector draw:style-name="gr5" draw:text-style-name="P3" draw:layer="layout" draw:type="line" svg:x1="61.126cm" svg:y1="35.025cm" svg:x2="61.126cm" svg:y2="33.625cm" draw:start-shape="id225" draw:start-glue-point="0" svg:d="M61126 35025v-1400" svg:viewBox="0 0 1 1401">
          <text:p text:style-name="P1"><text:span text:style-name="T3">/carry1</text:span></text:p>
        </draw:connector>
        <draw:connector draw:style-name="gr5" draw:text-style-name="P3" draw:layer="layout" draw:type="line" svg:x1="80.122cm" svg:y1="42cm" svg:x2="80.122cm" svg:y2="40.6cm" draw:start-shape="id160" draw:start-glue-point="0" svg:d="M80122 42000v-1400" svg:viewBox="0 0 1 1401">
          <text:p text:style-name="P1"><text:span text:style-name="T3">2_02</text:span></text:p>
        </draw:connector>
        <draw:connector draw:style-name="gr5" draw:text-style-name="P3" draw:layer="layout" draw:type="line" svg:x1="65.133cm" svg:y1="35.021cm" svg:x2="65.133cm" svg:y2="33.621cm" draw:start-shape="id222" draw:start-glue-point="0" svg:d="M65133 35021v-1400" svg:viewBox="0 0 1 1401">
          <text:p text:style-name="P1"><text:span text:style-name="T3">carry2</text:span></text:p>
        </draw:connector>
        <draw:connector draw:style-name="gr5" draw:text-style-name="P3" draw:layer="layout" draw:type="line" svg:x1="67.322cm" svg:y1="42.7cm" svg:x2="67.322cm" svg:y2="41.3cm" draw:start-shape="id184" draw:start-glue-point="0" svg:d="M67322 42700v-1400" svg:viewBox="0 0 1 1401">
          <text:p text:style-name="P1"><text:span text:style-name="T3">1_02</text:span></text:p>
        </draw:connector>
        <draw:connector draw:style-name="gr5" draw:text-style-name="P3" draw:layer="layout" draw:type="line" svg:x1="81.422cm" svg:y1="42cm" svg:x2="81.422cm" svg:y2="40.6cm" draw:start-shape="id161" draw:start-glue-point="0" svg:d="M81422 42000v-1400" svg:viewBox="0 0 1 1401">
          <text:p text:style-name="P1"><text:span text:style-name="T3">2_03</text:span></text:p>
        </draw:connector>
        <draw:connector draw:style-name="gr5" draw:text-style-name="P3" draw:layer="layout" draw:type="line" svg:x1="68.422cm" svg:y1="42.7cm" svg:x2="68.422cm" svg:y2="41.3cm" draw:start-shape="id188" draw:start-glue-point="0" svg:d="M68422 42700v-1400" svg:viewBox="0 0 1 1401">
          <text:p text:style-name="P1"><text:span text:style-name="T3">1_03</text:span></text:p>
        </draw:connector>
        <draw:connector draw:style-name="gr5" draw:text-style-name="P3" draw:layer="layout" draw:type="line" svg:x1="82.722cm" svg:y1="42cm" svg:x2="82.722cm" svg:y2="40.6cm" draw:start-shape="id162" draw:start-glue-point="0" svg:d="M82722 42000v-1400" svg:viewBox="0 0 1 1401">
          <text:p text:style-name="P1"><text:span text:style-name="T3">2_04</text:span></text:p>
        </draw:connector>
        <draw:connector draw:style-name="gr5" draw:text-style-name="P3" draw:layer="layout" draw:type="line" svg:x1="69.522cm" svg:y1="42.7cm" svg:x2="69.522cm" svg:y2="41.3cm" draw:start-shape="id191" draw:start-glue-point="0" svg:d="M69522 42700v-1400" svg:viewBox="0 0 1 1401">
          <text:p text:style-name="P1"><text:span text:style-name="T3">1_04</text:span></text:p>
        </draw:connector>
        <draw:connector draw:style-name="gr5" draw:text-style-name="P3" draw:layer="layout" draw:type="line" svg:x1="84.022cm" svg:y1="42cm" svg:x2="84.022cm" svg:y2="40.6cm" draw:start-shape="id163" draw:start-glue-point="0" svg:d="M84022 42000v-1400" svg:viewBox="0 0 1 1401">
          <text:p text:style-name="P1"><text:span text:style-name="T3">2_05</text:span></text:p>
        </draw:connector>
        <draw:connector draw:style-name="gr5" draw:text-style-name="P3" draw:layer="layout" draw:type="line" svg:x1="70.622cm" svg:y1="42.7cm" svg:x2="70.622cm" svg:y2="41.3cm" draw:start-shape="id195" draw:start-glue-point="0" svg:d="M70622 42700v-1400" svg:viewBox="0 0 1 1401">
          <text:p text:style-name="P1"><text:span text:style-name="T3">1_05</text:span></text:p>
        </draw:connector>
        <draw:connector draw:style-name="gr5" draw:text-style-name="P3" draw:layer="layout" draw:type="line" svg:x1="85.322cm" svg:y1="42cm" svg:x2="85.322cm" svg:y2="40.6cm" draw:start-shape="id164" draw:start-glue-point="0" svg:d="M85322 42000v-1400" svg:viewBox="0 0 1 1401">
          <text:p text:style-name="P1"><text:span text:style-name="T3">2_06</text:span></text:p>
        </draw:connector>
        <draw:connector draw:style-name="gr5" draw:text-style-name="P3" draw:layer="layout" draw:type="line" svg:x1="71.722cm" svg:y1="42.7cm" svg:x2="71.722cm" svg:y2="41.3cm" draw:start-shape="id201" draw:start-glue-point="0" svg:d="M71722 42700v-1400" svg:viewBox="0 0 1 1401">
          <text:p text:style-name="P1"><text:span text:style-name="T3">1_06</text:span></text:p>
        </draw:connector>
        <draw:connector draw:style-name="gr5" draw:text-style-name="P3" draw:layer="layout" draw:type="line" svg:x1="86.622cm" svg:y1="42cm" svg:x2="86.622cm" svg:y2="40.6cm" draw:start-shape="id165" draw:start-glue-point="0" svg:d="M86622 42000v-1400" svg:viewBox="0 0 1 1401">
          <text:p text:style-name="P1"><text:span text:style-name="T3">2_07</text:span></text:p>
        </draw:connector>
        <draw:connector draw:style-name="gr5" draw:text-style-name="P3" draw:layer="layout" draw:type="line" svg:x1="72.822cm" svg:y1="42.7cm" svg:x2="72.822cm" svg:y2="41.3cm" draw:start-shape="id205" draw:start-glue-point="0" svg:d="M72822 42700v-1400" svg:viewBox="0 0 1 1401">
          <text:p text:style-name="P1"><text:span text:style-name="T3">1_07</text:span></text:p>
        </draw:connector>
        <draw:connector draw:style-name="gr5" draw:text-style-name="P3" draw:layer="layout" draw:type="line" svg:x1="73.922cm" svg:y1="42.7cm" svg:x2="73.922cm" svg:y2="41.3cm" draw:start-shape="id208" draw:start-glue-point="0" svg:d="M73922 42700v-1400" svg:viewBox="0 0 1 1401">
          <text:p text:style-name="P1"><text:span text:style-name="T3">1_08</text:span></text:p>
        </draw:connector>
        <draw:connector draw:style-name="gr5" draw:text-style-name="P3" draw:layer="layout" draw:type="line" svg:x1="75.022cm" svg:y1="42.7cm" svg:x2="75.022cm" svg:y2="41.3cm" draw:start-shape="id211" draw:start-glue-point="0" svg:d="M75022 42700v-1400" svg:viewBox="0 0 1 1401">
          <text:p text:style-name="P1"><text:span text:style-name="T3">1_09</text:span></text:p>
        </draw:connector>
        <draw:connector draw:style-name="gr5" draw:text-style-name="P3" draw:layer="layout" draw:type="line" svg:x1="76.122cm" svg:y1="44.2cm" svg:x2="76.122cm" svg:y2="42.8cm" draw:start-shape="id62" draw:start-glue-point="0" svg:d="M76122 44200v-1400" svg:viewBox="0 0 1 1401">
          <text:p text:style-name="P1"><text:span text:style-name="T3">1_10</text:span></text:p>
        </draw:connector>
        <draw:connector draw:style-name="gr5" draw:text-style-name="P3" draw:layer="layout" draw:type="line" svg:x1="87.922cm" svg:y1="42cm" svg:x2="87.922cm" svg:y2="40.6cm" draw:start-shape="id166" draw:start-glue-point="0" svg:d="M87922 42000v-1400" svg:viewBox="0 0 1 1401">
          <text:p text:style-name="P1"><text:span text:style-name="T3">2_08</text:span></text:p>
        </draw:connector>
        <draw:connector draw:style-name="gr5" draw:text-style-name="P3" draw:layer="layout" draw:type="line" svg:x1="89.222cm" svg:y1="42cm" svg:x2="89.222cm" svg:y2="40.6cm" draw:start-shape="id169" draw:start-glue-point="0" svg:d="M89222 42000v-1400" svg:viewBox="0 0 1 1401">
          <text:p text:style-name="P1"><text:span text:style-name="T3">2_09</text:span></text:p>
        </draw:connector>
        <draw:connector draw:style-name="gr5" draw:text-style-name="P3" draw:layer="layout" draw:type="line" svg:x1="90.5cm" svg:y1="42cm" svg:x2="90.522cm" svg:y2="40.6cm" draw:start-shape="id168" draw:start-glue-point="0" svg:d="M90500 42000l22-1400" svg:viewBox="0 0 23 1401">
          <text:p text:style-name="P1"><text:span text:style-name="T3">2_10</text:span></text:p>
        </draw:connector>
        <draw:connector draw:style-name="gr5" draw:text-style-name="P3" draw:layer="layout" draw:type="line" svg:x1="70.592cm" svg:y1="24.535cm" svg:x2="71.422cm" svg:y2="23.323cm" draw:end-shape="id218" draw:end-glue-point="2" svg:d="M70592 24535l830-1212" svg:viewBox="0 0 831 1213">
          <text:p text:style-name="P1"><text:span text:style-name="T3">/carry4</text:span></text:p>
        </draw:connector>
        <draw:connector draw:style-name="gr5" draw:text-style-name="P3" draw:layer="layout" draw:type="line" svg:x1="72.822cm" svg:y1="24.535cm" svg:x2="73.622cm" svg:y2="23.323cm" draw:end-shape="id226" draw:end-glue-point="2" svg:d="M72822 24535l800-1212" svg:viewBox="0 0 801 1213">
          <text:p text:style-name="P1"><text:span text:style-name="T3">/carry5</text:span></text:p>
        </draw:connector>
        <draw:connector draw:style-name="gr5" draw:text-style-name="P3" draw:layer="layout" draw:type="line" svg:x1="65.014cm" svg:y1="28.521cm" svg:x2="65.066cm" svg:y2="27.131cm" draw:start-shape="id227" draw:start-glue-point="0" svg:d="M65014 28521l52-1390" svg:viewBox="0 0 53 1391">
          <text:p text:style-name="P1"><text:span text:style-name="T3">carry6</text:span></text:p>
        </draw:connector>
        <draw:connector draw:style-name="gr3" draw:text-style-name="P1" draw:layer="layout" draw:type="line" svg:x1="80.25cm" svg:y1="20.854cm" svg:x2="81.322cm" svg:y2="20.268cm" draw:start-shape="id240" draw:start-glue-point="0" draw:end-shape="id249" draw:end-glue-point="2" svg:d="M80250 20854l1072-586" svg:viewBox="0 0 1073 587">
          <text:p/>
        </draw:connector>
        <draw:custom-shape draw:style-name="gr1" draw:text-style-name="P2" xml:id="id249" draw:id="id249" draw:layer="layout" svg:width="1cm" svg:height="0.9cm" svg:x="80.822cm" svg:y="19.368cm">
          <text:p text:style-name="P1"><text:span text:style-name="T1">NOT</text:span></text:p>
          <text:p text:style-name="P1"><text:span text:style-name="T1">37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636cm" svg:y1="44.015cm" svg:x2="86.622cm" svg:y2="42.9cm" draw:end-shape="id165" draw:end-glue-point="2" svg:d="M87636 44015l-1014-1115" svg:viewBox="0 0 1015 1116">
          <text:p text:style-name="P1"><text:span text:style-name="T3">sum09/c</text:span></text:p>
        </draw:connector>
        <draw:connector draw:style-name="gr5" draw:text-style-name="P3" draw:layer="layout" draw:type="line" svg:x1="81.322cm" svg:y1="19.368cm" svg:x2="81.287cm" svg:y2="17.64cm" draw:start-shape="id249" draw:start-glue-point="0" svg:d="M81322 19368l-35-1728" svg:viewBox="0 0 36 1729">
          <text:p text:style-name="P1"><text:span text:style-name="T3">sum09</text:span></text:p>
        </draw:connector>
        <draw:connector draw:style-name="gr3" draw:text-style-name="P1" draw:layer="layout" draw:type="line" svg:x1="80.25cm" svg:y1="20.854cm" svg:x2="79.7cm" svg:y2="16.754cm" draw:start-shape="id240" draw:start-glue-point="0" draw:end-shape="id250" draw:end-glue-point="2" svg:d="M80250 20854l-550-4100" svg:viewBox="0 0 551 4101">
          <text:p/>
        </draw:connector>
        <draw:connector draw:style-name="gr3" draw:text-style-name="P1" draw:layer="layout" draw:type="line" svg:x1="82.45cm" svg:y1="20.854cm" svg:x2="83.522cm" svg:y2="20.268cm" draw:start-shape="id239" draw:start-glue-point="0" draw:end-shape="id251" draw:end-glue-point="2" svg:d="M82450 20854l1072-586" svg:viewBox="0 0 1073 587">
          <text:p/>
        </draw:connector>
        <draw:custom-shape draw:style-name="gr1" draw:text-style-name="P2" xml:id="id251" draw:id="id251" draw:layer="layout" svg:width="1cm" svg:height="0.9cm" svg:x="83.022cm" svg:y="19.368cm">
          <text:p text:style-name="P1"><text:span text:style-name="T1">NOT</text:span></text:p>
          <text:p text:style-name="P1"><text:span text:style-name="T1">37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522cm" svg:y1="19.368cm" svg:x2="83.487cm" svg:y2="17.554cm" draw:start-shape="id251" draw:start-glue-point="0" svg:d="M83522 19368l-35-1814" svg:viewBox="0 0 36 1815">
          <text:p text:style-name="P1"><text:span text:style-name="T3">sum10</text:span></text:p>
        </draw:connector>
        <draw:connector draw:style-name="gr3" draw:text-style-name="P1" draw:layer="layout" draw:type="line" svg:x1="82.45cm" svg:y1="20.854cm" svg:x2="80.8cm" svg:y2="16.754cm" draw:start-shape="id239" draw:start-glue-point="0" draw:end-shape="id252" draw:end-glue-point="2" svg:d="M82450 20854l-1650-4100" svg:viewBox="0 0 1651 4101">
          <text:p/>
        </draw:connector>
        <draw:connector draw:style-name="gr5" draw:text-style-name="P3" draw:layer="layout" draw:type="line" svg:x1="88.936cm" svg:y1="44.015cm" svg:x2="87.922cm" svg:y2="42.9cm" draw:end-shape="id166" draw:end-glue-point="2" svg:d="M88936 44015l-1014-1115" svg:viewBox="0 0 1015 1116">
          <text:p text:style-name="P1"><text:span text:style-name="T3">sum10/c</text:span></text:p>
        </draw:connector>
        <draw:connector draw:style-name="gr3" draw:text-style-name="P1" draw:layer="layout" draw:type="line" svg:x1="82.45cm" svg:y1="20.854cm" svg:x2="79.7cm" svg:y2="16.754cm" draw:start-shape="id239" draw:start-glue-point="0" draw:end-shape="id250" draw:end-glue-point="2" svg:d="M82450 20854l-2750-4100" svg:viewBox="0 0 2751 4101">
          <text:p/>
        </draw:connector>
        <draw:connector draw:style-name="gr3" draw:text-style-name="P1" draw:layer="layout" draw:type="line" svg:x1="80.25cm" svg:y1="20.854cm" svg:x2="80.8cm" svg:y2="16.754cm" draw:start-shape="id240" draw:start-glue-point="0" draw:end-shape="id252" draw:end-glue-point="2" svg:d="M80250 20854l550-4100" svg:viewBox="0 0 551 4101">
          <text:p/>
        </draw:connector>
        <draw:connector draw:style-name="gr5" draw:text-style-name="P3" draw:layer="layout" draw:type="line" svg:x1="71.9cm" svg:y1="48.1cm" svg:x2="65.122cm" svg:y2="45.1cm" draw:start-shape="id253" draw:start-glue-point="0" draw:end-shape="id35" draw:end-glue-point="2" svg:d="M71900 48100l-6778-3000" svg:viewBox="0 0 6779 3001">
          <text:p text:style-name="P1"><text:span text:style-name="T3">c</text:span></text:p>
        </draw:connector>
        <draw:connector draw:style-name="gr5" draw:text-style-name="P3" draw:layer="layout" draw:type="line" svg:x1="71.9cm" svg:y1="48.1cm" svg:x2="67.322cm" svg:y2="45.1cm" draw:start-shape="id253" draw:start-glue-point="0" draw:end-shape="id38" draw:end-glue-point="2" svg:d="M71900 48100l-4578-3000" svg:viewBox="0 0 4579 3001">
          <text:p text:style-name="P1"><text:span text:style-name="T3">2</text:span></text:p>
        </draw:connector>
        <draw:connector draw:style-name="gr5" draw:text-style-name="P3" draw:layer="layout" draw:type="line" svg:x1="71.9cm" svg:y1="48.1cm" svg:x2="66.222cm" svg:y2="45.1cm" draw:start-shape="id253" draw:start-glue-point="0" draw:end-shape="id34" draw:end-glue-point="2" svg:d="M71900 48100l-5678-3000" svg:viewBox="0 0 5679 3001">
          <text:p text:style-name="P1"><text:span text:style-name="T3">2</text:span></text:p>
        </draw:connector>
        <draw:connector draw:style-name="gr5" draw:text-style-name="P3" draw:layer="layout" draw:type="line" svg:x1="71.9cm" svg:y1="48.1cm" svg:x2="68.422cm" svg:y2="45.1cm" draw:start-shape="id253" draw:start-glue-point="0" draw:end-shape="id41" draw:end-glue-point="2" svg:d="M71900 48100l-3478-3000" svg:viewBox="0 0 3479 3001">
          <text:p text:style-name="P1"><text:span text:style-name="T3">2</text:span></text:p>
        </draw:connector>
        <draw:connector draw:style-name="gr5" draw:text-style-name="P3" draw:layer="layout" draw:type="line" svg:x1="71.9cm" svg:y1="48.1cm" svg:x2="71.722cm" svg:y2="45.1cm" draw:start-shape="id253" draw:start-glue-point="0" draw:end-shape="id51" draw:end-glue-point="2" svg:d="M71900 48100l-178-3000" svg:viewBox="0 0 179 3001">
          <text:p text:style-name="P1"><text:span text:style-name="T3">2</text:span></text:p>
        </draw:connector>
        <draw:connector draw:style-name="gr5" draw:text-style-name="P3" draw:layer="layout" draw:type="line" svg:x1="71.9cm" svg:y1="48.1cm" svg:x2="75.022cm" svg:y2="45.1cm" draw:start-shape="id253" draw:start-glue-point="0" draw:end-shape="id59" draw:end-glue-point="2" svg:d="M71900 48100l3122-3000" svg:viewBox="0 0 3123 3001">
          <text:p text:style-name="P1"><text:span text:style-name="T3">2</text:span></text:p>
        </draw:connector>
        <draw:connector draw:style-name="gr5" draw:text-style-name="P3" draw:layer="layout" draw:type="line" svg:x1="71.9cm" svg:y1="48.1cm" svg:x2="70.643cm" svg:y2="45.1cm" draw:start-shape="id253" draw:start-glue-point="0" draw:end-shape="id47" draw:end-glue-point="2" svg:d="M71900 48100l-1257-3000" svg:viewBox="0 0 1258 3001">
          <text:p text:style-name="P1"><text:span text:style-name="T3">2</text:span></text:p>
        </draw:connector>
        <draw:connector draw:style-name="gr5" draw:text-style-name="P3" draw:layer="layout" draw:type="line" svg:x1="71.9cm" svg:y1="48.1cm" svg:x2="72.822cm" svg:y2="45.1cm" draw:start-shape="id253" draw:start-glue-point="0" draw:end-shape="id53" draw:end-glue-point="2" svg:d="M71900 48100l922-3000" svg:viewBox="0 0 923 3001">
          <text:p text:style-name="P1"><text:span text:style-name="T3">2</text:span></text:p>
        </draw:connector>
        <draw:connector draw:style-name="gr5" draw:text-style-name="P3" draw:layer="layout" draw:type="line" svg:x1="71.9cm" svg:y1="48.1cm" svg:x2="73.922cm" svg:y2="45.1cm" draw:start-shape="id253" draw:start-glue-point="0" draw:end-shape="id56" draw:end-glue-point="2" svg:d="M71900 48100l2022-3000" svg:viewBox="0 0 2023 3001">
          <text:p text:style-name="P1"><text:span text:style-name="T3">2</text:span></text:p>
        </draw:connector>
        <draw:connector draw:style-name="gr5" draw:text-style-name="P3" draw:layer="layout" draw:type="line" svg:x1="71.9cm" svg:y1="48.1cm" svg:x2="69.522cm" svg:y2="45.1cm" draw:start-shape="id253" draw:start-glue-point="0" draw:end-shape="id44" draw:end-glue-point="2" svg:d="M71900 48100l-2378-3000" svg:viewBox="0 0 2379 3001">
          <text:p text:style-name="P1"><text:span text:style-name="T3">2</text:span></text:p>
        </draw:connector>
        <draw:connector draw:style-name="gr5" draw:text-style-name="P3" draw:layer="layout" draw:type="line" svg:x1="73.1cm" svg:y1="48.1cm" svg:x2="76.122cm" svg:y2="45.1cm" draw:start-shape="id254" draw:start-glue-point="0" draw:end-shape="id62" draw:end-glue-point="2" svg:d="M73100 48100l3022-3000" svg:viewBox="0 0 3023 3001">
          <text:p text:style-name="P1"><text:span text:style-name="T3">с</text:span></text:p>
        </draw:connector>
        <draw:connector draw:style-name="gr5" draw:text-style-name="P3" draw:layer="layout" draw:type="line" svg:x1="73.1cm" svg:y1="48.1cm" svg:x2="75.022cm" svg:y2="45.1cm" draw:start-shape="id254" draw:start-glue-point="0" draw:end-shape="id59" draw:end-glue-point="2" svg:d="M73100 48100l1922-3000" svg:viewBox="0 0 1923 3001">
          <text:p text:style-name="P1"><text:span text:style-name="T3">3</text:span></text:p>
        </draw:connector>
        <draw:connector draw:style-name="gr5" draw:text-style-name="P3" draw:layer="layout" draw:type="line" svg:x1="73.1cm" svg:y1="48.1cm" svg:x2="69.522cm" svg:y2="45.1cm" draw:start-shape="id254" draw:start-glue-point="0" draw:end-shape="id44" draw:end-glue-point="2" svg:d="M73100 48100l-3578-3000" svg:viewBox="0 0 35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6.222cm" svg:y2="45.1cm" draw:start-shape="id254" draw:start-glue-point="0" draw:end-shape="id34" draw:end-glue-point="2" svg:d="M73100 48100l-6878-3000" svg:viewBox="0 0 68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7.322cm" svg:y2="45.1cm" draw:start-shape="id254" draw:start-glue-point="0" draw:end-shape="id38" draw:end-glue-point="2" svg:d="M73100 48100l-5778-3000" svg:viewBox="0 0 57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8.422cm" svg:y2="45.1cm" draw:start-shape="id254" draw:start-glue-point="0" draw:end-shape="id41" draw:end-glue-point="2" svg:d="M73100 48100l-4678-3000" svg:viewBox="0 0 46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1.722cm" svg:y2="45.1cm" draw:start-shape="id254" draw:start-glue-point="0" draw:end-shape="id51" draw:end-glue-point="2" svg:d="M73100 48100l-1378-3000" svg:viewBox="0 0 13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0.643cm" svg:y2="45.1cm" draw:start-shape="id254" draw:start-glue-point="0" draw:end-shape="id47" draw:end-glue-point="2" svg:d="M73100 48100l-2457-3000" svg:viewBox="0 0 2458 3001">
          <text:p text:style-name="P1"><text:span text:style-name="T3">3</text:span></text:p>
        </draw:connector>
        <draw:connector draw:style-name="gr5" draw:text-style-name="P3" draw:layer="layout" draw:type="line" svg:x1="73.1cm" svg:y1="48.1cm" svg:x2="72.822cm" svg:y2="45.1cm" draw:start-shape="id254" draw:start-glue-point="0" draw:end-shape="id53" draw:end-glue-point="2" svg:d="M73100 48100l-278-3000" svg:viewBox="0 0 2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3.922cm" svg:y2="45.1cm" draw:start-shape="id254" draw:start-glue-point="0" draw:end-shape="id56" draw:end-glue-point="2" svg:d="M73100 48100l822-3000" svg:viewBox="0 0 823 3001">
          <text:p text:style-name="P1"><text:span text:style-name="T3">3</text:span></text:p>
        </draw:connector>
        <draw:connector draw:style-name="gr5" draw:text-style-name="P3" draw:layer="layout" draw:type="line" svg:x1="70.7cm" svg:y1="48.1cm" svg:x2="66.222cm" svg:y2="45.1cm" draw:start-shape="id255" draw:start-glue-point="0" draw:end-shape="id34" draw:end-glue-point="2" svg:d="M70700 48100l-4478-3000" svg:viewBox="0 0 4479 3001">
          <text:p text:style-name="P1"><text:span text:style-name="T3">1</text:span></text:p>
        </draw:connector>
        <draw:connector draw:style-name="gr5" draw:text-style-name="P3" draw:layer="layout" draw:type="line" svg:x1="70.7cm" svg:y1="48.1cm" svg:x2="67.322cm" svg:y2="45.1cm" draw:start-shape="id255" draw:start-glue-point="0" draw:end-shape="id38" draw:end-glue-point="2" svg:d="M70700 48100l-3378-3000" svg:viewBox="0 0 3379 3001">
          <text:p text:style-name="P1"><text:span text:style-name="T3">1</text:span></text:p>
        </draw:connector>
        <draw:connector draw:style-name="gr5" draw:text-style-name="P3" draw:layer="layout" draw:type="line" svg:x1="70.7cm" svg:y1="48.1cm" svg:x2="68.422cm" svg:y2="45.1cm" draw:start-shape="id255" draw:start-glue-point="0" draw:end-shape="id41" draw:end-glue-point="2" svg:d="M70700 48100l-2278-3000" svg:viewBox="0 0 2279 3001">
          <text:p text:style-name="P1"><text:span text:style-name="T3">1</text:span></text:p>
        </draw:connector>
        <draw:connector draw:style-name="gr5" draw:text-style-name="P3" draw:layer="layout" draw:type="line" svg:x1="70.7cm" svg:y1="48.1cm" svg:x2="75.022cm" svg:y2="45.1cm" draw:start-shape="id255" draw:start-glue-point="0" draw:end-shape="id59" draw:end-glue-point="2" svg:d="M70700 48100l4322-3000" svg:viewBox="0 0 43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1.722cm" svg:y2="45.1cm" draw:start-shape="id255" draw:start-glue-point="0" draw:end-shape="id51" draw:end-glue-point="2" svg:d="M70700 48100l1022-3000" svg:viewBox="0 0 10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0.643cm" svg:y2="45.1cm" draw:start-shape="id255" draw:start-glue-point="0" draw:end-shape="id47" draw:end-glue-point="2" svg:d="M70700 48100l-57-3000" svg:viewBox="0 0 58 3001">
          <text:p text:style-name="P1"><text:span text:style-name="T3">1</text:span></text:p>
        </draw:connector>
        <draw:connector draw:style-name="gr5" draw:text-style-name="P3" draw:layer="layout" draw:type="line" svg:x1="70.7cm" svg:y1="48.1cm" svg:x2="72.822cm" svg:y2="45.1cm" draw:start-shape="id255" draw:start-glue-point="0" draw:end-shape="id53" draw:end-glue-point="2" svg:d="M70700 48100l2122-3000" svg:viewBox="0 0 21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3.922cm" svg:y2="45.1cm" draw:start-shape="id255" draw:start-glue-point="0" draw:end-shape="id56" draw:end-glue-point="2" svg:d="M70700 48100l3222-3000" svg:viewBox="0 0 3223 3001">
          <text:p text:style-name="P1"><text:span text:style-name="T3">1</text:span></text:p>
        </draw:connector>
        <draw:connector draw:style-name="gr5" draw:text-style-name="P3" draw:layer="layout" draw:type="line" svg:x1="70.7cm" svg:y1="48.1cm" svg:x2="69.522cm" svg:y2="45.1cm" draw:start-shape="id255" draw:start-glue-point="0" draw:end-shape="id44" draw:end-glue-point="2" svg:d="M70700 48100l-1178-3000" svg:viewBox="0 0 1179 3001">
          <text:p text:style-name="P1"><text:span text:style-name="T3">1</text:span></text:p>
        </draw:connector>
        <draw:custom-shape draw:style-name="gr1" draw:text-style-name="P2" xml:id="id252" draw:id="id252" draw:layer="layout" svg:width="1cm" svg:height="0.9cm" svg:x="80.3cm" svg:y="15.854cm">
          <text:p text:style-name="P1"><text:span text:style-name="T1">3-NOR</text:span></text:p>
          <text:p text:style-name="P1"><text:span text:style-name="T1">41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cm" svg:y1="20.854cm" svg:x2="79.122cm" svg:y2="20.268cm" draw:start-shape="id244" draw:start-glue-point="0" draw:end-shape="id256" draw:end-glue-point="2" svg:d="M78050 20854l1072-586" svg:viewBox="0 0 1073 587">
          <text:p/>
        </draw:connector>
        <draw:custom-shape draw:style-name="gr1" draw:text-style-name="P2" xml:id="id256" draw:id="id256" draw:layer="layout" svg:width="1cm" svg:height="0.9cm" svg:x="78.622cm" svg:y="19.368cm">
          <text:p text:style-name="P1"><text:span text:style-name="T1">NOT</text:span></text:p>
          <text:p text:style-name="P1"><text:span text:style-name="T1">3914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122cm" svg:y1="19.368cm" svg:x2="79.087cm" svg:y2="17.654cm" draw:start-shape="id256" draw:start-glue-point="0" svg:d="M79122 19368l-35-1714" svg:viewBox="0 0 36 1715">
          <text:p text:style-name="P1"><text:span text:style-name="T3">sum08</text:span></text:p>
        </draw:connector>
        <draw:connector draw:style-name="gr5" draw:text-style-name="P3" draw:layer="layout" draw:type="line" svg:x1="86.322cm" svg:y1="44cm" svg:x2="85.322cm" svg:y2="42.9cm" draw:end-shape="id164" draw:end-glue-point="2" svg:d="M86322 44000l-1000-1100" svg:viewBox="0 0 1001 1101">
          <text:p text:style-name="P1"><text:span text:style-name="T3">sum08/c</text:span></text:p>
        </draw:connector>
        <draw:connector draw:style-name="gr3" draw:text-style-name="P1" draw:layer="layout" draw:type="line" svg:x1="78.05cm" svg:y1="20.854cm" svg:x2="80.8cm" svg:y2="16.754cm" draw:start-shape="id244" draw:start-glue-point="0" draw:end-shape="id252" draw:end-glue-point="2" svg:d="M78050 20854l2750-4100" svg:viewBox="0 0 2751 4101">
          <text:p/>
        </draw:connector>
        <draw:connector draw:style-name="gr3" draw:text-style-name="P1" draw:layer="layout" draw:type="line" svg:x1="78.05cm" svg:y1="20.854cm" svg:x2="79.7cm" svg:y2="16.754cm" draw:start-shape="id244" draw:start-glue-point="0" draw:end-shape="id250" draw:end-glue-point="2" svg:d="M78050 20854l1650-4100" svg:viewBox="0 0 1651 4101">
          <text:p/>
        </draw:connector>
        <draw:connector draw:style-name="gr3" draw:text-style-name="P1" draw:layer="layout" draw:type="line" svg:x1="75.85cm" svg:y1="20.854cm" svg:x2="76.9cm" svg:y2="20.268cm" draw:start-shape="id242" draw:start-glue-point="0" draw:end-shape="id257" draw:end-glue-point="2" svg:d="M75850 20854l1050-586" svg:viewBox="0 0 1051 587">
          <text:p/>
        </draw:connector>
        <draw:custom-shape draw:style-name="gr1" draw:text-style-name="P2" xml:id="id257" draw:id="id257" draw:layer="layout" svg:width="1cm" svg:height="0.9cm" svg:x="76.4cm" svg:y="19.368cm">
          <text:p text:style-name="P1"><text:span text:style-name="T1">NOT</text:span></text:p>
          <text:p text:style-name="P1"><text:span text:style-name="T1">40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9cm" svg:y1="19.368cm" svg:x2="76.865cm" svg:y2="17.654cm" draw:start-shape="id257" draw:start-glue-point="0" svg:d="M76900 19368l-35-1714" svg:viewBox="0 0 36 1715">
          <text:p text:style-name="P1"><text:span text:style-name="T3">sum07</text:span></text:p>
        </draw:connector>
        <draw:connector draw:style-name="gr5" draw:text-style-name="P3" draw:layer="layout" draw:type="line" svg:x1="85.022cm" svg:y1="44cm" svg:x2="84.022cm" svg:y2="42.9cm" draw:end-shape="id163" draw:end-glue-point="2" svg:d="M85022 44000l-1000-1100" svg:viewBox="0 0 1001 1101">
          <text:p text:style-name="P1"><text:span text:style-name="T3">sum07/c</text:span></text:p>
        </draw:connector>
        <draw:custom-shape draw:style-name="gr1" draw:text-style-name="P2" xml:id="id258" draw:id="id258" draw:layer="layout" svg:width="1cm" svg:height="0.9cm" svg:x="75.4cm" svg:y="11.354cm">
          <text:p text:style-name="P1"><text:span text:style-name="T1">NAND</text:span></text:p>
          <text:p text:style-name="P1"><text:span text:style-name="T1">45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5.85cm" svg:y1="20.854cm" svg:x2="75.9cm" svg:y2="12.254cm" draw:start-shape="id242" draw:start-glue-point="0" draw:end-shape="id258" draw:end-glue-point="2" svg:d="M75850 20854l50-8600" svg:viewBox="0 0 51 8601">
          <text:p/>
        </draw:connector>
        <draw:connector draw:style-name="gr3" draw:text-style-name="P1" draw:layer="layout" draw:type="line" svg:x1="73.65cm" svg:y1="20.854cm" svg:x2="74.7cm" svg:y2="20.268cm" draw:start-shape="id241" draw:start-glue-point="0" draw:end-shape="id259" draw:end-glue-point="2" svg:d="M73650 20854l1050-586" svg:viewBox="0 0 1051 587">
          <text:p/>
        </draw:connector>
        <draw:custom-shape draw:style-name="gr1" draw:text-style-name="P2" xml:id="id259" draw:id="id259" draw:layer="layout" svg:width="1cm" svg:height="0.9cm" svg:x="74.2cm" svg:y="19.368cm">
          <text:p text:style-name="P1"><text:span text:style-name="T1">NOT</text:span></text:p>
          <text:p text:style-name="P1"><text:span text:style-name="T1">411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4.7cm" svg:y1="19.368cm" svg:x2="74.665cm" svg:y2="17.74cm" draw:start-shape="id259" draw:start-glue-point="0" svg:d="M74700 19368l-35-1628" svg:viewBox="0 0 36 1629">
          <text:p text:style-name="P1"><text:span text:style-name="T3">sum06</text:span></text:p>
        </draw:connector>
        <draw:connector draw:style-name="gr5" draw:text-style-name="P3" draw:layer="layout" draw:type="line" svg:x1="83.722cm" svg:y1="44cm" svg:x2="82.722cm" svg:y2="42.9cm" draw:end-shape="id162" draw:end-glue-point="2" svg:d="M83722 44000l-1000-1100" svg:viewBox="0 0 1001 1101">
          <text:p text:style-name="P1"><text:span text:style-name="T3">sum06/c</text:span></text:p>
        </draw:connector>
        <draw:custom-shape draw:style-name="gr1" draw:text-style-name="P2" xml:id="id260" draw:id="id260" draw:layer="layout" svg:width="1cm" svg:height="0.9cm" svg:x="73.2cm" svg:y="11.354cm">
          <text:p text:style-name="P1"><text:span text:style-name="T1">NAND</text:span></text:p>
          <text:p text:style-name="P1"><text:span text:style-name="T1">43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5cm" svg:y1="20.854cm" svg:x2="73.7cm" svg:y2="12.254cm" draw:start-shape="id241" draw:start-glue-point="0" draw:end-shape="id260" draw:end-glue-point="2" svg:d="M73650 20854l50-8600" svg:viewBox="0 0 51 8601">
          <text:p/>
        </draw:connector>
        <draw:custom-shape draw:style-name="gr2" draw:text-style-name="P2" xml:id="id261" draw:id="id261" draw:layer="layout" svg:width="2.1cm" svg:height="0.9cm" svg:x="71.099cm" svg:y="61.143cm">
          <text:p text:style-name="P1"><text:span text:style-name="T1">DFF (clk17)</text:span></text:p>
          <text:p text:style-name="P1"><text:span text:style-name="T1">35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99cm" svg:y1="63.143cm" svg:x2="72.149cm" svg:y2="62.043cm" draw:start-shape="id68" draw:start-glue-point="0" draw:end-shape="id261" draw:end-glue-point="2" svg:d="M72199 63143l-50-1100" svg:viewBox="0 0 51 1101">
          <text:p/>
        </draw:connector>
        <draw:custom-shape draw:style-name="gr2" draw:text-style-name="P2" xml:id="id262" draw:id="id262" draw:layer="layout" svg:width="2.1cm" svg:height="0.9cm" svg:x="75.5cm" svg:y="61.143cm">
          <text:p text:style-name="P1"><text:span text:style-name="T1">DFF (clk17)</text:span></text:p>
          <text:p text:style-name="P1"><text:span text:style-name="T1">38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6cm" svg:y1="63.143cm" svg:x2="76.55cm" svg:y2="62.043cm" draw:start-shape="id69" draw:start-glue-point="0" draw:end-shape="id262" draw:end-glue-point="2" svg:d="M76600 63143l-50-1100" svg:viewBox="0 0 51 1101">
          <text:p/>
        </draw:connector>
        <draw:custom-shape draw:style-name="gr2" draw:text-style-name="P2" xml:id="id263" draw:id="id263" draw:layer="layout" svg:width="2.1cm" svg:height="0.9cm" svg:x="77.7cm" svg:y="61.143cm">
          <text:p text:style-name="P1"><text:span text:style-name="T1">DFF (clk17)</text:span></text:p>
          <text:p text:style-name="P1"><text:span text:style-name="T1">39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8cm" svg:y1="63.143cm" svg:x2="78.75cm" svg:y2="62.043cm" draw:start-shape="id70" draw:start-glue-point="0" draw:end-shape="id263" draw:end-glue-point="2" svg:d="M78800 63143l-50-1100" svg:viewBox="0 0 51 1101">
          <text:p/>
        </draw:connector>
        <draw:custom-shape draw:style-name="gr2" draw:text-style-name="P2" xml:id="id264" draw:id="id264" draw:layer="layout" svg:width="2.1cm" svg:height="0.9cm" svg:x="79.9cm" svg:y="61.143cm">
          <text:p text:style-name="P1"><text:span text:style-name="T1">DFF (clk17)</text:span></text:p>
          <text:p text:style-name="P1"><text:span text:style-name="T1">3610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.026cm" svg:y1="63.143cm" svg:x2="80.95cm" svg:y2="62.043cm" draw:start-shape="id71" draw:start-glue-point="0" draw:end-shape="id264" draw:end-glue-point="2" svg:d="M81026 63143l-76-1100" svg:viewBox="0 0 77 1101">
          <text:p/>
        </draw:connector>
        <draw:custom-shape draw:style-name="gr2" draw:text-style-name="P2" xml:id="id265" draw:id="id265" draw:layer="layout" svg:width="2.1cm" svg:height="0.9cm" svg:x="82.1cm" svg:y="61.143cm">
          <text:p text:style-name="P1"><text:span text:style-name="T1">DFF (clk17)</text:span></text:p>
          <text:p text:style-name="P1"><text:span text:style-name="T1">39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26cm" svg:y1="63.143cm" svg:x2="83.15cm" svg:y2="62.043cm" draw:start-shape="id72" draw:start-glue-point="0" draw:end-shape="id265" draw:end-glue-point="2" svg:d="M83226 63143l-76-1100" svg:viewBox="0 0 77 1101">
          <text:p/>
        </draw:connector>
        <draw:custom-shape draw:style-name="gr2" draw:text-style-name="P2" xml:id="id266" draw:id="id266" draw:layer="layout" svg:width="2.1cm" svg:height="0.9cm" svg:x="84.3cm" svg:y="61.143cm">
          <text:p text:style-name="P1"><text:span text:style-name="T1">DFF (clk17)</text:span></text:p>
          <text:p text:style-name="P1"><text:span text:style-name="T1">36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26cm" svg:y1="63.143cm" svg:x2="85.35cm" svg:y2="62.043cm" draw:start-shape="id73" draw:start-glue-point="0" draw:end-shape="id266" draw:end-glue-point="2" svg:d="M85426 63143l-76-1100" svg:viewBox="0 0 77 1101">
          <text:p/>
        </draw:connector>
        <draw:custom-shape draw:style-name="gr2" draw:text-style-name="P2" xml:id="id267" draw:id="id267" draw:layer="layout" svg:width="2.1cm" svg:height="0.9cm" svg:x="86.5cm" svg:y="61.143cm">
          <text:p text:style-name="P1"><text:span text:style-name="T1">DFF (clk17)</text:span></text:p>
          <text:p text:style-name="P1"><text:span text:style-name="T1">37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26cm" svg:y1="63.143cm" svg:x2="87.55cm" svg:y2="62.043cm" draw:start-shape="id74" draw:start-glue-point="0" draw:end-shape="id267" draw:end-glue-point="2" svg:d="M87626 63143l-76-1100" svg:viewBox="0 0 77 1101">
          <text:p/>
        </draw:connector>
        <draw:custom-shape draw:style-name="gr2" draw:text-style-name="P2" xml:id="id268" draw:id="id268" draw:layer="layout" svg:width="2.1cm" svg:height="0.9cm" svg:x="88.7cm" svg:y="61.143cm">
          <text:p text:style-name="P1"><text:span text:style-name="T1">DFF (clk17)</text:span></text:p>
          <text:p text:style-name="P1"><text:span text:style-name="T1">35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26cm" svg:y1="63.143cm" svg:x2="89.75cm" svg:y2="62.043cm" draw:start-shape="id75" draw:start-glue-point="0" draw:end-shape="id268" draw:end-glue-point="2" svg:d="M89826 63143l-76-1100" svg:viewBox="0 0 77 1101">
          <text:p/>
        </draw:connector>
        <draw:custom-shape draw:style-name="gr1" draw:text-style-name="P2" xml:id="id269" draw:id="id269" draw:layer="layout" svg:width="1cm" svg:height="0.944cm" svg:x="71.7cm" svg:y="59cm">
          <text:p text:style-name="P1"><text:span text:style-name="T1">BUF</text:span></text:p>
          <text:p text:style-name="P1"><text:span text:style-name="T1">36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49cm" svg:y1="61.143cm" svg:x2="72.2cm" svg:y2="59.944cm" draw:start-shape="id261" draw:start-glue-point="0" draw:end-shape="id269" draw:end-glue-point="2" svg:d="M72149 61143l51-1199" svg:viewBox="0 0 52 1200">
          <text:p/>
        </draw:connector>
        <draw:custom-shape draw:style-name="gr2" draw:text-style-name="P2" xml:id="id270" draw:id="id270" draw:layer="layout" svg:width="2.1cm" svg:height="0.9cm" svg:x="71.1cm" svg:y="55.001cm">
          <text:p text:style-name="P1"><text:span text:style-name="T1">DFF (clk20)</text:span></text:p>
          <text:p text:style-name="P1"><text:span text:style-name="T1">36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2cm" svg:y1="59cm" svg:x2="72.15cm" svg:y2="55.901cm" draw:start-shape="id269" draw:start-glue-point="0" draw:end-shape="id270" draw:end-glue-point="2" svg:d="M72200 59000l-50-3099" svg:viewBox="0 0 51 3100">
          <text:p/>
        </draw:connector>
        <draw:custom-shape draw:style-name="gr1" draw:text-style-name="P2" xml:id="id271" draw:id="id271" draw:layer="layout" svg:width="1cm" svg:height="0.9cm" svg:x="76.075cm" svg:y="59.03cm">
          <text:p text:style-name="P1"><text:span text:style-name="T1">IMUX</text:span></text:p>
          <text:p text:style-name="P1"><text:span text:style-name="T1">38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55cm" svg:y1="61.143cm" svg:x2="76.575cm" svg:y2="59.93cm" draw:start-shape="id262" draw:start-glue-point="0" draw:end-shape="id271" draw:end-glue-point="2" svg:d="M76550 61143l25-1213" svg:viewBox="0 0 26 1214">
          <text:p text:style-name="P1"><text:span text:style-name="T3">b</text:span></text:p>
        </draw:connector>
        <draw:custom-shape draw:style-name="gr1" draw:text-style-name="P2" xml:id="id272" draw:id="id272" draw:layer="layout" svg:width="1cm" svg:height="0.9cm" svg:x="76.1cm" svg:y="57.643cm">
          <text:p text:style-name="P1"><text:span text:style-name="T1">NOT</text:span></text:p>
          <text:p text:style-name="P1"><text:span text:style-name="T1">38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3" draw:id="id273" draw:layer="layout" svg:width="2.1cm" svg:height="0.9cm" svg:x="75.5cm" svg:y="55cm">
          <text:p text:style-name="P1"><text:span text:style-name="T1">DFF (clk20)</text:span></text:p>
          <text:p text:style-name="P1"><text:span text:style-name="T1">38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5cm" svg:y1="59.03cm" svg:x2="76.6cm" svg:y2="58.543cm" draw:start-shape="id271" draw:start-glue-point="0" draw:end-shape="id272" draw:end-glue-point="2" svg:d="M76575 59030l25-487" svg:viewBox="0 0 26 488">
          <text:p/>
        </draw:connector>
        <draw:connector draw:style-name="gr3" draw:text-style-name="P1" draw:layer="layout" draw:type="line" svg:x1="76.6cm" svg:y1="57.643cm" svg:x2="76.55cm" svg:y2="55.9cm" draw:start-shape="id272" draw:start-glue-point="0" draw:end-shape="id273" draw:end-glue-point="2" svg:d="M76600 57643l-50-1743" svg:viewBox="0 0 51 1744">
          <text:p/>
        </draw:connector>
        <draw:custom-shape draw:style-name="gr1" draw:text-style-name="P2" xml:id="id274" draw:id="id274" draw:layer="layout" svg:width="1cm" svg:height="0.9cm" svg:x="78.275cm" svg:y="59.03cm">
          <text:p text:style-name="P1"><text:span text:style-name="T1">IMUX</text:span></text:p>
          <text:p text:style-name="P1"><text:span text:style-name="T1">39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75cm" svg:y1="61.143cm" svg:x2="78.775cm" svg:y2="59.93cm" draw:start-shape="id263" draw:start-glue-point="0" draw:end-shape="id274" draw:end-glue-point="2" svg:d="M78750 61143l25-1213" svg:viewBox="0 0 26 1214">
          <text:p text:style-name="P1"><text:span text:style-name="T3">b</text:span></text:p>
        </draw:connector>
        <draw:custom-shape draw:style-name="gr1" draw:text-style-name="P2" xml:id="id275" draw:id="id275" draw:layer="layout" svg:width="1cm" svg:height="0.9cm" svg:x="78.3cm" svg:y="57.643cm">
          <text:p text:style-name="P1"><text:span text:style-name="T1">NOT</text:span></text:p>
          <text:p text:style-name="P1"><text:span text:style-name="T1">39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6" draw:id="id276" draw:layer="layout" svg:width="2.1cm" svg:height="0.9cm" svg:x="77.7cm" svg:y="55cm">
          <text:p text:style-name="P1"><text:span text:style-name="T1">DFF (clk20)</text:span></text:p>
          <text:p text:style-name="P1"><text:span text:style-name="T1">39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5cm" svg:y1="59.03cm" svg:x2="78.8cm" svg:y2="58.543cm" draw:start-shape="id274" draw:start-glue-point="0" draw:end-shape="id275" draw:end-glue-point="2" svg:d="M78775 59030l25-487" svg:viewBox="0 0 26 488">
          <text:p/>
        </draw:connector>
        <draw:connector draw:style-name="gr3" draw:text-style-name="P1" draw:layer="layout" draw:type="line" svg:x1="78.8cm" svg:y1="57.643cm" svg:x2="78.75cm" svg:y2="55.9cm" draw:start-shape="id275" draw:start-glue-point="0" draw:end-shape="id276" draw:end-glue-point="2" svg:d="M78800 57643l-50-1743" svg:viewBox="0 0 51 1744">
          <text:p/>
        </draw:connector>
        <draw:custom-shape draw:style-name="gr1" draw:text-style-name="P2" xml:id="id277" draw:id="id277" draw:layer="layout" svg:width="1cm" svg:height="0.9cm" svg:x="80.475cm" svg:y="59.03cm">
          <text:p text:style-name="P1"><text:span text:style-name="T1">IMUX</text:span></text:p>
          <text:p text:style-name="P1"><text:span text:style-name="T1">37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cm" svg:y1="61.143cm" svg:x2="80.975cm" svg:y2="59.93cm" draw:start-shape="id264" draw:start-glue-point="0" draw:end-shape="id277" draw:end-glue-point="2" svg:d="M80950 61143l25-1213" svg:viewBox="0 0 26 1214">
          <text:p text:style-name="P1"><text:span text:style-name="T3">b</text:span></text:p>
        </draw:connector>
        <draw:custom-shape draw:style-name="gr1" draw:text-style-name="P2" xml:id="id278" draw:id="id278" draw:layer="layout" svg:width="1cm" svg:height="0.9cm" svg:x="80.5cm" svg:y="57.643cm">
          <text:p text:style-name="P1"><text:span text:style-name="T1">NOT</text:span></text:p>
          <text:p text:style-name="P1"><text:span text:style-name="T1">37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9" draw:id="id279" draw:layer="layout" svg:width="2.1cm" svg:height="0.9cm" svg:x="79.9cm" svg:y="55cm">
          <text:p text:style-name="P1"><text:span text:style-name="T1">DFF (clk20)</text:span></text:p>
          <text:p text:style-name="P1"><text:span text:style-name="T1">37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975cm" svg:y1="59.03cm" svg:x2="81cm" svg:y2="58.543cm" draw:start-shape="id277" draw:start-glue-point="0" draw:end-shape="id278" draw:end-glue-point="2" svg:d="M80975 59030l25-487" svg:viewBox="0 0 26 488">
          <text:p/>
        </draw:connector>
        <draw:connector draw:style-name="gr3" draw:text-style-name="P1" draw:layer="layout" draw:type="line" svg:x1="81cm" svg:y1="57.643cm" svg:x2="80.95cm" svg:y2="55.9cm" draw:start-shape="id278" draw:start-glue-point="0" draw:end-shape="id279" draw:end-glue-point="2" svg:d="M81000 57643l-50-1743" svg:viewBox="0 0 51 1744">
          <text:p/>
        </draw:connector>
        <draw:custom-shape draw:style-name="gr1" draw:text-style-name="P2" xml:id="id280" draw:id="id280" draw:layer="layout" svg:width="1cm" svg:height="0.9cm" svg:x="82.675cm" svg:y="59.03cm">
          <text:p text:style-name="P1"><text:span text:style-name="T1">IMUX</text:span></text:p>
          <text:p text:style-name="P1"><text:span text:style-name="T1">38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15cm" svg:y1="61.143cm" svg:x2="83.175cm" svg:y2="59.93cm" draw:start-shape="id265" draw:start-glue-point="0" draw:end-shape="id280" draw:end-glue-point="2" svg:d="M83150 61143l25-1213" svg:viewBox="0 0 26 1214">
          <text:p text:style-name="P1"><text:span text:style-name="T3">b</text:span></text:p>
        </draw:connector>
        <draw:custom-shape draw:style-name="gr1" draw:text-style-name="P2" xml:id="id281" draw:id="id281" draw:layer="layout" svg:width="1cm" svg:height="0.9cm" svg:x="82.7cm" svg:y="57.6cm">
          <text:p text:style-name="P1"><text:span text:style-name="T1">NOT</text:span></text:p>
          <text:p text:style-name="P1"><text:span text:style-name="T1">4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2" draw:id="id282" draw:layer="layout" svg:width="2.1cm" svg:height="0.9cm" svg:x="82.1cm" svg:y="55cm">
          <text:p text:style-name="P1"><text:span text:style-name="T1">DFF (clk20)</text:span></text:p>
          <text:p text:style-name="P1"><text:span text:style-name="T1">40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175cm" svg:y1="59.03cm" svg:x2="83.2cm" svg:y2="58.5cm" draw:start-shape="id280" draw:start-glue-point="0" draw:end-shape="id281" draw:end-glue-point="2" svg:d="M83175 59030l25-530" svg:viewBox="0 0 26 531">
          <text:p/>
        </draw:connector>
        <draw:connector draw:style-name="gr3" draw:text-style-name="P1" draw:layer="layout" draw:type="line" svg:x1="83.2cm" svg:y1="57.6cm" svg:x2="83.15cm" svg:y2="55.9cm" draw:start-shape="id281" draw:start-glue-point="0" draw:end-shape="id282" draw:end-glue-point="2" svg:d="M83200 57600l-50-1700" svg:viewBox="0 0 51 1701">
          <text:p/>
        </draw:connector>
        <draw:custom-shape draw:style-name="gr1" draw:text-style-name="P2" xml:id="id283" draw:id="id283" draw:layer="layout" svg:width="1cm" svg:height="0.9cm" svg:x="84.875cm" svg:y="59.03cm">
          <text:p text:style-name="P1"><text:span text:style-name="T1">IMUX</text:span></text:p>
          <text:p text:style-name="P1"><text:span text:style-name="T1">361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35cm" svg:y1="61.143cm" svg:x2="85.375cm" svg:y2="59.93cm" draw:start-shape="id266" draw:start-glue-point="0" draw:end-shape="id283" draw:end-glue-point="2" svg:d="M85350 61143l25-1213" svg:viewBox="0 0 26 1214">
          <text:p text:style-name="P1"><text:span text:style-name="T3">b</text:span></text:p>
        </draw:connector>
        <draw:custom-shape draw:style-name="gr1" draw:text-style-name="P2" xml:id="id284" draw:id="id284" draw:layer="layout" svg:width="1cm" svg:height="0.9cm" svg:x="84.9cm" svg:y="57.643cm">
          <text:p text:style-name="P1"><text:span text:style-name="T1">NOT</text:span></text:p>
          <text:p text:style-name="P1"><text:span text:style-name="T1">37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5" draw:id="id285" draw:layer="layout" svg:width="2.1cm" svg:height="0.9cm" svg:x="84.3cm" svg:y="55cm">
          <text:p text:style-name="P1"><text:span text:style-name="T1">DFF (clk20)</text:span></text:p>
          <text:p text:style-name="P1"><text:span text:style-name="T1">37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75cm" svg:y1="59.03cm" svg:x2="85.4cm" svg:y2="58.543cm" draw:start-shape="id283" draw:start-glue-point="0" draw:end-shape="id284" draw:end-glue-point="2" svg:d="M85375 59030l25-487" svg:viewBox="0 0 26 488">
          <text:p/>
        </draw:connector>
        <draw:connector draw:style-name="gr3" draw:text-style-name="P1" draw:layer="layout" draw:type="line" svg:x1="85.4cm" svg:y1="57.643cm" svg:x2="85.35cm" svg:y2="55.9cm" draw:start-shape="id284" draw:start-glue-point="0" draw:end-shape="id285" draw:end-glue-point="2" svg:d="M85400 57643l-50-1743" svg:viewBox="0 0 51 1744">
          <text:p/>
        </draw:connector>
        <draw:custom-shape draw:style-name="gr1" draw:text-style-name="P2" xml:id="id286" draw:id="id286" draw:layer="layout" svg:width="1cm" svg:height="0.9cm" svg:x="88cm" svg:y="59cm">
          <text:p text:style-name="P1"><text:span text:style-name="T1">AND</text:span></text:p>
          <text:p text:style-name="P1"><text:span text:style-name="T1">381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55cm" svg:y1="61.143cm" svg:x2="88.5cm" svg:y2="59.9cm" draw:start-shape="id267" draw:start-glue-point="0" draw:end-shape="id286" draw:end-glue-point="2" svg:d="M87550 61143l950-1243" svg:viewBox="0 0 951 1244">
          <text:p/>
        </draw:connector>
        <draw:custom-shape draw:style-name="gr2" draw:text-style-name="P2" xml:id="id287" draw:id="id287" draw:layer="layout" svg:width="2.1cm" svg:height="0.9cm" svg:x="86.5cm" svg:y="55cm">
          <text:p text:style-name="P1"><text:span text:style-name="T1">DFF (clk20)</text:span></text:p>
          <text:p text:style-name="P1"><text:span text:style-name="T1">38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8.5cm" svg:y1="59cm" svg:x2="87.55cm" svg:y2="55.9cm" draw:start-shape="id286" draw:start-glue-point="0" draw:end-shape="id287" draw:end-glue-point="2" svg:d="M88500 59000l-950-3100" svg:viewBox="0 0 951 3101">
          <text:p/>
        </draw:connector>
        <draw:custom-shape draw:style-name="gr1" draw:text-style-name="P2" xml:id="id288" draw:id="id288" draw:layer="layout" svg:width="1cm" svg:height="0.9cm" svg:x="89.3cm" svg:y="59.044cm">
          <text:p text:style-name="P1"><text:span text:style-name="T1">BUF</text:span></text:p>
          <text:p text:style-name="P1"><text:span text:style-name="T1">35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75cm" svg:y1="61.143cm" svg:x2="89.8cm" svg:y2="59.944cm" draw:start-shape="id268" draw:start-glue-point="0" draw:end-shape="id288" draw:end-glue-point="2" svg:d="M89750 61143l50-1199" svg:viewBox="0 0 51 1200">
          <text:p/>
        </draw:connector>
        <draw:custom-shape draw:style-name="gr2" draw:text-style-name="P2" xml:id="id289" draw:id="id289" draw:layer="layout" svg:width="2.1cm" svg:height="0.9cm" svg:x="88.7cm" svg:y="55.001cm">
          <text:p text:style-name="P1"><text:span text:style-name="T1">DFF (clk20)</text:span></text:p>
          <text:p text:style-name="P1"><text:span text:style-name="T1">36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59.044cm" svg:x2="89.75cm" svg:y2="55.901cm" draw:start-shape="id288" draw:start-glue-point="0" draw:end-shape="id289" draw:end-glue-point="2" svg:d="M89800 59044l-50-3143" svg:viewBox="0 0 51 3144">
          <text:p/>
        </draw:connector>
        <draw:connector draw:style-name="gr3" draw:text-style-name="P1" draw:layer="layout" draw:type="line" svg:x1="72.15cm" svg:y1="55.001cm" svg:x2="78.822cm" svg:y2="45.2cm" draw:start-shape="id270" draw:start-glue-point="0" draw:end-shape="id39" draw:end-glue-point="2" svg:d="M72150 55001l6672-9801" svg:viewBox="0 0 6673 9802">
          <text:p/>
        </draw:connector>
        <draw:connector draw:style-name="gr3" draw:text-style-name="P1" draw:layer="layout" draw:type="line" svg:x1="72.15cm" svg:y1="55.001cm" svg:x2="80.122cm" svg:y2="45.2cm" draw:start-shape="id270" draw:start-glue-point="0" draw:end-shape="id43" draw:end-glue-point="2" svg:d="M72150 55001l7972-9801" svg:viewBox="0 0 7973 9802">
          <text:p/>
        </draw:connector>
        <draw:connector draw:style-name="gr3" draw:text-style-name="P1" draw:layer="layout" draw:type="line" svg:x1="72.15cm" svg:y1="55.001cm" svg:x2="77.522cm" svg:y2="45.2cm" draw:start-shape="id270" draw:start-glue-point="0" draw:end-shape="id36" draw:end-glue-point="2" svg:d="M72150 55001l5372-9801" svg:viewBox="0 0 5373 9802">
          <text:p/>
        </draw:connector>
        <draw:connector draw:style-name="gr3" draw:text-style-name="P1" draw:layer="layout" draw:type="line" svg:x1="72.15cm" svg:y1="55.001cm" svg:x2="81.422cm" svg:y2="45.2cm" draw:start-shape="id270" draw:start-glue-point="0" draw:end-shape="id45" draw:end-glue-point="2" svg:d="M72150 55001l9272-9801" svg:viewBox="0 0 9273 9802">
          <text:p/>
        </draw:connector>
        <draw:connector draw:style-name="gr3" draw:text-style-name="P1" draw:layer="layout" draw:type="line" svg:x1="72.15cm" svg:y1="55.001cm" svg:x2="82.722cm" svg:y2="45.2cm" draw:start-shape="id270" draw:start-glue-point="0" draw:end-shape="id49" draw:end-glue-point="2" svg:d="M72150 55001l10572-9801" svg:viewBox="0 0 10573 9802">
          <text:p/>
        </draw:connector>
        <draw:connector draw:style-name="gr3" draw:text-style-name="P1" draw:layer="layout" draw:type="line" svg:x1="72.15cm" svg:y1="55.001cm" svg:x2="84.022cm" svg:y2="45.2cm" draw:start-shape="id270" draw:start-glue-point="0" draw:end-shape="id50" draw:end-glue-point="2" svg:d="M72150 55001l11872-9801" svg:viewBox="0 0 11873 9802">
          <text:p/>
        </draw:connector>
        <draw:connector draw:style-name="gr3" draw:text-style-name="P1" draw:layer="layout" draw:type="line" svg:x1="72.15cm" svg:y1="55.001cm" svg:x2="85.322cm" svg:y2="45.2cm" draw:start-shape="id270" draw:start-glue-point="0" draw:end-shape="id54" draw:end-glue-point="2" svg:d="M72150 55001l13172-9801" svg:viewBox="0 0 13173 9802">
          <text:p/>
        </draw:connector>
        <draw:connector draw:style-name="gr3" draw:text-style-name="P1" draw:layer="layout" draw:type="line" svg:x1="72.15cm" svg:y1="55.001cm" svg:x2="87.922cm" svg:y2="45.2cm" draw:start-shape="id270" draw:start-glue-point="0" draw:end-shape="id60" draw:end-glue-point="2" svg:d="M72150 55001l15772-9801" svg:viewBox="0 0 15773 9802">
          <text:p/>
        </draw:connector>
        <draw:connector draw:style-name="gr3" draw:text-style-name="P1" draw:layer="layout" draw:type="line" svg:x1="72.15cm" svg:y1="55.001cm" svg:x2="86.622cm" svg:y2="45.2cm" draw:start-shape="id270" draw:start-glue-point="0" draw:end-shape="id57" draw:end-glue-point="2" svg:d="M72150 55001l14472-9801" svg:viewBox="0 0 14473 9802">
          <text:p/>
        </draw:connector>
        <draw:connector draw:style-name="gr3" draw:text-style-name="P1" draw:layer="layout" draw:type="line" svg:x1="72.15cm" svg:y1="55.001cm" svg:x2="89.222cm" svg:y2="45.2cm" draw:start-shape="id270" draw:start-glue-point="0" draw:end-shape="id65" draw:end-glue-point="2" svg:d="M72150 55001l17072-9801" svg:viewBox="0 0 17073 9802">
          <text:p/>
        </draw:connector>
        <draw:connector draw:style-name="gr3" draw:text-style-name="P1" draw:layer="layout" draw:type="line" svg:x1="71.45cm" svg:y1="20.854cm" svg:x2="72.5cm" svg:y2="20.268cm" draw:start-shape="id243" draw:start-glue-point="0" draw:end-shape="id290" draw:end-glue-point="2" svg:d="M71450 20854l1050-586" svg:viewBox="0 0 1051 587">
          <text:p/>
        </draw:connector>
        <draw:custom-shape draw:style-name="gr1" draw:text-style-name="P2" xml:id="id290" draw:id="id290" draw:layer="layout" svg:width="1cm" svg:height="0.9cm" svg:x="72cm" svg:y="19.368cm">
          <text:p text:style-name="P1"><text:span text:style-name="T1">NOT</text:span></text:p>
          <text:p text:style-name="P1"><text:span text:style-name="T1">42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5cm" svg:y1="19.368cm" svg:x2="72.465cm" svg:y2="17.754cm" draw:start-shape="id290" draw:start-glue-point="0" svg:d="M72500 19368l-35-1614" svg:viewBox="0 0 36 1615">
          <text:p text:style-name="P1"><text:span text:style-name="T3">sum05</text:span></text:p>
        </draw:connector>
        <draw:custom-shape draw:style-name="gr1" draw:text-style-name="P2" xml:id="id291" draw:id="id291" draw:layer="layout" svg:width="1cm" svg:height="0.9cm" svg:x="71cm" svg:y="11.354cm">
          <text:p text:style-name="P1"><text:span text:style-name="T1">NAND</text:span></text:p>
          <text:p text:style-name="P1"><text:span text:style-name="T1">-3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5cm" svg:y1="20.854cm" svg:x2="71.5cm" svg:y2="12.254cm" draw:start-shape="id243" draw:start-glue-point="0" draw:end-shape="id291" draw:end-glue-point="2" svg:d="M71450 20854l50-8600" svg:viewBox="0 0 51 8601">
          <text:p/>
        </draw:connector>
        <draw:connector draw:style-name="gr5" draw:text-style-name="P3" draw:layer="layout" draw:type="line" svg:x1="82.423cm" svg:y1="44.001cm" svg:x2="81.422cm" svg:y2="42.9cm" draw:end-shape="id161" draw:end-glue-point="2" svg:d="M82423 44001l-1001-1101" svg:viewBox="0 0 1002 1102">
          <text:p text:style-name="P1"><text:span text:style-name="T3">sum05/c</text:span></text:p>
        </draw:connector>
        <draw:connector draw:style-name="gr5" draw:text-style-name="P3" draw:layer="layout" draw:type="line" svg:x1="89.75cm" svg:y1="55.001cm" svg:x2="85.875cm" svg:y2="59.48cm" draw:start-shape="id289" draw:start-glue-point="0" draw:end-shape="id283" draw:end-glue-point="1" svg:d="M89750 55001l-3875 4479" svg:viewBox="0 0 3876 4480">
          <text:p text:style-name="P1"><text:span text:style-name="T3">c</text:span></text:p>
        </draw:connector>
        <draw:connector draw:style-name="gr5" draw:text-style-name="P3" draw:layer="layout" draw:type="line" svg:x1="87.55cm" svg:y1="55cm" svg:x2="83.675cm" svg:y2="59.48cm" draw:start-shape="id287" draw:start-glue-point="0" draw:end-shape="id280" draw:end-glue-point="1" svg:d="M87550 55000l-3875 4480" svg:viewBox="0 0 3876 4481">
          <text:p text:style-name="P1"><text:span text:style-name="T3">c</text:span></text:p>
        </draw:connector>
        <draw:connector draw:style-name="gr5" draw:text-style-name="P3" draw:layer="layout" draw:type="line" svg:x1="85.35cm" svg:y1="55cm" svg:x2="81.475cm" svg:y2="59.48cm" draw:start-shape="id285" draw:start-glue-point="0" draw:end-shape="id277" draw:end-glue-point="1" svg:d="M85350 55000l-3875 4480" svg:viewBox="0 0 3876 4481">
          <text:p text:style-name="P1"><text:span text:style-name="T3">c</text:span></text:p>
        </draw:connector>
        <draw:connector draw:style-name="gr5" draw:text-style-name="P3" draw:layer="layout" draw:type="line" svg:x1="83.15cm" svg:y1="55cm" svg:x2="79.275cm" svg:y2="59.48cm" draw:start-shape="id282" draw:start-glue-point="0" draw:end-shape="id274" draw:end-glue-point="1" svg:d="M83150 55000l-3875 4480" svg:viewBox="0 0 3876 4481">
          <text:p text:style-name="P1"><text:span text:style-name="T3">c</text:span></text:p>
        </draw:connector>
        <draw:connector draw:style-name="gr5" draw:text-style-name="P3" draw:layer="layout" draw:type="line" svg:x1="80.95cm" svg:y1="55cm" svg:x2="77.075cm" svg:y2="59.48cm" draw:start-shape="id279" draw:start-glue-point="0" draw:end-shape="id271" draw:end-glue-point="1" svg:d="M80950 55000l-3875 4480" svg:viewBox="0 0 3876 4481">
          <text:p text:style-name="P1"><text:span text:style-name="T3">c</text:span></text:p>
        </draw:connector>
        <draw:connector draw:style-name="gr3" draw:text-style-name="P1" draw:layer="layout" draw:type="line" svg:x1="78.75cm" svg:y1="55cm" svg:x2="69.5cm" svg:y2="49cm" draw:start-shape="id276" draw:start-glue-point="0" draw:end-shape="id174" draw:end-glue-point="2" svg:d="M78750 55000l-9250-6000" svg:viewBox="0 0 9251 6001">
          <text:p/>
        </draw:connector>
        <draw:custom-shape draw:style-name="gr1" draw:text-style-name="P2" xml:id="id292" draw:id="id292" draw:layer="layout" svg:width="1cm" svg:height="0.9cm" svg:x="70.2cm" svg:y="53.1cm">
          <text:p text:style-name="P1"><text:span text:style-name="T1">XOR</text:span></text:p>
          <text:p text:style-name="P1"><text:span text:style-name="T1">37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0.7cm" svg:y2="54cm" draw:start-shape="id276" draw:start-glue-point="0" draw:end-shape="id292" draw:end-glue-point="2" svg:d="M78750 55000l-8050-1000" svg:viewBox="0 0 8051 1001">
          <text:p/>
        </draw:connector>
        <draw:custom-shape draw:style-name="gr1" draw:text-style-name="P2" xml:id="id293" draw:id="id293" draw:layer="layout" svg:width="1cm" svg:height="0.9cm" svg:x="71.4cm" svg:y="50.9cm">
          <text:p text:style-name="P1"><text:span text:style-name="T1">3-NOR</text:span></text:p>
          <text:p text:style-name="P1"><text:span text:style-name="T1">37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1.9cm" svg:y2="51.8cm" draw:start-shape="id276" draw:start-glue-point="0" draw:end-shape="id293" draw:end-glue-point="2" svg:d="M78750 55000l-6850-3200" svg:viewBox="0 0 6851 3201">
          <text:p/>
        </draw:connector>
        <draw:custom-shape draw:style-name="gr1" draw:text-style-name="P2" xml:id="id294" draw:id="id294" draw:layer="layout" svg:width="1cm" svg:height="0.9cm" svg:x="69cm" svg:y="50.9cm">
          <text:p text:style-name="P1"><text:span text:style-name="T1">3-NAND</text:span></text:p>
          <text:p text:style-name="P1"><text:span text:style-name="T1">3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69.5cm" svg:y2="51.8cm" draw:start-shape="id276" draw:start-glue-point="0" draw:end-shape="id294" draw:end-glue-point="2" svg:d="M78750 55000l-9250-3200" svg:viewBox="0 0 9251 3201">
          <text:p/>
        </draw:connector>
        <draw:custom-shape draw:style-name="gr1" draw:text-style-name="P2" xml:id="id254" draw:id="id254" draw:layer="layout" svg:width="1cm" svg:height="0.9cm" svg:x="72.6cm" svg:y="48.1cm">
          <text:p text:style-name="P1"><text:span text:style-name="T1">OR</text:span></text:p>
          <text:p text:style-name="P1"><text:span text:style-name="T1">3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73.1cm" svg:y2="49cm" draw:start-shape="id276" draw:start-glue-point="0" draw:end-shape="id254" draw:end-glue-point="2" svg:d="M78750 55000l-5650-6000" svg:viewBox="0 0 5651 6001">
          <text:p/>
        </draw:connector>
        <draw:custom-shape draw:style-name="gr1" draw:text-style-name="P2" xml:id="id174" draw:id="id174" draw:layer="layout" svg:width="1cm" svg:height="0.9cm" svg:x="69cm" svg:y="48.1cm">
          <text:p text:style-name="P1"><text:span text:style-name="T1">NAND</text:span></text:p>
          <text:p text:style-name="P1"><text:span text:style-name="T1">38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3" draw:id="id253" draw:layer="layout" svg:width="1cm" svg:height="0.9cm" svg:x="71.4cm" svg:y="48.1cm">
          <text:p text:style-name="P1"><text:span text:style-name="T1">NAND</text:span></text:p>
          <text:p text:style-name="P1"><text:span text:style-name="T1">3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6.55cm" svg:y1="55cm" svg:x2="70.7cm" svg:y2="54cm" draw:start-shape="id273" draw:start-glue-point="0" draw:end-shape="id292" draw:end-glue-point="2" svg:d="M76550 55000l-5850-1000" svg:viewBox="0 0 5851 1001">
          <text:p/>
        </draw:connector>
        <draw:connector draw:style-name="gr3" draw:text-style-name="P1" draw:layer="layout" draw:type="line" svg:x1="76.55cm" svg:y1="55cm" svg:x2="69.5cm" svg:y2="51.8cm" draw:start-shape="id273" draw:start-glue-point="0" draw:end-shape="id294" draw:end-glue-point="2" svg:d="M76550 55000l-7050-3200" svg:viewBox="0 0 7051 3201">
          <text:p/>
        </draw:connector>
        <draw:connector draw:style-name="gr3" draw:text-style-name="P1" draw:layer="layout" draw:type="line" svg:x1="76.55cm" svg:y1="55cm" svg:x2="71.9cm" svg:y2="51.8cm" draw:start-shape="id273" draw:start-glue-point="0" draw:end-shape="id293" draw:end-glue-point="2" svg:d="M76550 55000l-4650-3200" svg:viewBox="0 0 4651 3201">
          <text:p/>
        </draw:connector>
        <draw:custom-shape draw:style-name="gr1" draw:text-style-name="P2" xml:id="id295" draw:id="id295" draw:layer="layout" svg:width="1cm" svg:height="0.9cm" svg:x="70.2cm" svg:y="50.9cm">
          <text:p text:style-name="P1"><text:span text:style-name="T1">XOR</text:span></text:p>
          <text:p text:style-name="P1"><text:span text:style-name="T1">36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7cm" svg:y1="53.1cm" svg:x2="70.7cm" svg:y2="51.8cm" draw:start-shape="id292" draw:start-glue-point="0" draw:end-shape="id295" draw:end-glue-point="2" svg:d="M70700 53100v-1300" svg:viewBox="0 0 1 1301">
          <text:p/>
        </draw:connector>
        <draw:connector draw:style-name="gr3" draw:text-style-name="P1" draw:layer="layout" draw:type="line" svg:x1="70.7cm" svg:y1="50.9cm" svg:x2="71.9cm" svg:y2="49cm" draw:start-shape="id295" draw:start-glue-point="0" draw:end-shape="id253" draw:end-glue-point="2" svg:d="M70700 50900l1200-1900" svg:viewBox="0 0 1201 1901">
          <text:p/>
        </draw:connector>
        <draw:custom-shape draw:style-name="gr1" draw:text-style-name="P2" xml:id="id255" draw:id="id255" draw:layer="layout" svg:width="1cm" svg:height="0.9cm" svg:x="70.2cm" svg:y="48.1cm">
          <text:p text:style-name="P1"><text:span text:style-name="T1">OR</text:span></text:p>
          <text:p text:style-name="P1"><text:span text:style-name="T1">3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0.7cm" svg:y1="50.9cm" svg:x2="70.7cm" svg:y2="49cm" draw:start-shape="id295" draw:start-glue-point="0" draw:end-shape="id255" draw:end-glue-point="2" svg:d="M70700 50900v-1900" svg:viewBox="0 0 1 1901">
          <text:p/>
        </draw:connector>
        <draw:connector draw:style-name="gr3" draw:text-style-name="P1" draw:layer="layout" draw:type="line" svg:x1="78.75cm" svg:y1="55cm" svg:x2="74.9cm" svg:y2="59.45cm" draw:start-shape="id276" draw:start-glue-point="0" draw:end-shape="id296" draw:end-glue-point="1" svg:d="M78750 55000l-3850 4450" svg:viewBox="0 0 3851 4451">
          <text:p/>
        </draw:connector>
        <draw:custom-shape draw:style-name="gr2" draw:text-style-name="P2" xml:id="id297" draw:id="id297" draw:layer="layout" svg:width="2.1cm" svg:height="0.9cm" svg:x="73.3cm" svg:y="55cm">
          <text:p text:style-name="P1"><text:span text:style-name="T1">DFF (clk20)</text:span></text:p>
          <text:p text:style-name="P1"><text:span text:style-name="T1">39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6" draw:id="id296" draw:layer="layout" svg:width="1cm" svg:height="0.9cm" svg:x="73.9cm" svg:y="59cm">
          <text:p text:style-name="P1"><text:span text:style-name="T1">AND</text:span></text:p>
          <text:p text:style-name="P1"><text:span text:style-name="T1">39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4cm" svg:y1="59cm" svg:x2="74.35cm" svg:y2="55.9cm" draw:start-shape="id296" draw:start-glue-point="0" draw:end-shape="id297" draw:end-glue-point="2" svg:d="M74400 59000l-50-3100" svg:viewBox="0 0 51 3101">
          <text:p/>
        </draw:connector>
        <draw:connector draw:style-name="gr3" draw:text-style-name="P1" draw:layer="layout" draw:type="line" svg:x1="74.35cm" svg:y1="55cm" svg:x2="69.5cm" svg:y2="51.8cm" draw:start-shape="id297" draw:start-glue-point="0" draw:end-shape="id294" draw:end-glue-point="2" svg:d="M74350 55000l-4850-3200" svg:viewBox="0 0 4851 3201">
          <text:p/>
        </draw:connector>
        <draw:connector draw:style-name="gr3" draw:text-style-name="P1" draw:layer="layout" draw:type="line" svg:x1="74.35cm" svg:y1="55cm" svg:x2="70.7cm" svg:y2="51.8cm" draw:start-shape="id297" draw:start-glue-point="0" draw:end-shape="id295" draw:end-glue-point="2" svg:d="M74350 55000l-3650-3200" svg:viewBox="0 0 3651 3201">
          <text:p/>
        </draw:connector>
        <draw:connector draw:style-name="gr3" draw:text-style-name="P1" draw:layer="layout" draw:type="line" svg:x1="74.35cm" svg:y1="55cm" svg:x2="71.9cm" svg:y2="51.8cm" draw:start-shape="id297" draw:start-glue-point="0" draw:end-shape="id293" draw:end-glue-point="2" svg:d="M74350 55000l-2450-3200" svg:viewBox="0 0 2451 3201">
          <text:p/>
        </draw:connector>
        <draw:connector draw:style-name="gr3" draw:text-style-name="P1" draw:layer="layout" draw:type="line" svg:x1="71.9cm" svg:y1="50.9cm" svg:x2="73.1cm" svg:y2="49cm" draw:start-shape="id293" draw:start-glue-point="0" draw:end-shape="id254" draw:end-glue-point="2" svg:d="M71900 50900l1200-1900" svg:viewBox="0 0 1201 1901">
          <text:p/>
        </draw:connector>
        <draw:connector draw:style-name="gr3" draw:text-style-name="P1" draw:layer="layout" draw:type="line" svg:x1="71.9cm" svg:y1="50.9cm" svg:x2="70.7cm" svg:y2="49cm" draw:start-shape="id293" draw:start-glue-point="0" draw:end-shape="id255" draw:end-glue-point="2" svg:d="M71900 50900l-1200-1900" svg:viewBox="0 0 1201 1901">
          <text:p/>
        </draw:connector>
        <draw:connector draw:style-name="gr3" draw:text-style-name="P1" draw:layer="layout" draw:type="line" svg:x1="69.5cm" svg:y1="50.9cm" svg:x2="69.5cm" svg:y2="49cm" draw:start-shape="id294" draw:start-glue-point="0" draw:end-shape="id174" draw:end-glue-point="2" svg:d="M69500 50900v-1900" svg:viewBox="0 0 1 1901">
          <text:p/>
        </draw:connector>
        <draw:connector draw:style-name="gr3" draw:text-style-name="P1" draw:layer="layout" draw:type="line" svg:x1="69.5cm" svg:y1="50.9cm" svg:x2="71.9cm" svg:y2="49cm" draw:start-shape="id294" draw:start-glue-point="0" draw:end-shape="id253" draw:end-glue-point="2" svg:d="M69500 50900l2400-1900" svg:viewBox="0 0 2401 1901">
          <text:p/>
        </draw:connector>
        <draw:connector draw:style-name="gr5" draw:text-style-name="P3" draw:layer="layout" draw:type="line" svg:x1="87.022cm" svg:y1="60.986cm" svg:x2="87cm" svg:y2="59.9cm" draw:end-shape="id298" draw:end-glue-point="2" svg:d="M87022 60986l-22-1086" svg:viewBox="0 0 23 1087">
          <text:p text:style-name="P1"><text:span text:style-name="T3">qt_sh</text:span></text:p>
        </draw:connector>
        <draw:connector draw:style-name="gr3" draw:text-style-name="P1" draw:layer="layout" draw:type="line" svg:x1="87.5cm" svg:y1="59.45cm" svg:x2="88cm" svg:y2="59.45cm" draw:start-shape="id298" draw:start-glue-point="1" draw:end-shape="id286" draw:end-glue-point="3" svg:d="M87500 59450h500" svg:viewBox="0 0 501 1">
          <text:p/>
        </draw:connector>
        <draw:connector draw:style-name="gr3" draw:text-style-name="P1" draw:layer="layout" draw:type="line" svg:x1="69.227cm" svg:y1="20.854cm" svg:x2="70.3cm" svg:y2="20.268cm" draw:start-shape="id246" draw:start-glue-point="0" draw:end-shape="id299" draw:end-glue-point="2" svg:d="M69227 20854l1073-586" svg:viewBox="0 0 1074 587">
          <text:p/>
        </draw:connector>
        <draw:custom-shape draw:style-name="gr1" draw:text-style-name="P2" xml:id="id299" draw:id="id299" draw:layer="layout" svg:width="1cm" svg:height="0.9cm" svg:x="69.8cm" svg:y="19.368cm">
          <text:p text:style-name="P1"><text:span text:style-name="T1">NOT</text:span></text:p>
          <text:p text:style-name="P1"><text:span text:style-name="T1">40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0.3cm" svg:y1="19.368cm" svg:x2="70.265cm" svg:y2="17.754cm" draw:start-shape="id299" draw:start-glue-point="0" svg:d="M70300 19368l-35-1614" svg:viewBox="0 0 36 1615">
          <text:p text:style-name="P1"><text:span text:style-name="T3">sum04</text:span></text:p>
        </draw:connector>
        <draw:custom-shape draw:style-name="gr1" draw:text-style-name="P2" xml:id="id300" draw:id="id300" draw:layer="layout" svg:width="1cm" svg:height="0.9cm" svg:x="68.8cm" svg:y="11.354cm">
          <text:p text:style-name="P1"><text:span text:style-name="T1">NAND</text:span></text:p>
          <text:p text:style-name="P1"><text:span text:style-name="T1">43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227cm" svg:y1="20.854cm" svg:x2="69.3cm" svg:y2="12.254cm" draw:start-shape="id246" draw:start-glue-point="0" draw:end-shape="id300" draw:end-glue-point="2" svg:d="M69227 20854l73-8600" svg:viewBox="0 0 74 8601">
          <text:p/>
        </draw:connector>
        <draw:connector draw:style-name="gr5" draw:text-style-name="P3" draw:layer="layout" draw:type="line" svg:x1="81.124cm" svg:y1="44.002cm" svg:x2="80.122cm" svg:y2="42.9cm" draw:end-shape="id160" draw:end-glue-point="2" svg:d="M81124 44002l-1002-1102" svg:viewBox="0 0 1003 1103">
          <text:p text:style-name="P1"><text:span text:style-name="T3">sum04/c</text:span></text:p>
        </draw:connector>
        <draw:custom-shape draw:style-name="gr1" draw:text-style-name="P2" xml:id="id250" draw:id="id250" draw:layer="layout" svg:width="1cm" svg:height="0.9cm" svg:x="79.2cm" svg:y="15.854cm">
          <text:p text:style-name="P1"><text:span text:style-name="T1">3-NAND</text:span></text:p>
          <text:p text:style-name="P1"><text:span text:style-name="T1">41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7.05cm" svg:y1="20.854cm" svg:x2="68.1cm" svg:y2="20.268cm" draw:start-shape="id248" draw:start-glue-point="0" draw:end-shape="id301" draw:end-glue-point="2" svg:d="M67050 20854l1050-586" svg:viewBox="0 0 1051 587">
          <text:p/>
        </draw:connector>
        <draw:custom-shape draw:style-name="gr1" draw:text-style-name="P2" xml:id="id301" draw:id="id301" draw:layer="layout" svg:width="1cm" svg:height="0.9cm" svg:x="67.6cm" svg:y="19.368cm">
          <text:p text:style-name="P1"><text:span text:style-name="T1">NOT</text:span></text:p>
          <text:p text:style-name="P1"><text:span text:style-name="T1">40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1cm" svg:y1="19.368cm" svg:x2="68.065cm" svg:y2="17.754cm" draw:start-shape="id301" draw:start-glue-point="0" svg:d="M68100 19368l-35-1614" svg:viewBox="0 0 36 1615">
          <text:p text:style-name="P1"><text:span text:style-name="T3">sum03</text:span></text:p>
        </draw:connector>
        <draw:custom-shape draw:style-name="gr1" draw:text-style-name="P2" xml:id="id302" draw:id="id302" draw:layer="layout" svg:width="1cm" svg:height="0.9cm" svg:x="66.6cm" svg:y="11.354cm">
          <text:p text:style-name="P1"><text:span text:style-name="T1">NAND</text:span></text:p>
          <text:p text:style-name="P1"><text:span text:style-name="T1">45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5cm" svg:y1="20.854cm" svg:x2="67.1cm" svg:y2="12.254cm" draw:start-shape="id248" draw:start-glue-point="0" draw:end-shape="id302" draw:end-glue-point="2" svg:d="M67050 20854l50-8600" svg:viewBox="0 0 51 8601">
          <text:p/>
        </draw:connector>
        <draw:connector draw:style-name="gr5" draw:text-style-name="P3" draw:layer="layout" draw:type="line" svg:x1="79.801cm" svg:y1="43.976cm" svg:x2="78.822cm" svg:y2="42.9cm" draw:end-shape="id159" draw:end-glue-point="2" svg:d="M79801 43976l-979-1076" svg:viewBox="0 0 980 1077">
          <text:p text:style-name="P1"><text:span text:style-name="T3">sum03/c</text:span></text:p>
        </draw:connector>
        <draw:connector draw:style-name="gr3" draw:text-style-name="P1" draw:layer="layout" draw:type="line" svg:x1="64.85cm" svg:y1="20.854cm" svg:x2="66cm" svg:y2="20.268cm" draw:start-shape="id247" draw:start-glue-point="0" draw:end-shape="id303" draw:end-glue-point="2" svg:d="M64850 20854l1150-586" svg:viewBox="0 0 1151 587">
          <text:p/>
        </draw:connector>
        <draw:custom-shape draw:style-name="gr1" draw:text-style-name="P2" xml:id="id303" draw:id="id303" draw:layer="layout" svg:width="1cm" svg:height="0.9cm" svg:x="65.5cm" svg:y="19.368cm">
          <text:p text:style-name="P1"><text:span text:style-name="T1">NOT</text:span></text:p>
          <text:p text:style-name="P1"><text:span text:style-name="T1">4313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6cm" svg:y1="19.368cm" svg:x2="65.965cm" svg:y2="17.754cm" draw:start-shape="id303" draw:start-glue-point="0" svg:d="M66000 19368l-35-1614" svg:viewBox="0 0 36 1615">
          <text:p text:style-name="P1"><text:span text:style-name="T3">sum02</text:span></text:p>
        </draw:connector>
        <draw:custom-shape draw:style-name="gr1" draw:text-style-name="P2" xml:id="id304" draw:id="id304" draw:layer="layout" svg:width="1cm" svg:height="0.9cm" svg:x="64.4cm" svg:y="11.354cm">
          <text:p text:style-name="P1"><text:span text:style-name="T1">NAND</text:span></text:p>
          <text:p text:style-name="P1"><text:span text:style-name="T1">44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5cm" svg:y1="20.854cm" svg:x2="64.9cm" svg:y2="12.254cm" draw:start-shape="id247" draw:start-glue-point="0" draw:end-shape="id304" draw:end-glue-point="2" svg:d="M64850 20854l50-8600" svg:viewBox="0 0 51 8601">
          <text:p/>
        </draw:connector>
        <draw:connector draw:style-name="gr5" draw:text-style-name="P3" draw:layer="layout" draw:type="line" svg:x1="78.523cm" svg:y1="44.037cm" svg:x2="77.522cm" svg:y2="42.9cm" draw:end-shape="id158" draw:end-glue-point="2" svg:d="M78523 44037l-1001-1137" svg:viewBox="0 0 1002 1138">
          <text:p text:style-name="P1"><text:span text:style-name="T3">sum02/c</text:span></text:p>
        </draw:connector>
        <draw:connector draw:style-name="gr3" draw:text-style-name="P1" draw:layer="layout" draw:type="line" svg:x1="62.65cm" svg:y1="20.854cm" svg:x2="58.7cm" svg:y2="18.504cm" draw:start-shape="id245" draw:start-glue-point="0" draw:end-shape="id305" draw:end-glue-point="1" svg:d="M62650 20854l-3950-2350" svg:viewBox="0 0 3951 2351">
          <text:p/>
        </draw:connector>
        <draw:custom-shape draw:style-name="gr1" draw:text-style-name="P2" xml:id="id305" draw:id="id305" draw:layer="layout" svg:width="1cm" svg:height="0.9cm" svg:x="57.7cm" svg:y="18.054cm">
          <text:p text:style-name="P1"><text:span text:style-name="T1">BUF</text:span></text:p>
          <text:p text:style-name="P1"><text:span text:style-name="T1">44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6" draw:id="id306" draw:layer="layout" svg:width="1cm" svg:height="0.9cm" svg:x="62.2cm" svg:y="11.354cm">
          <text:p text:style-name="P1"><text:span text:style-name="T1">NAND</text:span></text:p>
          <text:p text:style-name="P1"><text:span text:style-name="T1">45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5cm" svg:y1="20.854cm" svg:x2="62.7cm" svg:y2="12.254cm" draw:start-shape="id245" draw:start-glue-point="0" draw:end-shape="id306" draw:end-glue-point="2" svg:d="M62650 20854l50-8600" svg:viewBox="0 0 51 8601">
          <text:p/>
        </draw:connector>
        <draw:connector draw:style-name="gr3" draw:text-style-name="P1" draw:layer="layout" draw:type="line" svg:x1="60.45cm" svg:y1="20.854cm" svg:x2="56.499cm" svg:y2="18.504cm" draw:start-shape="id170" draw:start-glue-point="0" draw:end-shape="id307" draw:end-glue-point="1" svg:d="M60450 20854l-3951-2350" svg:viewBox="0 0 3952 2351">
          <text:p/>
        </draw:connector>
        <draw:custom-shape draw:style-name="gr1" draw:text-style-name="P2" xml:id="id307" draw:id="id307" draw:layer="layout" svg:width="1cm" svg:height="0.9cm" svg:x="55.499cm" svg:y="18.054cm">
          <text:p text:style-name="P1"><text:span text:style-name="T1">BUF</text:span></text:p>
          <text:p text:style-name="P1"><text:span text:style-name="T1">46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60cm" svg:y="11.354cm">
          <text:p text:style-name="P1"><text:span text:style-name="T1">NAND</text:span></text:p>
          <text:p text:style-name="P1"><text:span text:style-name="T1">46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45cm" svg:y1="20.854cm" svg:x2="60.5cm" svg:y2="12.254cm" draw:start-shape="id170" draw:start-glue-point="0" draw:end-shape="id308" draw:end-glue-point="2" svg:d="M60450 20854l50-8600" svg:viewBox="0 0 51 8601">
          <text:p/>
        </draw:connector>
        <draw:connector draw:style-name="gr3" draw:text-style-name="P1" draw:layer="layout" draw:type="line" svg:x1="84.65cm" svg:y1="20.854cm" svg:x2="85.622cm" svg:y2="20.268cm" draw:start-shape="id238" draw:start-glue-point="0" draw:end-shape="id309" draw:end-glue-point="2" svg:d="M84650 20854l972-586" svg:viewBox="0 0 973 587">
          <text:p/>
        </draw:connector>
        <draw:custom-shape draw:style-name="gr1" draw:text-style-name="P2" xml:id="id309" draw:id="id309" draw:layer="layout" svg:width="1cm" svg:height="0.9cm" svg:x="85.122cm" svg:y="19.368cm">
          <text:p text:style-name="P1"><text:span text:style-name="T1">NOT</text:span></text:p>
          <text:p text:style-name="P1"><text:span text:style-name="T1">351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622cm" svg:y1="19.368cm" svg:x2="85.587cm" svg:y2="17.455cm" draw:start-shape="id309" draw:start-glue-point="0" svg:d="M85622 19368l-35-1913" svg:viewBox="0 0 36 1914">
          <text:p text:style-name="P1"><text:span text:style-name="T3">sum11</text:span></text:p>
        </draw:connector>
        <draw:connector draw:style-name="gr5" draw:text-style-name="P3" draw:layer="layout" draw:type="line" svg:x1="90.236cm" svg:y1="44.016cm" svg:x2="89.222cm" svg:y2="42.9cm" draw:end-shape="id169" draw:end-glue-point="2" svg:d="M90236 44016l-1014-1116" svg:viewBox="0 0 1015 1117">
          <text:p text:style-name="P1"><text:span text:style-name="T3">sum11/c</text:span></text:p>
        </draw:connector>
        <draw:custom-shape draw:style-name="gr1" draw:text-style-name="P2" xml:id="id310" draw:id="id310" draw:layer="layout" svg:width="1cm" svg:height="0.9cm" svg:x="87.3cm" svg:y="19.368cm">
          <text:p text:style-name="P1"><text:span text:style-name="T1">NAND</text:span></text:p>
          <text:p text:style-name="P1"><text:span text:style-name="T1">36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7.8cm" svg:y2="20.268cm" draw:start-shape="id238" draw:start-glue-point="0" draw:end-shape="id310" draw:end-glue-point="2" svg:d="M84650 20854l3150-586" svg:viewBox="0 0 3151 587">
          <text:p/>
        </draw:connector>
        <draw:connector draw:style-name="gr3" draw:text-style-name="P1" draw:layer="layout" draw:type="line" svg:x1="84.65cm" svg:y1="20.854cm" svg:x2="78.1cm" svg:y2="10cm" draw:start-shape="id238" draw:start-glue-point="0" draw:end-shape="id311" draw:end-glue-point="2" svg:d="M84650 20854l-6550-10854" svg:viewBox="0 0 6551 10855">
          <text:p/>
        </draw:connector>
        <draw:connector draw:style-name="gr3" draw:text-style-name="P1" draw:layer="layout" draw:type="line" svg:x1="84.65cm" svg:y1="20.854cm" svg:x2="80.3cm" svg:y2="14.754cm" draw:start-shape="id238" draw:start-glue-point="0" draw:end-shape="id312" draw:end-glue-point="2" svg:d="M84650 20854l-4350-6100" svg:viewBox="0 0 4351 6101">
          <text:p/>
        </draw:connector>
        <draw:custom-shape draw:style-name="gr1" draw:text-style-name="P2" xml:id="id313" draw:id="id313" draw:layer="layout" svg:width="1cm" svg:height="0.9cm" svg:x="82cm" svg:y="11.354cm">
          <text:p text:style-name="P1"><text:span text:style-name="T1">OR</text:span></text:p>
          <text:p text:style-name="P1"><text:span text:style-name="T1">4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2.5cm" svg:y2="12.254cm" draw:start-shape="id238" draw:start-glue-point="0" draw:end-shape="id313" draw:end-glue-point="2" svg:d="M84650 20854l-2150-8600" svg:viewBox="0 0 2151 8601">
          <text:p/>
        </draw:connector>
        <draw:connector draw:style-name="gr3" draw:text-style-name="P1" draw:layer="layout" draw:type="line" svg:x1="86.85cm" svg:y1="20.854cm" svg:x2="87.8cm" svg:y2="20.268cm" draw:start-shape="id167" draw:start-glue-point="0" draw:end-shape="id310" draw:end-glue-point="2" svg:d="M86850 20854l950-586" svg:viewBox="0 0 951 587">
          <text:p/>
        </draw:connector>
        <draw:connector draw:style-name="gr5" draw:text-style-name="P3" draw:layer="layout" draw:type="line" svg:x1="87.8cm" svg:y1="19.368cm" svg:x2="87.765cm" svg:y2="17.454cm" draw:start-shape="id310" draw:start-glue-point="0" svg:d="M87800 19368l-35-1914" svg:viewBox="0 0 36 1915">
          <text:p text:style-name="P1"><text:span text:style-name="T3">sum12</text:span></text:p>
        </draw:connector>
        <draw:connector draw:style-name="gr5" draw:text-style-name="P3" draw:layer="layout" draw:type="line" svg:x1="91.436cm" svg:y1="44.016cm" svg:x2="90.5cm" svg:y2="42.9cm" draw:end-shape="id168" draw:end-glue-point="2" svg:d="M91436 44016l-936-1116" svg:viewBox="0 0 937 1117">
          <text:p text:style-name="P1"><text:span text:style-name="T3">sum12/c</text:span></text:p>
        </draw:connector>
        <draw:connector draw:style-name="gr3" draw:text-style-name="P1" draw:layer="layout" draw:type="line" svg:x1="79.7cm" svg:y1="15.854cm" svg:x2="80.3cm" svg:y2="14.754cm" draw:start-shape="id250" draw:start-glue-point="0" draw:end-shape="id312" draw:end-glue-point="2" svg:d="M79700 15854l600-1100" svg:viewBox="0 0 601 1101">
          <text:p/>
        </draw:connector>
        <draw:connector draw:style-name="gr3" draw:text-style-name="P1" draw:layer="layout" draw:type="line" svg:x1="80.8cm" svg:y1="15.854cm" svg:x2="82.5cm" svg:y2="12.254cm" draw:start-shape="id252" draw:start-glue-point="0" draw:end-shape="id313" draw:end-glue-point="2" svg:d="M80800 15854l1700-3600" svg:viewBox="0 0 1701 3601">
          <text:p/>
        </draw:connector>
        <draw:connector draw:style-name="gr3" draw:text-style-name="P1" draw:layer="layout" draw:type="line" svg:x1="58.2cm" svg:y1="18.054cm" svg:x2="58.25cm" svg:y2="16.153cm" draw:start-shape="id305" draw:start-glue-point="0" draw:end-shape="id314" draw:end-glue-point="2" svg:d="M58200 18054l50-1901" svg:viewBox="0 0 51 1902">
          <text:p/>
        </draw:connector>
        <draw:custom-shape draw:style-name="gr1" draw:text-style-name="P2" xml:id="id315" draw:id="id315" draw:layer="layout" svg:width="1cm" svg:height="0.9cm" svg:x="53.297cm" svg:y="18.054cm">
          <text:p text:style-name="P1"><text:span text:style-name="T1">BUF</text:span></text:p>
          <text:p text:style-name="P1"><text:span text:style-name="T1">45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797cm" svg:y1="18.054cm" svg:x2="53.847cm" svg:y2="16.153cm" draw:start-shape="id315" draw:start-glue-point="0" draw:end-shape="id316" draw:end-glue-point="2" svg:d="M53797 18054l50-1901" svg:viewBox="0 0 51 1902">
          <text:p/>
        </draw:connector>
        <draw:connector draw:style-name="gr3" draw:text-style-name="P1" draw:layer="layout" draw:type="line" svg:x1="58.25cm" svg:y1="15.253cm" svg:x2="54.297cm" svg:y2="18.504cm" draw:start-shape="id314" draw:start-glue-point="0" draw:end-shape="id315" draw:end-glue-point="1" svg:d="M58250 15253l-3953 3251" svg:viewBox="0 0 3954 3252">
          <text:p/>
        </draw:connector>
        <draw:custom-shape draw:style-name="gr1" draw:text-style-name="P2" xml:id="id317" draw:id="id317" draw:layer="layout" svg:width="1cm" svg:height="0.9cm" svg:x="57.8cm" svg:y="11.354cm">
          <text:p text:style-name="P1"><text:span text:style-name="T1">NAND</text:span></text:p>
          <text:p text:style-name="P1"><text:span text:style-name="T1">45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25cm" svg:y1="15.253cm" svg:x2="58.3cm" svg:y2="12.254cm" draw:start-shape="id314" draw:start-glue-point="0" draw:end-shape="id317" draw:end-glue-point="2" svg:d="M58250 15253l50-2999" svg:viewBox="0 0 51 3000">
          <text:p/>
        </draw:connector>
        <draw:connector draw:style-name="gr3" draw:text-style-name="P1" draw:layer="layout" draw:type="line" svg:x1="55.999cm" svg:y1="18.054cm" svg:x2="56.049cm" svg:y2="16.153cm" draw:start-shape="id307" draw:start-glue-point="0" draw:end-shape="id318" draw:end-glue-point="2" svg:d="M55999 18054l50-1901" svg:viewBox="0 0 51 1902">
          <text:p/>
        </draw:connector>
        <draw:custom-shape draw:style-name="gr1" draw:text-style-name="P2" xml:id="id319" draw:id="id319" draw:layer="layout" svg:width="1cm" svg:height="0.9cm" svg:x="46.7cm" svg:y="18.053cm">
          <text:p text:style-name="P1"><text:span text:style-name="T1">BUF</text:span></text:p>
          <text:p text:style-name="P1"><text:span text:style-name="T1">46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cm" svg:y1="18.053cm" svg:x2="47.25cm" svg:y2="16.152cm" draw:start-shape="id319" draw:start-glue-point="0" draw:end-shape="id320" draw:end-glue-point="2" svg:d="M47200 18053l50-1901" svg:viewBox="0 0 51 1902">
          <text:p/>
        </draw:connector>
        <draw:connector draw:style-name="gr3" draw:text-style-name="P1" draw:layer="layout" draw:type="line" svg:x1="51.65cm" svg:y1="15.252cm" svg:x2="47.7cm" svg:y2="18.503cm" draw:start-shape="id321" draw:start-glue-point="0" draw:end-shape="id319" svg:d="M51650 15252l-3950 3251" svg:viewBox="0 0 3951 3252">
          <text:p/>
        </draw:connector>
        <draw:custom-shape draw:style-name="gr1" draw:text-style-name="P2" xml:id="id322" draw:id="id322" draw:layer="layout" svg:width="1cm" svg:height="0.9cm" svg:x="51.2cm" svg:y="11.348cm">
          <text:p text:style-name="P1"><text:span text:style-name="T1">NAND</text:span></text:p>
          <text:p text:style-name="P1"><text:span text:style-name="T1">-3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5cm" svg:y1="15.252cm" svg:x2="51.7cm" svg:y2="12.248cm" draw:start-shape="id321" draw:start-glue-point="0" draw:end-shape="id322" draw:end-glue-point="2" svg:d="M51650 15252l50-3004" svg:viewBox="0 0 51 3005">
          <text:p/>
        </draw:connector>
        <draw:custom-shape draw:style-name="gr1" draw:text-style-name="P2" xml:id="id323" draw:id="id323" draw:layer="layout" svg:width="1cm" svg:height="0.9cm" svg:x="51.101cm" svg:y="18.054cm">
          <text:p text:style-name="P1"><text:span text:style-name="T1">BUF</text:span></text:p>
          <text:p text:style-name="P1"><text:span text:style-name="T1">45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01cm" svg:y1="18.054cm" svg:x2="51.65cm" svg:y2="16.152cm" draw:start-shape="id323" draw:start-glue-point="0" draw:end-shape="id321" draw:end-glue-point="2" svg:d="M51601 18054l49-1902" svg:viewBox="0 0 50 1903">
          <text:p/>
        </draw:connector>
        <draw:connector draw:style-name="gr3" draw:text-style-name="P1" draw:layer="layout" draw:type="line" svg:x1="56.049cm" svg:y1="15.253cm" svg:x2="52.101cm" svg:y2="18.504cm" draw:start-shape="id318" draw:start-glue-point="0" draw:end-shape="id323" draw:end-glue-point="1" svg:d="M56049 15253l-3948 3251" svg:viewBox="0 0 3949 3252">
          <text:p/>
        </draw:connector>
        <draw:custom-shape draw:style-name="gr1" draw:text-style-name="P2" xml:id="id324" draw:id="id324" draw:layer="layout" svg:width="1cm" svg:height="0.9cm" svg:x="55.6cm" svg:y="11.354cm">
          <text:p text:style-name="P1"><text:span text:style-name="T1">NAND</text:span></text:p>
          <text:p text:style-name="P1"><text:span text:style-name="T1">46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049cm" svg:y1="15.253cm" svg:x2="56.1cm" svg:y2="12.254cm" draw:start-shape="id318" draw:start-glue-point="0" draw:end-shape="id324" draw:end-glue-point="2" svg:d="M56049 15253l51-2999" svg:viewBox="0 0 52 3000">
          <text:p/>
        </draw:connector>
        <draw:custom-shape draw:style-name="gr1" draw:text-style-name="P2" xml:id="id325" draw:id="id325" draw:layer="layout" svg:width="1cm" svg:height="0.9cm" svg:x="48.901cm" svg:y="18.054cm">
          <text:p text:style-name="P1"><text:span text:style-name="T1">BUF</text:span></text:p>
          <text:p text:style-name="P1"><text:span text:style-name="T1">47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401cm" svg:y1="18.054cm" svg:x2="49.45cm" svg:y2="16.152cm" draw:start-shape="id325" draw:start-glue-point="0" draw:end-shape="id326" draw:end-glue-point="2" svg:d="M49401 18054l49-1902" svg:viewBox="0 0 50 1903">
          <text:p/>
        </draw:connector>
        <draw:custom-shape draw:style-name="gr1" draw:text-style-name="P2" xml:id="id327" draw:id="id327" draw:layer="layout" svg:width="1cm" svg:height="0.9cm" svg:x="53.398cm" svg:y="11.354cm">
          <text:p text:style-name="P1"><text:span text:style-name="T1">NAND</text:span></text:p>
          <text:p text:style-name="P1"><text:span text:style-name="T1">47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47cm" svg:y1="15.253cm" svg:x2="53.898cm" svg:y2="12.254cm" draw:start-shape="id316" draw:start-glue-point="0" draw:end-shape="id327" draw:end-glue-point="2" svg:d="M53847 15253l51-2999" svg:viewBox="0 0 52 3000">
          <text:p/>
        </draw:connector>
        <draw:connector draw:style-name="gr3" draw:text-style-name="P1" draw:layer="layout" draw:type="line" svg:x1="53.847cm" svg:y1="15.253cm" svg:x2="49.901cm" svg:y2="18.504cm" draw:start-shape="id316" draw:start-glue-point="0" draw:end-shape="id325" draw:end-glue-point="1" svg:d="M53847 15253l-3946 3251" svg:viewBox="0 0 3947 3252">
          <text:p/>
        </draw:connector>
        <draw:custom-shape draw:style-name="gr1" draw:text-style-name="P2" xml:id="id328" draw:id="id328" draw:layer="layout" svg:width="1cm" svg:height="0.9cm" svg:x="49.002cm" svg:y="11.352cm">
          <text:p text:style-name="P1"><text:span text:style-name="T1">NAND</text:span></text:p>
          <text:p text:style-name="P1"><text:span text:style-name="T1">-3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9.45cm" svg:y1="15.252cm" svg:x2="49.502cm" svg:y2="12.252cm" draw:start-shape="id326" draw:start-glue-point="0" draw:end-shape="id328" draw:end-glue-point="2" svg:d="M49450 15252l52-3000" svg:viewBox="0 0 53 3001">
          <text:p/>
        </draw:connector>
        <draw:custom-shape draw:style-name="gr1" draw:text-style-name="P2" xml:id="id329" draw:id="id329" draw:layer="layout" svg:width="1cm" svg:height="0.9cm" svg:x="46.803cm" svg:y="11.353cm">
          <text:p text:style-name="P1"><text:span text:style-name="T1">NAND</text:span></text:p>
          <text:p text:style-name="P1"><text:span text:style-name="T1">-34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5cm" svg:y1="15.252cm" svg:x2="47.303cm" svg:y2="12.253cm" draw:start-shape="id320" draw:start-glue-point="0" draw:end-shape="id329" draw:end-glue-point="2" svg:d="M47250 15252l53-2999" svg:viewBox="0 0 54 3000">
          <text:p/>
        </draw:connector>
        <draw:custom-shape draw:style-name="gr2" draw:text-style-name="P2" xml:id="id330" draw:id="id330" draw:layer="layout" svg:width="2.1cm" svg:height="0.9cm" svg:x="38.7cm" svg:y="16.362cm">
          <text:p text:style-name="P1"><text:span text:style-name="T1">DFF (clk21)</text:span></text:p>
          <text:p text:style-name="P1"><text:span text:style-name="T1">42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97cm" svg:y1="19.464cm" svg:x2="39.75cm" svg:y2="17.262cm" draw:start-shape="id79" draw:start-glue-point="0" draw:end-shape="id330" draw:end-glue-point="2" svg:d="M39797 19464l-47-2202" svg:viewBox="0 0 48 2203">
          <text:p/>
        </draw:connector>
        <draw:connector draw:style-name="gr5" draw:text-style-name="P3" draw:layer="layout" draw:type="line" svg:x1="39.75cm" svg:y1="16.362cm" svg:x2="35.871cm" svg:y2="21.355cm" draw:start-shape="id330" draw:start-glue-point="0" draw:end-shape="id29" draw:end-glue-point="1" svg:d="M39750 16362l-3879 4993" svg:viewBox="0 0 3880 4994">
          <text:p text:style-name="P1"><text:span text:style-name="T3">c</text:span></text:p>
        </draw:connector>
        <draw:custom-shape draw:style-name="gr2" draw:text-style-name="P2" xml:id="id331" draw:id="id331" draw:layer="layout" svg:width="2.1cm" svg:height="0.9cm" svg:x="40.9cm" svg:y="16.362cm">
          <text:p text:style-name="P1"><text:span text:style-name="T1">DFF (clk21)</text:span></text:p>
          <text:p text:style-name="P1"><text:span text:style-name="T1">431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95cm" svg:y1="16.362cm" svg:x2="38.042cm" svg:y2="21.355cm" draw:start-shape="id331" draw:start-glue-point="0" draw:end-shape="id30" svg:d="M41950 16362l-3908 4993" svg:viewBox="0 0 3909 4994">
          <text:p text:style-name="P1"><text:span text:style-name="T3">c</text:span></text:p>
        </draw:connector>
        <draw:connector draw:style-name="gr3" draw:text-style-name="P1" draw:layer="layout" draw:type="line" svg:x1="41.997cm" svg:y1="19.464cm" svg:x2="41.95cm" svg:y2="17.262cm" draw:start-shape="id80" draw:start-glue-point="0" draw:end-shape="id331" draw:end-glue-point="2" svg:d="M41997 19464l-47-2202" svg:viewBox="0 0 48 2203">
          <text:p/>
        </draw:connector>
        <draw:custom-shape draw:style-name="gr2" draw:text-style-name="P2" xml:id="id332" draw:id="id332" draw:layer="layout" svg:width="2.1cm" svg:height="0.9cm" svg:x="36.5cm" svg:y="16.362cm">
          <text:p text:style-name="P1"><text:span text:style-name="T1">DFF (clk21)</text:span></text:p>
          <text:p text:style-name="P1"><text:span text:style-name="T1">42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6cm" svg:y1="19.462cm" svg:x2="37.55cm" svg:y2="17.262cm" draw:start-shape="id78" draw:start-glue-point="0" draw:end-shape="id332" draw:end-glue-point="2" svg:d="M37600 19462l-50-2200" svg:viewBox="0 0 51 2201">
          <text:p/>
        </draw:connector>
        <draw:connector draw:style-name="gr5" draw:text-style-name="P3" draw:layer="layout" draw:type="line" svg:x1="37.55cm" svg:y1="16.362cm" svg:x2="33.671cm" svg:y2="21.355cm" draw:start-shape="id332" draw:start-glue-point="0" draw:end-shape="id25" draw:end-glue-point="1" svg:d="M37550 16362l-3879 4993" svg:viewBox="0 0 3880 4994">
          <text:p text:style-name="P1"><text:span text:style-name="T3">c</text:span></text:p>
        </draw:connector>
        <draw:custom-shape draw:style-name="gr2" draw:text-style-name="P2" xml:id="id333" draw:id="id333" draw:layer="layout" svg:width="2.1cm" svg:height="0.9cm" svg:x="34.3cm" svg:y="16.362cm">
          <text:p text:style-name="P1"><text:span text:style-name="T1">DFF (clk21)</text:span></text:p>
          <text:p text:style-name="P1"><text:span text:style-name="T1">45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97cm" svg:y1="19.505cm" svg:x2="35.35cm" svg:y2="17.262cm" draw:start-shape="id77" draw:start-glue-point="0" draw:end-shape="id333" draw:end-glue-point="2" svg:d="M35397 19505l-47-2243" svg:viewBox="0 0 48 2244">
          <text:p/>
        </draw:connector>
        <draw:connector draw:style-name="gr3" draw:text-style-name="P1" draw:layer="layout" draw:type="line" svg:x1="35.35cm" svg:y1="16.362cm" svg:x2="31.5cm" svg:y2="19.913cm" draw:start-shape="id333" draw:start-glue-point="0" draw:end-shape="id334" svg:d="M35350 16362l-3850 3551" svg:viewBox="0 0 3851 3552">
          <text:p/>
        </draw:connector>
        <draw:custom-shape draw:style-name="gr1" draw:text-style-name="P2" xml:id="id334" draw:id="id334" draw:layer="layout" svg:width="1cm" svg:height="0.9cm" svg:x="30.5cm" svg:y="19.463cm">
          <text:p text:style-name="P1"><text:span text:style-name="T1">AND</text:span></text:p>
          <text:p text:style-name="P1"><text:span text:style-name="T1">441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5" draw:id="id335" draw:layer="layout" svg:width="2.1cm" svg:height="0.9cm" svg:x="32.1cm" svg:y="16.362cm">
          <text:p text:style-name="P1"><text:span text:style-name="T1">DFF (clk21)</text:span></text:p>
          <text:p text:style-name="P1"><text:span text:style-name="T1">45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97cm" svg:y1="19.519cm" svg:x2="33.15cm" svg:y2="17.262cm" draw:start-shape="id76" draw:start-glue-point="0" draw:end-shape="id335" draw:end-glue-point="2" svg:d="M33197 19519l-47-2257" svg:viewBox="0 0 48 2258">
          <text:p/>
        </draw:connector>
        <draw:connector draw:style-name="gr3" draw:text-style-name="P1" draw:layer="layout" draw:type="line" svg:x1="33.15cm" svg:y1="16.362cm" svg:x2="28.3cm" svg:y2="19.934cm" draw:start-shape="id335" draw:start-glue-point="0" draw:end-shape="id336" draw:end-glue-point="3" svg:d="M33150 16362l-4850 3572" svg:viewBox="0 0 4851 3573">
          <text:p/>
        </draw:connector>
        <draw:custom-shape draw:style-name="gr1" draw:text-style-name="P2" xml:id="id337" draw:id="id337" draw:layer="layout" svg:width="1cm" svg:height="0.9cm" svg:x="32.7cm" svg:y="14.548cm">
          <text:p text:style-name="P1"><text:span text:style-name="T1">AND</text:span></text:p>
          <text:p text:style-name="P1"><text:span text:style-name="T1">4615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5cm" svg:y1="16.362cm" svg:x2="33.2cm" svg:y2="15.448cm" draw:start-shape="id335" draw:start-glue-point="0" draw:end-shape="id337" draw:end-glue-point="2" svg:d="M33150 16362l50-914" svg:viewBox="0 0 51 915">
          <text:p/>
        </draw:connector>
        <draw:custom-shape draw:style-name="gr2" draw:text-style-name="P2" xml:id="id338" draw:id="id338" draw:layer="layout" svg:width="2.1cm" svg:height="0.9cm" svg:x="43.1cm" svg:y="16.362cm">
          <text:p text:style-name="P1"><text:span text:style-name="T1">DFF (clk21)</text:span></text:p>
          <text:p text:style-name="P1"><text:span text:style-name="T1">4112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4.15cm" svg:y1="16.362cm" svg:x2="40.271cm" svg:y2="21.355cm" draw:start-shape="id338" draw:start-glue-point="0" draw:end-shape="id31" draw:end-glue-point="1" svg:d="M44150 16362l-3879 4993" svg:viewBox="0 0 3880 4994">
          <text:p text:style-name="P1"><text:span text:style-name="T3">c</text:span></text:p>
        </draw:connector>
        <draw:connector draw:style-name="gr3" draw:text-style-name="P1" draw:layer="layout" draw:type="line" svg:x1="44.197cm" svg:y1="19.464cm" svg:x2="44.15cm" svg:y2="17.262cm" draw:start-shape="id81" draw:start-glue-point="0" draw:end-shape="id338" draw:end-glue-point="2" svg:d="M44197 19464l-47-2202" svg:viewBox="0 0 48 2203">
          <text:p/>
        </draw:connector>
        <draw:custom-shape draw:style-name="gr2" draw:text-style-name="P2" xml:id="id339" draw:id="id339" draw:layer="layout" svg:width="2.1cm" svg:height="0.9cm" svg:x="27.7cm" svg:y="16.384cm">
          <text:p text:style-name="P1"><text:span text:style-name="T1">DFF (clk21)</text:span></text:p>
          <text:p text:style-name="P1"><text:span text:style-name="T1">43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75cm" svg:y1="16.384cm" svg:x2="42.497cm" svg:y2="21.353cm" draw:start-shape="id339" draw:start-glue-point="0" draw:end-shape="id32" draw:end-glue-point="1" svg:d="M28750 16384l13747 4969" svg:viewBox="0 0 13748 4970">
          <text:p text:style-name="P1"><text:span text:style-name="T3">c</text:span></text:p>
        </draw:connector>
        <draw:connector draw:style-name="gr3" draw:text-style-name="P1" draw:layer="layout" draw:type="line" svg:x1="28.8cm" svg:y1="19.484cm" svg:x2="28.75cm" svg:y2="17.284cm" draw:start-shape="id336" draw:start-glue-point="0" draw:end-shape="id339" draw:end-glue-point="2" svg:d="M28800 19484l-50-2200" svg:viewBox="0 0 51 2201">
          <text:p/>
        </draw:connector>
        <draw:connector draw:style-name="gr3" draw:text-style-name="P1" draw:layer="layout" draw:type="line" svg:x1="30.95cm" svg:y1="16.363cm" svg:x2="44.697cm" svg:y2="21.355cm" draw:start-shape="id340" draw:start-glue-point="0" draw:end-shape="id33" draw:end-glue-point="1" svg:d="M30950 16363l13747 4992" svg:viewBox="0 0 13748 4993">
          <text:p/>
        </draw:connector>
        <draw:custom-shape draw:style-name="gr1" draw:text-style-name="P2" xml:id="id341" draw:id="id341" draw:layer="layout" svg:width="1cm" svg:height="0.9cm" svg:x="30.5cm" svg:y="14.548cm">
          <text:p text:style-name="P1"><text:span text:style-name="T1">NAND</text:span></text:p>
          <text:p text:style-name="P1"><text:span text:style-name="T1">45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95cm" svg:y1="16.363cm" svg:x2="31cm" svg:y2="15.448cm" draw:start-shape="id340" draw:start-glue-point="0" draw:end-shape="id341" draw:end-glue-point="2" svg:d="M30950 16363l50-915" svg:viewBox="0 0 51 916">
          <text:p/>
        </draw:connector>
        <draw:connector draw:style-name="gr3" draw:text-style-name="P1" draw:layer="layout" draw:type="line" svg:x1="31cm" svg:y1="19.463cm" svg:x2="30.95cm" svg:y2="17.263cm" draw:start-shape="id334" draw:start-glue-point="0" draw:end-shape="id340" draw:end-glue-point="2" svg:d="M31000 19463l-50-2200" svg:viewBox="0 0 51 2201">
          <text:p/>
        </draw:connector>
        <draw:custom-shape draw:style-name="gr1" draw:text-style-name="P2" xml:id="id342" draw:id="id342" draw:layer="layout" svg:width="1cm" svg:height="0.9cm" svg:x="66.6cm" svg:y="9.054cm">
          <text:p text:style-name="P1"><text:span text:style-name="T1">NAND</text:span></text:p>
          <text:p text:style-name="P1"><text:span text:style-name="T1">45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11.354cm" svg:x2="67.1cm" svg:y2="9.954cm" draw:start-shape="id302" draw:start-glue-point="0" draw:end-shape="id342" draw:end-glue-point="2" svg:d="M67100 11354v-1400" svg:viewBox="0 0 1 1401">
          <text:p/>
        </draw:connector>
        <draw:custom-shape draw:style-name="gr2" draw:text-style-name="P2" xml:id="id343" draw:id="id343" draw:layer="layout" svg:width="2.1cm" svg:height="0.9cm" svg:x="66cm" svg:y="7.362cm">
          <text:p text:style-name="P1"><text:span text:style-name="T1">DFF (clk22)</text:span></text:p>
          <text:p text:style-name="P1"><text:span text:style-name="T1">45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9.054cm" svg:x2="67.05cm" svg:y2="8.262cm" draw:start-shape="id342" draw:start-glue-point="0" draw:end-shape="id343" draw:end-glue-point="2" svg:d="M67100 9054l-50-792" svg:viewBox="0 0 51 793">
          <text:p/>
        </draw:connector>
        <draw:connector draw:style-name="gr5" draw:text-style-name="P3" draw:layer="layout" draw:type="line" svg:x1="115.162cm" svg:y1="26.376cm" svg:x2="115.1cm" svg:y2="24.542cm" draw:end-shape="id150" draw:end-glue-point="2" svg:d="M115162 26376l-62-1834" svg:viewBox="0 0 63 1835">
          <text:p text:style-name="P1"><text:span text:style-name="T3">f07/c</text:span></text:p>
        </draw:connector>
        <draw:custom-shape draw:style-name="gr1" draw:text-style-name="P2" xml:id="id344" draw:id="id344" draw:layer="layout" svg:width="1cm" svg:height="0.9cm" svg:x="18.6cm" svg:y="24.525cm">
          <text:p text:style-name="P1"><text:span text:style-name="T1">NOR</text:span></text:p>
          <text:p text:style-name="P1"><text:span text:style-name="T1">4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9.1cm" svg:y1="24.525cm" svg:x2="19.094cm" svg:y2="22.147cm" draw:start-shape="id344" draw:start-glue-point="0" svg:d="M19100 24525l-6-2378" svg:viewBox="0 0 7 2379">
          <text:p text:style-name="P1"><text:span text:style-name="T3">f08</text:span></text:p>
        </draw:connector>
        <draw:connector draw:style-name="gr5" draw:text-style-name="P3" draw:layer="layout" draw:type="line" svg:x1="121.761cm" svg:y1="26.273cm" svg:x2="121.7cm" svg:y2="24.542cm" draw:end-shape="id123" draw:end-glue-point="2" svg:d="M121761 26273l-61-1731" svg:viewBox="0 0 62 1732">
          <text:p text:style-name="P1"><text:span text:style-name="T3">f10/c</text:span></text:p>
        </draw:connector>
        <draw:connector draw:style-name="gr5" draw:text-style-name="P3" draw:layer="layout" draw:type="line" svg:x1="112.919cm" svg:y1="26.398cm" svg:x2="112.9cm" svg:y2="24.542cm" draw:end-shape="id151" draw:end-glue-point="2" svg:d="M112919 26398l-19-1856" svg:viewBox="0 0 20 1857">
          <text:p text:style-name="P1"><text:span text:style-name="T3">f06/c</text:span></text:p>
        </draw:connector>
        <draw:connector draw:style-name="gr5" draw:text-style-name="P3" draw:layer="layout" draw:type="line" svg:x1="110.76cm" svg:y1="26.367cm" svg:x2="110.7cm" svg:y2="24.542cm" draw:end-shape="id152" draw:end-glue-point="2" svg:d="M110760 26367l-60-1825" svg:viewBox="0 0 61 1826">
          <text:p text:style-name="P1"><text:span text:style-name="T3">f05/c</text:span></text:p>
        </draw:connector>
        <draw:connector draw:style-name="gr5" draw:text-style-name="P3" draw:layer="layout" draw:type="line" svg:x1="108.632cm" svg:y1="26.276cm" svg:x2="108.5cm" svg:y2="24.542cm" draw:end-shape="id153" draw:end-glue-point="2" svg:d="M108632 26276l-132-1734" svg:viewBox="0 0 133 1735">
          <text:p text:style-name="P1"><text:span text:style-name="T3">f04/c</text:span></text:p>
        </draw:connector>
        <draw:connector draw:style-name="gr5" draw:text-style-name="P3" draw:layer="layout" draw:type="line" svg:x1="104.087cm" svg:y1="26.246cm" svg:x2="104.1cm" svg:y2="24.542cm" draw:end-shape="id155" draw:end-glue-point="2" svg:d="M104087 26246l13-1704" svg:viewBox="0 0 14 1705">
          <text:p text:style-name="P1"><text:span text:style-name="T3">f02/c</text:span></text:p>
        </draw:connector>
        <draw:connector draw:style-name="gr5" draw:text-style-name="P3" draw:layer="layout" draw:type="line" svg:x1="101.878cm" svg:y1="26.213cm" svg:x2="101.9cm" svg:y2="24.542cm" draw:end-shape="id156" draw:end-glue-point="2" svg:d="M101878 26213l22-1671" svg:viewBox="0 0 23 1672">
          <text:p text:style-name="P1"><text:span text:style-name="T3">f01/c</text:span></text:p>
        </draw:connector>
        <draw:custom-shape draw:style-name="gr1" draw:text-style-name="P2" xml:id="id345" draw:id="id345" draw:layer="layout" svg:width="1cm" svg:height="0.9cm" svg:x="64.401cm" svg:y="9.055cm">
          <text:p text:style-name="P1"><text:span text:style-name="T1">NAND</text:span></text:p>
          <text:p text:style-name="P1"><text:span text:style-name="T1">44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cm" svg:y1="11.354cm" svg:x2="64.901cm" svg:y2="9.955cm" draw:start-shape="id304" draw:start-glue-point="0" draw:end-shape="id345" draw:end-glue-point="2" svg:d="M64900 11354l1-1399" svg:viewBox="0 0 2 1400">
          <text:p/>
        </draw:connector>
        <draw:custom-shape draw:style-name="gr2" draw:text-style-name="P2" xml:id="id346" draw:id="id346" draw:layer="layout" svg:width="2.1cm" svg:height="0.9cm" svg:x="63.801cm" svg:y="7.362cm">
          <text:p text:style-name="P1"><text:span text:style-name="T1">DFF (clk22)</text:span></text:p>
          <text:p text:style-name="P1"><text:span text:style-name="T1">46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01cm" svg:y1="9.055cm" svg:x2="64.851cm" svg:y2="8.262cm" draw:start-shape="id345" draw:start-glue-point="0" draw:end-shape="id346" draw:end-glue-point="2" svg:d="M64901 9055l-50-793" svg:viewBox="0 0 51 794">
          <text:p/>
        </draw:connector>
        <draw:custom-shape draw:style-name="gr1" draw:text-style-name="P2" xml:id="id347" draw:id="id347" draw:layer="layout" svg:width="1cm" svg:height="0.9cm" svg:x="68.801cm" svg:y="9.055cm">
          <text:p text:style-name="P1"><text:span text:style-name="T1">NAND</text:span></text:p>
          <text:p text:style-name="P1"><text:span text:style-name="T1">44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cm" svg:y1="11.354cm" svg:x2="69.301cm" svg:y2="9.955cm" draw:start-shape="id300" draw:start-glue-point="0" draw:end-shape="id347" draw:end-glue-point="2" svg:d="M69300 11354l1-1399" svg:viewBox="0 0 2 1400">
          <text:p/>
        </draw:connector>
        <draw:custom-shape draw:style-name="gr2" draw:text-style-name="P2" xml:id="id348" draw:id="id348" draw:layer="layout" svg:width="2.1cm" svg:height="0.9cm" svg:x="68.201cm" svg:y="7.362cm">
          <text:p text:style-name="P1"><text:span text:style-name="T1">DFF (clk22)</text:span></text:p>
          <text:p text:style-name="P1"><text:span text:style-name="T1">47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01cm" svg:y1="9.055cm" svg:x2="69.251cm" svg:y2="8.262cm" draw:start-shape="id347" draw:start-glue-point="0" draw:end-shape="id348" draw:end-glue-point="2" svg:d="M69301 9055l-50-793" svg:viewBox="0 0 51 794">
          <text:p/>
        </draw:connector>
        <draw:custom-shape draw:style-name="gr1" draw:text-style-name="P2" xml:id="id349" draw:id="id349" draw:layer="layout" svg:width="1cm" svg:height="0.9cm" svg:x="71.002cm" svg:y="9.057cm">
          <text:p text:style-name="P1"><text:span text:style-name="T1">NAND</text:span></text:p>
          <text:p text:style-name="P1"><text:span text:style-name="T1">-36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cm" svg:y1="11.354cm" svg:x2="71.502cm" svg:y2="9.957cm" draw:start-shape="id291" draw:start-glue-point="0" draw:end-shape="id349" draw:end-glue-point="2" svg:d="M71500 11354l2-1397" svg:viewBox="0 0 3 1398">
          <text:p/>
        </draw:connector>
        <draw:custom-shape draw:style-name="gr2" draw:text-style-name="P2" xml:id="id350" draw:id="id350" draw:layer="layout" svg:width="2.1cm" svg:height="0.9cm" svg:x="70.402cm" svg:y="7.362cm">
          <text:p text:style-name="P1"><text:span text:style-name="T1">DFF (clk22)</text:span></text:p>
          <text:p text:style-name="P1"><text:span text:style-name="T1">-37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02cm" svg:y1="9.057cm" svg:x2="71.452cm" svg:y2="8.262cm" draw:start-shape="id349" draw:start-glue-point="0" draw:end-shape="id350" draw:end-glue-point="2" svg:d="M71502 9057l-50-795" svg:viewBox="0 0 51 796">
          <text:p/>
        </draw:connector>
        <draw:custom-shape draw:style-name="gr1" draw:text-style-name="P2" xml:id="id351" draw:id="id351" draw:layer="layout" svg:width="1cm" svg:height="0.9cm" svg:x="73.203cm" svg:y="9.059cm">
          <text:p text:style-name="P1"><text:span text:style-name="T1">NAND</text:span></text:p>
          <text:p text:style-name="P1"><text:span text:style-name="T1">46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cm" svg:y1="11.354cm" svg:x2="73.703cm" svg:y2="9.959cm" draw:start-shape="id260" draw:start-glue-point="0" draw:end-shape="id351" draw:end-glue-point="2" svg:d="M73700 11354l3-1395" svg:viewBox="0 0 4 1396">
          <text:p/>
        </draw:connector>
        <draw:custom-shape draw:style-name="gr2" draw:text-style-name="P2" xml:id="id352" draw:id="id352" draw:layer="layout" svg:width="2.1cm" svg:height="0.9cm" svg:x="72.603cm" svg:y="7.362cm">
          <text:p text:style-name="P1"><text:span text:style-name="T1">DFF (clk22)</text:span></text:p>
          <text:p text:style-name="P1"><text:span text:style-name="T1">46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03cm" svg:y1="9.059cm" svg:x2="73.653cm" svg:y2="8.262cm" draw:start-shape="id351" draw:start-glue-point="0" draw:end-shape="id352" draw:end-glue-point="2" svg:d="M73703 9059l-50-797" svg:viewBox="0 0 51 798">
          <text:p/>
        </draw:connector>
        <draw:custom-shape draw:style-name="gr1" draw:text-style-name="P2" xml:id="id353" draw:id="id353" draw:layer="layout" svg:width="1cm" svg:height="0.9cm" svg:x="75.404cm" svg:y="9.061cm">
          <text:p text:style-name="P1"><text:span text:style-name="T1">NAND</text:span></text:p>
          <text:p text:style-name="P1"><text:span text:style-name="T1">46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cm" svg:y1="11.354cm" svg:x2="75.904cm" svg:y2="9.961cm" draw:start-shape="id258" draw:start-glue-point="0" draw:end-shape="id353" draw:end-glue-point="2" svg:d="M75900 11354l4-1393" svg:viewBox="0 0 5 1394">
          <text:p/>
        </draw:connector>
        <draw:custom-shape draw:style-name="gr2" draw:text-style-name="P2" xml:id="id354" draw:id="id354" draw:layer="layout" svg:width="2.1cm" svg:height="0.9cm" svg:x="74.804cm" svg:y="7.362cm">
          <text:p text:style-name="P1"><text:span text:style-name="T1">DFF (clk22)</text:span></text:p>
          <text:p text:style-name="P1"><text:span text:style-name="T1">-37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04cm" svg:y1="9.061cm" svg:x2="75.854cm" svg:y2="8.262cm" draw:start-shape="id353" draw:start-glue-point="0" draw:end-shape="id354" draw:end-glue-point="2" svg:d="M75904 9061l-50-799" svg:viewBox="0 0 51 800">
          <text:p/>
        </draw:connector>
        <draw:custom-shape draw:style-name="gr1" draw:text-style-name="P2" xml:id="id355" draw:id="id355" draw:layer="layout" svg:width="1cm" svg:height="0.9cm" svg:x="62.202cm" svg:y="9.06cm">
          <text:p text:style-name="P1"><text:span text:style-name="T1">NAND</text:span></text:p>
          <text:p text:style-name="P1"><text:span text:style-name="T1">-37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cm" svg:y1="11.354cm" svg:x2="62.702cm" svg:y2="9.96cm" draw:start-shape="id306" draw:start-glue-point="0" draw:end-shape="id355" draw:end-glue-point="2" svg:d="M62700 11354l2-1394" svg:viewBox="0 0 3 1395">
          <text:p/>
        </draw:connector>
        <draw:custom-shape draw:style-name="gr2" draw:text-style-name="P2" xml:id="id356" draw:id="id356" draw:layer="layout" svg:width="2.1cm" svg:height="0.9cm" svg:x="61.602cm" svg:y="7.362cm">
          <text:p text:style-name="P1"><text:span text:style-name="T1">DFF (clk22)</text:span></text:p>
          <text:p text:style-name="P1"><text:span text:style-name="T1">-37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02cm" svg:y1="9.06cm" svg:x2="62.652cm" svg:y2="8.262cm" draw:start-shape="id355" draw:start-glue-point="0" draw:end-shape="id356" draw:end-glue-point="2" svg:d="M62702 9060l-50-798" svg:viewBox="0 0 51 799">
          <text:p/>
        </draw:connector>
        <draw:custom-shape draw:style-name="gr1" draw:text-style-name="P2" xml:id="id357" draw:id="id357" draw:layer="layout" svg:width="1cm" svg:height="0.9cm" svg:x="60.003cm" svg:y="9.06cm">
          <text:p text:style-name="P1"><text:span text:style-name="T1">NAND</text:span></text:p>
          <text:p text:style-name="P1"><text:span text:style-name="T1">46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cm" svg:y1="11.354cm" svg:x2="60.503cm" svg:y2="9.96cm" draw:start-shape="id308" draw:start-glue-point="0" draw:end-shape="id357" draw:end-glue-point="2" svg:d="M60500 11354l3-1394" svg:viewBox="0 0 4 1395">
          <text:p/>
        </draw:connector>
        <draw:custom-shape draw:style-name="gr2" draw:text-style-name="P2" xml:id="id358" draw:id="id358" draw:layer="layout" svg:width="2.1cm" svg:height="0.9cm" svg:x="59.403cm" svg:y="7.362cm">
          <text:p text:style-name="P1"><text:span text:style-name="T1">DFF (clk22)</text:span></text:p>
          <text:p text:style-name="P1"><text:span text:style-name="T1">-37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03cm" svg:y1="9.06cm" svg:x2="60.453cm" svg:y2="8.262cm" draw:start-shape="id357" draw:start-glue-point="0" draw:end-shape="id358" draw:end-glue-point="2" svg:d="M60503 9060l-50-798" svg:viewBox="0 0 51 799">
          <text:p/>
        </draw:connector>
        <draw:custom-shape draw:style-name="gr1" draw:text-style-name="P2" xml:id="id359" draw:id="id359" draw:layer="layout" svg:width="1cm" svg:height="0.9cm" svg:x="57.803cm" svg:y="9.06cm">
          <text:p text:style-name="P1"><text:span text:style-name="T1">NAND</text:span></text:p>
          <text:p text:style-name="P1"><text:span text:style-name="T1">46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cm" svg:y1="11.354cm" svg:x2="58.303cm" svg:y2="9.96cm" draw:start-shape="id317" draw:start-glue-point="0" draw:end-shape="id359" draw:end-glue-point="2" svg:d="M58300 11354l3-1394" svg:viewBox="0 0 4 1395">
          <text:p/>
        </draw:connector>
        <draw:custom-shape draw:style-name="gr2" draw:text-style-name="P2" xml:id="id360" draw:id="id360" draw:layer="layout" svg:width="2.1cm" svg:height="0.9cm" svg:x="57.203cm" svg:y="7.362cm">
          <text:p text:style-name="P1"><text:span text:style-name="T1">DFF (clk22)</text:span></text:p>
          <text:p text:style-name="P1"><text:span text:style-name="T1">46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03cm" svg:y1="9.06cm" svg:x2="58.253cm" svg:y2="8.262cm" draw:start-shape="id359" draw:start-glue-point="0" draw:end-shape="id360" draw:end-glue-point="2" svg:d="M58303 9060l-50-798" svg:viewBox="0 0 51 799">
          <text:p/>
        </draw:connector>
        <draw:custom-shape draw:style-name="gr1" draw:text-style-name="P2" xml:id="id361" draw:id="id361" draw:layer="layout" svg:width="1cm" svg:height="0.9cm" svg:x="53.4cm" svg:y="9.06cm">
          <text:p text:style-name="P1"><text:span text:style-name="T1">NAND</text:span></text:p>
          <text:p text:style-name="P1"><text:span text:style-name="T1">47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98cm" svg:y1="11.354cm" svg:x2="53.9cm" svg:y2="9.96cm" draw:start-shape="id327" draw:start-glue-point="0" draw:end-shape="id361" draw:end-glue-point="2" svg:d="M53898 11354l2-1394" svg:viewBox="0 0 3 1395">
          <text:p/>
        </draw:connector>
        <draw:custom-shape draw:style-name="gr2" draw:text-style-name="P2" xml:id="id362" draw:id="id362" draw:layer="layout" svg:width="2.1cm" svg:height="0.9cm" svg:x="52.8cm" svg:y="7.362cm">
          <text:p text:style-name="P1"><text:span text:style-name="T1">DFF (clk22)</text:span></text:p>
          <text:p text:style-name="P1"><text:span text:style-name="T1">47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9cm" svg:y1="9.06cm" svg:x2="53.85cm" svg:y2="8.262cm" draw:start-shape="id361" draw:start-glue-point="0" draw:end-shape="id362" draw:end-glue-point="2" svg:d="M53900 9060l-50-798" svg:viewBox="0 0 51 799">
          <text:p/>
        </draw:connector>
        <draw:custom-shape draw:style-name="gr1" draw:text-style-name="P2" xml:id="id363" draw:id="id363" draw:layer="layout" svg:width="1cm" svg:height="0.9cm" svg:x="49.003cm" svg:y="9.062cm">
          <text:p text:style-name="P1"><text:span text:style-name="T1">NAND</text:span></text:p>
          <text:p text:style-name="P1"><text:span text:style-name="T1">-3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2cm" svg:y1="11.352cm" svg:x2="49.503cm" svg:y2="9.962cm" draw:start-shape="id328" draw:start-glue-point="0" draw:end-shape="id363" draw:end-glue-point="2" svg:d="M49502 11352l1-1390" svg:viewBox="0 0 2 1391">
          <text:p/>
        </draw:connector>
        <draw:custom-shape draw:style-name="gr2" draw:text-style-name="P2" xml:id="id364" draw:id="id364" draw:layer="layout" svg:width="2.1cm" svg:height="0.9cm" svg:x="48.403cm" svg:y="7.362cm">
          <text:p text:style-name="P1"><text:span text:style-name="T1">DFF (clk22)</text:span></text:p>
          <text:p text:style-name="P1"><text:span text:style-name="T1">-38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3cm" svg:y1="9.062cm" svg:x2="49.453cm" svg:y2="8.262cm" draw:start-shape="id363" draw:start-glue-point="0" draw:end-shape="id364" draw:end-glue-point="2" svg:d="M49503 9062l-50-800" svg:viewBox="0 0 51 801">
          <text:p/>
        </draw:connector>
        <draw:custom-shape draw:style-name="gr1" draw:text-style-name="P2" xml:id="id365" draw:id="id365" draw:layer="layout" svg:width="1cm" svg:height="0.9cm" svg:x="55.602cm" svg:y="9.06cm">
          <text:p text:style-name="P1"><text:span text:style-name="T1">NAND</text:span></text:p>
          <text:p text:style-name="P1"><text:span text:style-name="T1">46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cm" svg:y1="11.354cm" svg:x2="56.102cm" svg:y2="9.96cm" draw:start-shape="id324" draw:start-glue-point="0" draw:end-shape="id365" draw:end-glue-point="2" svg:d="M56100 11354l2-1394" svg:viewBox="0 0 3 1395">
          <text:p/>
        </draw:connector>
        <draw:custom-shape draw:style-name="gr2" draw:text-style-name="P2" xml:id="id366" draw:id="id366" draw:layer="layout" svg:width="2.1cm" svg:height="0.9cm" svg:x="55.002cm" svg:y="7.362cm">
          <text:p text:style-name="P1"><text:span text:style-name="T1">DFF (clk22)</text:span></text:p>
          <text:p text:style-name="P1"><text:span text:style-name="T1">46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02cm" svg:y1="9.06cm" svg:x2="56.052cm" svg:y2="8.262cm" draw:start-shape="id365" draw:start-glue-point="0" draw:end-shape="id366" draw:end-glue-point="2" svg:d="M56102 9060l-50-798" svg:viewBox="0 0 51 799">
          <text:p/>
        </draw:connector>
        <draw:custom-shape draw:style-name="gr1" draw:text-style-name="P2" xml:id="id367" draw:id="id367" draw:layer="layout" svg:width="1cm" svg:height="0.9cm" svg:x="51.203cm" svg:y="9.063cm">
          <text:p text:style-name="P1"><text:span text:style-name="T1">NAND</text:span></text:p>
          <text:p text:style-name="P1"><text:span text:style-name="T1">-3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cm" svg:y1="11.348cm" svg:x2="51.703cm" svg:y2="9.963cm" draw:start-shape="id322" draw:start-glue-point="0" draw:end-shape="id367" draw:end-glue-point="2" svg:d="M51700 11348l3-1385" svg:viewBox="0 0 4 1386">
          <text:p/>
        </draw:connector>
        <draw:custom-shape draw:style-name="gr2" draw:text-style-name="P2" xml:id="id368" draw:id="id368" draw:layer="layout" svg:width="2.1cm" svg:height="0.9cm" svg:x="50.603cm" svg:y="7.363cm">
          <text:p text:style-name="P1"><text:span text:style-name="T1">DFF (clk22)</text:span></text:p>
          <text:p text:style-name="P1"><text:span text:style-name="T1">-38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03cm" svg:y1="9.063cm" svg:x2="51.653cm" svg:y2="8.263cm" draw:start-shape="id367" draw:start-glue-point="0" draw:end-shape="id368" draw:end-glue-point="2" svg:d="M51703 9063l-50-800" svg:viewBox="0 0 51 801">
          <text:p/>
        </draw:connector>
        <draw:custom-shape draw:style-name="gr1" draw:text-style-name="P2" xml:id="id369" draw:id="id369" draw:layer="layout" svg:width="1cm" svg:height="0.9cm" svg:x="46.803cm" svg:y="9.064cm">
          <text:p text:style-name="P1"><text:span text:style-name="T1">NAND</text:span></text:p>
          <text:p text:style-name="P1"><text:span text:style-name="T1">-38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11.353cm" svg:x2="47.303cm" svg:y2="9.964cm" draw:start-shape="id329" draw:start-glue-point="0" draw:end-shape="id369" draw:end-glue-point="2" svg:d="M47303 11353v-1389" svg:viewBox="0 0 1 1390">
          <text:p/>
        </draw:connector>
        <draw:custom-shape draw:style-name="gr2" draw:text-style-name="P2" xml:id="id370" draw:id="id370" draw:layer="layout" svg:width="2.1cm" svg:height="0.9cm" svg:x="46.203cm" svg:y="7.364cm">
          <text:p text:style-name="P1"><text:span text:style-name="T1">DFF (clk22)</text:span></text:p>
          <text:p text:style-name="P1"><text:span text:style-name="T1">-39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9.064cm" svg:x2="47.253cm" svg:y2="8.264cm" draw:start-shape="id369" draw:start-glue-point="0" draw:end-shape="id370" draw:end-glue-point="2" svg:d="M47303 9064l-50-800" svg:viewBox="0 0 51 801">
          <text:p/>
        </draw:connector>
        <draw:connector draw:style-name="gr3" draw:text-style-name="P1" draw:layer="layout" draw:type="line" svg:x1="80.3cm" svg:y1="13.854cm" svg:x2="56.1cm" svg:y2="12.254cm" draw:start-shape="id312" draw:start-glue-point="0" draw:end-shape="id324" draw:end-glue-point="2" svg:d="M80300 13854l-24200-1600" svg:viewBox="0 0 24201 1601">
          <text:p/>
        </draw:connector>
        <draw:connector draw:style-name="gr3" draw:text-style-name="P1" draw:layer="layout" draw:type="line" svg:x1="80.3cm" svg:y1="13.854cm" svg:x2="47.303cm" svg:y2="12.253cm" draw:start-shape="id312" draw:start-glue-point="0" draw:end-shape="id329" draw:end-glue-point="2" svg:d="M80300 13854l-32997-1601" svg:viewBox="0 0 32998 1602">
          <text:p/>
        </draw:connector>
        <draw:connector draw:style-name="gr3" draw:text-style-name="P1" draw:layer="layout" draw:type="line" svg:x1="80.3cm" svg:y1="13.854cm" svg:x2="49.502cm" svg:y2="12.252cm" draw:start-shape="id312" draw:start-glue-point="0" draw:end-shape="id328" draw:end-glue-point="2" svg:d="M80300 13854l-30798-1602" svg:viewBox="0 0 30799 1603">
          <text:p/>
        </draw:connector>
        <draw:connector draw:style-name="gr3" draw:text-style-name="P1" draw:layer="layout" draw:type="line" svg:x1="80.3cm" svg:y1="13.854cm" svg:x2="71.5cm" svg:y2="12.254cm" draw:start-shape="id312" draw:start-glue-point="0" draw:end-shape="id291" draw:end-glue-point="2" svg:d="M80300 13854l-8800-1600" svg:viewBox="0 0 8801 1601">
          <text:p/>
        </draw:connector>
        <draw:connector draw:style-name="gr3" draw:text-style-name="P1" draw:layer="layout" draw:type="line" svg:x1="80.3cm" svg:y1="13.854cm" svg:x2="53.898cm" svg:y2="12.254cm" draw:start-shape="id312" draw:start-glue-point="0" draw:end-shape="id327" draw:end-glue-point="2" svg:d="M80300 13854l-26402-1600" svg:viewBox="0 0 26403 1601">
          <text:p/>
        </draw:connector>
        <draw:connector draw:style-name="gr3" draw:text-style-name="P1" draw:layer="layout" draw:type="line" svg:x1="80.3cm" svg:y1="13.854cm" svg:x2="75.9cm" svg:y2="12.254cm" draw:start-shape="id312" draw:start-glue-point="0" draw:end-shape="id258" draw:end-glue-point="2" svg:d="M80300 13854l-4400-1600" svg:viewBox="0 0 4401 1601">
          <text:p/>
        </draw:connector>
        <draw:connector draw:style-name="gr3" draw:text-style-name="P1" draw:layer="layout" draw:type="line" svg:x1="80.3cm" svg:y1="13.854cm" svg:x2="62.7cm" svg:y2="12.254cm" draw:start-shape="id312" draw:start-glue-point="0" draw:end-shape="id306" draw:end-glue-point="2" svg:d="M80300 13854l-17600-1600" svg:viewBox="0 0 17601 1601">
          <text:p/>
        </draw:connector>
        <draw:connector draw:style-name="gr3" draw:text-style-name="P1" draw:layer="layout" draw:type="line" svg:x1="80.3cm" svg:y1="13.854cm" svg:x2="67.1cm" svg:y2="12.254cm" draw:start-shape="id312" draw:start-glue-point="0" draw:end-shape="id302" draw:end-glue-point="2" svg:d="M80300 13854l-13200-1600" svg:viewBox="0 0 13201 1601">
          <text:p/>
        </draw:connector>
        <draw:connector draw:style-name="gr3" draw:text-style-name="P1" draw:layer="layout" draw:type="line" svg:x1="80.3cm" svg:y1="13.854cm" svg:x2="58.3cm" svg:y2="12.254cm" draw:start-shape="id312" draw:start-glue-point="0" draw:end-shape="id317" draw:end-glue-point="2" svg:d="M80300 13854l-22000-1600" svg:viewBox="0 0 22001 1601">
          <text:p/>
        </draw:connector>
        <draw:connector draw:style-name="gr3" draw:text-style-name="P1" draw:layer="layout" draw:type="line" svg:x1="80.3cm" svg:y1="13.854cm" svg:x2="51.7cm" svg:y2="12.248cm" draw:start-shape="id312" draw:start-glue-point="0" draw:end-shape="id322" draw:end-glue-point="2" svg:d="M80300 13854l-28600-1606" svg:viewBox="0 0 28601 1607">
          <text:p/>
        </draw:connector>
        <draw:connector draw:style-name="gr3" draw:text-style-name="P1" draw:layer="layout" draw:type="line" svg:x1="80.3cm" svg:y1="13.854cm" svg:x2="64.9cm" svg:y2="12.254cm" draw:start-shape="id312" draw:start-glue-point="0" draw:end-shape="id304" draw:end-glue-point="2" svg:d="M80300 13854l-15400-1600" svg:viewBox="0 0 15401 1601">
          <text:p/>
        </draw:connector>
        <draw:connector draw:style-name="gr3" draw:text-style-name="P1" draw:layer="layout" draw:type="line" svg:x1="80.3cm" svg:y1="13.854cm" svg:x2="69.3cm" svg:y2="12.254cm" draw:start-shape="id312" draw:start-glue-point="0" draw:end-shape="id300" draw:end-glue-point="2" svg:d="M80300 13854l-11000-1600" svg:viewBox="0 0 11001 1601">
          <text:p/>
        </draw:connector>
        <draw:connector draw:style-name="gr3" draw:text-style-name="P1" draw:layer="layout" draw:type="line" svg:x1="80.3cm" svg:y1="13.854cm" svg:x2="60.5cm" svg:y2="12.254cm" draw:start-shape="id312" draw:start-glue-point="0" draw:end-shape="id308" draw:end-glue-point="2" svg:d="M80300 13854l-19800-1600" svg:viewBox="0 0 19801 1601">
          <text:p/>
        </draw:connector>
        <draw:connector draw:style-name="gr3" draw:text-style-name="P1" draw:layer="layout" draw:type="line" svg:x1="80.3cm" svg:y1="13.854cm" svg:x2="73.7cm" svg:y2="12.254cm" draw:start-shape="id312" draw:start-glue-point="0" draw:end-shape="id260" draw:end-glue-point="2" svg:d="M80300 13854l-6600-1600" svg:viewBox="0 0 6601 1601">
          <text:p/>
        </draw:connector>
        <draw:connector draw:style-name="gr3" draw:text-style-name="P1" draw:layer="layout" draw:type="line" svg:x1="82.5cm" svg:y1="11.354cm" svg:x2="56.102cm" svg:y2="9.96cm" draw:start-shape="id313" draw:start-glue-point="0" draw:end-shape="id365" draw:end-glue-point="2" svg:d="M82500 11354l-26398-1394" svg:viewBox="0 0 26399 1395">
          <text:p/>
        </draw:connector>
        <draw:connector draw:style-name="gr3" draw:text-style-name="P1" draw:layer="layout" draw:type="line" svg:x1="82.5cm" svg:y1="11.354cm" svg:x2="47.303cm" svg:y2="9.964cm" draw:start-shape="id313" draw:start-glue-point="0" draw:end-shape="id369" draw:end-glue-point="2" svg:d="M82500 11354l-35197-1390" svg:viewBox="0 0 35198 1391">
          <text:p/>
        </draw:connector>
        <draw:connector draw:style-name="gr3" draw:text-style-name="P1" draw:layer="layout" draw:type="line" svg:x1="82.5cm" svg:y1="11.354cm" svg:x2="51.703cm" svg:y2="9.963cm" draw:start-shape="id313" draw:start-glue-point="0" draw:end-shape="id367" draw:end-glue-point="2" svg:d="M82500 11354l-30797-1391" svg:viewBox="0 0 30798 1392">
          <text:p/>
        </draw:connector>
        <draw:connector draw:style-name="gr3" draw:text-style-name="P1" draw:layer="layout" draw:type="line" svg:x1="82.5cm" svg:y1="11.354cm" svg:x2="71.502cm" svg:y2="9.957cm" draw:start-shape="id313" draw:start-glue-point="0" draw:end-shape="id349" draw:end-glue-point="2" svg:d="M82500 11354l-10998-1397" svg:viewBox="0 0 10999 1398">
          <text:p/>
        </draw:connector>
        <draw:connector draw:style-name="gr3" draw:text-style-name="P1" draw:layer="layout" draw:type="line" svg:x1="82.5cm" svg:y1="11.354cm" svg:x2="49.503cm" svg:y2="9.962cm" draw:start-shape="id313" draw:start-glue-point="0" draw:end-shape="id363" draw:end-glue-point="2" svg:d="M82500 11354l-32997-1392" svg:viewBox="0 0 32998 1393">
          <text:p/>
        </draw:connector>
        <draw:connector draw:style-name="gr3" draw:text-style-name="P1" draw:layer="layout" draw:type="line" svg:x1="82.5cm" svg:y1="11.354cm" svg:x2="62.702cm" svg:y2="9.96cm" draw:start-shape="id313" draw:start-glue-point="0" draw:end-shape="id355" draw:end-glue-point="2" svg:d="M82500 11354l-19798-1394" svg:viewBox="0 0 19799 1395">
          <text:p/>
        </draw:connector>
        <draw:connector draw:style-name="gr3" draw:text-style-name="P1" draw:layer="layout" draw:type="line" svg:x1="82.5cm" svg:y1="11.354cm" svg:x2="53.9cm" svg:y2="9.96cm" draw:start-shape="id313" draw:start-glue-point="0" draw:end-shape="id361" draw:end-glue-point="2" svg:d="M82500 11354l-28600-1394" svg:viewBox="0 0 28601 1395">
          <text:p/>
        </draw:connector>
        <draw:connector draw:style-name="gr3" draw:text-style-name="P1" draw:layer="layout" draw:type="line" svg:x1="82.5cm" svg:y1="11.354cm" svg:x2="75.904cm" svg:y2="9.961cm" draw:start-shape="id313" draw:start-glue-point="0" draw:end-shape="id353" draw:end-glue-point="2" svg:d="M82500 11354l-6596-1393" svg:viewBox="0 0 6597 1394">
          <text:p/>
        </draw:connector>
        <draw:connector draw:style-name="gr3" draw:text-style-name="P1" draw:layer="layout" draw:type="line" svg:x1="82.5cm" svg:y1="11.354cm" svg:x2="73.703cm" svg:y2="9.959cm" draw:start-shape="id313" draw:start-glue-point="0" draw:end-shape="id351" draw:end-glue-point="2" svg:d="M82500 11354l-8797-1395" svg:viewBox="0 0 8798 1396">
          <text:p/>
        </draw:connector>
        <draw:connector draw:style-name="gr3" draw:text-style-name="P1" draw:layer="layout" draw:type="line" svg:x1="82.5cm" svg:y1="11.354cm" svg:x2="58.303cm" svg:y2="9.96cm" draw:start-shape="id313" draw:start-glue-point="0" draw:end-shape="id359" draw:end-glue-point="2" svg:d="M82500 11354l-24197-1394" svg:viewBox="0 0 24198 1395">
          <text:p/>
        </draw:connector>
        <draw:connector draw:style-name="gr3" draw:text-style-name="P1" draw:layer="layout" draw:type="line" svg:x1="82.5cm" svg:y1="11.354cm" svg:x2="69.301cm" svg:y2="9.955cm" draw:start-shape="id313" draw:start-glue-point="0" draw:end-shape="id347" draw:end-glue-point="2" svg:d="M82500 11354l-13199-1399" svg:viewBox="0 0 13200 1400">
          <text:p/>
        </draw:connector>
        <draw:connector draw:style-name="gr3" draw:text-style-name="P1" draw:layer="layout" draw:type="line" svg:x1="82.5cm" svg:y1="11.354cm" svg:x2="67.1cm" svg:y2="9.954cm" draw:start-shape="id313" draw:start-glue-point="0" draw:end-shape="id342" draw:end-glue-point="2" svg:d="M82500 11354l-15400-1400" svg:viewBox="0 0 15401 1401">
          <text:p/>
        </draw:connector>
        <draw:connector draw:style-name="gr3" draw:text-style-name="P1" draw:layer="layout" draw:type="line" svg:x1="82.5cm" svg:y1="11.354cm" svg:x2="64.901cm" svg:y2="9.955cm" draw:start-shape="id313" draw:start-glue-point="0" draw:end-shape="id345" draw:end-glue-point="2" svg:d="M82500 11354l-17599-1399" svg:viewBox="0 0 17600 1400">
          <text:p/>
        </draw:connector>
        <draw:connector draw:style-name="gr3" draw:text-style-name="P1" draw:layer="layout" draw:type="line" svg:x1="82.5cm" svg:y1="11.354cm" svg:x2="60.503cm" svg:y2="9.96cm" draw:start-shape="id313" draw:start-glue-point="0" draw:end-shape="id357" draw:end-glue-point="2" svg:d="M82500 11354l-21997-1394" svg:viewBox="0 0 21998 1395">
          <text:p/>
        </draw:connector>
        <draw:custom-shape draw:style-name="gr1" draw:text-style-name="P2" xml:id="id371" draw:id="id371" draw:layer="layout" svg:width="1cm" svg:height="0.9cm" svg:x="69.9cm" svg:y="4.2cm">
          <text:p text:style-name="P1"><text:span text:style-name="T1">4-MUX</text:span></text:p>
          <text:p text:style-name="P1"><text:span text:style-name="T1">-39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452cm" svg:y1="7.362cm" svg:x2="70.4cm" svg:y2="5.1cm" draw:start-shape="id350" draw:start-glue-point="0" draw:end-shape="id371" draw:end-glue-point="2" svg:d="M71452 7362l-1052-2262" svg:viewBox="0 0 1053 2263">
          <text:p text:style-name="P1"><text:span text:style-name="T3">s1</text:span></text:p>
        </draw:connector>
        <draw:custom-shape draw:style-name="gr1" draw:text-style-name="P2" xml:id="id372" draw:id="id372" draw:layer="layout" svg:width="1cm" svg:height="0.9cm" svg:x="72.1cm" svg:y="4.2cm">
          <text:p text:style-name="P1"><text:span text:style-name="T1">4-MUX</text:span></text:p>
          <text:p text:style-name="P1"><text:span text:style-name="T1">-39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452cm" svg:y1="7.362cm" svg:x2="72.6cm" svg:y2="5.1cm" draw:start-shape="id350" draw:start-glue-point="0" draw:end-shape="id372" draw:end-glue-point="2" svg:d="M71452 7362l1148-2262" svg:viewBox="0 0 1149 2263">
          <text:p text:style-name="P1"><text:span text:style-name="T3">s0</text:span></text:p>
        </draw:connector>
        <draw:connector draw:style-name="gr5" draw:text-style-name="P3" draw:layer="layout" draw:type="line" svg:x1="73.653cm" svg:y1="7.362cm" svg:x2="72.6cm" svg:y2="5.1cm" draw:start-shape="id352" draw:start-glue-point="0" draw:end-shape="id372" draw:end-glue-point="2" svg:d="M73653 7362l-1053-2262" svg:viewBox="0 0 1054 2263">
          <text:p text:style-name="P1"><text:span text:style-name="T3">s1</text:span></text:p>
        </draw:connector>
        <draw:custom-shape draw:style-name="gr1" draw:text-style-name="P2" xml:id="id373" draw:id="id373" draw:layer="layout" svg:width="1cm" svg:height="0.9cm" svg:x="74.201cm" svg:y="4.201cm">
          <text:p text:style-name="P1"><text:span text:style-name="T1">4-MUX</text:span></text:p>
          <text:p text:style-name="P1"><text:span text:style-name="T1">-39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653cm" svg:y1="7.362cm" svg:x2="74.701cm" svg:y2="5.101cm" draw:start-shape="id352" draw:start-glue-point="0" draw:end-shape="id373" draw:end-glue-point="2" svg:d="M73653 7362l1048-2261" svg:viewBox="0 0 1049 2262">
          <text:p text:style-name="P1"><text:span text:style-name="T3">s0</text:span></text:p>
        </draw:connector>
        <draw:connector draw:style-name="gr5" draw:text-style-name="P3" draw:layer="layout" draw:type="line" svg:x1="75.854cm" svg:y1="7.362cm" svg:x2="74.701cm" svg:y2="5.101cm" draw:start-shape="id354" draw:start-glue-point="0" draw:end-shape="id373" draw:end-glue-point="2" svg:d="M75854 7362l-1153-2261" svg:viewBox="0 0 1154 2262">
          <text:p text:style-name="P1"><text:span text:style-name="T3">s1</text:span></text:p>
        </draw:connector>
        <draw:custom-shape draw:style-name="gr1" draw:text-style-name="P2" xml:id="id374" draw:id="id374" draw:layer="layout" svg:width="1cm" svg:height="0.9cm" svg:x="76.402cm" svg:y="4.202cm">
          <text:p text:style-name="P1"><text:span text:style-name="T1">4-MUX</text:span></text:p>
          <text:p text:style-name="P1"><text:span text:style-name="T1">-39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854cm" svg:y1="7.362cm" svg:x2="76.902cm" svg:y2="5.102cm" draw:start-shape="id354" draw:start-glue-point="0" draw:end-shape="id374" draw:end-glue-point="2" svg:d="M75854 7362l1048-2260" svg:viewBox="0 0 1049 2261">
          <text:p text:style-name="P1"><text:span text:style-name="T3">s0</text:span></text:p>
        </draw:connector>
        <draw:custom-shape draw:style-name="gr1" draw:text-style-name="P2" xml:id="id376" draw:id="id376" draw:layer="layout" svg:width="1cm" svg:height="0.9cm" svg:x="78.6cm" svg:y="4.2cm">
          <text:p text:style-name="P1"><text:span text:style-name="T1">IMUX</text:span></text:p>
          <text:p text:style-name="P1"><text:span text:style-name="T1">-3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5" draw:id="id375" draw:layer="layout" svg:width="2.1cm" svg:height="0.9cm" svg:x="77.005cm" svg:y="7.362cm">
          <text:p text:style-name="P1"><text:span text:style-name="T1">DFF (clk22)</text:span></text:p>
          <text:p text:style-name="P1"><text:span text:style-name="T1">-39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055cm" svg:y1="7.362cm" svg:x2="76.902cm" svg:y2="5.102cm" draw:start-shape="id375" draw:start-glue-point="0" draw:end-shape="id374" draw:end-glue-point="2" svg:d="M78055 7362l-1153-2260" svg:viewBox="0 0 1154 2261">
          <text:p text:style-name="P1"><text:span text:style-name="T3">s1</text:span></text:p>
        </draw:connector>
        <draw:connector draw:style-name="gr5" draw:text-style-name="P3" draw:layer="layout" draw:type="line" svg:x1="78.055cm" svg:y1="7.362cm" svg:x2="79.1cm" svg:y2="5.1cm" draw:start-shape="id375" draw:start-glue-point="0" draw:end-shape="id376" draw:end-glue-point="2" svg:d="M78055 7362l1045-2262" svg:viewBox="0 0 1046 2263">
          <text:p text:style-name="P1"><text:span text:style-name="T3">a</text:span></text:p>
        </draw:connector>
        <draw:connector draw:style-name="gr3" draw:text-style-name="P1" draw:layer="layout" draw:type="line" svg:x1="78.1cm" svg:y1="9.1cm" svg:x2="78.055cm" svg:y2="8.262cm" draw:start-shape="id311" draw:start-glue-point="0" draw:end-shape="id375" draw:end-glue-point="2" svg:d="M78100 9100l-45-838" svg:viewBox="0 0 46 839">
          <text:p/>
        </draw:connector>
        <draw:custom-shape draw:style-name="gr1" draw:text-style-name="P2" xml:id="id377" draw:id="id377" draw:layer="layout" svg:width="1cm" svg:height="0.9cm" svg:x="80.8cm" svg:y="4.2cm">
          <text:p text:style-name="P1"><text:span text:style-name="T1">NAND</text:span></text:p>
          <text:p text:style-name="P1"><text:span text:style-name="T1">-3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5cm" svg:y1="7.362cm" svg:x2="81.3cm" svg:y2="5.1cm" draw:start-shape="id375" draw:start-glue-point="0" draw:end-shape="id377" draw:end-glue-point="2" svg:d="M78055 7362l3245-2262" svg:viewBox="0 0 3246 2263">
          <text:p/>
        </draw:connector>
        <draw:connector draw:style-name="gr5" draw:text-style-name="P3" draw:layer="layout" draw:type="line" svg:x1="69.251cm" svg:y1="7.362cm" svg:x2="70.4cm" svg:y2="5.1cm" draw:start-shape="id348" draw:start-glue-point="0" draw:end-shape="id371" draw:end-glue-point="2" svg:d="M69251 7362l1149-2262" svg:viewBox="0 0 1150 2263">
          <text:p text:style-name="P1"><text:span text:style-name="T3">s0</text:span></text:p>
        </draw:connector>
        <draw:custom-shape draw:style-name="gr1" draw:text-style-name="P2" xml:id="id378" draw:id="id378" draw:layer="layout" svg:width="1cm" svg:height="0.9cm" svg:x="67.701cm" svg:y="4.201cm">
          <text:p text:style-name="P1"><text:span text:style-name="T1">4-MUX</text:span></text:p>
          <text:p text:style-name="P1"><text:span text:style-name="T1">-39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9.251cm" svg:y1="7.362cm" svg:x2="68.201cm" svg:y2="5.101cm" draw:start-shape="id348" draw:start-glue-point="0" draw:end-shape="id378" draw:end-glue-point="2" svg:d="M69251 7362l-1050-2261" svg:viewBox="0 0 1051 2262">
          <text:p text:style-name="P1"><text:span text:style-name="T3">s1</text:span></text:p>
        </draw:connector>
        <draw:connector draw:style-name="gr5" draw:text-style-name="P3" draw:layer="layout" draw:type="line" svg:x1="67.05cm" svg:y1="7.362cm" svg:x2="68.201cm" svg:y2="5.101cm" draw:start-shape="id343" draw:start-glue-point="0" draw:end-shape="id378" draw:end-glue-point="2" svg:d="M67050 7362l1151-2261" svg:viewBox="0 0 1152 2262">
          <text:p text:style-name="P1"><text:span text:style-name="T3">s0</text:span></text:p>
        </draw:connector>
        <draw:custom-shape draw:style-name="gr1" draw:text-style-name="P2" xml:id="id379" draw:id="id379" draw:layer="layout" svg:width="1cm" svg:height="0.9cm" svg:x="65.502cm" svg:y="4.202cm">
          <text:p text:style-name="P1"><text:span text:style-name="T1">4-MUX</text:span></text:p>
          <text:p text:style-name="P1"><text:span text:style-name="T1">-39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7.05cm" svg:y1="7.362cm" svg:x2="66.002cm" svg:y2="5.102cm" draw:start-shape="id343" draw:start-glue-point="0" draw:end-shape="id379" draw:end-glue-point="2" svg:d="M67050 7362l-1048-2260" svg:viewBox="0 0 1049 2261">
          <text:p text:style-name="P1"><text:span text:style-name="T3">s1</text:span></text:p>
        </draw:connector>
        <draw:connector draw:style-name="gr5" draw:text-style-name="P3" draw:layer="layout" draw:type="line" svg:x1="64.851cm" svg:y1="7.362cm" svg:x2="66.002cm" svg:y2="5.102cm" draw:start-shape="id346" draw:start-glue-point="0" draw:end-shape="id379" draw:end-glue-point="2" svg:d="M64851 7362l1151-2260" svg:viewBox="0 0 1152 2261">
          <text:p text:style-name="P1"><text:span text:style-name="T3">s0</text:span></text:p>
        </draw:connector>
        <draw:connector draw:style-name="gr5" draw:text-style-name="P3" draw:layer="layout" draw:type="line" svg:x1="64.851cm" svg:y1="7.362cm" svg:x2="63.803cm" svg:y2="5.103cm" draw:start-shape="id346" draw:start-glue-point="0" draw:end-shape="id380" draw:end-glue-point="2" svg:d="M64851 7362l-1048-2259" svg:viewBox="0 0 1049 2260">
          <text:p text:style-name="P1"><text:span text:style-name="T3">s1</text:span></text:p>
        </draw:connector>
        <draw:custom-shape draw:style-name="gr1" draw:text-style-name="P2" xml:id="id380" draw:id="id380" draw:layer="layout" svg:width="1cm" svg:height="0.9cm" svg:x="63.303cm" svg:y="4.203cm">
          <text:p text:style-name="P1"><text:span text:style-name="T1">4-MUX</text:span></text:p>
          <text:p text:style-name="P1"><text:span text:style-name="T1">-40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652cm" svg:y1="7.362cm" svg:x2="63.803cm" svg:y2="5.103cm" draw:start-shape="id356" draw:start-glue-point="0" draw:end-shape="id380" draw:end-glue-point="2" svg:d="M62652 7362l1151-2259" svg:viewBox="0 0 1152 2260">
          <text:p text:style-name="P1"><text:span text:style-name="T3">s0</text:span></text:p>
        </draw:connector>
        <draw:custom-shape draw:style-name="gr1" draw:text-style-name="P2" xml:id="id381" draw:id="id381" draw:layer="layout" svg:width="1cm" svg:height="0.9cm" svg:x="61.104cm" svg:y="4.204cm">
          <text:p text:style-name="P1"><text:span text:style-name="T1">4-MUX</text:span></text:p>
          <text:p text:style-name="P1"><text:span text:style-name="T1">-40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652cm" svg:y1="7.362cm" svg:x2="61.604cm" svg:y2="5.104cm" draw:start-shape="id356" draw:start-glue-point="0" draw:end-shape="id381" draw:end-glue-point="2" svg:d="M62652 7362l-1048-2258" svg:viewBox="0 0 1049 2259">
          <text:p text:style-name="P1"><text:span text:style-name="T3">s1</text:span></text:p>
        </draw:connector>
        <draw:connector draw:style-name="gr5" draw:text-style-name="P3" draw:layer="layout" draw:type="line" svg:x1="60.453cm" svg:y1="7.362cm" svg:x2="61.604cm" svg:y2="5.104cm" draw:start-shape="id358" draw:start-glue-point="0" draw:end-shape="id381" draw:end-glue-point="2" svg:d="M60453 7362l1151-2258" svg:viewBox="0 0 1152 2259">
          <text:p text:style-name="P1"><text:span text:style-name="T3">s0</text:span></text:p>
        </draw:connector>
        <draw:custom-shape draw:style-name="gr1" draw:text-style-name="P2" xml:id="id382" draw:id="id382" draw:layer="layout" svg:width="1cm" svg:height="0.9cm" svg:x="58.905cm" svg:y="4.205cm">
          <text:p text:style-name="P1"><text:span text:style-name="T1">4-MUX</text:span></text:p>
          <text:p text:style-name="P1"><text:span text:style-name="T1">-40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453cm" svg:y1="7.362cm" svg:x2="59.405cm" svg:y2="5.105cm" draw:start-shape="id358" draw:start-glue-point="0" draw:end-shape="id382" draw:end-glue-point="2" svg:d="M60453 7362l-1048-2257" svg:viewBox="0 0 1049 2258">
          <text:p text:style-name="P1"><text:span text:style-name="T3">s1</text:span></text:p>
        </draw:connector>
        <draw:connector draw:style-name="gr5" draw:text-style-name="P3" draw:layer="layout" draw:type="line" svg:x1="58.253cm" svg:y1="7.362cm" svg:x2="59.405cm" svg:y2="5.105cm" draw:start-shape="id360" draw:start-glue-point="0" draw:end-shape="id382" draw:end-glue-point="2" svg:d="M58253 7362l1152-2257" svg:viewBox="0 0 1153 2258">
          <text:p text:style-name="P1"><text:span text:style-name="T3">s0</text:span></text:p>
        </draw:connector>
        <draw:custom-shape draw:style-name="gr1" draw:text-style-name="P2" xml:id="id383" draw:id="id383" draw:layer="layout" svg:width="1cm" svg:height="0.9cm" svg:x="56.806cm" svg:y="4.206cm">
          <text:p text:style-name="P1"><text:span text:style-name="T1">4-MUX</text:span></text:p>
          <text:p text:style-name="P1"><text:span text:style-name="T1">47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8.253cm" svg:y1="7.362cm" svg:x2="57.306cm" svg:y2="5.106cm" draw:start-shape="id360" draw:start-glue-point="0" draw:end-shape="id383" draw:end-glue-point="2" svg:d="M58253 7362l-947-2256" svg:viewBox="0 0 948 2257">
          <text:p text:style-name="P1"><text:span text:style-name="T3">s1</text:span></text:p>
        </draw:connector>
        <draw:connector draw:style-name="gr5" draw:text-style-name="P3" draw:layer="layout" draw:type="line" svg:x1="56.052cm" svg:y1="7.362cm" svg:x2="57.306cm" svg:y2="5.106cm" draw:start-shape="id366" draw:start-glue-point="0" draw:end-shape="id383" draw:end-glue-point="2" svg:d="M56052 7362l1254-2256" svg:viewBox="0 0 1255 2257">
          <text:p text:style-name="P1"><text:span text:style-name="T3">s0</text:span></text:p>
        </draw:connector>
        <draw:custom-shape draw:style-name="gr1" draw:text-style-name="P2" xml:id="id384" draw:id="id384" draw:layer="layout" svg:width="1cm" svg:height="0.9cm" svg:x="54.607cm" svg:y="4.207cm">
          <text:p text:style-name="P1"><text:span text:style-name="T1">4-MUX</text:span></text:p>
          <text:p text:style-name="P1"><text:span text:style-name="T1">47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6.052cm" svg:y1="7.362cm" svg:x2="55.107cm" svg:y2="5.107cm" draw:start-shape="id366" draw:start-glue-point="0" draw:end-shape="id384" draw:end-glue-point="2" svg:d="M56052 7362l-945-2255" svg:viewBox="0 0 946 2256">
          <text:p text:style-name="P1"><text:span text:style-name="T3">s1</text:span></text:p>
        </draw:connector>
        <draw:connector draw:style-name="gr5" draw:text-style-name="P3" draw:layer="layout" draw:type="line" svg:x1="53.85cm" svg:y1="7.362cm" svg:x2="55.107cm" svg:y2="5.107cm" draw:start-shape="id362" draw:start-glue-point="0" draw:end-shape="id384" draw:end-glue-point="2" svg:d="M53850 7362l1257-2255" svg:viewBox="0 0 1258 2256">
          <text:p text:style-name="P1"><text:span text:style-name="T3">s0</text:span></text:p>
        </draw:connector>
        <draw:custom-shape draw:style-name="gr1" draw:text-style-name="P2" xml:id="id385" draw:id="id385" draw:layer="layout" svg:width="1cm" svg:height="0.9cm" svg:x="52.308cm" svg:y="4.208cm">
          <text:p text:style-name="P1"><text:span text:style-name="T1">4-MUX</text:span></text:p>
          <text:p text:style-name="P1"><text:span text:style-name="T1">-40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3.85cm" svg:y1="7.362cm" svg:x2="52.808cm" svg:y2="5.108cm" draw:start-shape="id362" draw:start-glue-point="0" draw:end-shape="id385" draw:end-glue-point="2" svg:d="M53850 7362l-1042-2254" svg:viewBox="0 0 1043 2255">
          <text:p text:style-name="P1"><text:span text:style-name="T3">s1</text:span></text:p>
        </draw:connector>
        <draw:connector draw:style-name="gr5" draw:text-style-name="P3" draw:layer="layout" draw:type="line" svg:x1="51.653cm" svg:y1="7.363cm" svg:x2="52.808cm" svg:y2="5.108cm" draw:start-shape="id368" draw:start-glue-point="0" draw:end-shape="id385" draw:end-glue-point="2" svg:d="M51653 7363l1155-2255" svg:viewBox="0 0 1156 2256">
          <text:p text:style-name="P1"><text:span text:style-name="T3">s0</text:span></text:p>
        </draw:connector>
        <draw:custom-shape draw:style-name="gr1" draw:text-style-name="P2" xml:id="id386" draw:id="id386" draw:layer="layout" svg:width="1cm" svg:height="0.9cm" svg:x="50.209cm" svg:y="4.209cm">
          <text:p text:style-name="P1"><text:span text:style-name="T1">4-MUX</text:span></text:p>
          <text:p text:style-name="P1"><text:span text:style-name="T1">-40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1.653cm" svg:y1="7.363cm" svg:x2="50.709cm" svg:y2="5.109cm" draw:start-shape="id368" draw:start-glue-point="0" draw:end-shape="id386" draw:end-glue-point="2" svg:d="M51653 7363l-944-2254" svg:viewBox="0 0 945 2255">
          <text:p text:style-name="P1"><text:span text:style-name="T3">s1</text:span></text:p>
        </draw:connector>
        <draw:custom-shape draw:style-name="gr1" draw:text-style-name="P2" xml:id="id387" draw:id="id387" draw:layer="layout" svg:width="1cm" svg:height="0.9cm" svg:x="47.91cm" svg:y="4.21cm">
          <text:p text:style-name="P1"><text:span text:style-name="T1">4-MUX</text:span></text:p>
          <text:p text:style-name="P1"><text:span text:style-name="T1">-40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453cm" svg:y1="7.362cm" svg:x2="50.709cm" svg:y2="5.109cm" draw:start-shape="id364" draw:start-glue-point="0" draw:end-shape="id386" draw:end-glue-point="2" svg:d="M49453 7362l1256-2253" svg:viewBox="0 0 1257 2254">
          <text:p text:style-name="P1"><text:span text:style-name="T3">s0</text:span></text:p>
        </draw:connector>
        <draw:connector draw:style-name="gr5" draw:text-style-name="P3" draw:layer="layout" draw:type="line" svg:x1="49.453cm" svg:y1="7.362cm" svg:x2="48.41cm" svg:y2="5.11cm" draw:start-shape="id364" draw:start-glue-point="0" draw:end-shape="id387" draw:end-glue-point="2" svg:d="M49453 7362l-1043-2252" svg:viewBox="0 0 1044 2253">
          <text:p text:style-name="P1"><text:span text:style-name="T3">s1</text:span></text:p>
        </draw:connector>
        <draw:connector draw:style-name="gr5" draw:text-style-name="P3" draw:layer="layout" draw:type="line" svg:x1="47.253cm" svg:y1="7.364cm" svg:x2="48.41cm" svg:y2="5.11cm" draw:start-shape="id370" draw:start-glue-point="0" draw:end-shape="id387" draw:end-glue-point="2" svg:d="M47253 7364l1157-2254" svg:viewBox="0 0 1158 2255">
          <text:p text:style-name="P1"><text:span text:style-name="T3">s0</text:span></text:p>
        </draw:connector>
        <draw:custom-shape draw:style-name="gr1" draw:text-style-name="P2" xml:id="id388" draw:id="id388" draw:layer="layout" svg:width="1cm" svg:height="0.9cm" svg:x="45.8cm" svg:y="4.2cm">
          <text:p text:style-name="P1"><text:span text:style-name="T1">IMUX</text:span></text:p>
          <text:p text:style-name="P1"><text:span text:style-name="T1">-40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253cm" svg:y1="7.364cm" svg:x2="46.3cm" svg:y2="5.1cm" draw:start-shape="id370" draw:start-glue-point="0" draw:end-shape="id388" draw:end-glue-point="2" svg:d="M47253 7364l-953-2264" svg:viewBox="0 0 954 2265">
          <text:p text:style-name="P1"><text:span text:style-name="T3">a</text:span></text:p>
        </draw:connector>
        <draw:custom-shape draw:style-name="gr1" draw:text-style-name="P2" xml:id="id389" draw:id="id389" draw:layer="layout" svg:width="1cm" svg:height="0.9cm" svg:x="61.1cm" svg:y="2.6cm">
          <text:p text:style-name="P1"><text:span text:style-name="T1">NOT</text:span></text:p>
          <text:p text:style-name="P1"><text:span text:style-name="T1">-40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1.604cm" svg:y1="4.204cm" svg:x2="61.6cm" svg:y2="3.5cm" draw:start-shape="id381" draw:start-glue-point="0" draw:end-shape="id389" draw:end-glue-point="2" svg:d="M61604 4204l-4-704" svg:viewBox="0 0 5 705">
          <text:p/>
        </draw:connector>
        <draw:custom-shape draw:style-name="gr1" draw:text-style-name="P2" xml:id="id390" draw:id="id390" draw:layer="layout" svg:width="1cm" svg:height="0.9cm" svg:x="30.8cm" svg:y="59.999cm">
          <text:p text:style-name="P1"><text:span text:style-name="T1">XNOR</text:span></text:p>
          <text:p text:style-name="P1"><text:span text:style-name="T1">-41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0.975cm" svg:y1="62.156cm" svg:x2="31.3cm" svg:y2="60.899cm" draw:end-shape="id390" draw:end-glue-point="2" svg:d="M30975 62156l325-1257" svg:viewBox="0 0 326 1258">
          <text:p text:style-name="P1"><text:span text:style-name="T3">3_07</text:span></text:p>
        </draw:connector>
        <draw:custom-shape draw:style-name="gr1" draw:text-style-name="P2" xml:id="id391" draw:id="id391" draw:layer="layout" svg:width="1cm" svg:height="0.9cm" svg:x="31.9cm" svg:y="57.599cm">
          <text:p text:style-name="P1"><text:span text:style-name="T1">IMUX</text:span></text:p>
          <text:p text:style-name="P1"><text:span text:style-name="T1">-41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3cm" svg:y1="59.999cm" svg:x2="32.4cm" svg:y2="58.499cm" draw:start-shape="id390" draw:start-glue-point="0" draw:end-shape="id391" draw:end-glue-point="2" svg:d="M31300 59999l1100-1500" svg:viewBox="0 0 1101 1501">
          <text:p text:style-name="P1"><text:span text:style-name="T3">a</text:span></text:p>
        </draw:connector>
        <draw:custom-shape draw:style-name="gr1" draw:text-style-name="P2" xml:id="id392" draw:id="id392" draw:layer="layout" svg:width="1cm" svg:height="0.9cm" svg:x="33.001cm" svg:y="57.599cm">
          <text:p text:style-name="P1"><text:span text:style-name="T1">IMUX</text:span></text:p>
          <text:p text:style-name="P1"><text:span text:style-name="T1">-41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3cm" svg:y1="59.999cm" svg:x2="33.501cm" svg:y2="58.499cm" draw:start-shape="id390" draw:start-glue-point="0" draw:end-shape="id392" draw:end-glue-point="2" svg:d="M31300 59999l2201-1500" svg:viewBox="0 0 2202 1501">
          <text:p text:style-name="P1"><text:span text:style-name="T3">a</text:span></text:p>
        </draw:connector>
        <draw:custom-shape draw:style-name="gr1" draw:text-style-name="P2" xml:id="id393" draw:id="id393" draw:layer="layout" svg:width="1cm" svg:height="0.9cm" svg:x="28cm" svg:y="57.599cm">
          <text:p text:style-name="P1"><text:span text:style-name="T1">XNOR</text:span></text:p>
          <text:p text:style-name="P1"><text:span text:style-name="T1">-42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4" draw:id="id394" draw:layer="layout" svg:width="1cm" svg:height="0.9cm" svg:x="29.1cm" svg:y="57.599cm">
          <text:p text:style-name="P1"><text:span text:style-name="T1">XOR</text:span></text:p>
          <text:p text:style-name="P1"><text:span text:style-name="T1">-41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9.999cm" svg:x2="28.5cm" svg:y2="58.499cm" draw:start-shape="id390" draw:start-glue-point="0" draw:end-shape="id393" draw:end-glue-point="2" svg:d="M31300 59999l-2800-1500" svg:viewBox="0 0 2801 1501">
          <text:p/>
        </draw:connector>
        <draw:connector draw:style-name="gr3" draw:text-style-name="P1" draw:layer="layout" draw:type="line" svg:x1="31.3cm" svg:y1="59.999cm" svg:x2="29.6cm" svg:y2="58.499cm" draw:start-shape="id390" draw:start-glue-point="0" draw:end-shape="id394" draw:end-glue-point="2" svg:d="M31300 59999l-1700-1500" svg:viewBox="0 0 1701 1501">
          <text:p/>
        </draw:connector>
        <draw:custom-shape draw:style-name="gr1" draw:text-style-name="P2" xml:id="id395" draw:id="id395" draw:layer="layout" svg:width="1cm" svg:height="0.9cm" svg:x="28cm" svg:y="54.136cm">
          <text:p text:style-name="P1"><text:span text:style-name="T1">IMUX</text:span></text:p>
          <text:p text:style-name="P1"><text:span text:style-name="T1">-41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7.599cm" svg:x2="28.5cm" svg:y2="55.036cm" draw:start-shape="id393" draw:start-glue-point="0" draw:end-shape="id395" draw:end-glue-point="2" svg:d="M28500 57599v-2563" svg:viewBox="0 0 1 2564">
          <text:p text:style-name="P1"><text:span text:style-name="T3">c</text:span></text:p>
        </draw:connector>
        <draw:custom-shape draw:style-name="gr1" draw:text-style-name="P2" xml:id="id396" draw:id="id396" draw:layer="layout" svg:width="1cm" svg:height="0.9cm" svg:x="29.1cm" svg:y="54.136cm">
          <text:p text:style-name="P1"><text:span text:style-name="T1">IMUX</text:span></text:p>
          <text:p text:style-name="P1"><text:span text:style-name="T1">-41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7.599cm" svg:x2="29.6cm" svg:y2="55.036cm" draw:start-shape="id393" draw:start-glue-point="0" draw:end-shape="id396" draw:end-glue-point="2" svg:d="M28500 57599l1100-2563" svg:viewBox="0 0 1101 2564">
          <text:p text:style-name="P1"><text:span text:style-name="T3">c</text:span></text:p>
        </draw:connector>
        <draw:custom-shape draw:style-name="gr1" draw:text-style-name="P2" xml:id="id397" draw:id="id397" draw:layer="layout" svg:width="1cm" svg:height="0.9cm" svg:x="28.6cm" svg:y="51.699cm">
          <text:p text:style-name="P1"><text:span text:style-name="T1">IMUX</text:span></text:p>
          <text:p text:style-name="P1"><text:span text:style-name="T1">-41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4.136cm" svg:x2="29.1cm" svg:y2="52.599cm" draw:start-shape="id395" draw:start-glue-point="0" draw:end-shape="id397" draw:end-glue-point="2" svg:d="M28500 54136l600-1537" svg:viewBox="0 0 601 1538">
          <text:p text:style-name="P1"><text:span text:style-name="T3">b</text:span></text:p>
        </draw:connector>
        <draw:custom-shape draw:style-name="gr2" draw:text-style-name="P2" xml:id="id398" draw:id="id398" draw:layer="layout" svg:width="2.1cm" svg:height="0.9cm" svg:x="28cm" svg:y="49.599cm">
          <text:p text:style-name="P1"><text:span text:style-name="T1">DFF (clk18)</text:span></text:p>
          <text:p text:style-name="P1"><text:span text:style-name="T1">-41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1cm" svg:y1="51.699cm" svg:x2="29.05cm" svg:y2="50.499cm" draw:start-shape="id397" draw:start-glue-point="0" draw:end-shape="id398" draw:end-glue-point="2" svg:d="M29100 51699l-50-1200" svg:viewBox="0 0 51 1201">
          <text:p/>
        </draw:connector>
        <draw:custom-shape draw:style-name="gr1" draw:text-style-name="P2" xml:id="id399" draw:id="id399" draw:layer="layout" svg:width="1cm" svg:height="0.9cm" svg:x="58.901cm" svg:y="2.601cm">
          <text:p text:style-name="P1"><text:span text:style-name="T1">NOT</text:span></text:p>
          <text:p text:style-name="P1"><text:span text:style-name="T1">-4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9.405cm" svg:y1="4.205cm" svg:x2="59.401cm" svg:y2="3.501cm" draw:start-shape="id382" draw:start-glue-point="0" draw:end-shape="id399" draw:end-glue-point="2" svg:d="M59405 4205l-4-704" svg:viewBox="0 0 5 705">
          <text:p/>
        </draw:connector>
        <draw:custom-shape draw:style-name="gr1" draw:text-style-name="P2" xml:id="id400" draw:id="id400" draw:layer="layout" svg:width="1cm" svg:height="0.9cm" svg:x="32.5cm" svg:y="63.599cm">
          <text:p text:style-name="P1"><text:span text:style-name="T1">22-OAI</text:span></text:p>
          <text:p text:style-name="P1"><text:span text:style-name="T1">-41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499cm" svg:y1="65.836cm" svg:x2="33cm" svg:y2="64.499cm" draw:end-shape="id400" draw:end-glue-point="2" svg:d="M33499 65836l-499-1337" svg:viewBox="0 0 500 1338">
          <text:p text:style-name="P1"><text:span text:style-name="T3">3_06/c</text:span></text:p>
        </draw:connector>
        <draw:custom-shape draw:style-name="gr1" draw:text-style-name="P2" xml:id="id401" draw:id="id401" draw:layer="layout" svg:width="1cm" svg:height="0.9cm" svg:x="31.38cm" svg:y="63.599cm">
          <text:p text:style-name="P1"><text:span text:style-name="T1">NAND|NOR</text:span></text:p>
          <text:p text:style-name="P1"><text:span text:style-name="T1">-42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2.7cm" svg:y1="65.922cm" svg:x2="31.88cm" svg:y2="64.499cm" draw:end-shape="id401" draw:end-glue-point="2" svg:d="M32700 65922l-820-1423" svg:viewBox="0 0 821 1424">
          <text:p text:style-name="P1"><text:span text:style-name="T3">3_06/d</text:span></text:p>
        </draw:connector>
        <draw:custom-shape draw:style-name="gr1" draw:text-style-name="P2" xml:id="id402" draw:id="id402" draw:layer="layout" svg:width="1cm" svg:height="0.9cm" svg:x="26.5cm" svg:y="57.599cm">
          <text:p text:style-name="P1"><text:span text:style-name="T1">XOR</text:span></text:p>
          <text:p text:style-name="P1"><text:span text:style-name="T1">-42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775cm" svg:y1="59.694cm" svg:x2="27cm" svg:y2="58.499cm" draw:end-shape="id402" draw:end-glue-point="2" svg:d="M26775 59694l225-1195" svg:viewBox="0 0 226 1196">
          <text:p text:style-name="P1"><text:span text:style-name="T3">3_06</text:span></text:p>
        </draw:connector>
        <draw:custom-shape draw:style-name="gr1" draw:text-style-name="P2" xml:id="id403" draw:id="id403" draw:layer="layout" svg:width="1cm" svg:height="0.9cm" svg:x="33.6cm" svg:y="63.599cm">
          <text:p text:style-name="P1"><text:span text:style-name="T1">NAND</text:span></text:p>
          <text:p text:style-name="P1"><text:span text:style-name="T1">-42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79cm" svg:y1="65.651cm" svg:x2="34.1cm" svg:y2="64.499cm" draw:end-shape="id403" draw:end-glue-point="2" svg:d="M33790 65651l310-1152" svg:viewBox="0 0 311 1153">
          <text:p text:style-name="P1"><text:span text:style-name="T3">3_06</text:span></text:p>
        </draw:connector>
        <draw:custom-shape draw:style-name="gr1" draw:text-style-name="P2" xml:id="id404" draw:id="id404" draw:layer="layout" svg:width="1cm" svg:height="0.9cm" svg:x="28.564cm" svg:y="59.999cm">
          <text:p text:style-name="P1"><text:span text:style-name="T1">OR</text:span></text:p>
          <text:p text:style-name="P1"><text:span text:style-name="T1">-42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764cm" svg:y1="62.12cm" svg:x2="29.064cm" svg:y2="60.899cm" draw:end-shape="id404" draw:end-glue-point="2" svg:d="M28764 62120l300-1221" svg:viewBox="0 0 301 1222">
          <text:p text:style-name="P1"><text:span text:style-name="T3">3_06</text:span></text:p>
        </draw:connector>
        <draw:connector draw:style-name="gr3" draw:text-style-name="P1" draw:layer="layout" draw:type="line" svg:x1="29.064cm" svg:y1="59.999cm" svg:x2="28.5cm" svg:y2="58.499cm" draw:start-shape="id404" draw:start-glue-point="0" draw:end-shape="id393" draw:end-glue-point="2" svg:d="M29064 59999l-564-1500" svg:viewBox="0 0 565 1501">
          <text:p/>
        </draw:connector>
        <draw:connector draw:style-name="gr5" draw:text-style-name="P3" draw:layer="layout" draw:type="line" svg:x1="29.6cm" svg:y1="54.136cm" svg:x2="29.1cm" svg:y2="52.599cm" draw:start-shape="id396" draw:start-glue-point="0" draw:end-shape="id397" draw:end-glue-point="2" svg:d="M29600 54136l-500-1537" svg:viewBox="0 0 501 1538">
          <text:p text:style-name="P1"><text:span text:style-name="T3">c</text:span></text:p>
        </draw:connector>
        <draw:connector draw:style-name="gr5" draw:text-style-name="P3" draw:layer="layout" draw:type="line" svg:x1="33.501cm" svg:y1="57.599cm" svg:x2="32.9cm" svg:y2="56.799cm" draw:start-shape="id392" draw:start-glue-point="0" draw:end-shape="id405" draw:end-glue-point="2" svg:d="M33501 57599l-601-800" svg:viewBox="0 0 602 801">
          <text:p text:style-name="P1"><text:span text:style-name="T3">c</text:span></text:p>
        </draw:connector>
        <draw:connector draw:style-name="gr5" draw:text-style-name="P3" draw:layer="layout" draw:type="line" svg:x1="32.4cm" svg:y1="57.599cm" svg:x2="32.9cm" svg:y2="56.799cm" draw:start-shape="id391" draw:start-glue-point="0" draw:end-shape="id405" draw:end-glue-point="2" svg:d="M32400 57599l500-800" svg:viewBox="0 0 501 801">
          <text:p text:style-name="P1"><text:span text:style-name="T3">b</text:span></text:p>
        </draw:connector>
        <draw:custom-shape draw:style-name="gr1" draw:text-style-name="P2" xml:id="id407" draw:id="id407" draw:layer="layout" svg:width="1cm" svg:height="0.9cm" svg:x="31.9cm" svg:y="60.019cm">
          <text:p text:style-name="P1"><text:span text:style-name="T1">22-AAOI</text:span></text:p>
          <text:p text:style-name="P1"><text:span text:style-name="T1">-42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cm" svg:y1="63.599cm" svg:x2="33.5cm" svg:y2="60.919cm" draw:start-shape="id400" draw:start-glue-point="0" draw:end-shape="id406" draw:end-glue-point="2" svg:d="M33000 63599l500-2680" svg:viewBox="0 0 501 2681">
          <text:p text:style-name="P1"><text:span text:style-name="T3">c</text:span></text:p>
        </draw:connector>
        <draw:connector draw:style-name="gr5" draw:text-style-name="P3" draw:layer="layout" draw:type="line" svg:x1="33cm" svg:y1="63.599cm" svg:x2="32.4cm" svg:y2="60.919cm" draw:start-shape="id400" draw:start-glue-point="0" draw:end-shape="id407" draw:end-glue-point="2" svg:d="M33000 63599l-600-2680" svg:viewBox="0 0 601 2681">
          <text:p text:style-name="P1"><text:span text:style-name="T3">c</text:span></text:p>
        </draw:connector>
        <draw:connector draw:style-name="gr5" draw:text-style-name="P3" draw:layer="layout" draw:type="line" svg:x1="32.4cm" svg:y1="60.019cm" svg:x2="32.4cm" svg:y2="58.499cm" draw:start-shape="id407" draw:start-glue-point="0" draw:end-shape="id391" draw:end-glue-point="2" svg:d="M32400 60019v-1520" svg:viewBox="0 0 1 1521">
          <text:p text:style-name="P1"><text:span text:style-name="T3">b</text:span></text:p>
        </draw:connector>
        <draw:connector draw:style-name="gr5" draw:text-style-name="P3" draw:layer="layout" draw:type="line" svg:x1="33.5cm" svg:y1="60.019cm" svg:x2="33.501cm" svg:y2="58.499cm" draw:start-shape="id406" draw:start-glue-point="0" draw:end-shape="id392" draw:end-glue-point="2" svg:d="M33500 60019l1-1520" svg:viewBox="0 0 2 1521">
          <text:p text:style-name="P1"><text:span text:style-name="T3">b</text:span></text:p>
        </draw:connector>
        <draw:connector draw:style-name="gr5" draw:text-style-name="P3" draw:layer="layout" draw:type="line" svg:x1="29.6cm" svg:y1="57.599cm" svg:x2="28.5cm" svg:y2="55.036cm" draw:start-shape="id394" draw:start-glue-point="0" draw:end-shape="id395" draw:end-glue-point="2" svg:d="M29600 57599l-1100-2563" svg:viewBox="0 0 1101 2564">
          <text:p text:style-name="P1"><text:span text:style-name="T3">b</text:span></text:p>
        </draw:connector>
        <draw:connector draw:style-name="gr5" draw:text-style-name="P3" draw:layer="layout" draw:type="line" svg:x1="29.6cm" svg:y1="57.599cm" svg:x2="29.6cm" svg:y2="55.036cm" draw:start-shape="id394" draw:start-glue-point="0" draw:end-shape="id396" draw:end-glue-point="2" svg:d="M29600 57599v-2563" svg:viewBox="0 0 1 2564">
          <text:p text:style-name="P1"><text:span text:style-name="T3">b</text:span></text:p>
        </draw:connector>
        <draw:connector draw:style-name="gr5" draw:text-style-name="P3" draw:layer="layout" draw:type="line" svg:x1="31.88cm" svg:y1="63.599cm" svg:x2="33.5cm" svg:y2="60.919cm" draw:start-shape="id401" draw:start-glue-point="0" draw:end-shape="id406" draw:end-glue-point="2" svg:d="M31880 63599l1620-2680" svg:viewBox="0 0 1621 2681">
          <text:p text:style-name="P1"><text:span text:style-name="T3">a</text:span></text:p>
        </draw:connector>
        <draw:connector draw:style-name="gr5" draw:text-style-name="P3" draw:layer="layout" draw:type="line" svg:x1="31.88cm" svg:y1="63.599cm" svg:x2="32.4cm" svg:y2="60.919cm" draw:start-shape="id401" draw:start-glue-point="0" draw:end-shape="id407" draw:end-glue-point="2" svg:d="M31880 63599l520-2680" svg:viewBox="0 0 521 2681">
          <text:p text:style-name="P1"><text:span text:style-name="T3">a</text:span></text:p>
        </draw:connector>
        <draw:connector draw:style-name="gr3" draw:text-style-name="P1" draw:layer="layout" draw:type="line" svg:x1="34.1cm" svg:y1="63.599cm" svg:x2="29.6cm" svg:y2="58.499cm" draw:start-shape="id403" draw:start-glue-point="0" draw:end-shape="id394" draw:end-glue-point="2" svg:d="M34100 63599l-4500-5100" svg:viewBox="0 0 4501 5101">
          <text:p/>
        </draw:connector>
        <draw:connector draw:style-name="gr5" draw:text-style-name="P3" draw:layer="layout" draw:type="line" svg:x1="34.1cm" svg:y1="63.599cm" svg:x2="33.5cm" svg:y2="60.919cm" draw:start-shape="id403" draw:start-glue-point="0" draw:end-shape="id406" draw:end-glue-point="2" svg:d="M34100 63599l-600-2680" svg:viewBox="0 0 601 2681">
          <text:p text:style-name="P1"><text:span text:style-name="T3">b</text:span></text:p>
        </draw:connector>
        <draw:connector draw:style-name="gr5" draw:text-style-name="P3" draw:layer="layout" draw:type="line" svg:x1="34.1cm" svg:y1="63.599cm" svg:x2="32.4cm" svg:y2="60.919cm" draw:start-shape="id403" draw:start-glue-point="0" draw:end-shape="id407" draw:end-glue-point="2" svg:d="M34100 63599l-1700-2680" svg:viewBox="0 0 1701 2681">
          <text:p text:style-name="P1"><text:span text:style-name="T3">b</text:span></text:p>
        </draw:connector>
        <draw:custom-shape draw:style-name="gr1" draw:text-style-name="P2" xml:id="id408" draw:id="id408" draw:layer="layout" svg:width="1cm" svg:height="0.9cm" svg:x="26.9cm" svg:y="54.136cm">
          <text:p text:style-name="P1"><text:span text:style-name="T1">XNOR</text:span></text:p>
          <text:p text:style-name="P1"><text:span text:style-name="T1">-4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09" draw:id="id409" draw:layer="layout" svg:width="1cm" svg:height="0.9cm" svg:x="25.8cm" svg:y="54.136cm">
          <text:p text:style-name="P1"><text:span text:style-name="T1">XNOR</text:span></text:p>
          <text:p text:style-name="P1"><text:span text:style-name="T1">-4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7cm" svg:y1="57.599cm" svg:x2="27.4cm" svg:y2="55.036cm" draw:start-shape="id402" draw:start-glue-point="0" draw:end-shape="id408" draw:end-glue-point="2" svg:d="M27000 57599l400-2563" svg:viewBox="0 0 401 2564">
          <text:p/>
        </draw:connector>
        <draw:connector draw:style-name="gr3" draw:text-style-name="P1" draw:layer="layout" draw:type="line" svg:x1="27cm" svg:y1="57.599cm" svg:x2="26.3cm" svg:y2="55.036cm" draw:start-shape="id402" draw:start-glue-point="0" draw:end-shape="id409" draw:end-glue-point="2" svg:d="M27000 57599l-700-2563" svg:viewBox="0 0 701 2564">
          <text:p/>
        </draw:connector>
        <draw:custom-shape draw:style-name="gr1" draw:text-style-name="P2" xml:id="id410" draw:id="id410" draw:layer="layout" svg:width="1cm" svg:height="0.9cm" svg:x="26.4cm" svg:y="51.799cm">
          <text:p text:style-name="P1"><text:span text:style-name="T1">IMUX</text:span></text:p>
          <text:p text:style-name="P1"><text:span text:style-name="T1">-4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7.4cm" svg:y1="54.136cm" svg:x2="26.9cm" svg:y2="52.699cm" draw:start-shape="id408" draw:start-glue-point="0" draw:end-shape="id410" draw:end-glue-point="2" svg:d="M27400 54136l-500-1437" svg:viewBox="0 0 501 1438">
          <text:p text:style-name="P1"><text:span text:style-name="T3">b</text:span></text:p>
        </draw:connector>
        <draw:connector draw:style-name="gr5" draw:text-style-name="P3" draw:layer="layout" draw:type="line" svg:x1="26.3cm" svg:y1="54.136cm" svg:x2="26.9cm" svg:y2="52.699cm" draw:start-shape="id409" draw:start-glue-point="0" draw:end-shape="id410" draw:end-glue-point="2" svg:d="M26300 54136l600-1437" svg:viewBox="0 0 601 1438">
          <text:p text:style-name="P1"><text:span text:style-name="T3">c</text:span></text:p>
        </draw:connector>
        <draw:custom-shape draw:style-name="gr2" draw:text-style-name="P2" xml:id="id411" draw:id="id411" draw:layer="layout" svg:width="2.1cm" svg:height="0.9cm" svg:x="25.8cm" svg:y="49.599cm">
          <text:p text:style-name="P1"><text:span text:style-name="T1">DFF (clk18)</text:span></text:p>
          <text:p text:style-name="P1"><text:span text:style-name="T1">-43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9cm" svg:y1="51.799cm" svg:x2="26.85cm" svg:y2="50.499cm" draw:start-shape="id410" draw:start-glue-point="0" draw:end-shape="id411" draw:end-glue-point="2" svg:d="M26900 51799l-50-1300" svg:viewBox="0 0 51 1301">
          <text:p/>
        </draw:connector>
        <draw:custom-shape draw:style-name="gr1" draw:text-style-name="P2" xml:id="id412" draw:id="id412" draw:layer="layout" svg:width="1cm" svg:height="0.9cm" svg:x="56.801cm" svg:y="2.601cm">
          <text:p text:style-name="P1"><text:span text:style-name="T1">NOT</text:span></text:p>
          <text:p text:style-name="P1"><text:span text:style-name="T1">-43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7.306cm" svg:y1="4.206cm" svg:x2="57.301cm" svg:y2="3.501cm" draw:start-shape="id383" draw:start-glue-point="0" draw:end-shape="id412" draw:end-glue-point="2" svg:d="M57306 4206l-5-705" svg:viewBox="0 0 6 706">
          <text:p/>
        </draw:connector>
        <draw:connector draw:style-name="gr5" draw:text-style-name="P3" draw:layer="layout" draw:type="line" svg:x1="32.537cm" svg:y1="65.461cm" svg:x2="33cm" svg:y2="64.499cm" draw:end-shape="id400" draw:end-glue-point="2" svg:d="M32537 65461l463-962" svg:viewBox="0 0 464 963">
          <text:p text:style-name="P1"><text:span text:style-name="T3">3_05/b</text:span></text:p>
        </draw:connector>
        <draw:connector draw:style-name="gr5" draw:text-style-name="P3" draw:layer="layout" draw:type="line" svg:x1="31.139cm" svg:y1="65.525cm" svg:x2="31.88cm" svg:y2="64.499cm" draw:end-shape="id401" draw:end-glue-point="2" svg:d="M31139 65525l741-1026" svg:viewBox="0 0 742 1027">
          <text:p text:style-name="P1"><text:span text:style-name="T3">3_05/b</text:span></text:p>
        </draw:connector>
        <draw:custom-shape draw:style-name="gr1" draw:text-style-name="P2" xml:id="id413" draw:id="id413" draw:layer="layout" svg:width="1cm" svg:height="0.9cm" svg:x="24.2cm" svg:y="57.599cm">
          <text:p text:style-name="P1"><text:span text:style-name="T1">XOR</text:span></text:p>
          <text:p text:style-name="P1"><text:span text:style-name="T1">-43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4.267cm" svg:y1="59.627cm" svg:x2="24.7cm" svg:y2="58.499cm" draw:end-shape="id413" draw:end-glue-point="2" svg:d="M24267 59627l433-1128" svg:viewBox="0 0 434 1129">
          <text:p text:style-name="P1"><text:span text:style-name="T3">3_05</text:span></text:p>
        </draw:connector>
        <draw:custom-shape draw:style-name="gr1" draw:text-style-name="P2" xml:id="id414" draw:id="id414" draw:layer="layout" svg:width="1cm" svg:height="0.9cm" svg:x="29.664cm" svg:y="63.599cm">
          <text:p text:style-name="P1"><text:span text:style-name="T1">NAND</text:span></text:p>
          <text:p text:style-name="P1"><text:span text:style-name="T1">-43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9.891cm" svg:y1="65.438cm" svg:x2="30.164cm" svg:y2="64.499cm" draw:end-shape="id414" draw:end-glue-point="2" svg:d="M29891 65438l273-939" svg:viewBox="0 0 274 940">
          <text:p text:style-name="P1"><text:span text:style-name="T3">3_05</text:span></text:p>
        </draw:connector>
        <draw:custom-shape draw:style-name="gr1" draw:text-style-name="P2" xml:id="id415" draw:id="id415" draw:layer="layout" svg:width="1cm" svg:height="0.9cm" svg:x="27.464cm" svg:y="63.599cm">
          <text:p text:style-name="P1"><text:span text:style-name="T1">NOR</text:span></text:p>
          <text:p text:style-name="P1"><text:span text:style-name="T1">-43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7.694cm" svg:y1="65.367cm" svg:x2="27.964cm" svg:y2="64.499cm" draw:end-shape="id415" draw:end-glue-point="2" svg:d="M27694 65367l270-868" svg:viewBox="0 0 271 869">
          <text:p text:style-name="P1"><text:span text:style-name="T3">3_05</text:span></text:p>
        </draw:connector>
        <draw:custom-shape draw:style-name="gr1" draw:text-style-name="P2" xml:id="id416" draw:id="id416" draw:layer="layout" svg:width="1cm" svg:height="0.9cm" svg:x="54.601cm" svg:y="2.602cm">
          <text:p text:style-name="P1"><text:span text:style-name="T1">NOT</text:span></text:p>
          <text:p text:style-name="P1"><text:span text:style-name="T1">-4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5.107cm" svg:y1="4.207cm" svg:x2="55.101cm" svg:y2="3.502cm" draw:start-shape="id384" draw:start-glue-point="0" draw:end-shape="id416" draw:end-glue-point="2" svg:d="M55107 4207l-6-705" svg:viewBox="0 0 7 706">
          <text:p/>
        </draw:connector>
        <draw:custom-shape draw:style-name="gr1" draw:text-style-name="P2" xml:id="id417" draw:id="id417" draw:layer="layout" svg:width="1cm" svg:height="0.9cm" svg:x="22cm" svg:y="55.299cm">
          <text:p text:style-name="P1"><text:span text:style-name="T1">XNOR</text:span></text:p>
          <text:p text:style-name="P1"><text:span text:style-name="T1">-4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1.838cm" svg:y1="57.342cm" svg:x2="22.5cm" svg:y2="56.199cm" draw:end-shape="id417" draw:end-glue-point="2" svg:d="M21838 57342l662-1143" svg:viewBox="0 0 663 1144">
          <text:p text:style-name="P1"><text:span text:style-name="T3">3_04</text:span></text:p>
        </draw:connector>
        <draw:custom-shape draw:style-name="gr1" draw:text-style-name="P2" xml:id="id418" draw:id="id418" draw:layer="layout" svg:width="1cm" svg:height="0.9cm" svg:x="23.7cm" svg:y="63.599cm">
          <text:p text:style-name="P1"><text:span text:style-name="T1">NAND</text:span></text:p>
          <text:p text:style-name="P1"><text:span text:style-name="T1">-43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3.829cm" svg:y1="65.632cm" svg:x2="24.2cm" svg:y2="64.499cm" draw:end-shape="id418" draw:end-glue-point="2" svg:d="M23829 65632l371-1133" svg:viewBox="0 0 372 1134">
          <text:p text:style-name="P1"><text:span text:style-name="T3">3_04</text:span></text:p>
        </draw:connector>
        <draw:connector draw:style-name="gr5" draw:text-style-name="P3" draw:layer="layout" draw:type="line" svg:x1="24.948cm" svg:y1="65.55cm" svg:x2="25.3cm" svg:y2="64.499cm" draw:end-shape="id419" draw:end-glue-point="2" svg:d="M24948 65550l352-1051" svg:viewBox="0 0 353 1052">
          <text:p text:style-name="P1"><text:span text:style-name="T3">3_04</text:span></text:p>
        </draw:connector>
        <draw:connector draw:style-name="gr5" draw:text-style-name="P3" draw:layer="layout" draw:type="line" svg:x1="24.2cm" svg:y1="63.599cm" svg:x2="33.5cm" svg:y2="60.919cm" draw:start-shape="id418" draw:start-glue-point="0" draw:end-shape="id406" draw:end-glue-point="2" svg:d="M24200 63599l9300-2680" svg:viewBox="0 0 9301 2681">
          <text:p text:style-name="P1"><text:span text:style-name="T3">d</text:span></text:p>
        </draw:connector>
        <draw:connector draw:style-name="gr3" draw:text-style-name="P1" draw:layer="layout" draw:type="line" svg:x1="24.2cm" svg:y1="63.599cm" svg:x2="24.1cm" svg:y2="55.036cm" draw:start-shape="id418" draw:start-glue-point="0" draw:end-shape="id420" draw:end-glue-point="2" svg:d="M24200 63599l-100-8563" svg:viewBox="0 0 101 8564">
          <text:p/>
        </draw:connector>
        <draw:custom-shape draw:style-name="gr1" draw:text-style-name="P2" xml:id="id420" draw:id="id420" draw:layer="layout" svg:width="1cm" svg:height="0.9cm" svg:x="23.6cm" svg:y="54.136cm">
          <text:p text:style-name="P1"><text:span text:style-name="T1">XOR</text:span></text:p>
          <text:p text:style-name="P1"><text:span text:style-name="T1">-43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4.2cm" svg:y1="63.599cm" svg:x2="30.164cm" svg:y2="60.899cm" draw:start-shape="id418" draw:start-glue-point="0" draw:end-shape="id421" draw:end-glue-point="2" svg:d="M24200 63599l5964-2700" svg:viewBox="0 0 5965 2701">
          <text:p text:style-name="P1"><text:span text:style-name="T3">b</text:span></text:p>
        </draw:connector>
        <draw:custom-shape draw:style-name="gr1" draw:text-style-name="P2" xml:id="id421" draw:id="id421" draw:layer="layout" svg:width="1cm" svg:height="0.9cm" svg:x="29.664cm" svg:y="59.999cm">
          <text:p text:style-name="P1"><text:span text:style-name="T1">12-OAI</text:span></text:p>
          <text:p text:style-name="P1"><text:span text:style-name="T1">-43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4.1cm" svg:y2="55.036cm" draw:start-shape="id413" draw:start-glue-point="0" draw:end-shape="id420" draw:end-glue-point="2" svg:d="M24700 57599l-600-2563" svg:viewBox="0 0 601 2564">
          <text:p/>
        </draw:connector>
        <draw:custom-shape draw:style-name="gr1" draw:text-style-name="P2" xml:id="id422" draw:id="id422" draw:layer="layout" svg:width="1cm" svg:height="0.9cm" svg:x="24.7cm" svg:y="54.136cm">
          <text:p text:style-name="P1"><text:span text:style-name="T1">XOR</text:span></text:p>
          <text:p text:style-name="P1"><text:span text:style-name="T1">-4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5.2cm" svg:y2="55.036cm" draw:start-shape="id413" draw:start-glue-point="0" draw:end-shape="id422" draw:end-glue-point="2" svg:d="M24700 57599l500-2563" svg:viewBox="0 0 501 2564">
          <text:p/>
        </draw:connector>
        <draw:custom-shape draw:style-name="gr1" draw:text-style-name="P2" xml:id="id423" draw:id="id423" draw:layer="layout" svg:width="1cm" svg:height="0.9cm" svg:x="24.2cm" svg:y="51.799cm">
          <text:p text:style-name="P1"><text:span text:style-name="T1">IMUX</text:span></text:p>
          <text:p text:style-name="P1"><text:span text:style-name="T1">-44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1cm" svg:y1="54.136cm" svg:x2="24.7cm" svg:y2="52.699cm" draw:start-shape="id420" draw:start-glue-point="0" draw:end-shape="id423" draw:end-glue-point="2" svg:d="M24100 54136l600-1437" svg:viewBox="0 0 601 1438">
          <text:p text:style-name="P1"><text:span text:style-name="T3">c</text:span></text:p>
        </draw:connector>
        <draw:custom-shape draw:style-name="gr2" draw:text-style-name="P2" xml:id="id424" draw:id="id424" draw:layer="layout" svg:width="2.1cm" svg:height="0.9cm" svg:x="23.6cm" svg:y="49.603cm">
          <text:p text:style-name="P1"><text:span text:style-name="T1">DFF (clk18)</text:span></text:p>
          <text:p text:style-name="P1"><text:span text:style-name="T1">-44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7cm" svg:y1="51.799cm" svg:x2="24.65cm" svg:y2="50.503cm" draw:start-shape="id423" draw:start-glue-point="0" draw:end-shape="id424" draw:end-glue-point="2" svg:d="M24700 51799l-50-1296" svg:viewBox="0 0 51 1297">
          <text:p/>
        </draw:connector>
        <draw:custom-shape draw:style-name="gr1" draw:text-style-name="P2" xml:id="id425" draw:id="id425" draw:layer="layout" svg:width="1cm" svg:height="0.9cm" svg:x="52.301cm" svg:y="2.603cm">
          <text:p text:style-name="P1"><text:span text:style-name="T1">NOT</text:span></text:p>
          <text:p text:style-name="P1"><text:span text:style-name="T1">-44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808cm" svg:y1="4.208cm" svg:x2="52.801cm" svg:y2="3.503cm" draw:start-shape="id385" draw:start-glue-point="0" draw:end-shape="id425" draw:end-glue-point="2" svg:d="M52808 4208l-7-705" svg:viewBox="0 0 8 706">
          <text:p/>
        </draw:connector>
        <draw:custom-shape draw:style-name="gr7" draw:text-style-name="P2" xml:id="id426" draw:id="id426" draw:layer="layout" svg:width="1cm" svg:height="0.9cm" svg:x="21.89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2.081cm" svg:y1="62.506cm" svg:x2="22.399cm" svg:y2="61.28cm" draw:end-shape="id426" draw:end-glue-point="2" svg:d="M22081 62506l318-1226" svg:viewBox="0 0 319 1227">
          <text:p text:style-name="P1"><text:span text:style-name="T3">3_03</text:span></text:p>
        </draw:connector>
        <draw:custom-shape draw:style-name="gr1" draw:text-style-name="P2" xml:id="id427" draw:id="id427" draw:layer="layout" svg:width="1cm" svg:height="0.9cm" svg:x="20.8cm" svg:y="60.38cm">
          <text:p text:style-name="P1"><text:span text:style-name="T1">OR</text:span></text:p>
          <text:p text:style-name="P1"><text:span text:style-name="T1">-4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0.947cm" svg:y1="62.356cm" svg:x2="21.3cm" svg:y2="61.28cm" draw:end-shape="id427" draw:end-glue-point="2" svg:d="M20947 62356l353-1076" svg:viewBox="0 0 354 1077">
          <text:p text:style-name="P1"><text:span text:style-name="T3">3_03</text:span></text:p>
        </draw:connector>
        <draw:custom-shape draw:style-name="gr1" draw:text-style-name="P2" xml:id="id428" draw:id="id428" draw:layer="layout" svg:width="1cm" svg:height="0.9cm" svg:x="50.201cm" svg:y="2.604cm">
          <text:p text:style-name="P1"><text:span text:style-name="T1">NOT</text:span></text:p>
          <text:p text:style-name="P1"><text:span text:style-name="T1">-44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0.709cm" svg:y1="4.209cm" svg:x2="50.701cm" svg:y2="3.504cm" draw:start-shape="id386" draw:start-glue-point="0" draw:end-shape="id428" draw:end-glue-point="2" svg:d="M50709 4209l-8-705" svg:viewBox="0 0 9 706">
          <text:p/>
        </draw:connector>
        <draw:connector draw:style-name="gr5" draw:text-style-name="P3" draw:layer="layout" draw:type="line" svg:x1="17.76cm" svg:y1="55.944cm" svg:x2="18.1cm" svg:y2="54.782cm" draw:end-shape="id429" draw:end-glue-point="2" svg:d="M17760 55944l340-1162" svg:viewBox="0 0 341 1163">
          <text:p text:style-name="P1"><text:span text:style-name="T3">3_02</text:span></text:p>
        </draw:connector>
        <draw:custom-shape draw:style-name="gr1" draw:text-style-name="P2" xml:id="id429" draw:id="id429" draw:layer="layout" svg:width="1cm" svg:height="0.9cm" svg:x="17.6cm" svg:y="53.882cm">
          <text:p text:style-name="P1"><text:span text:style-name="T1">XOR</text:span></text:p>
          <text:p text:style-name="P1"><text:span text:style-name="T1">-44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31" draw:id="id431" draw:layer="layout" svg:width="1cm" svg:height="0.9cm" svg:x="18.22cm" svg:y="62.269cm">
          <text:p text:style-name="P1"><text:span text:style-name="T1">22-OAI</text:span></text:p>
          <text:p text:style-name="P1"><text:span text:style-name="T1">-44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0" draw:id="id430" draw:layer="layout" svg:width="1cm" svg:height="0.9cm" svg:x="19.315cm" svg:y="62.299cm">
          <text:p text:style-name="P1"><text:span text:style-name="T1">NAND|NOR</text:span></text:p>
          <text:p text:style-name="P1"><text:span text:style-name="T1">-44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582cm" svg:y1="64.534cm" svg:x2="19.815cm" svg:y2="63.199cm" draw:end-shape="id430" draw:end-glue-point="2" svg:d="M20582 64534l-767-1335" svg:viewBox="0 0 768 1336">
          <text:p text:style-name="P1"><text:span text:style-name="T3">3_02/d</text:span></text:p>
        </draw:connector>
        <draw:connector draw:style-name="gr5" draw:text-style-name="P3" draw:layer="layout" draw:type="line" svg:x1="19.456cm" svg:y1="64.398cm" svg:x2="18.72cm" svg:y2="63.169cm" draw:end-shape="id431" draw:end-glue-point="2" svg:d="M19456 64398l-736-1229" svg:viewBox="0 0 737 1230">
          <text:p text:style-name="P1"><text:span text:style-name="T3">3_02/c</text:span></text:p>
        </draw:connector>
        <draw:custom-shape draw:style-name="gr1" draw:text-style-name="P2" xml:id="id432" draw:id="id432" draw:layer="layout" svg:width="1cm" svg:height="0.9cm" svg:x="17.1cm" svg:y="62.279cm">
          <text:p text:style-name="P1"><text:span text:style-name="T1">NAND</text:span></text:p>
          <text:p text:style-name="P1"><text:span text:style-name="T1">-45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7.345cm" svg:y1="64.467cm" svg:x2="17.6cm" svg:y2="63.179cm" draw:end-shape="id432" draw:end-glue-point="2" svg:d="M17345 64467l255-1288" svg:viewBox="0 0 256 1289">
          <text:p text:style-name="P1"><text:span text:style-name="T3">3_02</text:span></text:p>
        </draw:connector>
        <draw:custom-shape draw:style-name="gr1" draw:text-style-name="P2" xml:id="id433" draw:id="id433" draw:layer="layout" svg:width="1cm" svg:height="0.9cm" svg:x="23cm" svg:y="60.38cm">
          <text:p text:style-name="P1"><text:span text:style-name="T1">OR</text:span></text:p>
          <text:p text:style-name="P1"><text:span text:style-name="T1">-45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3.161cm" svg:y1="62.506cm" svg:x2="23.5cm" svg:y2="61.28cm" draw:end-shape="id433" draw:end-glue-point="2" svg:d="M23161 62506l339-1226" svg:viewBox="0 0 340 1227">
          <text:p text:style-name="P1"><text:span text:style-name="T3">3_02</text:span></text:p>
        </draw:connector>
        <draw:custom-shape draw:style-name="gr1" draw:text-style-name="P2" xml:id="id434" draw:id="id434" draw:layer="layout" svg:width="1cm" svg:height="0.9cm" svg:x="47.9cm" svg:y="2.6cm">
          <text:p text:style-name="P1"><text:span text:style-name="T1">NOT</text:span></text:p>
          <text:p text:style-name="P1"><text:span text:style-name="T1">-45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8.41cm" svg:y1="4.21cm" svg:x2="48.4cm" svg:y2="3.5cm" draw:start-shape="id387" draw:start-glue-point="0" draw:end-shape="id434" draw:end-glue-point="2" svg:d="M48410 4210l-10-710" svg:viewBox="0 0 11 711">
          <text:p/>
        </draw:connector>
        <draw:connector draw:style-name="gr5" draw:text-style-name="P3" draw:layer="layout" draw:type="line" svg:x1="19.1cm" svg:y1="64.296cm" svg:x2="19.815cm" svg:y2="63.199cm" draw:end-shape="id430" draw:end-glue-point="2" svg:d="M19100 64296l715-1097" svg:viewBox="0 0 716 1098">
          <text:p text:style-name="P1"><text:span text:style-name="T3">3_01/b</text:span></text:p>
        </draw:connector>
        <draw:connector draw:style-name="gr5" draw:text-style-name="P3" draw:layer="layout" draw:type="line" svg:x1="18cm" svg:y1="64.398cm" svg:x2="18.72cm" svg:y2="63.169cm" draw:end-shape="id431" draw:end-glue-point="2" svg:d="M18000 64398l720-1229" svg:viewBox="0 0 721 1230">
          <text:p text:style-name="P1"><text:span text:style-name="T3">3_01/b</text:span></text:p>
        </draw:connector>
        <draw:custom-shape draw:style-name="gr1" draw:text-style-name="P2" xml:id="id435" draw:id="id435" draw:layer="layout" svg:width="1cm" svg:height="0.9cm" svg:x="15.4cm" svg:y="58.407cm">
          <text:p text:style-name="P1"><text:span text:style-name="T1">NAND</text:span></text:p>
          <text:p text:style-name="P1"><text:span text:style-name="T1">-45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5.495cm" svg:y1="60.547cm" svg:x2="15.9cm" svg:y2="59.307cm" draw:end-shape="id435" draw:end-glue-point="2" svg:d="M15495 60547l405-1240" svg:viewBox="0 0 406 1241">
          <text:p text:style-name="P1"><text:span text:style-name="T3">3_01</text:span></text:p>
        </draw:connector>
        <draw:custom-shape draw:style-name="gr1" draw:text-style-name="P2" xml:id="id436" draw:id="id436" draw:layer="layout" svg:width="1cm" svg:height="0.9cm" svg:x="16.6cm" svg:y="58.407cm">
          <text:p text:style-name="P1"><text:span text:style-name="T1">NOR</text:span></text:p>
          <text:p text:style-name="P1"><text:span text:style-name="T1">-45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6.792cm" svg:y1="60.679cm" svg:x2="17.1cm" svg:y2="59.307cm" draw:end-shape="id436" draw:end-glue-point="2" svg:d="M16792 60679l308-1372" svg:viewBox="0 0 309 1373">
          <text:p text:style-name="P1"><text:span text:style-name="T3">3_01</text:span></text:p>
        </draw:connector>
        <draw:custom-shape draw:style-name="gr1" draw:text-style-name="P2" xml:id="id437" draw:id="id437" draw:layer="layout" svg:width="1cm" svg:height="0.9cm" svg:x="13.2cm" svg:y="53.856cm">
          <text:p text:style-name="P1"><text:span text:style-name="T1">XOR</text:span></text:p>
          <text:p text:style-name="P1"><text:span text:style-name="T1">-4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3.417cm" svg:y1="56.002cm" svg:x2="13.7cm" svg:y2="54.756cm" draw:end-shape="id437" draw:end-glue-point="2" svg:d="M13417 56002l283-1246" svg:viewBox="0 0 284 1247">
          <text:p text:style-name="P1"><text:span text:style-name="T3">3_00</text:span></text:p>
        </draw:connector>
        <draw:custom-shape draw:style-name="gr1" draw:text-style-name="P2" xml:id="id438" draw:id="id438" draw:layer="layout" svg:width="1cm" svg:height="0.9cm" svg:x="11.869cm" svg:y="64.681cm">
          <text:p text:style-name="P1"><text:span text:style-name="T1">AND</text:span></text:p>
          <text:p text:style-name="P1"><text:span text:style-name="T1">-45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39" draw:id="id439" draw:layer="layout" svg:width="1cm" svg:height="0.9cm" svg:x="10.569cm" svg:y="64.681cm">
          <text:p text:style-name="P1"><text:span text:style-name="T1">AND</text:span></text:p>
          <text:p text:style-name="P1"><text:span text:style-name="T1">-45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792cm" svg:y1="67.346cm" svg:x2="12.369cm" svg:y2="65.581cm" draw:end-shape="id438" draw:end-glue-point="2" svg:d="M12792 67346l-423-1765" svg:viewBox="0 0 424 1766">
          <text:p text:style-name="P1"><text:span text:style-name="T3">3_00</text:span></text:p>
        </draw:connector>
        <draw:connector draw:style-name="gr5" draw:text-style-name="P3" draw:layer="layout" draw:type="line" svg:x1="10.732cm" svg:y1="66.896cm" svg:x2="11.069cm" svg:y2="65.581cm" draw:end-shape="id439" draw:end-glue-point="2" svg:d="M10732 66896l337-1315" svg:viewBox="0 0 338 1316">
          <text:p text:style-name="P1"><text:span text:style-name="T3">3_00</text:span></text:p>
        </draw:connector>
        <draw:custom-shape draw:style-name="gr1" draw:text-style-name="P2" xml:id="id440" draw:id="id440" draw:layer="layout" svg:width="1cm" svg:height="0.9cm" svg:x="63.301cm" svg:y="2.601cm">
          <text:p text:style-name="P1"><text:span text:style-name="T1">NOT</text:span></text:p>
          <text:p text:style-name="P1"><text:span text:style-name="T1">-4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3.803cm" svg:y1="4.203cm" svg:x2="63.801cm" svg:y2="3.501cm" draw:start-shape="id380" draw:start-glue-point="0" draw:end-shape="id440" draw:end-glue-point="2" svg:d="M63803 4203l-2-702" svg:viewBox="0 0 3 703">
          <text:p/>
        </draw:connector>
        <draw:custom-shape draw:style-name="gr1" draw:text-style-name="P2" xml:id="id441" draw:id="id441" draw:layer="layout" svg:width="1cm" svg:height="0.9cm" svg:x="36.3cm" svg:y="63.599cm">
          <text:p text:style-name="P1"><text:span text:style-name="T1">NAND</text:span></text:p>
          <text:p text:style-name="P1"><text:span text:style-name="T1">-45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447cm" svg:y1="65.732cm" svg:x2="36.8cm" svg:y2="64.499cm" draw:end-shape="id441" draw:end-glue-point="2" svg:d="M36447 65732l353-1233" svg:viewBox="0 0 354 1234">
          <text:p text:style-name="P1"><text:span text:style-name="T3">3_08</text:span></text:p>
        </draw:connector>
        <draw:custom-shape draw:style-name="gr1" draw:text-style-name="P2" xml:id="id442" draw:id="id442" draw:layer="layout" svg:width="1cm" svg:height="0.9cm" svg:x="30.8cm" svg:y="55.356cm">
          <text:p text:style-name="P1"><text:span text:style-name="T1">XNOR</text:span></text:p>
          <text:p text:style-name="P1"><text:span text:style-name="T1">-4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0.974cm" svg:y1="57.476cm" svg:x2="31.3cm" svg:y2="56.256cm" draw:end-shape="id442" draw:end-glue-point="2" svg:d="M30974 57476l326-1220" svg:viewBox="0 0 327 1221">
          <text:p text:style-name="P1"><text:span text:style-name="T3">3_08</text:span></text:p>
        </draw:connector>
        <draw:connector draw:style-name="gr5" draw:text-style-name="P3" draw:layer="layout" draw:type="line" svg:x1="35.28cm" svg:y1="65.758cm" svg:x2="35.7cm" svg:y2="64.499cm" draw:end-shape="id443" draw:end-glue-point="2" svg:d="M35280 65758l420-1259" svg:viewBox="0 0 421 1260">
          <text:p text:style-name="P1"><text:span text:style-name="T3">3_08</text:span></text:p>
        </draw:connector>
        <draw:custom-shape draw:style-name="gr1" draw:text-style-name="P2" xml:id="id444" draw:id="id444" draw:layer="layout" svg:width="1cm" svg:height="0.9cm" svg:x="65.502cm" svg:y="2.602cm">
          <text:p text:style-name="P1"><text:span text:style-name="T1">NOT</text:span></text:p>
          <text:p text:style-name="P1"><text:span text:style-name="T1">-46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002cm" svg:y1="4.202cm" svg:x2="66.002cm" svg:y2="3.502cm" draw:start-shape="id379" draw:start-glue-point="0" draw:end-shape="id444" draw:end-glue-point="2" svg:d="M66002 4202v-700" svg:viewBox="0 0 1 701">
          <text:p/>
        </draw:connector>
        <draw:custom-shape draw:style-name="gr1" draw:text-style-name="P2" xml:id="id445" draw:id="id445" draw:layer="layout" svg:width="1cm" svg:height="0.9cm" svg:x="43.337cm" svg:y="63.599cm">
          <text:p text:style-name="P1"><text:span text:style-name="T1">NAND|NOR</text:span></text:p>
          <text:p text:style-name="P1"><text:span text:style-name="T1">-46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16cm" svg:y1="65.626cm" svg:x2="43.837cm" svg:y2="64.499cm" draw:end-shape="id445" draw:end-glue-point="2" svg:d="M43160 65626l677-1127" svg:viewBox="0 0 678 1128">
          <text:p text:style-name="P1"><text:span text:style-name="T3">3_09/b</text:span></text:p>
        </draw:connector>
        <draw:custom-shape draw:style-name="gr1" draw:text-style-name="P2" xml:id="id446" draw:id="id446" draw:layer="layout" svg:width="1cm" svg:height="0.9cm" svg:x="44.437cm" svg:y="63.599cm">
          <text:p text:style-name="P1"><text:span text:style-name="T1">22-OAI</text:span></text:p>
          <text:p text:style-name="P1"><text:span text:style-name="T1">-46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4.31cm" svg:y1="65.626cm" svg:x2="44.937cm" svg:y2="64.499cm" draw:end-shape="id446" draw:end-glue-point="2" svg:d="M44310 65626l627-1127" svg:viewBox="0 0 628 1128">
          <text:p text:style-name="P1"><text:span text:style-name="T3">3_09/b</text:span></text:p>
        </draw:connector>
        <draw:custom-shape draw:style-name="gr1" draw:text-style-name="P2" xml:id="id447" draw:id="id447" draw:layer="layout" svg:width="1cm" svg:height="0.9cm" svg:x="37.4cm" svg:y="63.599cm">
          <text:p text:style-name="P1"><text:span text:style-name="T1">NOR</text:span></text:p>
          <text:p text:style-name="P1"><text:span text:style-name="T1">-46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7.67cm" svg:y1="65.653cm" svg:x2="37.9cm" svg:y2="64.499cm" draw:end-shape="id447" draw:end-glue-point="2" svg:d="M37670 65653l230-1154" svg:viewBox="0 0 231 1155">
          <text:p text:style-name="P1"><text:span text:style-name="T3">3_09</text:span></text:p>
        </draw:connector>
        <draw:custom-shape draw:style-name="gr1" draw:text-style-name="P2" xml:id="id448" draw:id="id448" draw:layer="layout" svg:width="1cm" svg:height="0.9cm" svg:x="35.7cm" svg:y="57.599cm">
          <text:p text:style-name="P1"><text:span text:style-name="T1">XOR</text:span></text:p>
          <text:p text:style-name="P1"><text:span text:style-name="T1">-46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5.989cm" svg:y1="59.643cm" svg:x2="36.2cm" svg:y2="58.499cm" draw:end-shape="id448" draw:end-glue-point="2" svg:d="M35989 59643l211-1144" svg:viewBox="0 0 212 1145">
          <text:p text:style-name="P1"><text:span text:style-name="T3">3_09</text:span></text:p>
        </draw:connector>
        <draw:custom-shape draw:style-name="gr1" draw:text-style-name="P2" xml:id="id449" draw:id="id449" draw:layer="layout" svg:width="1cm" svg:height="0.9cm" svg:x="67.703cm" svg:y="2.603cm">
          <text:p text:style-name="P1"><text:span text:style-name="T1">NOT</text:span></text:p>
          <text:p text:style-name="P1"><text:span text:style-name="T1">-46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201cm" svg:y1="4.201cm" svg:x2="68.203cm" svg:y2="3.503cm" draw:start-shape="id378" draw:start-glue-point="0" draw:end-shape="id449" draw:end-glue-point="2" svg:d="M68201 4201l2-698" svg:viewBox="0 0 3 699">
          <text:p/>
        </draw:connector>
        <draw:connector draw:style-name="gr5" draw:text-style-name="P3" draw:layer="layout" draw:type="line" svg:x1="44.854cm" svg:y1="65.626cm" svg:x2="43.837cm" svg:y2="64.499cm" draw:end-shape="id445" draw:end-glue-point="2" svg:d="M44854 65626l-1017-1127" svg:viewBox="0 0 1018 1128">
          <text:p text:style-name="P1"><text:span text:style-name="T3">3_10/d</text:span></text:p>
        </draw:connector>
        <draw:connector draw:style-name="gr5" draw:text-style-name="P3" draw:layer="layout" draw:type="line" svg:x1="45.474cm" svg:y1="65.705cm" svg:x2="44.937cm" svg:y2="64.499cm" draw:end-shape="id446" draw:end-glue-point="2" svg:d="M45474 65705l-537-1206" svg:viewBox="0 0 538 1207">
          <text:p text:style-name="P1"><text:span text:style-name="T3">3_10/c</text:span></text:p>
        </draw:connector>
        <draw:custom-shape draw:style-name="gr1" draw:text-style-name="P2" xml:id="id450" draw:id="id450" draw:layer="layout" svg:width="1cm" svg:height="0.9cm" svg:x="37.9cm" svg:y="57.599cm">
          <text:p text:style-name="P1"><text:span text:style-name="T1">XOR</text:span></text:p>
          <text:p text:style-name="P1"><text:span text:style-name="T1">-46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017cm" svg:y1="59.586cm" svg:x2="38.4cm" svg:y2="58.499cm" draw:end-shape="id450" draw:end-glue-point="2" svg:d="M38017 59586l383-1087" svg:viewBox="0 0 384 1088">
          <text:p text:style-name="P1"><text:span text:style-name="T3">3_10</text:span></text:p>
        </draw:connector>
        <draw:connector draw:style-name="gr5" draw:text-style-name="P3" draw:layer="layout" draw:type="line" svg:x1="40.015cm" svg:y1="65.685cm" svg:x2="40.2cm" svg:y2="64.505cm" draw:end-shape="id451" draw:end-glue-point="2" svg:d="M40015 65685l185-1180" svg:viewBox="0 0 186 1181">
          <text:p text:style-name="P1"><text:span text:style-name="T3">3_10</text:span></text:p>
        </draw:connector>
        <draw:custom-shape draw:style-name="gr1" draw:text-style-name="P2" xml:id="id452" draw:id="id452" draw:layer="layout" svg:width="1cm" svg:height="0.9cm" svg:x="69.904cm" svg:y="2.604cm">
          <text:p text:style-name="P1"><text:span text:style-name="T1">NOT</text:span></text:p>
          <text:p text:style-name="P1"><text:span text:style-name="T1">-46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4cm" svg:y1="4.2cm" svg:x2="70.404cm" svg:y2="3.504cm" draw:start-shape="id371" draw:start-glue-point="0" draw:end-shape="id452" draw:end-glue-point="2" svg:d="M70400 4200l4-696" svg:viewBox="0 0 5 697">
          <text:p/>
        </draw:connector>
        <draw:custom-shape draw:style-name="gr1" draw:text-style-name="P2" xml:id="id453" draw:id="id453" draw:layer="layout" svg:width="1cm" svg:height="0.9cm" svg:x="40.8cm" svg:y="63.599cm">
          <text:p text:style-name="P1"><text:span text:style-name="T1">NAND</text:span></text:p>
          <text:p text:style-name="P1"><text:span text:style-name="T1">-46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066cm" svg:y1="65.705cm" svg:x2="41.3cm" svg:y2="64.499cm" draw:end-shape="id453" draw:end-glue-point="2" svg:d="M41066 65705l234-1206" svg:viewBox="0 0 235 1207">
          <text:p text:style-name="P1"><text:span text:style-name="T3">3_10</text:span></text:p>
        </draw:connector>
        <draw:custom-shape draw:style-name="gr1" draw:text-style-name="P2" xml:id="id451" draw:id="id451" draw:layer="layout" svg:width="1cm" svg:height="0.9cm" svg:x="39.7cm" svg:y="63.605cm">
          <text:p text:style-name="P1"><text:span text:style-name="T1">OR</text:span></text:p>
          <text:p text:style-name="P1"><text:span text:style-name="T1">-4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4" draw:id="id454" draw:layer="layout" svg:width="1cm" svg:height="0.9cm" svg:x="45.5cm" svg:y="59.957cm">
          <text:p text:style-name="P1"><text:span text:style-name="T1">OR</text:span></text:p>
          <text:p text:style-name="P1"><text:span text:style-name="T1">-47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74cm" svg:y1="62.087cm" svg:x2="46cm" svg:y2="60.857cm" draw:end-shape="id454" draw:end-glue-point="2" svg:d="M45740 62087l260-1230" svg:viewBox="0 0 261 1231">
          <text:p text:style-name="P1"><text:span text:style-name="T3">3_11</text:span></text:p>
        </draw:connector>
        <draw:custom-shape draw:style-name="gr1" draw:text-style-name="P2" xml:id="id455" draw:id="id455" draw:layer="layout" svg:width="1cm" svg:height="0.9cm" svg:x="42.2cm" svg:y="59.957cm">
          <text:p text:style-name="P1"><text:span text:style-name="T1">XNOR</text:span></text:p>
          <text:p text:style-name="P1"><text:span text:style-name="T1">-47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2.372cm" svg:y1="62.037cm" svg:x2="42.7cm" svg:y2="60.857cm" draw:end-shape="id455" draw:end-glue-point="2" svg:d="M42372 62037l328-1180" svg:viewBox="0 0 329 1181">
          <text:p text:style-name="P1"><text:span text:style-name="T3">3_11</text:span></text:p>
        </draw:connector>
        <draw:custom-shape draw:style-name="gr1" draw:text-style-name="P2" xml:id="id456" draw:id="id456" draw:layer="layout" svg:width="1cm" svg:height="0.9cm" svg:x="72.105cm" svg:y="2.605cm">
          <text:p text:style-name="P1"><text:span text:style-name="T1">NOT</text:span></text:p>
          <text:p text:style-name="P1"><text:span text:style-name="T1">-47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6cm" svg:y1="4.2cm" svg:x2="72.605cm" svg:y2="3.505cm" draw:start-shape="id372" draw:end-shape="id456" draw:end-glue-point="2" svg:d="M72600 4200l5-695" svg:viewBox="0 0 6 696">
          <text:p/>
        </draw:connector>
        <draw:custom-shape draw:style-name="gr1" draw:text-style-name="P2" xml:id="id457" draw:id="id457" draw:layer="layout" svg:width="1cm" svg:height="0.9cm" svg:x="47.4cm" svg:y="63.599cm">
          <text:p text:style-name="P1"><text:span text:style-name="T1">NAND</text:span></text:p>
          <text:p text:style-name="P1"><text:span text:style-name="T1">-47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505cm" svg:y1="65.813cm" svg:x2="47.9cm" svg:y2="64.499cm" draw:end-shape="id457" draw:end-glue-point="2" svg:d="M47505 65813l395-1314" svg:viewBox="0 0 396 1315">
          <text:p text:style-name="P1"><text:span text:style-name="T3">3_12</text:span></text:p>
        </draw:connector>
        <draw:custom-shape draw:style-name="gr1" draw:text-style-name="P2" xml:id="id458" draw:id="id458" draw:layer="layout" svg:width="1cm" svg:height="0.9cm" svg:x="42.3cm" svg:y="55.499cm">
          <text:p text:style-name="P1"><text:span text:style-name="T1">XNOR</text:span></text:p>
          <text:p text:style-name="P1"><text:span text:style-name="T1">-47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2.332cm" svg:y1="57.707cm" svg:x2="42.8cm" svg:y2="56.399cm" draw:end-shape="id458" draw:end-glue-point="2" svg:d="M42332 57707l468-1308" svg:viewBox="0 0 469 1309">
          <text:p text:style-name="P1"><text:span text:style-name="T3">3_12</text:span></text:p>
        </draw:connector>
        <draw:connector draw:style-name="gr5" draw:text-style-name="P3" draw:layer="layout" draw:type="line" svg:x1="46.474cm" svg:y1="65.819cm" svg:x2="46.8cm" svg:y2="64.514cm" draw:end-shape="id459" draw:end-glue-point="2" svg:d="M46474 65819l326-1305" svg:viewBox="0 0 327 1306">
          <text:p text:style-name="P1"><text:span text:style-name="T3">3_12</text:span></text:p>
        </draw:connector>
        <draw:custom-shape draw:style-name="gr1" draw:text-style-name="P2" xml:id="id459" draw:id="id459" draw:layer="layout" svg:width="1cm" svg:height="0.9cm" svg:x="46.3cm" svg:y="63.614cm">
          <text:p text:style-name="P1"><text:span text:style-name="T1">NOR</text:span></text:p>
          <text:p text:style-name="P1"><text:span text:style-name="T1">-47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43" draw:id="id443" draw:layer="layout" svg:width="1cm" svg:height="0.9cm" svg:x="35.2cm" svg:y="63.599cm">
          <text:p text:style-name="P1"><text:span text:style-name="T1">NOR</text:span></text:p>
          <text:p text:style-name="P1"><text:span text:style-name="T1">-47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60" draw:id="id460" draw:layer="layout" svg:width="1cm" svg:height="0.9cm" svg:x="74.206cm" svg:y="2.607cm">
          <text:p text:style-name="P1"><text:span text:style-name="T1">NOT</text:span></text:p>
          <text:p text:style-name="P1"><text:span text:style-name="T1">-47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701cm" svg:y1="4.201cm" svg:x2="74.706cm" svg:y2="3.507cm" draw:start-shape="id373" draw:end-shape="id460" draw:end-glue-point="2" svg:d="M74701 4201l5-694" svg:viewBox="0 0 6 695">
          <text:p/>
        </draw:connector>
        <draw:custom-shape draw:style-name="gr1" draw:text-style-name="P2" xml:id="id461" draw:id="id461" draw:layer="layout" svg:width="1cm" svg:height="0.9cm" svg:x="49.6cm" svg:y="63.599cm">
          <text:p text:style-name="P1"><text:span text:style-name="T1">NAND</text:span></text:p>
          <text:p text:style-name="P1"><text:span text:style-name="T1">-48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782cm" svg:y1="65.627cm" svg:x2="50.1cm" svg:y2="64.499cm" draw:end-shape="id461" draw:end-glue-point="2" svg:d="M49782 65627l318-1128" svg:viewBox="0 0 319 1129">
          <text:p text:style-name="P1"><text:span text:style-name="T3">3_13</text:span></text:p>
        </draw:connector>
        <draw:custom-shape draw:style-name="gr1" draw:text-style-name="P2" xml:id="id462" draw:id="id462" draw:layer="layout" svg:width="1cm" svg:height="0.9cm" svg:x="48.5cm" svg:y="63.599cm">
          <text:p text:style-name="P1"><text:span text:style-name="T1">NOR</text:span></text:p>
          <text:p text:style-name="P1"><text:span text:style-name="T1">-48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8.763cm" svg:y1="65.68cm" svg:x2="49cm" svg:y2="64.499cm" draw:end-shape="id462" draw:end-glue-point="2" svg:d="M48763 65680l237-1181" svg:viewBox="0 0 238 1182">
          <text:p text:style-name="P1"><text:span text:style-name="T3">3_13</text:span></text:p>
        </draw:connector>
        <draw:custom-shape draw:style-name="gr1" draw:text-style-name="P2" xml:id="id463" draw:id="id463" draw:layer="layout" svg:width="1cm" svg:height="0.9cm" svg:x="46.8cm" svg:y="57.542cm">
          <text:p text:style-name="P1"><text:span text:style-name="T1">XOR</text:span></text:p>
          <text:p text:style-name="P1"><text:span text:style-name="T1">-48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113cm" svg:y1="59.596cm" svg:x2="47.3cm" svg:y2="58.442cm" draw:end-shape="id463" draw:end-glue-point="2" svg:d="M47113 59596l187-1154" svg:viewBox="0 0 188 1155">
          <text:p text:style-name="P1"><text:span text:style-name="T3">3_13</text:span></text:p>
        </draw:connector>
        <draw:custom-shape draw:style-name="gr1" draw:text-style-name="P2" xml:id="id464" draw:id="id464" draw:layer="layout" svg:width="1cm" svg:height="0.9cm" svg:x="76.4cm" svg:y="2.606cm">
          <text:p text:style-name="P1"><text:span text:style-name="T1">NOT</text:span></text:p>
          <text:p text:style-name="P1"><text:span text:style-name="T1">-4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902cm" svg:y1="4.202cm" svg:x2="76.9cm" svg:y2="3.506cm" draw:start-shape="id374" draw:start-glue-point="0" draw:end-shape="id464" draw:end-glue-point="2" svg:d="M76902 4202l-2-696" svg:viewBox="0 0 3 697">
          <text:p/>
        </draw:connector>
        <draw:custom-shape draw:style-name="gr1" draw:text-style-name="P2" xml:id="id465" draw:id="id465" draw:layer="layout" svg:width="1cm" svg:height="0.9cm" svg:x="49cm" svg:y="57.599cm">
          <text:p text:style-name="P1"><text:span text:style-name="T1">XOR</text:span></text:p>
          <text:p text:style-name="P1"><text:span text:style-name="T1">-48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037cm" svg:y1="59.611cm" svg:x2="49.5cm" svg:y2="58.499cm" draw:end-shape="id465" draw:end-glue-point="2" svg:d="M49037 59611l463-1112" svg:viewBox="0 0 464 1113">
          <text:p text:style-name="P1"><text:span text:style-name="T3">3_14</text:span></text:p>
        </draw:connector>
        <draw:custom-shape draw:style-name="gr1" draw:text-style-name="P2" xml:id="id466" draw:id="id466" draw:layer="layout" svg:width="1cm" svg:height="0.9cm" svg:x="50.4cm" svg:y="61.599cm">
          <text:p text:style-name="P1"><text:span text:style-name="T1">NAND</text:span></text:p>
          <text:p text:style-name="P1"><text:span text:style-name="T1">-48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0.671cm" svg:y1="63.733cm" svg:x2="50.9cm" svg:y2="62.499cm" draw:end-shape="id466" draw:end-glue-point="2" svg:d="M50671 63733l229-1234" svg:viewBox="0 0 230 1235">
          <text:p text:style-name="P1"><text:span text:style-name="T3">3_14</text:span></text:p>
        </draw:connector>
        <draw:custom-shape draw:style-name="gr1" draw:text-style-name="P2" xml:id="id467" draw:id="id467" draw:layer="layout" svg:width="1cm" svg:height="0.9cm" svg:x="52.3cm" svg:y="61.614cm">
          <text:p text:style-name="P1"><text:span text:style-name="T1">OR</text:span></text:p>
          <text:p text:style-name="P1"><text:span text:style-name="T1">-48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2.5cm" svg:y1="63.721cm" svg:x2="52.8cm" svg:y2="62.514cm" draw:end-shape="id467" draw:end-glue-point="2" svg:d="M52500 63721l300-1207" svg:viewBox="0 0 301 1208">
          <text:p text:style-name="P1"><text:span text:style-name="T3">3_14</text:span></text:p>
        </draw:connector>
        <draw:custom-shape draw:style-name="gr1" draw:text-style-name="P2" xml:id="id468" draw:id="id468" draw:layer="layout" svg:width="1cm" svg:height="0.9cm" svg:x="51.4cm" svg:y="59.899cm">
          <text:p text:style-name="P1"><text:span text:style-name="T1">XNOR</text:span></text:p>
          <text:p text:style-name="P1"><text:span text:style-name="T1">-48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51.573cm" svg:y1="62.071cm" svg:x2="51.9cm" svg:y2="60.799cm" draw:end-shape="id468" draw:end-glue-point="2" svg:d="M51573 62071l327-1272" svg:viewBox="0 0 328 1273">
          <text:p text:style-name="P1"><text:span text:style-name="T3">3_15</text:span></text:p>
        </draw:connector>
        <draw:connector draw:style-name="gr5" draw:text-style-name="P3" draw:layer="layout" draw:type="line" svg:x1="46.3cm" svg:y1="4.2cm" svg:x2="46.268cm" svg:y2="2.609cm" draw:start-shape="id388" draw:start-glue-point="0" svg:d="M46300 4200l-32-1591" svg:viewBox="0 0 33 1592">
          <text:p text:style-name="P1"><text:span text:style-name="T3">3_00</text:span></text:p>
        </draw:connector>
        <draw:custom-shape draw:style-name="gr1" draw:text-style-name="P2" xml:id="id469" draw:id="id469" draw:layer="layout" svg:width="1cm" svg:height="0.9cm" svg:x="11.869cm" svg:y="61.881cm">
          <text:p text:style-name="P1"><text:span text:style-name="T1">3-NOR</text:span></text:p>
          <text:p text:style-name="P1"><text:span text:style-name="T1">-48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1.069cm" svg:y1="64.681cm" svg:x2="12.369cm" svg:y2="62.781cm" draw:start-shape="id439" draw:start-glue-point="0" draw:end-shape="id469" draw:end-glue-point="2" svg:d="M11069 64681l1300-1900" svg:viewBox="0 0 1301 1901">
          <text:p/>
        </draw:connector>
        <draw:connector draw:style-name="gr3" draw:text-style-name="P1" draw:layer="layout" draw:type="line" svg:x1="12.369cm" svg:y1="64.681cm" svg:x2="12.369cm" svg:y2="62.781cm" draw:start-shape="id438" draw:start-glue-point="0" draw:end-shape="id469" draw:end-glue-point="2" svg:d="M12369 64681v-1900" svg:viewBox="0 0 1 1901">
          <text:p/>
        </draw:connector>
        <draw:custom-shape draw:style-name="gr1" draw:text-style-name="P2" xml:id="id470" draw:id="id470" draw:layer="layout" svg:width="1cm" svg:height="0.9cm" svg:x="16cm" svg:y="56.407cm">
          <text:p text:style-name="P1"><text:span text:style-name="T1">12-OAI</text:span></text:p>
          <text:p text:style-name="P1"><text:span text:style-name="T1">-48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369cm" svg:y1="61.881cm" svg:x2="16.5cm" svg:y2="57.307cm" draw:start-shape="id469" draw:start-glue-point="0" draw:end-shape="id470" draw:end-glue-point="2" svg:d="M12369 61881l4131-4574" svg:viewBox="0 0 4132 4575">
          <text:p text:style-name="P1"><text:span text:style-name="T3">b</text:span></text:p>
        </draw:connector>
        <draw:custom-shape draw:style-name="gr1" draw:text-style-name="P2" xml:id="id471" draw:id="id471" draw:layer="layout" svg:width="1cm" svg:height="0.9cm" svg:x="15.4cm" svg:y="51.797cm">
          <text:p text:style-name="P1"><text:span text:style-name="T1">XNOR</text:span></text:p>
          <text:p text:style-name="P1"><text:span text:style-name="T1">-49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2.369cm" svg:y1="61.881cm" svg:x2="15.9cm" svg:y2="52.697cm" draw:start-shape="id469" draw:start-glue-point="0" draw:end-shape="id471" draw:end-glue-point="2" svg:d="M12369 61881l3531-9184" svg:viewBox="0 0 3532 9185">
          <text:p/>
        </draw:connector>
        <draw:custom-shape draw:style-name="gr1" draw:text-style-name="P2" xml:id="id482" draw:id="id482" draw:layer="layout" svg:width="1cm" svg:height="0.9cm" svg:x="21.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2" draw:id="id472" draw:layer="layout" svg:width="1cm" svg:height="0.9cm" svg:x="18.2cm" svg:y="60.299cm">
          <text:p text:style-name="P1"><text:span text:style-name="T1">22-AAOI</text:span></text:p>
          <text:p text:style-name="P1"><text:span text:style-name="T1">-49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369cm" svg:y1="61.881cm" svg:x2="18.7cm" svg:y2="61.199cm" draw:start-shape="id469" draw:start-glue-point="0" draw:end-shape="id472" draw:end-glue-point="2" svg:d="M12369 61881l6331-682" svg:viewBox="0 0 6332 683">
          <text:p text:style-name="P1"><text:span text:style-name="T3">d</text:span></text:p>
        </draw:connector>
        <draw:custom-shape draw:style-name="gr1" draw:text-style-name="P2" xml:id="id473" draw:id="id473" draw:layer="layout" svg:width="1cm" svg:height="0.9cm" svg:x="13.2cm" svg:y="51.799cm">
          <text:p text:style-name="P1"><text:span text:style-name="T1">XOR</text:span></text:p>
          <text:p text:style-name="P1"><text:span text:style-name="T1">-49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3.7cm" svg:y1="53.856cm" svg:x2="13.7cm" svg:y2="52.699cm" draw:start-shape="id437" draw:start-glue-point="0" draw:end-shape="id473" draw:end-glue-point="2" svg:d="M13700 53856v-1157" svg:viewBox="0 0 1 1158">
          <text:p/>
        </draw:connector>
        <draw:connector draw:style-name="gr5" draw:text-style-name="P3" draw:layer="layout" draw:type="line" svg:x1="48.4cm" svg:y1="2.6cm" svg:x2="48.393cm" svg:y2="1.12cm" draw:start-shape="id434" draw:start-glue-point="0" svg:d="M48400 2600l-7-1480" svg:viewBox="0 0 8 1481">
          <text:p text:style-name="P1"><text:span text:style-name="T3">3_01</text:span></text:p>
        </draw:connector>
        <draw:custom-shape draw:style-name="gr2" draw:text-style-name="P2" xml:id="id474" draw:id="id474" draw:layer="layout" svg:width="2.1cm" svg:height="0.9cm" svg:x="12.6cm" svg:y="49.603cm">
          <text:p text:style-name="P1"><text:span text:style-name="T1">DFF (clk18)</text:span></text:p>
          <text:p text:style-name="P1"><text:span text:style-name="T1">-49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51.799cm" svg:x2="13.65cm" svg:y2="50.503cm" draw:start-shape="id473" draw:start-glue-point="0" draw:end-shape="id474" draw:end-glue-point="2" svg:d="M13700 51799l-50-1296" svg:viewBox="0 0 51 1297">
          <text:p/>
        </draw:connector>
        <draw:connector draw:style-name="gr5" draw:text-style-name="P3" draw:layer="layout" draw:type="line" svg:x1="17.1cm" svg:y1="58.407cm" svg:x2="16.5cm" svg:y2="57.307cm" draw:start-shape="id436" draw:start-glue-point="0" draw:end-shape="id470" draw:end-glue-point="2" svg:d="M17100 58407l-600-1100" svg:viewBox="0 0 601 1101">
          <text:p text:style-name="P1"><text:span text:style-name="T3">c</text:span></text:p>
        </draw:connector>
        <draw:connector draw:style-name="gr5" draw:text-style-name="P3" draw:layer="layout" draw:type="line" svg:x1="15.9cm" svg:y1="58.407cm" svg:x2="16.5cm" svg:y2="57.307cm" draw:start-shape="id435" draw:start-glue-point="0" draw:end-shape="id470" draw:end-glue-point="2" svg:d="M15900 58407l600-1100" svg:viewBox="0 0 601 1101">
          <text:p text:style-name="P1"><text:span text:style-name="T3">a</text:span></text:p>
        </draw:connector>
        <draw:connector draw:style-name="gr5" draw:text-style-name="P3" draw:layer="layout" draw:type="line" svg:x1="50.701cm" svg:y1="2.604cm" svg:x2="50.725cm" svg:y2="1.133cm" draw:start-shape="id428" draw:start-glue-point="0" svg:d="M50701 2604l24-1471" svg:viewBox="0 0 25 1472">
          <text:p text:style-name="P1"><text:span text:style-name="T3">3_02</text:span></text:p>
        </draw:connector>
        <draw:custom-shape draw:style-name="gr1" draw:text-style-name="P2" xml:id="id475" draw:id="id475" draw:layer="layout" svg:width="1cm" svg:height="0.9cm" svg:x="19.8cm" svg:y="51.799cm">
          <text:p text:style-name="P1"><text:span text:style-name="T1">IMUX</text:span></text:p>
          <text:p text:style-name="P1"><text:span text:style-name="T1">-49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5cm" svg:y1="56.407cm" svg:x2="20.3cm" svg:y2="52.699cm" draw:start-shape="id470" draw:start-glue-point="0" draw:end-shape="id475" draw:end-glue-point="2" svg:d="M16500 56407l3800-3708" svg:viewBox="0 0 3801 3709">
          <text:p text:style-name="P1"><text:span text:style-name="T3">a</text:span></text:p>
        </draw:connector>
        <draw:custom-shape draw:style-name="gr2" draw:text-style-name="P2" xml:id="id476" draw:id="id476" draw:layer="layout" svg:width="2.1cm" svg:height="0.9cm" svg:x="19.2cm" svg:y="49.603cm">
          <text:p text:style-name="P1"><text:span text:style-name="T1">DFF (clk18)</text:span></text:p>
          <text:p text:style-name="P1"><text:span text:style-name="T1">-49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cm" svg:y1="51.799cm" svg:x2="20.25cm" svg:y2="50.503cm" draw:start-shape="id475" draw:start-glue-point="0" draw:end-shape="id476" draw:end-glue-point="2" svg:d="M20300 51799l-50-1296" svg:viewBox="0 0 51 1297">
          <text:p/>
        </draw:connector>
        <draw:connector draw:style-name="gr3" draw:text-style-name="P1" draw:layer="layout" draw:type="line" svg:x1="23.5cm" svg:y1="60.38cm" svg:x2="20.8cm" svg:y2="54.899cm" draw:start-shape="id433" draw:start-glue-point="0" draw:end-shape="id477" draw:end-glue-point="2" svg:d="M23500 60380l-2700-5481" svg:viewBox="0 0 2701 5482">
          <text:p/>
        </draw:connector>
        <draw:connector draw:style-name="gr5" draw:text-style-name="P3" draw:layer="layout" draw:type="line" svg:x1="17.6cm" svg:y1="62.279cm" svg:x2="18.7cm" svg:y2="61.199cm" draw:start-shape="id432" draw:start-glue-point="0" draw:end-shape="id472" draw:end-glue-point="2" svg:d="M17600 62279l1100-1080" svg:viewBox="0 0 1101 1081">
          <text:p text:style-name="P1"><text:span text:style-name="T3">b</text:span></text:p>
        </draw:connector>
        <draw:connector draw:style-name="gr5" draw:text-style-name="P3" draw:layer="layout" draw:type="line" svg:x1="20.8cm" svg:y1="53.999cm" svg:x2="20.3cm" svg:y2="52.699cm" draw:start-shape="id477" draw:start-glue-point="0" draw:end-shape="id475" draw:end-glue-point="2" svg:d="M20800 53999l-500-1300" svg:viewBox="0 0 501 1301">
          <text:p text:style-name="P1"><text:span text:style-name="T3">c</text:span></text:p>
        </draw:connector>
        <draw:custom-shape draw:style-name="gr1" draw:text-style-name="P2" xml:id="id478" draw:id="id478" draw:layer="layout" svg:width="1cm" svg:height="0.9cm" svg:x="17.6cm" svg:y="51.799cm">
          <text:p text:style-name="P1"><text:span text:style-name="T1">XOR</text:span></text:p>
          <text:p text:style-name="P1"><text:span text:style-name="T1">-4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8.1cm" svg:y1="53.882cm" svg:x2="18.1cm" svg:y2="52.699cm" draw:start-shape="id429" draw:start-glue-point="0" draw:end-shape="id478" draw:end-glue-point="2" svg:d="M18100 53882v-1183" svg:viewBox="0 0 1 1184">
          <text:p/>
        </draw:connector>
        <draw:custom-shape draw:style-name="gr2" draw:text-style-name="P2" xml:id="id479" draw:id="id479" draw:layer="layout" svg:width="2.1cm" svg:height="0.9cm" svg:x="17cm" svg:y="49.603cm">
          <text:p text:style-name="P1"><text:span text:style-name="T1">DFF (clk18)</text:span></text:p>
          <text:p text:style-name="P1"><text:span text:style-name="T1">-4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cm" svg:y1="51.799cm" svg:x2="18.05cm" svg:y2="50.503cm" draw:start-shape="id478" draw:start-glue-point="0" draw:end-shape="id479" draw:end-glue-point="2" svg:d="M18100 51799l-50-1296" svg:viewBox="0 0 51 1297">
          <text:p/>
        </draw:connector>
        <draw:connector draw:style-name="gr5" draw:text-style-name="P3" draw:layer="layout" draw:type="line" svg:x1="18.72cm" svg:y1="62.269cm" svg:x2="18.7cm" svg:y2="61.199cm" draw:start-shape="id431" draw:start-glue-point="0" draw:end-shape="id472" draw:end-glue-point="2" svg:d="M18720 62269l-20-1070" svg:viewBox="0 0 21 1071">
          <text:p text:style-name="P1"><text:span text:style-name="T3">c</text:span></text:p>
        </draw:connector>
        <draw:connector draw:style-name="gr5" draw:text-style-name="P3" draw:layer="layout" draw:type="line" svg:x1="19.815cm" svg:y1="62.299cm" svg:x2="18.7cm" svg:y2="61.199cm" draw:start-shape="id430" draw:start-glue-point="0" draw:end-shape="id472" draw:end-glue-point="2" svg:d="M19815 62299l-1115-1100" svg:viewBox="0 0 1116 1101">
          <text:p text:style-name="P1"><text:span text:style-name="T3">a</text:span></text:p>
        </draw:connector>
        <draw:custom-shape draw:style-name="gr2" draw:text-style-name="P2" xml:id="id480" draw:id="id480" draw:layer="layout" svg:width="2.1cm" svg:height="0.9cm" svg:x="14.8cm" svg:y="49.603cm">
          <text:p text:style-name="P1"><text:span text:style-name="T1">DFF (clk18)</text:span></text:p>
          <text:p text:style-name="P1"><text:span text:style-name="T1">-49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cm" svg:y1="51.797cm" svg:x2="15.85cm" svg:y2="50.503cm" draw:start-shape="id471" draw:start-glue-point="0" draw:end-shape="id480" draw:end-glue-point="2" svg:d="M15900 51797l-50-1294" svg:viewBox="0 0 51 1295">
          <text:p/>
        </draw:connector>
        <draw:connector draw:style-name="gr5" draw:text-style-name="P3" draw:layer="layout" draw:type="line" svg:x1="52.801cm" svg:y1="2.603cm" svg:x2="52.756cm" svg:y2="1.1cm" draw:start-shape="id425" draw:start-glue-point="0" svg:d="M52801 2603l-45-1503" svg:viewBox="0 0 46 1504">
          <text:p text:style-name="P1"><text:span text:style-name="T3">3_03</text:span></text:p>
        </draw:connector>
        <draw:connector draw:style-name="gr5" draw:text-style-name="P3" draw:layer="layout" draw:type="line" svg:x1="18.7cm" svg:y1="60.299cm" svg:x2="19.6cm" svg:y2="58.999cm" draw:start-shape="id472" draw:start-glue-point="0" draw:end-shape="id481" draw:end-glue-point="2" svg:d="M18700 60299l900-1300" svg:viewBox="0 0 901 1301">
          <text:p text:style-name="P1"><text:span text:style-name="T3">b</text:span></text:p>
        </draw:connector>
        <draw:connector draw:style-name="gr5" draw:text-style-name="P3" draw:layer="layout" draw:type="line" svg:x1="21.3cm" svg:y1="60.38cm" svg:x2="19.6cm" svg:y2="58.999cm" draw:start-shape="id427" draw:start-glue-point="0" draw:end-shape="id481" draw:end-glue-point="2" svg:d="M21300 60380l-1700-1381" svg:viewBox="0 0 1701 1382">
          <text:p text:style-name="P1"><text:span text:style-name="T3">c</text:span></text:p>
        </draw:connector>
        <draw:connector draw:style-name="gr5" draw:text-style-name="P3" draw:layer="layout" draw:type="line" svg:x1="22.4cm" svg:y1="60.38cm" svg:x2="19.6cm" svg:y2="58.999cm" draw:start-shape="id482" draw:start-glue-point="0" draw:end-shape="id481" draw:end-glue-point="2" svg:d="M22400 60380l-2800-1381" svg:viewBox="0 0 2801 1382">
          <text:p text:style-name="P1"><text:span text:style-name="T3">a</text:span></text:p>
        </draw:connector>
        <draw:connector draw:style-name="gr3" draw:text-style-name="P1" draw:layer="layout" draw:type="line" svg:x1="22.4cm" svg:y1="60.38cm" svg:x2="20.8cm" svg:y2="54.899cm" draw:start-shape="id482" draw:start-glue-point="0" draw:end-shape="id477" draw:end-glue-point="2" svg:d="M22400 60380l-1600-5481" svg:viewBox="0 0 1601 5482">
          <text:p/>
        </draw:connector>
        <draw:connector draw:style-name="gr5" draw:text-style-name="P3" draw:layer="layout" draw:type="line" svg:x1="55.101cm" svg:y1="2.602cm" svg:x2="55.057cm" svg:y2="1.101cm" draw:start-shape="id416" draw:start-glue-point="0" svg:d="M55101 2602l-44-1501" svg:viewBox="0 0 45 1502">
          <text:p text:style-name="P1"><text:span text:style-name="T3">3_04</text:span></text:p>
        </draw:connector>
        <draw:connector draw:style-name="gr3" draw:text-style-name="P1" draw:layer="layout" draw:type="line" svg:x1="46.8cm" svg:y1="63.614cm" svg:x2="46.7cm" svg:y2="55.099cm" draw:start-shape="id459" draw:start-glue-point="0" draw:end-shape="id483" draw:end-glue-point="2" svg:d="M46800 63614l-100-8515" svg:viewBox="0 0 101 8516">
          <text:p/>
        </draw:connector>
        <draw:custom-shape draw:style-name="gr1" draw:text-style-name="P2" xml:id="id483" draw:id="id483" draw:layer="layout" svg:width="1cm" svg:height="0.9cm" svg:x="46.2cm" svg:y="54.199cm">
          <text:p text:style-name="P1"><text:span text:style-name="T1">XOR</text:span></text:p>
          <text:p text:style-name="P1"><text:span text:style-name="T1">-4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4" draw:id="id484" draw:layer="layout" svg:width="1cm" svg:height="0.9cm" svg:x="48.4cm" svg:y="59.999cm">
          <text:p text:style-name="P1"><text:span text:style-name="T1">12-OAI</text:span></text:p>
          <text:p text:style-name="P1"><text:span text:style-name="T1">-50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6.8cm" svg:y1="63.614cm" svg:x2="48.9cm" svg:y2="60.899cm" draw:start-shape="id459" draw:start-glue-point="0" draw:end-shape="id484" draw:end-glue-point="2" svg:d="M46800 63614l2100-2715" svg:viewBox="0 0 2101 2716">
          <text:p text:style-name="P1"><text:span text:style-name="T3">b</text:span></text:p>
        </draw:connector>
        <draw:connector draw:style-name="gr5" draw:text-style-name="P3" draw:layer="layout" draw:type="line" svg:x1="72.605cm" svg:y1="2.605cm" svg:x2="72.557cm" svg:y2="1.102cm" draw:start-shape="id456" draw:start-glue-point="0" svg:d="M72605 2605l-48-1503" svg:viewBox="0 0 49 1504">
          <text:p text:style-name="P1"><text:span text:style-name="T3">3_12</text:span></text:p>
        </draw:connector>
        <draw:connector draw:style-name="gr5" draw:text-style-name="P3" draw:layer="layout" draw:type="line" svg:x1="25.3cm" svg:y1="63.599cm" svg:x2="32.4cm" svg:y2="60.919cm" draw:start-shape="id419" draw:start-glue-point="0" draw:end-shape="id407" draw:end-glue-point="2" svg:d="M25300 63599l7100-2680" svg:viewBox="0 0 7101 2681">
          <text:p text:style-name="P1"><text:span text:style-name="T3">d</text:span></text:p>
        </draw:connector>
        <draw:connector draw:style-name="gr5" draw:text-style-name="P3" draw:layer="layout" draw:type="line" svg:x1="25.3cm" svg:y1="63.599cm" svg:x2="27.964cm" svg:y2="60.899cm" draw:start-shape="id419" draw:start-glue-point="0" draw:end-shape="id485" draw:end-glue-point="2" svg:d="M25300 63599l2664-2700" svg:viewBox="0 0 2665 2701">
          <text:p text:style-name="P1"><text:span text:style-name="T3">b</text:span></text:p>
        </draw:connector>
        <draw:connector draw:style-name="gr3" draw:text-style-name="P1" draw:layer="layout" draw:type="line" svg:x1="25.3cm" svg:y1="63.599cm" svg:x2="25.2cm" svg:y2="55.036cm" draw:start-shape="id419" draw:start-glue-point="0" draw:end-shape="id422" draw:end-glue-point="2" svg:d="M25300 63599l-100-8563" svg:viewBox="0 0 101 8564">
          <text:p/>
        </draw:connector>
        <draw:custom-shape draw:style-name="gr1" draw:text-style-name="P2" xml:id="id486" draw:id="id486" draw:layer="layout" svg:width="1cm" svg:height="0.9cm" svg:x="22cm" svg:y="51.803cm">
          <text:p text:style-name="P1"><text:span text:style-name="T1">IMUX</text:span></text:p>
          <text:p text:style-name="P1"><text:span text:style-name="T1">-50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cm" svg:y1="55.299cm" svg:x2="22.5cm" svg:y2="52.703cm" draw:start-shape="id417" draw:start-glue-point="0" draw:end-shape="id486" draw:end-glue-point="2" svg:d="M22500 55299v-2596" svg:viewBox="0 0 1 2597">
          <text:p text:style-name="P1"><text:span text:style-name="T3">c</text:span></text:p>
        </draw:connector>
        <draw:custom-shape draw:style-name="gr2" draw:text-style-name="P2" xml:id="id487" draw:id="id487" draw:layer="layout" svg:width="2.1cm" svg:height="0.9cm" svg:x="21.4cm" svg:y="49.603cm">
          <text:p text:style-name="P1"><text:span text:style-name="T1">DFF (clk18)</text:span></text:p>
          <text:p text:style-name="P1"><text:span text:style-name="T1">-50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cm" svg:y1="51.803cm" svg:x2="22.45cm" svg:y2="50.503cm" draw:start-shape="id486" draw:start-glue-point="0" draw:end-shape="id487" draw:end-glue-point="2" svg:d="M22500 51803l-50-1300" svg:viewBox="0 0 51 1301">
          <text:p/>
        </draw:connector>
        <draw:connector draw:style-name="gr5" draw:text-style-name="P3" draw:layer="layout" draw:type="line" svg:x1="57.301cm" svg:y1="2.601cm" svg:x2="57.299cm" svg:y2="1.073cm" draw:start-shape="id412" draw:start-glue-point="0" svg:d="M57301 2601l-2-1528" svg:viewBox="0 0 3 1529">
          <text:p text:style-name="P1"><text:span text:style-name="T3">3_05</text:span></text:p>
        </draw:connector>
        <draw:connector draw:style-name="gr5" draw:text-style-name="P3" draw:layer="layout" draw:type="line" svg:x1="27.964cm" svg:y1="63.599cm" svg:x2="27.964cm" svg:y2="60.899cm" draw:start-shape="id415" draw:start-glue-point="0" draw:end-shape="id485" draw:end-glue-point="2" svg:d="M27964 63599v-2700" svg:viewBox="0 0 1 2701">
          <text:p text:style-name="P1"><text:span text:style-name="T3">c</text:span></text:p>
        </draw:connector>
        <draw:connector draw:style-name="gr5" draw:text-style-name="P3" draw:layer="layout" draw:type="line" svg:x1="27.964cm" svg:y1="63.599cm" svg:x2="30.164cm" svg:y2="60.899cm" draw:start-shape="id415" draw:start-glue-point="0" draw:end-shape="id421" draw:end-glue-point="2" svg:d="M27964 63599l2200-2700" svg:viewBox="0 0 2201 2701">
          <text:p text:style-name="P1"><text:span text:style-name="T3">c</text:span></text:p>
        </draw:connector>
        <draw:connector draw:style-name="gr5" draw:text-style-name="P3" draw:layer="layout" draw:type="line" svg:x1="30.164cm" svg:y1="59.999cm" svg:x2="29.6cm" svg:y2="55.036cm" draw:start-shape="id421" draw:start-glue-point="0" draw:end-shape="id396" draw:end-glue-point="2" svg:d="M30164 59999l-564-4963" svg:viewBox="0 0 565 4964">
          <text:p text:style-name="P1"><text:span text:style-name="T3">a</text:span></text:p>
        </draw:connector>
        <draw:connector draw:style-name="gr3" draw:text-style-name="P1" draw:layer="layout" draw:type="line" svg:x1="30.164cm" svg:y1="59.999cm" svg:x2="26.3cm" svg:y2="55.036cm" draw:start-shape="id421" draw:start-glue-point="0" draw:end-shape="id409" draw:end-glue-point="2" svg:d="M30164 59999l-3864-4963" svg:viewBox="0 0 3865 4964">
          <text:p/>
        </draw:connector>
        <draw:connector draw:style-name="gr5" draw:text-style-name="P3" draw:layer="layout" draw:type="line" svg:x1="59.401cm" svg:y1="2.601cm" svg:x2="59.399cm" svg:y2="1.073cm" draw:start-shape="id399" draw:start-glue-point="0" svg:d="M59401 2601l-2-1528" svg:viewBox="0 0 3 1529">
          <text:p text:style-name="P1"><text:span text:style-name="T3">3_06</text:span></text:p>
        </draw:connector>
        <draw:connector draw:style-name="gr5" draw:text-style-name="P3" draw:layer="layout" draw:type="line" svg:x1="61.6cm" svg:y1="2.6cm" svg:x2="61.599cm" svg:y2="1.073cm" draw:start-shape="id389" draw:start-glue-point="0" svg:d="M61600 2600l-1-1527" svg:viewBox="0 0 2 1528">
          <text:p text:style-name="P1"><text:span text:style-name="T3">3_07</text:span></text:p>
        </draw:connector>
        <draw:connector draw:style-name="gr5" draw:text-style-name="P3" draw:layer="layout" draw:type="line" svg:x1="27.964cm" svg:y1="59.999cm" svg:x2="28.5cm" svg:y2="55.036cm" draw:start-shape="id485" draw:start-glue-point="0" draw:end-shape="id395" draw:end-glue-point="2" svg:d="M27964 59999l536-4963" svg:viewBox="0 0 537 4964">
          <text:p text:style-name="P1"><text:span text:style-name="T3">a</text:span></text:p>
        </draw:connector>
        <draw:connector draw:style-name="gr3" draw:text-style-name="P1" draw:layer="layout" draw:type="line" svg:x1="27.964cm" svg:y1="59.999cm" svg:x2="27.4cm" svg:y2="55.036cm" draw:start-shape="id485" draw:start-glue-point="0" draw:end-shape="id408" draw:end-glue-point="2" svg:d="M27964 59999l-564-4963" svg:viewBox="0 0 565 4964">
          <text:p/>
        </draw:connector>
        <draw:connector draw:style-name="gr5" draw:text-style-name="P3" draw:layer="layout" draw:type="line" svg:x1="25.2cm" svg:y1="54.136cm" svg:x2="24.7cm" svg:y2="52.699cm" draw:start-shape="id422" draw:start-glue-point="0" draw:end-shape="id423" draw:end-glue-point="2" svg:d="M25200 54136l-500-1437" svg:viewBox="0 0 501 1438">
          <text:p text:style-name="P1"><text:span text:style-name="T3">b</text:span></text:p>
        </draw:connector>
        <draw:connector draw:style-name="gr5" draw:text-style-name="P3" draw:layer="layout" draw:type="line" svg:x1="30.164cm" svg:y1="63.599cm" svg:x2="27.964cm" svg:y2="60.899cm" draw:start-shape="id414" draw:start-glue-point="0" draw:end-shape="id485" draw:end-glue-point="2" svg:d="M30164 63599l-2200-2700" svg:viewBox="0 0 2201 2701">
          <text:p text:style-name="P1"><text:span text:style-name="T3">a</text:span></text:p>
        </draw:connector>
        <draw:connector draw:style-name="gr5" draw:text-style-name="P3" draw:layer="layout" draw:type="line" svg:x1="30.164cm" svg:y1="63.599cm" svg:x2="30.164cm" svg:y2="60.899cm" draw:start-shape="id414" draw:start-glue-point="0" draw:end-shape="id421" draw:end-glue-point="2" svg:d="M30164 63599v-2700" svg:viewBox="0 0 1 2701">
          <text:p text:style-name="P1"><text:span text:style-name="T3">a</text:span></text:p>
        </draw:connector>
        <draw:connector draw:style-name="gr5" draw:text-style-name="P3" draw:layer="layout" draw:type="line" svg:x1="63.801cm" svg:y1="2.601cm" svg:x2="63.8cm" svg:y2="1.074cm" draw:start-shape="id440" draw:start-glue-point="0" svg:d="M63801 2601l-1-1527" svg:viewBox="0 0 2 1528">
          <text:p text:style-name="P1"><text:span text:style-name="T3">3_08</text:span></text:p>
        </draw:connector>
        <draw:custom-shape draw:style-name="gr1" draw:text-style-name="P2" xml:id="id488" draw:id="id488" draw:layer="layout" svg:width="1cm" svg:height="0.9cm" svg:x="36.2cm" svg:y="54.136cm">
          <text:p text:style-name="P1"><text:span text:style-name="T1">XOR</text:span></text:p>
          <text:p text:style-name="P1"><text:span text:style-name="T1">-50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6.8cm" svg:y1="63.599cm" svg:x2="36.7cm" svg:y2="55.036cm" draw:start-shape="id441" draw:start-glue-point="0" draw:end-shape="id488" draw:end-glue-point="2" svg:d="M36800 63599l-100-8563" svg:viewBox="0 0 101 8564">
          <text:p/>
        </draw:connector>
        <draw:connector draw:style-name="gr5" draw:text-style-name="P3" draw:layer="layout" draw:type="line" svg:x1="36.8cm" svg:y1="63.599cm" svg:x2="37.9cm" svg:y2="61.099cm" draw:start-shape="id441" draw:start-glue-point="0" draw:end-shape="id489" draw:end-glue-point="2" svg:d="M36800 63599l1100-2500" svg:viewBox="0 0 1101 2501">
          <text:p text:style-name="P1"><text:span text:style-name="T3">b</text:span></text:p>
        </draw:connector>
        <draw:custom-shape draw:style-name="gr1" draw:text-style-name="P2" xml:id="id490" draw:id="id490" draw:layer="layout" svg:width="1cm" svg:height="0.9cm" svg:x="44.4cm" svg:y="59.957cm">
          <text:p text:style-name="P1"><text:span text:style-name="T1">22-AAOI</text:span></text:p>
          <text:p text:style-name="P1"><text:span text:style-name="T1">-50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6.8cm" svg:y1="63.599cm" svg:x2="44.9cm" svg:y2="60.857cm" draw:start-shape="id441" draw:start-glue-point="0" draw:end-shape="id490" draw:end-glue-point="2" svg:d="M36800 63599l8100-2742" svg:viewBox="0 0 8101 2743">
          <text:p text:style-name="P1"><text:span text:style-name="T3">d</text:span></text:p>
        </draw:connector>
        <draw:custom-shape draw:style-name="gr1" draw:text-style-name="P2" xml:id="id491" draw:id="id491" draw:layer="layout" svg:width="1cm" svg:height="0.9cm" svg:x="35.7cm" svg:y="51.699cm">
          <text:p text:style-name="P1"><text:span text:style-name="T1">IMUX</text:span></text:p>
          <text:p text:style-name="P1"><text:span text:style-name="T1">-5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7cm" svg:y1="54.136cm" svg:x2="36.2cm" svg:y2="52.599cm" draw:start-shape="id488" draw:start-glue-point="0" draw:end-shape="id491" draw:end-glue-point="2" svg:d="M36700 54136l-500-1537" svg:viewBox="0 0 501 1538">
          <text:p text:style-name="P1"><text:span text:style-name="T3">b</text:span></text:p>
        </draw:connector>
        <draw:custom-shape draw:style-name="gr2" draw:text-style-name="P2" xml:id="id492" draw:id="id492" draw:layer="layout" svg:width="2.1cm" svg:height="0.9cm" svg:x="35.1cm" svg:y="49.599cm">
          <text:p text:style-name="P1"><text:span text:style-name="T1">DFF (clk18)</text:span></text:p>
          <text:p text:style-name="P1"><text:span text:style-name="T1">-5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cm" svg:y1="51.699cm" svg:x2="36.15cm" svg:y2="50.499cm" draw:start-shape="id491" draw:start-glue-point="0" draw:end-shape="id492" draw:end-glue-point="2" svg:d="M36200 51699l-50-1200" svg:viewBox="0 0 51 1201">
          <text:p/>
        </draw:connector>
        <draw:custom-shape draw:style-name="gr1" draw:text-style-name="P2" xml:id="id493" draw:id="id493" draw:layer="layout" svg:width="1cm" svg:height="0.9cm" svg:x="37.3cm" svg:y="54.136cm">
          <text:p text:style-name="P1"><text:span text:style-name="T1">XNOR</text:span></text:p>
          <text:p text:style-name="P1"><text:span text:style-name="T1">-50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7.9cm" svg:y1="60.199cm" svg:x2="37.8cm" svg:y2="55.036cm" draw:start-shape="id489" draw:start-glue-point="0" draw:end-shape="id493" draw:end-glue-point="2" svg:d="M37900 60199l-100-5163" svg:viewBox="0 0 101 5164">
          <text:p/>
        </draw:connector>
        <draw:custom-shape draw:style-name="gr1" draw:text-style-name="P2" xml:id="id494" draw:id="id494" draw:layer="layout" svg:width="1cm" svg:height="0.9cm" svg:x="39.5cm" svg:y="54.136cm">
          <text:p text:style-name="P1"><text:span text:style-name="T1">IMUX</text:span></text:p>
          <text:p text:style-name="P1"><text:span text:style-name="T1">-5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7.9cm" svg:y1="60.199cm" svg:x2="40cm" svg:y2="55.036cm" draw:start-shape="id489" draw:start-glue-point="0" draw:end-shape="id494" draw:end-glue-point="2" svg:d="M37900 60199l2100-5163" svg:viewBox="0 0 2101 5164">
          <text:p text:style-name="P1"><text:span text:style-name="T3">a</text:span></text:p>
        </draw:connector>
        <draw:custom-shape draw:style-name="gr1" draw:text-style-name="P2" xml:id="id495" draw:id="id495" draw:layer="layout" svg:width="1cm" svg:height="0.9cm" svg:x="37.8cm" svg:y="51.799cm">
          <text:p text:style-name="P1"><text:span text:style-name="T1">IMUX</text:span></text:p>
          <text:p text:style-name="P1"><text:span text:style-name="T1">-5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7.8cm" svg:y1="54.136cm" svg:x2="38.3cm" svg:y2="52.699cm" draw:start-shape="id493" draw:start-glue-point="0" draw:end-shape="id495" draw:end-glue-point="2" svg:d="M37800 54136l500-1437" svg:viewBox="0 0 501 1438">
          <text:p text:style-name="P1"><text:span text:style-name="T3">b</text:span></text:p>
        </draw:connector>
        <draw:custom-shape draw:style-name="gr2" draw:text-style-name="P2" xml:id="id496" draw:id="id496" draw:layer="layout" svg:width="2.1cm" svg:height="0.9cm" svg:x="37.3cm" svg:y="49.599cm">
          <text:p text:style-name="P1"><text:span text:style-name="T1">DFF (clk18)</text:span></text:p>
          <text:p text:style-name="P1"><text:span text:style-name="T1">-51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8.3cm" svg:y1="51.799cm" svg:x2="38.35cm" svg:y2="50.499cm" draw:start-shape="id495" draw:start-glue-point="0" draw:end-shape="id496" draw:end-glue-point="2" svg:d="M38300 51799l50-1300" svg:viewBox="0 0 51 1301">
          <text:p/>
        </draw:connector>
        <draw:custom-shape draw:style-name="gr1" draw:text-style-name="P2" xml:id="id497" draw:id="id497" draw:layer="layout" svg:width="1cm" svg:height="0.9cm" svg:x="40.1cm" svg:y="51.799cm">
          <text:p text:style-name="P1"><text:span text:style-name="T1">IMUX</text:span></text:p>
          <text:p text:style-name="P1"><text:span text:style-name="T1">-5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0cm" svg:y1="54.136cm" svg:x2="40.6cm" svg:y2="52.699cm" draw:start-shape="id494" draw:start-glue-point="0" draw:end-shape="id497" draw:end-glue-point="2" svg:d="M40000 54136l600-1437" svg:viewBox="0 0 601 1438">
          <text:p text:style-name="P1"><text:span text:style-name="T3">b</text:span></text:p>
        </draw:connector>
        <draw:custom-shape draw:style-name="gr2" draw:text-style-name="P2" xml:id="id498" draw:id="id498" draw:layer="layout" svg:width="2.1cm" svg:height="0.9cm" svg:x="39.5cm" svg:y="49.599cm">
          <text:p text:style-name="P1"><text:span text:style-name="T1">DFF (clk18)</text:span></text:p>
          <text:p text:style-name="P1"><text:span text:style-name="T1">-51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0.6cm" svg:y1="51.799cm" svg:x2="40.55cm" svg:y2="50.499cm" draw:start-shape="id497" draw:start-glue-point="0" draw:end-shape="id498" draw:end-glue-point="2" svg:d="M40600 51799l-50-1300" svg:viewBox="0 0 51 1301">
          <text:p/>
        </draw:connector>
        <draw:custom-shape draw:style-name="gr1" draw:text-style-name="P2" xml:id="id499" draw:id="id499" draw:layer="layout" svg:width="1cm" svg:height="0.9cm" svg:x="44.4cm" svg:y="57.599cm">
          <text:p text:style-name="P1"><text:span text:style-name="T1">IMUX</text:span></text:p>
          <text:p text:style-name="P1"><text:span text:style-name="T1">-5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9cm" svg:y1="59.957cm" svg:x2="44.9cm" svg:y2="58.499cm" draw:start-shape="id490" draw:start-glue-point="0" draw:end-shape="id499" draw:end-glue-point="2" svg:d="M44900 59957v-1458" svg:viewBox="0 0 1 1459">
          <text:p text:style-name="P1"><text:span text:style-name="T3">b</text:span></text:p>
        </draw:connector>
        <draw:connector draw:style-name="gr5" draw:text-style-name="P3" draw:layer="layout" draw:type="line" svg:x1="44.9cm" svg:y1="57.599cm" svg:x2="44.4cm" svg:y2="56.799cm" draw:start-shape="id499" draw:start-glue-point="0" draw:end-shape="id500" draw:end-glue-point="2" svg:d="M44900 57599l-500-800" svg:viewBox="0 0 501 801">
          <text:p text:style-name="P1"><text:span text:style-name="T3">b</text:span></text:p>
        </draw:connector>
        <draw:custom-shape draw:style-name="gr1" draw:text-style-name="P2" xml:id="id501" draw:id="id501" draw:layer="layout" svg:width="1cm" svg:height="0.9cm" svg:x="30.2cm" svg:y="54.136cm">
          <text:p text:style-name="P1"><text:span text:style-name="T1">NOT</text:span></text:p>
          <text:p text:style-name="P1"><text:span text:style-name="T1">-5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5.356cm" svg:x2="30.7cm" svg:y2="55.036cm" draw:start-shape="id442" draw:start-glue-point="0" draw:end-shape="id501" draw:end-glue-point="2" svg:d="M31300 55356l-600-320" svg:viewBox="0 0 601 321">
          <text:p/>
        </draw:connector>
        <draw:custom-shape draw:style-name="gr1" draw:text-style-name="P2" xml:id="id502" draw:id="id502" draw:layer="layout" svg:width="1cm" svg:height="0.9cm" svg:x="30.8cm" svg:y="51.699cm">
          <text:p text:style-name="P1"><text:span text:style-name="T1">IMUX</text:span></text:p>
          <text:p text:style-name="P1"><text:span text:style-name="T1">-5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1.3cm" svg:y1="55.356cm" svg:x2="31.3cm" svg:y2="52.599cm" draw:start-shape="id442" draw:start-glue-point="0" draw:end-shape="id502" draw:end-glue-point="2" svg:d="M31300 55356v-2757" svg:viewBox="0 0 1 2758">
          <text:p text:style-name="P1"><text:span text:style-name="T3">b</text:span></text:p>
        </draw:connector>
        <draw:connector draw:style-name="gr5" draw:text-style-name="P3" draw:layer="layout" draw:type="line" svg:x1="30.7cm" svg:y1="54.136cm" svg:x2="31.3cm" svg:y2="52.599cm" draw:start-shape="id501" draw:start-glue-point="0" draw:end-shape="id502" draw:end-glue-point="2" svg:d="M30700 54136l600-1537" svg:viewBox="0 0 601 1538">
          <text:p text:style-name="P1"><text:span text:style-name="T3">c</text:span></text:p>
        </draw:connector>
        <draw:custom-shape draw:style-name="gr2" draw:text-style-name="P2" xml:id="id503" draw:id="id503" draw:layer="layout" svg:width="2.1cm" svg:height="0.9cm" svg:x="30.2cm" svg:y="49.599cm">
          <text:p text:style-name="P1"><text:span text:style-name="T1">DFF (clk18)</text:span></text:p>
          <text:p text:style-name="P1"><text:span text:style-name="T1">-5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1.699cm" svg:x2="31.25cm" svg:y2="50.499cm" draw:start-shape="id502" draw:start-glue-point="0" draw:end-shape="id503" draw:end-glue-point="2" svg:d="M31300 51699l-50-1200" svg:viewBox="0 0 51 1201">
          <text:p/>
        </draw:connector>
        <draw:custom-shape draw:style-name="gr1" draw:text-style-name="P2" xml:id="id504" draw:id="id504" draw:layer="layout" svg:width="1cm" svg:height="0.9cm" svg:x="38.5cm" svg:y="60.199cm">
          <text:p text:style-name="P1"><text:span text:style-name="T1">12-OAI</text:span></text:p>
          <text:p text:style-name="P1"><text:span text:style-name="T1">-51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7cm" svg:y1="63.599cm" svg:x2="39cm" svg:y2="61.099cm" draw:start-shape="id443" draw:start-glue-point="0" draw:end-shape="id504" draw:end-glue-point="2" svg:d="M35700 63599l3300-2500" svg:viewBox="0 0 3301 2501">
          <text:p text:style-name="P1"><text:span text:style-name="T3">b</text:span></text:p>
        </draw:connector>
        <draw:custom-shape draw:style-name="gr1" draw:text-style-name="P2" xml:id="id505" draw:id="id505" draw:layer="layout" svg:width="1cm" svg:height="0.9cm" svg:x="43.3cm" svg:y="59.957cm">
          <text:p text:style-name="P1"><text:span text:style-name="T1">22-AAOI</text:span></text:p>
          <text:p text:style-name="P1"><text:span text:style-name="T1">-52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7cm" svg:y1="63.599cm" svg:x2="43.8cm" svg:y2="60.857cm" draw:start-shape="id443" draw:start-glue-point="0" draw:end-shape="id505" draw:end-glue-point="2" svg:d="M35700 63599l8100-2742" svg:viewBox="0 0 8101 2743">
          <text:p text:style-name="P1"><text:span text:style-name="T3">d</text:span></text:p>
        </draw:connector>
        <draw:custom-shape draw:style-name="gr1" draw:text-style-name="P2" xml:id="id506" draw:id="id506" draw:layer="layout" svg:width="1cm" svg:height="0.9cm" svg:x="35.1cm" svg:y="54.136cm">
          <text:p text:style-name="P1"><text:span text:style-name="T1">XOR</text:span></text:p>
          <text:p text:style-name="P1"><text:span text:style-name="T1">-52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5.7cm" svg:y1="63.599cm" svg:x2="35.6cm" svg:y2="55.036cm" draw:start-shape="id443" draw:start-glue-point="0" draw:end-shape="id506" draw:end-glue-point="2" svg:d="M35700 63599l-100-8563" svg:viewBox="0 0 101 8564">
          <text:p/>
        </draw:connector>
        <draw:connector draw:style-name="gr5" draw:text-style-name="P3" draw:layer="layout" draw:type="line" svg:x1="35.6cm" svg:y1="54.136cm" svg:x2="36.2cm" svg:y2="52.599cm" draw:start-shape="id506" draw:start-glue-point="0" draw:end-shape="id491" draw:end-glue-point="2" svg:d="M35600 54136l600-1537" svg:viewBox="0 0 601 1538">
          <text:p text:style-name="P1"><text:span text:style-name="T3">c</text:span></text:p>
        </draw:connector>
        <draw:custom-shape draw:style-name="gr1" draw:text-style-name="P2" xml:id="id507" draw:id="id507" draw:layer="layout" svg:width="1cm" svg:height="0.9cm" svg:x="38.4cm" svg:y="54.136cm">
          <text:p text:style-name="P1"><text:span text:style-name="T1">XNOR</text:span></text:p>
          <text:p text:style-name="P1"><text:span text:style-name="T1">-52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9cm" svg:y1="60.199cm" svg:x2="38.9cm" svg:y2="55.036cm" draw:start-shape="id504" draw:start-glue-point="0" draw:end-shape="id507" draw:end-glue-point="2" svg:d="M39000 60199l-100-5163" svg:viewBox="0 0 101 5164">
          <text:p/>
        </draw:connector>
        <draw:custom-shape draw:style-name="gr1" draw:text-style-name="P2" xml:id="id508" draw:id="id508" draw:layer="layout" svg:width="1cm" svg:height="0.9cm" svg:x="40.6cm" svg:y="54.136cm">
          <text:p text:style-name="P1"><text:span text:style-name="T1">IMUX</text:span></text:p>
          <text:p text:style-name="P1"><text:span text:style-name="T1">-5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9cm" svg:y1="60.199cm" svg:x2="41.1cm" svg:y2="55.036cm" draw:start-shape="id504" draw:start-glue-point="0" draw:end-shape="id508" draw:end-glue-point="2" svg:d="M39000 60199l2100-5163" svg:viewBox="0 0 2101 5164">
          <text:p text:style-name="P1"><text:span text:style-name="T3">a</text:span></text:p>
        </draw:connector>
        <draw:connector draw:style-name="gr5" draw:text-style-name="P3" draw:layer="layout" draw:type="line" svg:x1="38.9cm" svg:y1="54.136cm" svg:x2="38.3cm" svg:y2="52.699cm" draw:start-shape="id507" draw:start-glue-point="0" draw:end-shape="id495" draw:end-glue-point="2" svg:d="M38900 54136l-600-1437" svg:viewBox="0 0 601 1438">
          <text:p text:style-name="P1"><text:span text:style-name="T3">c</text:span></text:p>
        </draw:connector>
        <draw:connector draw:style-name="gr5" draw:text-style-name="P3" draw:layer="layout" draw:type="line" svg:x1="41.1cm" svg:y1="54.136cm" svg:x2="40.6cm" svg:y2="52.699cm" draw:start-shape="id508" draw:start-glue-point="0" draw:end-shape="id497" draw:end-glue-point="2" svg:d="M41100 54136l-500-1437" svg:viewBox="0 0 501 1438">
          <text:p text:style-name="P1"><text:span text:style-name="T3">c</text:span></text:p>
        </draw:connector>
        <draw:custom-shape draw:style-name="gr1" draw:text-style-name="P2" xml:id="id509" draw:id="id509" draw:layer="layout" svg:width="1cm" svg:height="0.9cm" svg:x="43.3cm" svg:y="57.599cm">
          <text:p text:style-name="P1"><text:span text:style-name="T1">IMUX</text:span></text:p>
          <text:p text:style-name="P1"><text:span text:style-name="T1">-5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3.8cm" svg:y1="59.957cm" svg:x2="43.8cm" svg:y2="58.499cm" draw:start-shape="id505" draw:start-glue-point="0" draw:end-shape="id509" draw:end-glue-point="2" svg:d="M43800 59957v-1458" svg:viewBox="0 0 1 1459">
          <text:p text:style-name="P1"><text:span text:style-name="T3">b</text:span></text:p>
        </draw:connector>
        <draw:connector draw:style-name="gr5" draw:text-style-name="P3" draw:layer="layout" draw:type="line" svg:x1="43.8cm" svg:y1="57.599cm" svg:x2="44.4cm" svg:y2="56.799cm" draw:start-shape="id509" draw:start-glue-point="0" draw:end-shape="id500" draw:end-glue-point="2" svg:d="M43800 57599l600-800" svg:viewBox="0 0 601 801">
          <text:p text:style-name="P1"><text:span text:style-name="T3">c</text:span></text:p>
        </draw:connector>
        <draw:custom-shape draw:style-name="gr1" draw:text-style-name="P2" xml:id="id510" draw:id="id510" draw:layer="layout" svg:width="1cm" svg:height="0.9cm" svg:x="46.798cm" svg:y="51.899cm">
          <text:p text:style-name="P1"><text:span text:style-name="T1">IMUX</text:span></text:p>
          <text:p text:style-name="P1"><text:span text:style-name="T1">-5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7.298cm" svg:y2="52.799cm" draw:start-shape="id500" draw:start-glue-point="0" draw:end-shape="id510" draw:end-glue-point="2" svg:d="M44400 55899l2898-3100" svg:viewBox="0 0 2899 3101">
          <text:p text:style-name="P1"><text:span text:style-name="T3">a</text:span></text:p>
        </draw:connector>
        <draw:custom-shape draw:style-name="gr1" draw:text-style-name="P2" xml:id="id511" draw:id="id511" draw:layer="layout" svg:width="1cm" svg:height="0.9cm" svg:x="42.3cm" svg:y="51.799cm">
          <text:p text:style-name="P1"><text:span text:style-name="T1">IMUX</text:span></text:p>
          <text:p text:style-name="P1"><text:span text:style-name="T1">-5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2.8cm" svg:y2="52.699cm" draw:start-shape="id500" draw:start-glue-point="0" draw:end-shape="id511" draw:end-glue-point="2" svg:d="M44400 55899l-1600-3200" svg:viewBox="0 0 1601 3201">
          <text:p text:style-name="P1"><text:span text:style-name="T3">a</text:span></text:p>
        </draw:connector>
        <draw:custom-shape draw:style-name="gr1" draw:text-style-name="P2" xml:id="id512" draw:id="id512" draw:layer="layout" svg:width="1cm" svg:height="0.9cm" svg:x="49cm" svg:y="51.899cm">
          <text:p text:style-name="P1"><text:span text:style-name="T1">IMUX</text:span></text:p>
          <text:p text:style-name="P1"><text:span text:style-name="T1">-5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9.5cm" svg:y2="52.799cm" draw:start-shape="id500" draw:start-glue-point="0" draw:end-shape="id512" draw:end-glue-point="2" svg:d="M44400 55899l5100-3100" svg:viewBox="0 0 5101 3101">
          <text:p text:style-name="P1"><text:span text:style-name="T3">a</text:span></text:p>
        </draw:connector>
        <draw:custom-shape draw:style-name="gr1" draw:text-style-name="P2" xml:id="id513" draw:id="id513" draw:layer="layout" svg:width="1cm" svg:height="0.9cm" svg:x="51.199cm" svg:y="51.923cm">
          <text:p text:style-name="P1"><text:span text:style-name="T1">IMUX</text:span></text:p>
          <text:p text:style-name="P1"><text:span text:style-name="T1">-5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51.699cm" svg:y2="52.823cm" draw:start-shape="id500" draw:start-glue-point="0" draw:end-shape="id513" draw:end-glue-point="2" svg:d="M44400 55899l7299-3076" svg:viewBox="0 0 7300 3077">
          <text:p text:style-name="P1"><text:span text:style-name="T3">a</text:span></text:p>
        </draw:connector>
        <draw:connector draw:style-name="gr5" draw:text-style-name="P3" draw:layer="layout" draw:type="line" svg:x1="47.9cm" svg:y1="63.599cm" svg:x2="50cm" svg:y2="60.899cm" draw:start-shape="id457" draw:start-glue-point="0" draw:end-shape="id514" draw:end-glue-point="2" svg:d="M47900 63599l2100-2700" svg:viewBox="0 0 2101 2701">
          <text:p text:style-name="P1"><text:span text:style-name="T3">b</text:span></text:p>
        </draw:connector>
        <draw:connector draw:style-name="gr3" draw:text-style-name="P1" draw:layer="layout" draw:type="line" svg:x1="47.9cm" svg:y1="63.599cm" svg:x2="47.8cm" svg:y2="55.099cm" draw:start-shape="id457" draw:start-glue-point="0" draw:end-shape="id515" draw:end-glue-point="2" svg:d="M47900 63599l-100-8500" svg:viewBox="0 0 101 8501">
          <text:p/>
        </draw:connector>
        <draw:custom-shape draw:style-name="gr1" draw:text-style-name="P2" xml:id="id516" draw:id="id516" draw:layer="layout" svg:width="1cm" svg:height="0.9cm" svg:x="51.8cm" svg:y="54.199cm">
          <text:p text:style-name="P1"><text:span text:style-name="T1">IMUX</text:span></text:p>
          <text:p text:style-name="P1"><text:span text:style-name="T1">-5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0cm" svg:y1="59.999cm" svg:x2="52.3cm" svg:y2="55.099cm" draw:start-shape="id514" draw:start-glue-point="0" draw:end-shape="id516" draw:end-glue-point="2" svg:d="M50000 59999l2300-4900" svg:viewBox="0 0 2301 4901">
          <text:p text:style-name="P1"><text:span text:style-name="T3">a</text:span></text:p>
        </draw:connector>
        <draw:connector draw:style-name="gr5" draw:text-style-name="P3" draw:layer="layout" draw:type="line" svg:x1="52.3cm" svg:y1="54.199cm" svg:x2="51.699cm" svg:y2="52.823cm" draw:start-shape="id516" draw:start-glue-point="0" draw:end-shape="id513" draw:end-glue-point="2" svg:d="M52300 54199l-601-1376" svg:viewBox="0 0 602 1377">
          <text:p text:style-name="P1"><text:span text:style-name="T3">b</text:span></text:p>
        </draw:connector>
        <draw:connector draw:style-name="gr3" draw:text-style-name="P1" draw:layer="layout" draw:type="line" svg:x1="50cm" svg:y1="59.999cm" svg:x2="50cm" svg:y2="55.099cm" draw:start-shape="id514" draw:start-glue-point="0" draw:end-shape="id517" draw:end-glue-point="2" svg:d="M50000 59999v-4900" svg:viewBox="0 0 1 4901">
          <text:p/>
        </draw:connector>
        <draw:connector draw:style-name="gr5" draw:text-style-name="P3" draw:layer="layout" draw:type="line" svg:x1="50cm" svg:y1="54.199cm" svg:x2="49.5cm" svg:y2="52.799cm" draw:start-shape="id517" draw:start-glue-point="0" draw:end-shape="id512" draw:end-glue-point="2" svg:d="M50000 54199l-500-1400" svg:viewBox="0 0 501 1401">
          <text:p text:style-name="P1"><text:span text:style-name="T3">b</text:span></text:p>
        </draw:connector>
        <draw:custom-shape draw:style-name="gr2" draw:text-style-name="P2" xml:id="id518" draw:id="id518" draw:layer="layout" svg:width="2.1cm" svg:height="0.9cm" svg:x="48.5cm" svg:y="49.599cm">
          <text:p text:style-name="P1"><text:span text:style-name="T1">DFF (clk18)</text:span></text:p>
          <text:p text:style-name="P1"><text:span text:style-name="T1">-53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cm" svg:y1="51.899cm" svg:x2="49.55cm" svg:y2="50.499cm" draw:start-shape="id512" draw:start-glue-point="0" draw:end-shape="id518" draw:end-glue-point="2" svg:d="M49500 51899l50-1400" svg:viewBox="0 0 51 1401">
          <text:p/>
        </draw:connector>
        <draw:custom-shape draw:style-name="gr2" draw:text-style-name="P2" xml:id="id519" draw:id="id519" draw:layer="layout" svg:width="2.1cm" svg:height="0.9cm" svg:x="50.7cm" svg:y="49.599cm">
          <text:p text:style-name="P1"><text:span text:style-name="T1">DFF (clk18)</text:span></text:p>
          <text:p text:style-name="P1"><text:span text:style-name="T1">-5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99cm" svg:y1="51.923cm" svg:x2="51.75cm" svg:y2="50.499cm" draw:start-shape="id513" draw:start-glue-point="0" draw:end-shape="id519" draw:end-glue-point="2" svg:d="M51699 51923l51-1424" svg:viewBox="0 0 52 1425">
          <text:p/>
        </draw:connector>
        <draw:connector draw:style-name="gr5" draw:text-style-name="P3" draw:layer="layout" draw:type="line" svg:x1="47.8cm" svg:y1="54.199cm" svg:x2="47.298cm" svg:y2="52.799cm" draw:start-shape="id515" draw:start-glue-point="0" draw:end-shape="id510" draw:end-glue-point="2" svg:d="M47800 54199l-502-1400" svg:viewBox="0 0 503 1401">
          <text:p text:style-name="P1"><text:span text:style-name="T3">b</text:span></text:p>
        </draw:connector>
        <draw:custom-shape draw:style-name="gr2" draw:text-style-name="P2" xml:id="id520" draw:id="id520" draw:layer="layout" svg:width="2.1cm" svg:height="0.9cm" svg:x="46.3cm" svg:y="49.601cm">
          <text:p text:style-name="P1"><text:span text:style-name="T1">DFF (clk18)</text:span></text:p>
          <text:p text:style-name="P1"><text:span text:style-name="T1">-5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98cm" svg:y1="51.899cm" svg:x2="47.35cm" svg:y2="50.501cm" draw:start-shape="id510" draw:start-glue-point="0" draw:end-shape="id520" draw:end-glue-point="2" svg:d="M47298 51899l52-1398" svg:viewBox="0 0 53 1399">
          <text:p/>
        </draw:connector>
        <draw:connector draw:style-name="gr5" draw:text-style-name="P3" draw:layer="layout" draw:type="line" svg:x1="66.002cm" svg:y1="2.602cm" svg:x2="65.97cm" svg:y2="1.075cm" draw:start-shape="id444" draw:start-glue-point="0" svg:d="M66002 2602l-32-1527" svg:viewBox="0 0 33 1528">
          <text:p text:style-name="P1"><text:span text:style-name="T3">3_09</text:span></text:p>
        </draw:connector>
        <draw:connector draw:style-name="gr5" draw:text-style-name="P3" draw:layer="layout" draw:type="line" svg:x1="68.203cm" svg:y1="2.603cm" svg:x2="68.224cm" svg:y2="1.076cm" draw:start-shape="id449" draw:start-glue-point="0" svg:d="M68203 2603l21-1527" svg:viewBox="0 0 22 1528">
          <text:p text:style-name="P1"><text:span text:style-name="T3">3_10</text:span></text:p>
        </draw:connector>
        <draw:connector draw:style-name="gr5" draw:text-style-name="P3" draw:layer="layout" draw:type="line" svg:x1="70.404cm" svg:y1="2.604cm" svg:x2="70.484cm" svg:y2="1.077cm" draw:start-shape="id452" draw:start-glue-point="0" svg:d="M70404 2604l80-1527" svg:viewBox="0 0 81 1528">
          <text:p text:style-name="P1"><text:span text:style-name="T3">3_11</text:span></text:p>
        </draw:connector>
        <draw:connector draw:style-name="gr5" draw:text-style-name="P3" draw:layer="layout" draw:type="line" svg:x1="74.706cm" svg:y1="2.607cm" svg:x2="74.701cm" svg:y2="1.103cm" draw:start-shape="id460" draw:start-glue-point="0" svg:d="M74706 2607l-5-1504" svg:viewBox="0 0 6 1505">
          <text:p text:style-name="P1"><text:span text:style-name="T3">3_13</text:span></text:p>
        </draw:connector>
        <draw:connector draw:style-name="gr5" draw:text-style-name="P3" draw:layer="layout" draw:type="line" svg:x1="76.9cm" svg:y1="2.606cm" svg:x2="76.969cm" svg:y2="1.104cm" draw:start-shape="id464" draw:start-glue-point="0" svg:d="M76900 2606l69-1502" svg:viewBox="0 0 70 1503">
          <text:p text:style-name="P1"><text:span text:style-name="T3">3_14</text:span></text:p>
        </draw:connector>
        <draw:connector draw:style-name="gr5" draw:text-style-name="P3" draw:layer="layout" draw:type="line" svg:x1="79.1cm" svg:y1="4.2cm" svg:x2="79.142cm" svg:y2="2.509cm" draw:start-shape="id376" draw:start-glue-point="0" svg:d="M79100 4200l42-1691" svg:viewBox="0 0 43 1692">
          <text:p text:style-name="P1"><text:span text:style-name="T3">3_15</text:span></text:p>
        </draw:connector>
        <draw:connector draw:style-name="gr5" draw:text-style-name="P3" draw:layer="layout" draw:type="line" svg:x1="43.837cm" svg:y1="63.599cm" svg:x2="44.9cm" svg:y2="60.857cm" draw:start-shape="id445" draw:start-glue-point="0" draw:end-shape="id490" draw:end-glue-point="2" svg:d="M43837 63599l1063-2742" svg:viewBox="0 0 1064 2743">
          <text:p text:style-name="P1"><text:span text:style-name="T3">a</text:span></text:p>
        </draw:connector>
        <draw:connector draw:style-name="gr5" draw:text-style-name="P3" draw:layer="layout" draw:type="line" svg:x1="43.837cm" svg:y1="63.599cm" svg:x2="43.8cm" svg:y2="60.857cm" draw:start-shape="id445" draw:start-glue-point="0" draw:end-shape="id505" draw:end-glue-point="2" svg:d="M43837 63599l-37-2742" svg:viewBox="0 0 38 2743">
          <text:p text:style-name="P1"><text:span text:style-name="T3">a</text:span></text:p>
        </draw:connector>
        <draw:connector draw:style-name="gr5" draw:text-style-name="P3" draw:layer="layout" draw:type="line" svg:x1="44.937cm" svg:y1="63.599cm" svg:x2="44.9cm" svg:y2="60.857cm" draw:start-shape="id446" draw:start-glue-point="0" draw:end-shape="id490" draw:end-glue-point="2" svg:d="M44937 63599l-37-2742" svg:viewBox="0 0 38 2743">
          <text:p text:style-name="P1"><text:span text:style-name="T3">c</text:span></text:p>
        </draw:connector>
        <draw:connector draw:style-name="gr5" draw:text-style-name="P3" draw:layer="layout" draw:type="line" svg:x1="44.937cm" svg:y1="63.599cm" svg:x2="43.8cm" svg:y2="60.857cm" draw:start-shape="id446" draw:start-glue-point="0" draw:end-shape="id505" draw:end-glue-point="2" svg:d="M44937 63599l-1137-2742" svg:viewBox="0 0 1138 2743">
          <text:p text:style-name="P1"><text:span text:style-name="T3">c</text:span></text:p>
        </draw:connector>
        <draw:connector draw:style-name="gr5" draw:text-style-name="P3" draw:layer="layout" draw:type="line" svg:x1="37.9cm" svg:y1="63.599cm" svg:x2="37.9cm" svg:y2="61.099cm" draw:start-shape="id447" draw:start-glue-point="0" draw:end-shape="id489" draw:end-glue-point="2" svg:d="M37900 63599v-2500" svg:viewBox="0 0 1 2501">
          <text:p text:style-name="P1"><text:span text:style-name="T3">c</text:span></text:p>
        </draw:connector>
        <draw:connector draw:style-name="gr5" draw:text-style-name="P3" draw:layer="layout" draw:type="line" svg:x1="37.9cm" svg:y1="63.599cm" svg:x2="39cm" svg:y2="61.099cm" draw:start-shape="id447" draw:start-glue-point="0" draw:end-shape="id504" draw:end-glue-point="2" svg:d="M37900 63599l1100-2500" svg:viewBox="0 0 1101 2501">
          <text:p text:style-name="P1"><text:span text:style-name="T3">c</text:span></text:p>
        </draw:connector>
        <draw:connector draw:style-name="gr3" draw:text-style-name="P1" draw:layer="layout" draw:type="line" svg:x1="36.2cm" svg:y1="57.599cm" svg:x2="36.7cm" svg:y2="55.036cm" draw:start-shape="id448" draw:start-glue-point="0" draw:end-shape="id488" draw:end-glue-point="2" svg:d="M36200 57599l500-2563" svg:viewBox="0 0 501 2564">
          <text:p/>
        </draw:connector>
        <draw:connector draw:style-name="gr3" draw:text-style-name="P1" draw:layer="layout" draw:type="line" svg:x1="36.2cm" svg:y1="57.599cm" svg:x2="35.6cm" svg:y2="55.036cm" draw:start-shape="id448" draw:start-glue-point="0" draw:end-shape="id506" draw:end-glue-point="2" svg:d="M36200 57599l-600-2563" svg:viewBox="0 0 601 2564">
          <text:p/>
        </draw:connector>
        <draw:connector draw:style-name="gr3" draw:text-style-name="P1" draw:layer="layout" draw:type="line" svg:x1="38.4cm" svg:y1="57.599cm" svg:x2="37.8cm" svg:y2="55.036cm" draw:start-shape="id450" draw:start-glue-point="0" draw:end-shape="id493" draw:end-glue-point="2" svg:d="M38400 57599l-600-2563" svg:viewBox="0 0 601 2564">
          <text:p/>
        </draw:connector>
        <draw:connector draw:style-name="gr3" draw:text-style-name="P1" draw:layer="layout" draw:type="line" svg:x1="38.4cm" svg:y1="57.599cm" svg:x2="38.9cm" svg:y2="55.036cm" draw:start-shape="id450" draw:start-glue-point="0" draw:end-shape="id507" draw:end-glue-point="2" svg:d="M38400 57599l500-2563" svg:viewBox="0 0 501 2564">
          <text:p/>
        </draw:connector>
        <draw:connector draw:style-name="gr3" draw:text-style-name="P1" draw:layer="layout" draw:type="line" svg:x1="40.2cm" svg:y1="63.605cm" svg:x2="39.8cm" svg:y2="58.499cm" draw:start-shape="id451" draw:start-glue-point="0" draw:end-shape="id521" draw:end-glue-point="2" svg:d="M40200 63605l-400-5106" svg:viewBox="0 0 401 5107">
          <text:p/>
        </draw:connector>
        <draw:connector draw:style-name="gr3" draw:text-style-name="P1" draw:layer="layout" draw:type="line" svg:x1="42.7cm" svg:y1="59.957cm" svg:x2="39.8cm" svg:y2="58.499cm" draw:start-shape="id455" draw:start-glue-point="0" draw:end-shape="id521" draw:end-glue-point="2" svg:d="M42700 59957l-2900-1458" svg:viewBox="0 0 2901 1459">
          <text:p/>
        </draw:connector>
        <draw:connector draw:style-name="gr5" draw:text-style-name="P3" draw:layer="layout" draw:type="line" svg:x1="42.7cm" svg:y1="59.957cm" svg:x2="43.8cm" svg:y2="58.499cm" draw:start-shape="id455" draw:start-glue-point="0" draw:end-shape="id509" draw:end-glue-point="2" svg:d="M42700 59957l1100-1458" svg:viewBox="0 0 1101 1459">
          <text:p text:style-name="P1"><text:span text:style-name="T3">a</text:span></text:p>
        </draw:connector>
        <draw:custom-shape draw:style-name="gr1" draw:text-style-name="P2" xml:id="id522" draw:id="id522" draw:layer="layout" svg:width="1cm" svg:height="0.9cm" svg:x="40.8cm" svg:y="57.599cm">
          <text:p text:style-name="P1"><text:span text:style-name="T1">XOR</text:span></text:p>
          <text:p text:style-name="P1"><text:span text:style-name="T1">-53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7cm" svg:y1="59.957cm" svg:x2="41.3cm" svg:y2="58.499cm" draw:start-shape="id455" draw:start-glue-point="0" draw:end-shape="id522" draw:end-glue-point="2" svg:d="M42700 59957l-1400-1458" svg:viewBox="0 0 1401 1459">
          <text:p/>
        </draw:connector>
        <draw:connector draw:style-name="gr5" draw:text-style-name="P3" draw:layer="layout" draw:type="line" svg:x1="41.3cm" svg:y1="57.599cm" svg:x2="40cm" svg:y2="55.036cm" draw:start-shape="id522" draw:start-glue-point="0" draw:end-shape="id494" draw:end-glue-point="2" svg:d="M41300 57599l-1300-2563" svg:viewBox="0 0 1301 2564">
          <text:p text:style-name="P1"><text:span text:style-name="T3">b</text:span></text:p>
        </draw:connector>
        <draw:connector draw:style-name="gr5" draw:text-style-name="P3" draw:layer="layout" draw:type="line" svg:x1="41.3cm" svg:y1="57.599cm" svg:x2="41.1cm" svg:y2="55.036cm" draw:start-shape="id522" draw:start-glue-point="0" draw:end-shape="id508" draw:end-glue-point="2" svg:d="M41300 57599l-200-2563" svg:viewBox="0 0 201 2564">
          <text:p text:style-name="P1"><text:span text:style-name="T3">b</text:span></text:p>
        </draw:connector>
        <draw:connector draw:style-name="gr5" draw:text-style-name="P3" draw:layer="layout" draw:type="line" svg:x1="39.8cm" svg:y1="57.599cm" svg:x2="40cm" svg:y2="55.036cm" draw:start-shape="id521" draw:start-glue-point="0" draw:end-shape="id494" draw:end-glue-point="2" svg:d="M39800 57599l200-2563" svg:viewBox="0 0 201 2564">
          <text:p text:style-name="P1"><text:span text:style-name="T3">c</text:span></text:p>
        </draw:connector>
        <draw:connector draw:style-name="gr5" draw:text-style-name="P3" draw:layer="layout" draw:type="line" svg:x1="39.8cm" svg:y1="57.599cm" svg:x2="41.1cm" svg:y2="55.036cm" draw:start-shape="id521" draw:start-glue-point="0" draw:end-shape="id508" draw:end-glue-point="2" svg:d="M39800 57599l1300-2563" svg:viewBox="0 0 1301 2564">
          <text:p text:style-name="P1"><text:span text:style-name="T3">c</text:span></text:p>
        </draw:connector>
        <draw:connector draw:style-name="gr5" draw:text-style-name="P3" draw:layer="layout" draw:type="line" svg:x1="41.3cm" svg:y1="63.599cm" svg:x2="44.9cm" svg:y2="60.857cm" draw:start-shape="id453" draw:start-glue-point="0" draw:end-shape="id490" draw:end-glue-point="2" svg:d="M41300 63599l3600-2742" svg:viewBox="0 0 3601 2743">
          <text:p text:style-name="P1"><text:span text:style-name="T3">b</text:span></text:p>
        </draw:connector>
        <draw:connector draw:style-name="gr5" draw:text-style-name="P3" draw:layer="layout" draw:type="line" svg:x1="41.3cm" svg:y1="63.599cm" svg:x2="43.8cm" svg:y2="60.857cm" draw:start-shape="id453" draw:start-glue-point="0" draw:end-shape="id505" draw:end-glue-point="2" svg:d="M41300 63599l2500-2742" svg:viewBox="0 0 2501 2743">
          <text:p text:style-name="P1"><text:span text:style-name="T3">b</text:span></text:p>
        </draw:connector>
        <draw:connector draw:style-name="gr3" draw:text-style-name="P1" draw:layer="layout" draw:type="line" svg:x1="41.3cm" svg:y1="63.599cm" svg:x2="41.3cm" svg:y2="58.499cm" draw:start-shape="id453" draw:start-glue-point="0" draw:end-shape="id522" draw:end-glue-point="2" svg:d="M41300 63599v-5100" svg:viewBox="0 0 1 5101">
          <text:p/>
        </draw:connector>
        <draw:connector draw:style-name="gr5" draw:text-style-name="P3" draw:layer="layout" draw:type="line" svg:x1="46cm" svg:y1="59.957cm" svg:x2="44.9cm" svg:y2="58.499cm" draw:start-shape="id454" draw:start-glue-point="0" draw:end-shape="id499" draw:end-glue-point="2" svg:d="M46000 59957l-1100-1458" svg:viewBox="0 0 1101 1459">
          <text:p text:style-name="P1"><text:span text:style-name="T3">c</text:span></text:p>
        </draw:connector>
        <draw:connector draw:style-name="gr5" draw:text-style-name="P3" draw:layer="layout" draw:type="line" svg:x1="46cm" svg:y1="59.957cm" svg:x2="43.8cm" svg:y2="58.499cm" draw:start-shape="id454" draw:start-glue-point="0" draw:end-shape="id509" draw:end-glue-point="2" svg:d="M46000 59957l-2200-1458" svg:viewBox="0 0 2201 1459">
          <text:p text:style-name="P1"><text:span text:style-name="T3">c</text:span></text:p>
        </draw:connector>
        <draw:connector draw:style-name="gr5" draw:text-style-name="P3" draw:layer="layout" draw:type="line" svg:x1="42.7cm" svg:y1="59.957cm" svg:x2="44.9cm" svg:y2="58.499cm" draw:start-shape="id455" draw:start-glue-point="0" draw:end-shape="id499" draw:end-glue-point="2" svg:d="M42700 59957l2200-1458" svg:viewBox="0 0 2201 1459">
          <text:p text:style-name="P1"><text:span text:style-name="T3">a</text:span></text:p>
        </draw:connector>
        <draw:connector draw:style-name="gr5" draw:text-style-name="P3" draw:layer="layout" draw:type="line" svg:x1="42.8cm" svg:y1="55.499cm" svg:x2="42.8cm" svg:y2="52.699cm" draw:start-shape="id458" draw:start-glue-point="0" draw:end-shape="id511" draw:end-glue-point="2" svg:d="M42800 55499v-2800" svg:viewBox="0 0 1 2801">
          <text:p text:style-name="P1"><text:span text:style-name="T3">b</text:span></text:p>
        </draw:connector>
        <draw:connector draw:style-name="gr3" draw:text-style-name="P1" draw:layer="layout" draw:type="line" svg:x1="42.8cm" svg:y1="55.499cm" svg:x2="42.2cm" svg:y2="55.08cm" draw:start-shape="id458" draw:start-glue-point="0" draw:end-shape="id523" draw:end-glue-point="2" svg:d="M42800 55499l-600-419" svg:viewBox="0 0 601 420">
          <text:p/>
        </draw:connector>
        <draw:custom-shape draw:style-name="gr1" draw:text-style-name="P2" xml:id="id523" draw:id="id523" draw:layer="layout" svg:width="1cm" svg:height="0.9cm" svg:x="41.7cm" svg:y="54.18cm">
          <text:p text:style-name="P1"><text:span text:style-name="T1">NOT</text:span></text:p>
          <text:p text:style-name="P1"><text:span text:style-name="T1">-53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2.2cm" svg:y1="54.18cm" svg:x2="42.8cm" svg:y2="52.699cm" draw:start-shape="id523" draw:start-glue-point="0" draw:end-shape="id511" draw:end-glue-point="2" svg:d="M42200 54180l600-1481" svg:viewBox="0 0 601 1482">
          <text:p text:style-name="P1"><text:span text:style-name="T3">c</text:span></text:p>
        </draw:connector>
        <draw:custom-shape draw:style-name="gr2" draw:text-style-name="P2" xml:id="id524" draw:id="id524" draw:layer="layout" svg:width="2.1cm" svg:height="0.9cm" svg:x="41.7cm" svg:y="49.599cm">
          <text:p text:style-name="P1"><text:span text:style-name="T1">DFF (clk18)</text:span></text:p>
          <text:p text:style-name="P1"><text:span text:style-name="T1">-53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8cm" svg:y1="51.799cm" svg:x2="42.75cm" svg:y2="50.499cm" draw:start-shape="id511" draw:start-glue-point="0" draw:end-shape="id524" draw:end-glue-point="2" svg:d="M42800 51799l-50-1300" svg:viewBox="0 0 51 1301">
          <text:p/>
        </draw:connector>
        <draw:connector draw:style-name="gr5" draw:text-style-name="P3" draw:layer="layout" draw:type="line" svg:x1="32.9cm" svg:y1="55.899cm" svg:x2="31.3cm" svg:y2="52.599cm" draw:start-shape="id405" draw:start-glue-point="0" draw:end-shape="id502" draw:end-glue-point="2" svg:d="M32900 55899l-1600-3300" svg:viewBox="0 0 1601 3301">
          <text:p text:style-name="P1"><text:span text:style-name="T3">a</text:span></text:p>
        </draw:connector>
        <draw:connector draw:style-name="gr5" draw:text-style-name="P3" draw:layer="layout" draw:type="line" svg:x1="32.9cm" svg:y1="55.899cm" svg:x2="38.3cm" svg:y2="52.699cm" draw:start-shape="id405" draw:start-glue-point="0" draw:end-shape="id495" draw:end-glue-point="2" svg:d="M32900 55899l5400-3200" svg:viewBox="0 0 5401 3201">
          <text:p text:style-name="P1"><text:span text:style-name="T3">a</text:span></text:p>
        </draw:connector>
        <draw:connector draw:style-name="gr5" draw:text-style-name="P3" draw:layer="layout" draw:type="line" svg:x1="32.9cm" svg:y1="55.899cm" svg:x2="40.6cm" svg:y2="52.699cm" draw:start-shape="id405" draw:start-glue-point="0" draw:end-shape="id497" draw:end-glue-point="2" svg:d="M32900 55899l7700-3200" svg:viewBox="0 0 7701 3201">
          <text:p text:style-name="P1"><text:span text:style-name="T3">a</text:span></text:p>
        </draw:connector>
        <draw:connector draw:style-name="gr5" draw:text-style-name="P3" draw:layer="layout" draw:type="line" svg:x1="32.9cm" svg:y1="55.899cm" svg:x2="44.4cm" svg:y2="56.799cm" draw:start-shape="id405" draw:start-glue-point="0" draw:end-shape="id500" draw:end-glue-point="2" svg:d="M32900 55899l11500 900" svg:viewBox="0 0 11501 901">
          <text:p text:style-name="P1"><text:span text:style-name="T3">a</text:span></text:p>
        </draw:connector>
        <draw:connector draw:style-name="gr5" draw:text-style-name="P3" draw:layer="layout" draw:type="line" svg:x1="32.9cm" svg:y1="55.899cm" svg:x2="36.2cm" svg:y2="52.599cm" draw:start-shape="id405" draw:start-glue-point="0" draw:end-shape="id491" draw:end-glue-point="2" svg:d="M32900 55899l3300-3300" svg:viewBox="0 0 3301 3301">
          <text:p text:style-name="P1"><text:span text:style-name="T3">a</text:span></text:p>
        </draw:connector>
        <draw:connector draw:style-name="gr5" draw:text-style-name="P3" draw:layer="layout" draw:type="line" svg:x1="46.7cm" svg:y1="54.199cm" svg:x2="47.298cm" svg:y2="52.799cm" draw:start-shape="id483" draw:start-glue-point="0" draw:end-shape="id510" draw:end-glue-point="2" svg:d="M46700 54199l598-1400" svg:viewBox="0 0 599 1401">
          <text:p text:style-name="P1"><text:span text:style-name="T3">c</text:span></text:p>
        </draw:connector>
        <draw:connector draw:style-name="gr3" draw:text-style-name="P1" draw:layer="layout" draw:type="line" svg:x1="48.9cm" svg:y1="59.999cm" svg:x2="48.9cm" svg:y2="55.099cm" draw:start-shape="id484" draw:start-glue-point="0" draw:end-shape="id525" draw:end-glue-point="2" svg:d="M48900 59999v-4900" svg:viewBox="0 0 1 4901">
          <text:p/>
        </draw:connector>
        <draw:connector draw:style-name="gr5" draw:text-style-name="P3" draw:layer="layout" draw:type="line" svg:x1="48.9cm" svg:y1="54.199cm" svg:x2="49.5cm" svg:y2="52.799cm" draw:start-shape="id525" draw:start-glue-point="0" draw:end-shape="id512" draw:end-glue-point="2" svg:d="M48900 54199l600-1400" svg:viewBox="0 0 601 1401">
          <text:p text:style-name="P1"><text:span text:style-name="T3">c</text:span></text:p>
        </draw:connector>
        <draw:connector draw:style-name="gr5" draw:text-style-name="P3" draw:layer="layout" draw:type="line" svg:x1="50.1cm" svg:y1="63.599cm" svg:x2="50cm" svg:y2="60.899cm" draw:start-shape="id461" draw:start-glue-point="0" draw:end-shape="id514" draw:end-glue-point="2" svg:d="M50100 63599l-100-2700" svg:viewBox="0 0 101 2701">
          <text:p text:style-name="P1"><text:span text:style-name="T3">a</text:span></text:p>
        </draw:connector>
        <draw:connector draw:style-name="gr5" draw:text-style-name="P3" draw:layer="layout" draw:type="line" svg:x1="50.1cm" svg:y1="63.599cm" svg:x2="48.9cm" svg:y2="60.899cm" draw:start-shape="id461" draw:start-glue-point="0" draw:end-shape="id484" draw:end-glue-point="2" svg:d="M50100 63599l-1200-2700" svg:viewBox="0 0 1201 2701">
          <text:p text:style-name="P1"><text:span text:style-name="T3">a</text:span></text:p>
        </draw:connector>
        <draw:connector draw:style-name="gr5" draw:text-style-name="P3" draw:layer="layout" draw:type="line" svg:x1="49cm" svg:y1="63.599cm" svg:x2="48.9cm" svg:y2="60.899cm" draw:start-shape="id462" draw:start-glue-point="0" draw:end-shape="id484" draw:end-glue-point="2" svg:d="M49000 63599l-100-2700" svg:viewBox="0 0 101 2701">
          <text:p text:style-name="P1"><text:span text:style-name="T3">c</text:span></text:p>
        </draw:connector>
        <draw:connector draw:style-name="gr5" draw:text-style-name="P3" draw:layer="layout" draw:type="line" svg:x1="49cm" svg:y1="63.599cm" svg:x2="50cm" svg:y2="60.899cm" draw:start-shape="id462" draw:start-glue-point="0" draw:end-shape="id514" draw:end-glue-point="2" svg:d="M49000 63599l1000-2700" svg:viewBox="0 0 1001 2701">
          <text:p text:style-name="P1"><text:span text:style-name="T3">c</text:span></text:p>
        </draw:connector>
        <draw:connector draw:style-name="gr3" draw:text-style-name="P1" draw:layer="layout" draw:type="line" svg:x1="47.3cm" svg:y1="57.542cm" svg:x2="46.7cm" svg:y2="55.099cm" draw:start-shape="id463" draw:start-glue-point="0" draw:end-shape="id483" draw:end-glue-point="2" svg:d="M47300 57542l-600-2443" svg:viewBox="0 0 601 2444">
          <text:p/>
        </draw:connector>
        <draw:connector draw:style-name="gr3" draw:text-style-name="P1" draw:layer="layout" draw:type="line" svg:x1="47.3cm" svg:y1="57.542cm" svg:x2="47.8cm" svg:y2="55.099cm" draw:start-shape="id463" draw:start-glue-point="0" draw:end-shape="id515" draw:end-glue-point="2" svg:d="M47300 57542l500-2443" svg:viewBox="0 0 501 2444">
          <text:p/>
        </draw:connector>
        <draw:connector draw:style-name="gr3" draw:text-style-name="P1" draw:layer="layout" draw:type="line" svg:x1="49.5cm" svg:y1="57.599cm" svg:x2="48.9cm" svg:y2="55.099cm" draw:start-shape="id465" draw:start-glue-point="0" draw:end-shape="id525" draw:end-glue-point="2" svg:d="M49500 57599l-600-2500" svg:viewBox="0 0 601 2501">
          <text:p/>
        </draw:connector>
        <draw:connector draw:style-name="gr3" draw:text-style-name="P1" draw:layer="layout" draw:type="line" svg:x1="49.5cm" svg:y1="57.599cm" svg:x2="50cm" svg:y2="55.099cm" draw:start-shape="id465" draw:start-glue-point="0" draw:end-shape="id517" draw:end-glue-point="2" svg:d="M49500 57599l500-2500" svg:viewBox="0 0 501 2501">
          <text:p/>
        </draw:connector>
        <draw:connector draw:style-name="gr3" draw:text-style-name="P1" draw:layer="layout" draw:type="line" svg:x1="50.9cm" svg:y1="61.599cm" svg:x2="50.8cm" svg:y2="58.499cm" draw:start-shape="id466" draw:start-glue-point="0" draw:end-shape="id526" draw:end-glue-point="2" svg:d="M50900 61599l-100-3100" svg:viewBox="0 0 101 3101">
          <text:p/>
        </draw:connector>
        <draw:custom-shape draw:style-name="gr1" draw:text-style-name="P2" xml:id="id527" draw:id="id527" draw:layer="layout" svg:width="1cm" svg:height="0.9cm" svg:x="50.7cm" svg:y="54.199cm">
          <text:p text:style-name="P1"><text:span text:style-name="T1">IMUX</text:span></text:p>
          <text:p text:style-name="P1"><text:span text:style-name="T1">-5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0.8cm" svg:y1="57.599cm" svg:x2="51.2cm" svg:y2="55.099cm" draw:start-shape="id526" draw:start-glue-point="0" draw:end-shape="id527" draw:end-glue-point="2" svg:d="M50800 57599l400-2500" svg:viewBox="0 0 401 2501">
          <text:p text:style-name="P1"><text:span text:style-name="T3">b</text:span></text:p>
        </draw:connector>
        <draw:connector draw:style-name="gr5" draw:text-style-name="P3" draw:layer="layout" draw:type="line" svg:x1="50.8cm" svg:y1="57.599cm" svg:x2="52.3cm" svg:y2="55.099cm" draw:start-shape="id526" draw:start-glue-point="0" draw:end-shape="id516" draw:end-glue-point="2" svg:d="M50800 57599l1500-2500" svg:viewBox="0 0 1501 2501">
          <text:p text:style-name="P1"><text:span text:style-name="T3">b</text:span></text:p>
        </draw:connector>
        <draw:connector draw:style-name="gr5" draw:text-style-name="P3" draw:layer="layout" draw:type="line" svg:x1="48.9cm" svg:y1="59.999cm" svg:x2="51.2cm" svg:y2="55.099cm" draw:start-shape="id484" draw:start-glue-point="0" draw:end-shape="id527" draw:end-glue-point="2" svg:d="M48900 59999l2300-4900" svg:viewBox="0 0 2301 4901">
          <text:p text:style-name="P1"><text:span text:style-name="T3">a</text:span></text:p>
        </draw:connector>
        <draw:connector draw:style-name="gr5" draw:text-style-name="P3" draw:layer="layout" draw:type="line" svg:x1="51.2cm" svg:y1="54.199cm" svg:x2="51.699cm" svg:y2="52.823cm" draw:start-shape="id527" draw:start-glue-point="0" draw:end-shape="id513" draw:end-glue-point="2" svg:d="M51200 54199l499-1376" svg:viewBox="0 0 500 1377">
          <text:p text:style-name="P1"><text:span text:style-name="T3">c</text:span></text:p>
        </draw:connector>
        <draw:custom-shape draw:style-name="gr1" draw:text-style-name="P2" xml:id="id528" draw:id="id528" draw:layer="layout" svg:width="1cm" svg:height="0.9cm" svg:x="52.2cm" svg:y="57.599cm">
          <text:p text:style-name="P1"><text:span text:style-name="T1">XNOR</text:span></text:p>
          <text:p text:style-name="P1"><text:span text:style-name="T1">-54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52.8cm" svg:y1="61.614cm" svg:x2="52.7cm" svg:y2="58.499cm" draw:start-shape="id467" draw:start-glue-point="0" draw:end-shape="id528" draw:end-glue-point="2" svg:d="M52800 61614l-100-3115" svg:viewBox="0 0 101 3116">
          <text:p/>
        </draw:connector>
        <draw:connector draw:style-name="gr5" draw:text-style-name="P3" draw:layer="layout" draw:type="line" svg:x1="52.7cm" svg:y1="57.599cm" svg:x2="51.2cm" svg:y2="55.099cm" draw:start-shape="id528" draw:start-glue-point="0" draw:end-shape="id527" draw:end-glue-point="2" svg:d="M52700 57599l-1500-2500" svg:viewBox="0 0 1501 2501">
          <text:p text:style-name="P1"><text:span text:style-name="T3">c</text:span></text:p>
        </draw:connector>
        <draw:connector draw:style-name="gr5" draw:text-style-name="P3" draw:layer="layout" draw:type="line" svg:x1="52.7cm" svg:y1="57.599cm" svg:x2="52.3cm" svg:y2="55.099cm" draw:start-shape="id528" draw:start-glue-point="0" draw:end-shape="id516" draw:end-glue-point="2" svg:d="M52700 57599l-400-2500" svg:viewBox="0 0 401 2501">
          <text:p text:style-name="P1"><text:span text:style-name="T3">c</text:span></text:p>
        </draw:connector>
        <draw:connector draw:style-name="gr3" draw:text-style-name="P1" draw:layer="layout" draw:type="line" svg:x1="51.9cm" svg:y1="59.899cm" svg:x2="50.8cm" svg:y2="58.499cm" draw:start-shape="id468" draw:start-glue-point="0" draw:end-shape="id526" draw:end-glue-point="2" svg:d="M51900 59899l-1100-1400" svg:viewBox="0 0 1101 1401">
          <text:p/>
        </draw:connector>
        <draw:connector draw:style-name="gr3" draw:text-style-name="P1" draw:layer="layout" draw:type="line" svg:x1="51.9cm" svg:y1="59.899cm" svg:x2="52.7cm" svg:y2="58.499cm" draw:start-shape="id468" draw:start-glue-point="0" draw:end-shape="id528" draw:end-glue-point="2" svg:d="M51900 59899l800-1400" svg:viewBox="0 0 801 1401">
          <text:p/>
        </draw:connector>
        <draw:connector draw:style-name="gr5" draw:text-style-name="P3" draw:layer="layout" draw:type="line" svg:x1="39.1cm" svg:y1="63.599cm" svg:x2="37.9cm" svg:y2="61.099cm" draw:start-shape="id529" draw:start-glue-point="0" draw:end-shape="id489" draw:end-glue-point="2" svg:d="M39100 63599l-1200-2500" svg:viewBox="0 0 1201 2501">
          <text:p text:style-name="P1"><text:span text:style-name="T3">a</text:span></text:p>
        </draw:connector>
        <draw:connector draw:style-name="gr5" draw:text-style-name="P3" draw:layer="layout" draw:type="line" svg:x1="39.1cm" svg:y1="63.599cm" svg:x2="39cm" svg:y2="61.099cm" draw:start-shape="id529" draw:start-glue-point="0" draw:end-shape="id504" draw:end-glue-point="2" svg:d="M39100 63599l-100-2500" svg:viewBox="0 0 101 2501">
          <text:p text:style-name="P1"><text:span text:style-name="T3">a</text:span></text:p>
        </draw:connector>
        <draw:custom-shape draw:style-name="gr1" draw:text-style-name="P2" xml:id="id529" draw:id="id529" draw:layer="layout" svg:width="1cm" svg:height="0.9cm" svg:x="38.6cm" svg:y="63.599cm">
          <text:p text:style-name="P1"><text:span text:style-name="T1">NAND</text:span></text:p>
          <text:p text:style-name="P1"><text:span text:style-name="T1">-54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808cm" svg:y1="65.679cm" svg:x2="39.1cm" svg:y2="64.499cm" draw:end-shape="id529" draw:end-glue-point="2" svg:d="M38808 65679l292-1180" svg:viewBox="0 0 293 1181">
          <text:p text:style-name="P1"><text:span text:style-name="T3">3_09</text:span></text:p>
        </draw:connector>
        <draw:connector draw:style-name="gr5" draw:text-style-name="P3" draw:layer="layout" draw:type="line" svg:x1="34.267cm" svg:y1="62.005cm" svg:x2="34.6cm" svg:y2="60.933cm" draw:end-shape="id530" draw:end-glue-point="2" svg:d="M34267 62005l333-1072" svg:viewBox="0 0 334 1073">
          <text:p text:style-name="P1"><text:span text:style-name="T3">3_07</text:span></text:p>
        </draw:connector>
        <draw:connector draw:style-name="gr5" draw:text-style-name="P3" draw:layer="layout" draw:type="line" svg:x1="34.6cm" svg:y1="60.033cm" svg:x2="32.4cm" svg:y2="58.499cm" draw:start-shape="id530" draw:start-glue-point="0" draw:end-shape="id391" draw:end-glue-point="2" svg:d="M34600 60033l-2200-1534" svg:viewBox="0 0 2201 1535">
          <text:p text:style-name="P1"><text:span text:style-name="T3">c</text:span></text:p>
        </draw:connector>
        <draw:connector draw:style-name="gr5" draw:text-style-name="P3" draw:layer="layout" draw:type="line" svg:x1="34.6cm" svg:y1="60.033cm" svg:x2="33.501cm" svg:y2="58.499cm" draw:start-shape="id530" draw:start-glue-point="0" draw:end-shape="id392" draw:end-glue-point="2" svg:d="M34600 60033l-1099-1534" svg:viewBox="0 0 1100 1535">
          <text:p text:style-name="P1"><text:span text:style-name="T3">c</text:span></text:p>
        </draw:connector>
        <draw:connector draw:style-name="gr5" draw:text-style-name="P3" draw:layer="layout" draw:type="line" svg:x1="19.6cm" svg:y1="58.099cm" svg:x2="29.1cm" svg:y2="52.599cm" draw:start-shape="id481" draw:start-glue-point="0" draw:end-shape="id397" draw:end-glue-point="2" svg:d="M19600 58099l9500-5500" svg:viewBox="0 0 9501 5501">
          <text:p text:style-name="P1"><text:span text:style-name="T3">a</text:span></text:p>
        </draw:connector>
        <draw:connector draw:style-name="gr5" draw:text-style-name="P3" draw:layer="layout" draw:type="line" svg:x1="19.6cm" svg:y1="58.099cm" svg:x2="32.9cm" svg:y2="56.799cm" draw:start-shape="id481" draw:start-glue-point="0" draw:end-shape="id405" draw:end-glue-point="2" svg:d="M19600 58099l13300-1300" svg:viewBox="0 0 13301 1301">
          <text:p text:style-name="P1"><text:span text:style-name="T3">a</text:span></text:p>
        </draw:connector>
        <draw:connector draw:style-name="gr5" draw:text-style-name="P3" draw:layer="layout" draw:type="line" svg:x1="19.6cm" svg:y1="58.099cm" svg:x2="26.9cm" svg:y2="52.699cm" draw:start-shape="id481" draw:start-glue-point="0" draw:end-shape="id410" draw:end-glue-point="2" svg:d="M19600 58099l7300-5400" svg:viewBox="0 0 7301 5401">
          <text:p text:style-name="P1"><text:span text:style-name="T3">a</text:span></text:p>
        </draw:connector>
        <draw:connector draw:style-name="gr5" draw:text-style-name="P3" draw:layer="layout" draw:type="line" svg:x1="19.6cm" svg:y1="58.099cm" svg:x2="24.7cm" svg:y2="52.699cm" draw:start-shape="id481" draw:start-glue-point="0" draw:end-shape="id423" draw:end-glue-point="2" svg:d="M19600 58099l5100-5400" svg:viewBox="0 0 5101 5401">
          <text:p text:style-name="P1"><text:span text:style-name="T3">a</text:span></text:p>
        </draw:connector>
        <draw:connector draw:style-name="gr5" draw:text-style-name="P3" draw:layer="layout" draw:type="line" svg:x1="19.6cm" svg:y1="58.099cm" svg:x2="22.5cm" svg:y2="52.703cm" draw:start-shape="id481" draw:start-glue-point="0" draw:end-shape="id486" draw:end-glue-point="2" svg:d="M19600 58099l2900-5396" svg:viewBox="0 0 2901 5397">
          <text:p text:style-name="P1"><text:span text:style-name="T3">a</text:span></text:p>
        </draw:connector>
        <draw:connector draw:style-name="gr3" draw:text-style-name="P1" draw:layer="layout" draw:type="line" svg:x1="22.5cm" svg:y1="55.299cm" svg:x2="21.9cm" svg:y2="54.899cm" draw:start-shape="id417" draw:start-glue-point="0" draw:end-shape="id531" draw:end-glue-point="2" svg:d="M22500 55299l-600-400" svg:viewBox="0 0 601 401">
          <text:p/>
        </draw:connector>
        <draw:connector draw:style-name="gr5" draw:text-style-name="P3" draw:layer="layout" draw:type="line" svg:x1="21.9cm" svg:y1="53.999cm" svg:x2="22.5cm" svg:y2="52.703cm" draw:start-shape="id531" draw:start-glue-point="0" draw:end-shape="id486" draw:end-glue-point="2" svg:d="M21900 53999l600-1296" svg:viewBox="0 0 601 1297">
          <text:p text:style-name="P1"><text:span text:style-name="T3">b</text:span></text:p>
        </draw:connector>
        <draw:custom-shape draw:style-name="gr2" draw:text-style-name="P2" xml:id="id560" draw:id="id560" draw:layer="layout" svg:width="2.1cm" svg:height="0.9cm" svg:x="52.9cm" svg:y="49.606cm">
          <text:p text:style-name="P1"><text:span text:style-name="T1">DFF (clk18)</text:span></text:p>
          <text:p text:style-name="P1"><text:span text:style-name="T1">-54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1" draw:id="id561" draw:layer="layout" svg:width="2.1cm" svg:height="0.9cm" svg:x="8.2cm" svg:y="44.399cm">
          <text:p text:style-name="P1"><text:span text:style-name="T1">DFF (clk18)</text:span></text:p>
          <text:p text:style-name="P1"><text:span text:style-name="T1">-54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5" draw:id="id545" draw:layer="layout" svg:width="2.1cm" svg:height="0.9cm" svg:x="10.4cm" svg:y="44.399cm">
          <text:p text:style-name="P1"><text:span text:style-name="T1">DFF (clk18)</text:span></text:p>
          <text:p text:style-name="P1"><text:span text:style-name="T1">-54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8" draw:id="id548" draw:layer="layout" svg:width="2.1cm" svg:height="0.9cm" svg:x="6cm" svg:y="44.399cm">
          <text:p text:style-name="P1"><text:span text:style-name="T1">DFF (clk18)</text:span></text:p>
          <text:p text:style-name="P1"><text:span text:style-name="T1">-55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4" draw:id="id564" draw:layer="layout" svg:width="2.1cm" svg:height="0.9cm" svg:x="3.8cm" svg:y="44.399cm">
          <text:p text:style-name="P1"><text:span text:style-name="T1">DFF (clk18)</text:span></text:p>
          <text:p text:style-name="P1"><text:span text:style-name="T1">-55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2" draw:id="id532" draw:layer="layout" svg:width="1cm" svg:height="0.9cm" svg:x="19.1cm" svg:y="43.347cm">
          <text:p text:style-name="P1"><text:span text:style-name="T1">AND</text:span></text:p>
          <text:p text:style-name="P1"><text:span text:style-name="T1">-5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15cm" svg:y1="49.599cm" svg:x2="19.6cm" svg:y2="44.247cm" draw:start-shape="id492" draw:start-glue-point="0" draw:end-shape="id532" draw:end-glue-point="2" svg:d="M36150 49599l-16550-5352" svg:viewBox="0 0 16551 5353">
          <text:p/>
        </draw:connector>
        <draw:connector draw:style-name="gr3" draw:text-style-name="P1" draw:layer="layout" draw:type="line" svg:x1="36.15cm" svg:y1="49.599cm" svg:x2="36.201cm" svg:y2="47.799cm" draw:start-shape="id492" draw:start-glue-point="0" draw:end-shape="id533" draw:end-glue-point="2" svg:d="M36150 49599l51-1800" svg:viewBox="0 0 52 1801">
          <text:p/>
        </draw:connector>
        <draw:connector draw:style-name="gr5" draw:text-style-name="P3" draw:layer="layout" draw:type="line" svg:x1="36.201cm" svg:y1="46.899cm" svg:x2="36.18cm" svg:y2="44.956cm" draw:start-shape="id533" draw:start-glue-point="0" svg:d="M36201 46899l-21-1943" svg:viewBox="0 0 22 1944">
          <text:p text:style-name="P1"><text:span text:style-name="T3">sum07</text:span></text:p>
        </draw:connector>
        <draw:connector draw:style-name="gr5" draw:text-style-name="P3" draw:layer="layout" draw:type="line" svg:x1="31.557cm" svg:y1="62.764cm" svg:x2="31.3cm" svg:y2="60.899cm" draw:end-shape="id390" draw:end-glue-point="2" svg:d="M31557 62764l-257-1865" svg:viewBox="0 0 258 1866">
          <text:p text:style-name="P1"><text:span text:style-name="T3">sum07</text:span></text:p>
        </draw:connector>
        <draw:connector draw:style-name="gr5" draw:text-style-name="P3" draw:layer="layout" draw:type="line" svg:x1="34.895cm" svg:y1="62.799cm" svg:x2="34.6cm" svg:y2="60.933cm" draw:end-shape="id530" draw:end-glue-point="2" svg:d="M34895 62799l-295-1866" svg:viewBox="0 0 296 1867">
          <text:p text:style-name="P1"><text:span text:style-name="T3">sum07</text:span></text:p>
        </draw:connector>
        <draw:custom-shape draw:style-name="gr1" draw:text-style-name="P2" xml:id="id534" draw:id="id534" draw:layer="layout" svg:width="1cm" svg:height="0.9cm" svg:x="18cm" svg:y="43.347cm">
          <text:p text:style-name="P1"><text:span text:style-name="T1">AND</text:span></text:p>
          <text:p text:style-name="P1"><text:span text:style-name="T1">-55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25cm" svg:y1="49.599cm" svg:x2="18.5cm" svg:y2="44.247cm" draw:start-shape="id503" draw:start-glue-point="0" draw:end-shape="id534" draw:end-glue-point="2" svg:d="M31250 49599l-12750-5352" svg:viewBox="0 0 12751 5353">
          <text:p/>
        </draw:connector>
        <draw:connector draw:style-name="gr3" draw:text-style-name="P1" draw:layer="layout" draw:type="line" svg:x1="31.25cm" svg:y1="49.599cm" svg:x2="31.201cm" svg:y2="47.907cm" draw:start-shape="id503" draw:start-glue-point="0" draw:end-shape="id535" draw:end-glue-point="2" svg:d="M31250 49599l-49-1692" svg:viewBox="0 0 50 1693">
          <text:p/>
        </draw:connector>
        <draw:connector draw:style-name="gr5" draw:text-style-name="P3" draw:layer="layout" draw:type="line" svg:x1="31.201cm" svg:y1="47.007cm" svg:x2="31.136cm" svg:y2="45.074cm" draw:start-shape="id535" draw:start-glue-point="0" svg:d="M31201 47007l-65-1933" svg:viewBox="0 0 66 1934">
          <text:p text:style-name="P1"><text:span text:style-name="T3">sum06</text:span></text:p>
        </draw:connector>
        <draw:connector draw:style-name="gr5" draw:text-style-name="P3" draw:layer="layout" draw:type="line" svg:x1="34.425cm" svg:y1="66.18cm" svg:x2="34.1cm" svg:y2="64.499cm" draw:end-shape="id403" draw:end-glue-point="2" svg:d="M34425 66180l-325-1681" svg:viewBox="0 0 326 1682">
          <text:p text:style-name="P1"><text:span text:style-name="T3">sum06</text:span></text:p>
        </draw:connector>
        <draw:connector draw:style-name="gr5" draw:text-style-name="P3" draw:layer="layout" draw:type="line" svg:x1="27.3cm" svg:y1="60.199cm" svg:x2="27cm" svg:y2="58.499cm" draw:end-shape="id402" draw:end-glue-point="2" svg:d="M27300 60199l-300-1700" svg:viewBox="0 0 301 1701">
          <text:p text:style-name="P1"><text:span text:style-name="T3">sum06</text:span></text:p>
        </draw:connector>
        <draw:connector draw:style-name="gr5" draw:text-style-name="P3" draw:layer="layout" draw:type="line" svg:x1="29.389cm" svg:y1="62.65cm" svg:x2="29.064cm" svg:y2="60.899cm" draw:end-shape="id404" draw:end-glue-point="2" svg:d="M29389 62650l-325-1751" svg:viewBox="0 0 326 1752">
          <text:p text:style-name="P1"><text:span text:style-name="T3">sum06</text:span></text:p>
        </draw:connector>
        <draw:connector draw:style-name="gr5" draw:text-style-name="P3" draw:layer="layout" draw:type="line" svg:x1="32.586cm" svg:y1="66.344cm" svg:x2="31.88cm" svg:y2="64.499cm" draw:end-shape="id401" draw:end-glue-point="2" svg:d="M32586 66344l-706-1845" svg:viewBox="0 0 707 1846">
          <text:p text:style-name="P1"><text:span text:style-name="T3">sum06/c</text:span></text:p>
        </draw:connector>
        <draw:connector draw:style-name="gr5" draw:text-style-name="P3" draw:layer="layout" draw:type="line" svg:x1="32.191cm" svg:y1="66.557cm" svg:x2="33cm" svg:y2="64.499cm" draw:end-shape="id400" draw:end-glue-point="2" svg:d="M32191 66557l809-2058" svg:viewBox="0 0 810 2059">
          <text:p text:style-name="P1"><text:span text:style-name="T3">sum06/d</text:span></text:p>
        </draw:connector>
        <draw:custom-shape draw:style-name="gr1" draw:text-style-name="P2" xml:id="id536" draw:id="id536" draw:layer="layout" svg:width="1cm" svg:height="0.9cm" svg:x="19.1cm" svg:y="40.047cm">
          <text:p text:style-name="P1"><text:span text:style-name="T1">NAND</text:span></text:p>
          <text:p text:style-name="P1"><text:span text:style-name="T1">-5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19.6cm" svg:y2="40.947cm" draw:start-shape="id518" draw:start-glue-point="0" draw:end-shape="id536" draw:end-glue-point="2" svg:d="M49550 49599l-29950-8652" svg:viewBox="0 0 29951 8653">
          <text:p/>
        </draw:connector>
        <draw:custom-shape draw:style-name="gr1" draw:text-style-name="P2" xml:id="id537" draw:id="id537" draw:layer="layout" svg:width="1cm" svg:height="0.9cm" svg:x="49.003cm" svg:y="46.899cm">
          <text:p text:style-name="P1"><text:span text:style-name="T1">AND</text:span></text:p>
          <text:p text:style-name="P1"><text:span text:style-name="T1">-55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49.503cm" svg:y2="47.799cm" draw:start-shape="id518" draw:start-glue-point="0" draw:end-shape="id537" draw:end-glue-point="2" svg:d="M49550 49599l-47-1800" svg:viewBox="0 0 48 1801">
          <text:p/>
        </draw:connector>
        <draw:connector draw:style-name="gr5" draw:text-style-name="P3" draw:layer="layout" draw:type="line" svg:x1="49.503cm" svg:y1="46.899cm" svg:x2="49.481cm" svg:y2="45.074cm" draw:start-shape="id537" draw:start-glue-point="0" svg:d="M49503 46899l-22-1825" svg:viewBox="0 0 23 1826">
          <text:p text:style-name="P1"><text:span text:style-name="T3">sum12</text:span></text:p>
        </draw:connector>
        <draw:connector draw:style-name="gr5" draw:text-style-name="P3" draw:layer="layout" draw:type="line" svg:x1="43.205cm" svg:y1="58.21cm" svg:x2="42.8cm" svg:y2="56.399cm" draw:end-shape="id458" draw:end-glue-point="2" svg:d="M43205 58210l-405-1811" svg:viewBox="0 0 406 1812">
          <text:p text:style-name="P1"><text:span text:style-name="T3">sum12</text:span></text:p>
        </draw:connector>
        <draw:connector draw:style-name="gr5" draw:text-style-name="P3" draw:layer="layout" draw:type="line" svg:x1="48.305cm" svg:y1="66.295cm" svg:x2="47.9cm" svg:y2="64.499cm" draw:end-shape="id457" draw:end-glue-point="2" svg:d="M48305 66295l-405-1796" svg:viewBox="0 0 406 1797">
          <text:p text:style-name="P1"><text:span text:style-name="T3">sum12</text:span></text:p>
        </draw:connector>
        <draw:custom-shape draw:style-name="gr1" draw:text-style-name="P2" xml:id="id538" draw:id="id538" draw:layer="layout" svg:width="1cm" svg:height="0.9cm" svg:x="17.2cm" svg:y="37.677cm">
          <text:p text:style-name="P1"><text:span text:style-name="T1">12-AOI</text:span></text:p>
          <text:p text:style-name="P1"><text:span text:style-name="T1">-56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05cm" svg:y1="49.603cm" svg:x2="17.7cm" svg:y2="38.577cm" draw:start-shape="id479" draw:start-glue-point="0" draw:end-shape="id538" draw:end-glue-point="2" svg:d="M18050 49603l-350-11026" svg:viewBox="0 0 351 11027">
          <text:p text:style-name="P1"><text:span text:style-name="T3">b</text:span></text:p>
        </draw:connector>
        <draw:connector draw:style-name="gr3" draw:text-style-name="P1" draw:layer="layout" draw:type="line" svg:x1="18.05cm" svg:y1="49.603cm" svg:x2="17.501cm" svg:y2="47.907cm" draw:start-shape="id479" draw:start-glue-point="0" draw:end-shape="id539" draw:end-glue-point="2" svg:d="M18050 49603l-549-1696" svg:viewBox="0 0 550 1697">
          <text:p/>
        </draw:connector>
        <draw:connector draw:style-name="gr5" draw:text-style-name="P3" draw:layer="layout" draw:type="line" svg:x1="17.501cm" svg:y1="47.007cm" svg:x2="17.48cm" svg:y2="45.056cm" draw:start-shape="id539" draw:start-glue-point="0" svg:d="M17501 47007l-21-1951" svg:viewBox="0 0 22 1952">
          <text:p text:style-name="P1"><text:span text:style-name="T3">sum00</text:span></text:p>
        </draw:connector>
        <draw:connector draw:style-name="gr5" draw:text-style-name="P3" draw:layer="layout" draw:type="line" svg:x1="14.295cm" svg:y1="56.525cm" svg:x2="13.7cm" svg:y2="54.756cm" draw:end-shape="id437" draw:end-glue-point="2" svg:d="M14295 56525l-595-1769" svg:viewBox="0 0 596 1770">
          <text:p text:style-name="P1"><text:span text:style-name="T3">sum00</text:span></text:p>
        </draw:connector>
        <draw:connector draw:style-name="gr5" draw:text-style-name="P3" draw:layer="layout" draw:type="line" svg:x1="22.889cm" svg:y1="57.995cm" svg:x2="22.5cm" svg:y2="56.199cm" draw:end-shape="id417" draw:end-glue-point="2" svg:d="M22889 57995l-389-1796" svg:viewBox="0 0 390 1797">
          <text:p text:style-name="P1"><text:span text:style-name="T3">sum04</text:span></text:p>
        </draw:connector>
        <draw:connector draw:style-name="gr5" draw:text-style-name="P3" draw:layer="layout" draw:type="line" svg:x1="24.579cm" svg:y1="66.069cm" svg:x2="24.2cm" svg:y2="64.499cm" draw:end-shape="id418" draw:end-glue-point="2" svg:d="M24579 66069l-379-1570" svg:viewBox="0 0 380 1571">
          <text:p text:style-name="P1"><text:span text:style-name="T3">sum04</text:span></text:p>
        </draw:connector>
        <draw:custom-shape draw:style-name="gr1" draw:text-style-name="P2" xml:id="id540" draw:id="id540" draw:layer="layout" svg:width="1cm" svg:height="0.9cm" svg:x="13.269cm" svg:y="64.695cm">
          <text:p text:style-name="P1"><text:span text:style-name="T1">AND</text:span></text:p>
          <text:p text:style-name="P1"><text:span text:style-name="T1">-56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4.242cm" svg:y1="67.4cm" svg:x2="13.769cm" svg:y2="65.595cm" draw:end-shape="id540" draw:end-glue-point="2" svg:d="M14242 67400l-473-1805" svg:viewBox="0 0 474 1806">
          <text:p text:style-name="P1"><text:span text:style-name="T3">sum00</text:span></text:p>
        </draw:connector>
        <draw:connector draw:style-name="gr5" draw:text-style-name="P3" draw:layer="layout" draw:type="line" svg:x1="11.34cm" svg:y1="67.399cm" svg:x2="11.069cm" svg:y2="65.581cm" draw:end-shape="id439" draw:end-glue-point="2" svg:d="M11340 67399l-271-1818" svg:viewBox="0 0 272 1819">
          <text:p text:style-name="P1"><text:span text:style-name="T3">sum00</text:span></text:p>
        </draw:connector>
        <draw:custom-shape draw:style-name="gr1" draw:text-style-name="P2" xml:id="id541" draw:id="id541" draw:layer="layout" svg:width="1cm" svg:height="0.9cm" svg:x="19.2cm" svg:y="47.007cm">
          <text:p text:style-name="P1"><text:span text:style-name="T1">AND</text:span></text:p>
          <text:p text:style-name="P1"><text:span text:style-name="T1">-56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9.269cm" svg:y1="49.043cm" svg:x2="19.7cm" svg:y2="47.907cm" draw:end-shape="id541" draw:end-glue-point="2" svg:d="M19269 49043l431-1136" svg:viewBox="0 0 432 1137">
          <text:p text:style-name="P1"><text:span text:style-name="T3">u01</text:span></text:p>
        </draw:connector>
        <draw:connector draw:style-name="gr5" draw:text-style-name="P3" draw:layer="layout" draw:type="line" svg:x1="30.66cm" svg:y1="49.07cm" svg:x2="31.201cm" svg:y2="47.907cm" draw:end-shape="id535" draw:end-glue-point="2" svg:d="M30660 49070l541-1163" svg:viewBox="0 0 542 1164">
          <text:p text:style-name="P1"><text:span text:style-name="T3">u01</text:span></text:p>
        </draw:connector>
        <draw:connector draw:style-name="gr5" draw:text-style-name="P3" draw:layer="layout" draw:type="line" svg:x1="35.677cm" svg:y1="49.07cm" svg:x2="36.201cm" svg:y2="47.799cm" draw:end-shape="id533" draw:end-glue-point="2" svg:d="M35677 49070l524-1271" svg:viewBox="0 0 525 1272">
          <text:p text:style-name="P1"><text:span text:style-name="T3">u01</text:span></text:p>
        </draw:connector>
        <draw:connector draw:style-name="gr5" draw:text-style-name="P3" draw:layer="layout" draw:type="line" svg:x1="49.007cm" svg:y1="49.042cm" svg:x2="49.503cm" svg:y2="47.799cm" draw:end-shape="id537" draw:end-glue-point="2" svg:d="M49007 49042l496-1243" svg:viewBox="0 0 497 1244">
          <text:p text:style-name="P1"><text:span text:style-name="T3">u01</text:span></text:p>
        </draw:connector>
        <draw:connector draw:style-name="gr5" draw:text-style-name="P3" draw:layer="layout" draw:type="line" svg:x1="16.967cm" svg:y1="49.07cm" svg:x2="17.501cm" svg:y2="47.907cm" draw:end-shape="id539" draw:end-glue-point="2" svg:d="M16967 49070l534-1163" svg:viewBox="0 0 535 1164">
          <text:p text:style-name="P1"><text:span text:style-name="T3">u01</text:span></text:p>
        </draw:connector>
        <draw:custom-shape draw:style-name="gr1" draw:text-style-name="P2" xml:id="id542" draw:id="id542" draw:layer="layout" svg:width="1cm" svg:height="0.9cm" svg:x="53.4cm" svg:y="46.906cm">
          <text:p text:style-name="P1"><text:span text:style-name="T1">3-AND</text:span></text:p>
          <text:p text:style-name="P1"><text:span text:style-name="T1">-58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3.475cm" svg:y1="49.05cm" svg:x2="53.9cm" svg:y2="47.806cm" draw:end-shape="id542" draw:end-glue-point="2" svg:d="M53475 49050l425-1244" svg:viewBox="0 0 426 1245">
          <text:p text:style-name="P1"><text:span text:style-name="T3">u01</text:span></text:p>
        </draw:connector>
        <draw:custom-shape draw:style-name="gr1" draw:text-style-name="P2" xml:id="id543" draw:id="id543" draw:layer="layout" svg:width="1cm" svg:height="0.9cm" svg:x="14.8cm" svg:y="37.677cm">
          <text:p text:style-name="P1"><text:span text:style-name="T1">12-AOI</text:span></text:p>
          <text:p text:style-name="P1"><text:span text:style-name="T1">-57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85cm" svg:y1="49.603cm" svg:x2="15.3cm" svg:y2="38.577cm" draw:start-shape="id480" draw:start-glue-point="0" draw:end-shape="id543" draw:end-glue-point="2" svg:d="M15850 49603l-550-11026" svg:viewBox="0 0 551 11027">
          <text:p text:style-name="P1"><text:span text:style-name="T3">b</text:span></text:p>
        </draw:connector>
        <draw:connector draw:style-name="gr3" draw:text-style-name="P1" draw:layer="layout" draw:type="line" svg:x1="15.85cm" svg:y1="49.603cm" svg:x2="15.3cm" svg:y2="47.907cm" draw:start-shape="id480" draw:start-glue-point="0" draw:end-shape="id544" draw:end-glue-point="2" svg:d="M15850 49603l-550-1696" svg:viewBox="0 0 551 1697">
          <text:p/>
        </draw:connector>
        <draw:connector draw:style-name="gr3" draw:text-style-name="P3" draw:layer="layout" draw:type="line" svg:x1="15.3cm" svg:y1="47.007cm" svg:x2="11.45cm" svg:y2="45.299cm" draw:start-shape="id544" draw:start-glue-point="0" draw:end-shape="id545" draw:end-glue-point="2" svg:d="M15300 47007l-3850-1708" svg:viewBox="0 0 3851 1709">
          <text:p/>
        </draw:connector>
        <draw:custom-shape draw:style-name="gr1" draw:text-style-name="P2" xml:id="id546" draw:id="id546" draw:layer="layout" svg:width="1cm" svg:height="0.9cm" svg:x="12.6cm" svg:y="37.677cm">
          <text:p text:style-name="P1"><text:span text:style-name="T1">12-AOI</text:span></text:p>
          <text:p text:style-name="P1"><text:span text:style-name="T1">-57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45cm" svg:y1="44.399cm" svg:x2="13.1cm" svg:y2="38.577cm" draw:start-shape="id545" draw:start-glue-point="0" draw:end-shape="id546" draw:end-glue-point="2" svg:d="M11450 44399l1650-5822" svg:viewBox="0 0 1651 5823">
          <text:p text:style-name="P1"><text:span text:style-name="T3">b</text:span></text:p>
        </draw:connector>
        <draw:custom-shape draw:style-name="gr1" draw:text-style-name="P2" xml:id="id547" draw:id="id547" draw:layer="layout" svg:width="1cm" svg:height="0.9cm" svg:x="6.6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5cm" svg:y1="44.399cm" svg:x2="7.6cm" svg:y2="47.449cm" draw:start-shape="id545" draw:start-glue-point="0" draw:end-shape="id547" draw:end-glue-point="1" svg:d="M11450 44399l-3850 3050" svg:viewBox="0 0 3851 3051">
          <text:p/>
        </draw:connector>
        <draw:connector draw:style-name="gr3" draw:text-style-name="P1" draw:layer="layout" draw:type="line" svg:x1="7.1cm" svg:y1="46.999cm" svg:x2="7.05cm" svg:y2="45.299cm" draw:start-shape="id547" draw:start-glue-point="0" draw:end-shape="id548" draw:end-glue-point="2" svg:d="M7100 46999l-50-1700" svg:viewBox="0 0 51 1701">
          <text:p/>
        </draw:connector>
        <draw:custom-shape draw:style-name="gr1" draw:text-style-name="P2" xml:id="id549" draw:id="id549" draw:layer="layout" svg:width="1cm" svg:height="0.9cm" svg:x="9.4cm" svg:y="37.677cm">
          <text:p text:style-name="P1"><text:span text:style-name="T1">12-AOI</text:span></text:p>
          <text:p text:style-name="P1"><text:span text:style-name="T1">-57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5cm" svg:y1="44.399cm" svg:x2="9.9cm" svg:y2="38.577cm" draw:start-shape="id548" draw:start-glue-point="0" draw:end-shape="id549" draw:end-glue-point="2" svg:d="M7050 44399l2850-5822" svg:viewBox="0 0 2851 5823">
          <text:p text:style-name="P1"><text:span text:style-name="T3">b</text:span></text:p>
        </draw:connector>
        <draw:connector draw:style-name="gr3" draw:text-style-name="P1" draw:layer="layout" draw:type="line" svg:x1="13.769cm" svg:y1="64.695cm" svg:x2="12.369cm" svg:y2="62.781cm" draw:start-shape="id540" draw:start-glue-point="0" draw:end-shape="id469" draw:end-glue-point="2" svg:d="M13769 64695l-1400-1914" svg:viewBox="0 0 1401 1915">
          <text:p/>
        </draw:connector>
        <draw:custom-shape draw:style-name="gr1" draw:text-style-name="P2" xml:id="id550" draw:id="id550" draw:layer="layout" svg:width="1cm" svg:height="0.9cm" svg:x="18.3cm" svg:y="37.677cm">
          <text:p text:style-name="P1"><text:span text:style-name="T1">12-AOI</text:span></text:p>
          <text:p text:style-name="P1"><text:span text:style-name="T1">-57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25cm" svg:y1="49.603cm" svg:x2="18.8cm" svg:y2="38.577cm" draw:start-shape="id476" draw:start-glue-point="0" draw:end-shape="id550" draw:end-glue-point="2" svg:d="M20250 49603l-1450-11026" svg:viewBox="0 0 1451 11027">
          <text:p text:style-name="P1"><text:span text:style-name="T3">b</text:span></text:p>
        </draw:connector>
        <draw:connector draw:style-name="gr3" draw:text-style-name="P1" draw:layer="layout" draw:type="line" svg:x1="20.25cm" svg:y1="49.603cm" svg:x2="19.7cm" svg:y2="47.907cm" draw:start-shape="id476" draw:start-glue-point="0" draw:end-shape="id541" draw:end-glue-point="2" svg:d="M20250 49603l-550-1696" svg:viewBox="0 0 551 1697">
          <text:p/>
        </draw:connector>
        <draw:connector draw:style-name="gr5" draw:text-style-name="P3" draw:layer="layout" draw:type="line" svg:x1="19.7cm" svg:y1="47.007cm" svg:x2="19.648cm" svg:y2="45.086cm" draw:start-shape="id541" draw:start-glue-point="0" svg:d="M19700 47007l-52-1921" svg:viewBox="0 0 53 1922">
          <text:p text:style-name="P1"><text:span text:style-name="T3">sum01</text:span></text:p>
        </draw:connector>
        <draw:connector draw:style-name="gr5" draw:text-style-name="P3" draw:layer="layout" draw:type="line" svg:x1="17.485cm" svg:y1="61.299cm" svg:x2="17.1cm" svg:y2="59.307cm" draw:end-shape="id436" draw:end-glue-point="2" svg:d="M17485 61299l-385-1992" svg:viewBox="0 0 386 1993">
          <text:p text:style-name="P1"><text:span text:style-name="T3">sum01</text:span></text:p>
        </draw:connector>
        <draw:connector draw:style-name="gr5" draw:text-style-name="P3" draw:layer="layout" draw:type="line" svg:x1="16.157cm" svg:y1="61.102cm" svg:x2="15.9cm" svg:y2="59.307cm" draw:end-shape="id435" draw:end-glue-point="2" svg:d="M16157 61102l-257-1795" svg:viewBox="0 0 258 1796">
          <text:p text:style-name="P1"><text:span text:style-name="T3">sum01</text:span></text:p>
        </draw:connector>
        <draw:connector draw:style-name="gr5" draw:text-style-name="P3" draw:layer="layout" draw:type="line" svg:x1="18.08cm" svg:y1="65.536cm" svg:x2="18.72cm" svg:y2="63.169cm" draw:end-shape="id431" draw:end-glue-point="2" svg:d="M18080 65536l640-2367" svg:viewBox="0 0 641 2368">
          <text:p text:style-name="P1"><text:span text:style-name="T3">sum01/a</text:span></text:p>
        </draw:connector>
        <draw:connector draw:style-name="gr5" draw:text-style-name="P3" draw:layer="layout" draw:type="line" svg:x1="19.153cm" svg:y1="65.433cm" svg:x2="19.815cm" svg:y2="63.199cm" draw:end-shape="id430" draw:end-glue-point="2" svg:d="M19153 65433l662-2234" svg:viewBox="0 0 663 2235">
          <text:p text:style-name="P1"><text:span text:style-name="T3">sum01/a</text:span></text:p>
        </draw:connector>
        <draw:connector draw:style-name="gr5" draw:text-style-name="P3" draw:layer="layout" draw:type="line" svg:x1="16.322cm" svg:y1="56.214cm" svg:x2="15.911cm" svg:y2="54.797cm" draw:end-shape="id551" draw:end-glue-point="2" svg:d="M16322 56214l-411-1417" svg:viewBox="0 0 412 1418">
          <text:p text:style-name="P1"><text:span text:style-name="T3">sum01</text:span></text:p>
        </draw:connector>
        <draw:connector draw:style-name="gr5" draw:text-style-name="P3" draw:layer="layout" draw:type="line" svg:x1="15.4cm" svg:y1="56.018cm" svg:x2="15.911cm" svg:y2="54.797cm" draw:end-shape="id551" draw:end-glue-point="2" svg:d="M15400 56018l511-1221" svg:viewBox="0 0 512 1222">
          <text:p text:style-name="P1"><text:span text:style-name="T3">3_01</text:span></text:p>
        </draw:connector>
        <draw:connector draw:style-name="gr3" draw:text-style-name="P1" draw:layer="layout" draw:type="line" svg:x1="15.911cm" svg:y1="53.897cm" svg:x2="15.9cm" svg:y2="52.697cm" draw:start-shape="id551" draw:start-glue-point="0" draw:end-shape="id471" draw:end-glue-point="2" svg:d="M15911 53897l-11-1200" svg:viewBox="0 0 12 1201">
          <text:p/>
        </draw:connector>
        <draw:connector draw:style-name="gr3" draw:text-style-name="P1" draw:layer="layout" draw:type="line" svg:x1="47.35cm" svg:y1="49.601cm" svg:x2="16.4cm" svg:y2="44.247cm" draw:start-shape="id520" draw:start-glue-point="0" draw:end-shape="id552" draw:end-glue-point="2" svg:d="M47350 49601l-30950-5354" svg:viewBox="0 0 30951 5355">
          <text:p/>
        </draw:connector>
        <draw:connector draw:style-name="gr3" draw:text-style-name="P1" draw:layer="layout" draw:type="line" svg:x1="47.35cm" svg:y1="49.601cm" svg:x2="47.302cm" svg:y2="47.8cm" draw:start-shape="id520" draw:start-glue-point="0" draw:end-shape="id553" draw:end-glue-point="2" svg:d="M47350 49601l-48-1801" svg:viewBox="0 0 49 1802">
          <text:p/>
        </draw:connector>
        <draw:connector draw:style-name="gr5" draw:text-style-name="P3" draw:layer="layout" draw:type="line" svg:x1="47.302cm" svg:y1="46.9cm" svg:x2="47.28cm" svg:y2="45.075cm" draw:start-shape="id553" draw:start-glue-point="0" svg:d="M47302 46900l-22-1825" svg:viewBox="0 0 23 1826">
          <text:p text:style-name="P1"><text:span text:style-name="T3">sum11</text:span></text:p>
        </draw:connector>
        <draw:connector draw:style-name="gr5" draw:text-style-name="P3" draw:layer="layout" draw:type="line" svg:x1="46.883cm" svg:y1="49.071cm" svg:x2="47.302cm" svg:y2="47.8cm" draw:end-shape="id553" draw:end-glue-point="2" svg:d="M46883 49071l419-1271" svg:viewBox="0 0 420 1272">
          <text:p text:style-name="P1"><text:span text:style-name="T3">u01</text:span></text:p>
        </draw:connector>
        <draw:custom-shape draw:style-name="gr1" draw:text-style-name="P2" xml:id="id554" draw:id="id554" draw:layer="layout" svg:width="1cm" svg:height="0.9cm" svg:x="20.2cm" svg:y="43.347cm">
          <text:p text:style-name="P1"><text:span text:style-name="T1">3-AND</text:span></text:p>
          <text:p text:style-name="P1"><text:span text:style-name="T1">-58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5cm" svg:y1="49.601cm" svg:x2="20.7cm" svg:y2="44.247cm" draw:start-shape="id520" draw:start-glue-point="0" draw:end-shape="id554" draw:end-glue-point="2" svg:d="M47350 49601l-26650-5354" svg:viewBox="0 0 26651 5355">
          <text:p/>
        </draw:connector>
        <draw:connector draw:style-name="gr5" draw:text-style-name="P3" draw:layer="layout" draw:type="line" svg:x1="42.954cm" svg:y1="62.699cm" svg:x2="42.7cm" svg:y2="60.857cm" draw:end-shape="id455" draw:end-glue-point="2" svg:d="M42954 62699l-254-1842" svg:viewBox="0 0 255 1843">
          <text:p text:style-name="P1"><text:span text:style-name="T3">sum11</text:span></text:p>
        </draw:connector>
        <draw:connector draw:style-name="gr5" draw:text-style-name="P3" draw:layer="layout" draw:type="line" svg:x1="46.254cm" svg:y1="62.699cm" svg:x2="46cm" svg:y2="60.857cm" draw:end-shape="id454" draw:end-glue-point="2" svg:d="M46254 62699l-254-1842" svg:viewBox="0 0 255 1843">
          <text:p text:style-name="P1"><text:span text:style-name="T3">sum11</text:span></text:p>
        </draw:connector>
        <draw:connector draw:style-name="gr3" draw:text-style-name="P1" draw:layer="layout" draw:type="line" svg:x1="40.55cm" svg:y1="49.599cm" svg:x2="16.4cm" svg:y2="44.247cm" draw:start-shape="id498" draw:start-glue-point="0" draw:end-shape="id552" draw:end-glue-point="2" svg:d="M40550 49599l-24150-5352" svg:viewBox="0 0 24151 5353">
          <text:p/>
        </draw:connector>
        <draw:connector draw:style-name="gr3" draw:text-style-name="P1" draw:layer="layout" draw:type="line" svg:x1="40.55cm" svg:y1="49.599cm" svg:x2="20.7cm" svg:y2="44.247cm" draw:start-shape="id498" draw:start-glue-point="0" draw:end-shape="id554" draw:end-glue-point="2" svg:d="M40550 49599l-19850-5352" svg:viewBox="0 0 19851 5353">
          <text:p/>
        </draw:connector>
        <draw:connector draw:style-name="gr3" draw:text-style-name="P1" draw:layer="layout" draw:type="line" svg:x1="40.55cm" svg:y1="49.599cm" svg:x2="40.552cm" svg:y2="47.798cm" draw:start-shape="id498" draw:start-glue-point="0" draw:end-shape="id555" draw:end-glue-point="2" svg:d="M40550 49599l2-1801" svg:viewBox="0 0 3 1802">
          <text:p/>
        </draw:connector>
        <draw:connector draw:style-name="gr5" draw:text-style-name="P3" draw:layer="layout" draw:type="line" svg:x1="40.552cm" svg:y1="46.898cm" svg:x2="40.53cm" svg:y2="45.073cm" draw:start-shape="id555" draw:start-glue-point="0" svg:d="M40552 46898l-22-1825" svg:viewBox="0 0 23 1826">
          <text:p text:style-name="P1"><text:span text:style-name="T3">sum09</text:span></text:p>
        </draw:connector>
        <draw:connector draw:style-name="gr5" draw:text-style-name="P3" draw:layer="layout" draw:type="line" svg:x1="40.133cm" svg:y1="49.069cm" svg:x2="40.552cm" svg:y2="47.798cm" draw:end-shape="id555" draw:end-glue-point="2" svg:d="M40133 49069l419-1271" svg:viewBox="0 0 420 1272">
          <text:p text:style-name="P1"><text:span text:style-name="T3">u01</text:span></text:p>
        </draw:connector>
        <draw:connector draw:style-name="gr5" draw:text-style-name="P3" draw:layer="layout" draw:type="line" svg:x1="39.258cm" svg:y1="66.288cm" svg:x2="39.1cm" svg:y2="64.499cm" draw:end-shape="id529" draw:end-glue-point="2" svg:d="M39258 66288l-158-1789" svg:viewBox="0 0 159 1790">
          <text:p text:style-name="P1"><text:span text:style-name="T3">sum09</text:span></text:p>
        </draw:connector>
        <draw:connector draw:style-name="gr5" draw:text-style-name="P3" draw:layer="layout" draw:type="line" svg:x1="38.146cm" svg:y1="66.208cm" svg:x2="37.9cm" svg:y2="64.499cm" draw:end-shape="id447" draw:end-glue-point="2" svg:d="M38146 66208l-246-1709" svg:viewBox="0 0 247 1710">
          <text:p text:style-name="P1"><text:span text:style-name="T3">sum09</text:span></text:p>
        </draw:connector>
        <draw:connector draw:style-name="gr5" draw:text-style-name="P3" draw:layer="layout" draw:type="line" svg:x1="36.446cm" svg:y1="60.199cm" svg:x2="36.2cm" svg:y2="58.499cm" draw:end-shape="id448" draw:end-glue-point="2" svg:d="M36446 60199l-246-1700" svg:viewBox="0 0 247 1701">
          <text:p text:style-name="P1"><text:span text:style-name="T3">sum09</text:span></text:p>
        </draw:connector>
        <draw:connector draw:style-name="gr3" draw:text-style-name="P1" draw:layer="layout" draw:type="line" svg:x1="42.75cm" svg:y1="49.599cm" svg:x2="42.701cm" svg:y2="47.8cm" draw:start-shape="id524" draw:start-glue-point="0" draw:end-shape="id556" draw:end-glue-point="2" svg:d="M42750 49599l-49-1799" svg:viewBox="0 0 50 1800">
          <text:p/>
        </draw:connector>
        <draw:connector draw:style-name="gr5" draw:text-style-name="P3" draw:layer="layout" draw:type="line" svg:x1="42.701cm" svg:y1="46.9cm" svg:x2="42.636cm" svg:y2="45.075cm" draw:start-shape="id556" draw:start-glue-point="0" svg:d="M42701 46900l-65-1825" svg:viewBox="0 0 66 1826">
          <text:p text:style-name="P1"><text:span text:style-name="T3">sum10</text:span></text:p>
        </draw:connector>
        <draw:connector draw:style-name="gr5" draw:text-style-name="P3" draw:layer="layout" draw:type="line" svg:x1="42.16cm" svg:y1="49.071cm" svg:x2="42.701cm" svg:y2="47.8cm" draw:end-shape="id556" draw:end-glue-point="2" svg:d="M42160 49071l541-1271" svg:viewBox="0 0 542 1272">
          <text:p text:style-name="P1"><text:span text:style-name="T3">u01</text:span></text:p>
        </draw:connector>
        <draw:connector draw:style-name="gr3" draw:text-style-name="P1" draw:layer="layout" draw:type="line" svg:x1="42.75cm" svg:y1="49.599cm" svg:x2="20.7cm" svg:y2="44.247cm" draw:start-shape="id524" draw:start-glue-point="0" draw:end-shape="id554" draw:end-glue-point="2" svg:d="M42750 49599l-22050-5352" svg:viewBox="0 0 22051 5353">
          <text:p/>
        </draw:connector>
        <draw:connector draw:style-name="gr3" draw:text-style-name="P1" draw:layer="layout" draw:type="line" svg:x1="42.75cm" svg:y1="49.599cm" svg:x2="16.4cm" svg:y2="44.247cm" draw:start-shape="id524" draw:start-glue-point="0" draw:end-shape="id552" draw:end-glue-point="2" svg:d="M42750 49599l-26350-5352" svg:viewBox="0 0 26351 5353">
          <text:p/>
        </draw:connector>
        <draw:connector draw:style-name="gr5" draw:text-style-name="P3" draw:layer="layout" draw:type="line" svg:x1="41.701cm" svg:y1="66.235cm" svg:x2="41.3cm" svg:y2="64.499cm" draw:end-shape="id453" draw:end-glue-point="2" svg:d="M41701 66235l-401-1736" svg:viewBox="0 0 402 1737">
          <text:p text:style-name="P1"><text:span text:style-name="T3">sum10</text:span></text:p>
        </draw:connector>
        <draw:connector draw:style-name="gr5" draw:text-style-name="P3" draw:layer="layout" draw:type="line" svg:x1="40.6cm" svg:y1="66.199cm" svg:x2="40.2cm" svg:y2="64.505cm" draw:end-shape="id451" draw:end-glue-point="2" svg:d="M40600 66199l-400-1694" svg:viewBox="0 0 401 1695">
          <text:p text:style-name="P1"><text:span text:style-name="T3">sum10</text:span></text:p>
        </draw:connector>
        <draw:connector draw:style-name="gr5" draw:text-style-name="P3" draw:layer="layout" draw:type="line" svg:x1="45.5cm" svg:y1="66.367cm" svg:x2="44.937cm" svg:y2="64.499cm" draw:end-shape="id446" draw:end-glue-point="2" svg:d="M45500 66367l-563-1868" svg:viewBox="0 0 564 1869">
          <text:p text:style-name="P1"><text:span text:style-name="T3">sum10/d</text:span></text:p>
        </draw:connector>
        <draw:connector draw:style-name="gr5" draw:text-style-name="P3" draw:layer="layout" draw:type="line" svg:x1="44.986cm" svg:y1="66.314cm" svg:x2="43.837cm" svg:y2="64.499cm" draw:end-shape="id445" draw:end-glue-point="2" svg:d="M44986 66314l-1149-1815" svg:viewBox="0 0 1150 1816">
          <text:p text:style-name="P1"><text:span text:style-name="T3">sum10/c</text:span></text:p>
        </draw:connector>
        <draw:connector draw:style-name="gr5" draw:text-style-name="P3" draw:layer="layout" draw:type="line" svg:x1="38.8cm" svg:y1="60.199cm" svg:x2="38.4cm" svg:y2="58.499cm" draw:end-shape="id450" draw:end-glue-point="2" svg:d="M38800 60199l-400-1700" svg:viewBox="0 0 401 1701">
          <text:p text:style-name="P1"><text:span text:style-name="T3">sum10</text:span></text:p>
        </draw:connector>
        <draw:connector draw:style-name="gr3" draw:text-style-name="P1" draw:layer="layout" draw:type="line" svg:x1="38.35cm" svg:y1="49.599cm" svg:x2="19.6cm" svg:y2="44.247cm" draw:start-shape="id496" draw:start-glue-point="0" draw:end-shape="id532" draw:end-glue-point="2" svg:d="M38350 49599l-18750-5352" svg:viewBox="0 0 18751 5353">
          <text:p/>
        </draw:connector>
        <draw:connector draw:style-name="gr3" draw:text-style-name="P1" draw:layer="layout" draw:type="line" svg:x1="38.35cm" svg:y1="49.599cm" svg:x2="37.801cm" svg:y2="47.8cm" draw:start-shape="id496" draw:start-glue-point="0" draw:end-shape="id557" draw:end-glue-point="2" svg:d="M38350 49599l-549-1799" svg:viewBox="0 0 550 1800">
          <text:p/>
        </draw:connector>
        <draw:connector draw:style-name="gr5" draw:text-style-name="P3" draw:layer="layout" draw:type="line" svg:x1="37.801cm" svg:y1="46.9cm" svg:x2="37.829cm" svg:y2="44.995cm" draw:start-shape="id557" draw:start-glue-point="0" svg:d="M37801 46900l28-1905" svg:viewBox="0 0 29 1906">
          <text:p text:style-name="P1"><text:span text:style-name="T3">sum08</text:span></text:p>
        </draw:connector>
        <draw:connector draw:style-name="gr5" draw:text-style-name="P3" draw:layer="layout" draw:type="line" svg:x1="37.277cm" svg:y1="49.071cm" svg:x2="37.801cm" svg:y2="47.8cm" draw:end-shape="id557" draw:end-glue-point="2" svg:d="M37277 49071l524-1271" svg:viewBox="0 0 525 1272">
          <text:p text:style-name="P1"><text:span text:style-name="T3">u01</text:span></text:p>
        </draw:connector>
        <draw:connector draw:style-name="gr5" draw:text-style-name="P3" draw:layer="layout" draw:type="line" svg:x1="31.688cm" svg:y1="57.899cm" svg:x2="31.3cm" svg:y2="56.256cm" draw:end-shape="id442" draw:end-glue-point="2" svg:d="M31688 57899l-388-1643" svg:viewBox="0 0 389 1644">
          <text:p text:style-name="P1"><text:span text:style-name="T3">sum08</text:span></text:p>
        </draw:connector>
        <draw:connector draw:style-name="gr5" draw:text-style-name="P3" draw:layer="layout" draw:type="line" svg:x1="36.1cm" svg:y1="66.2cm" svg:x2="35.7cm" svg:y2="64.499cm" draw:end-shape="id443" draw:end-glue-point="2" svg:d="M36100 66200l-400-1701" svg:viewBox="0 0 401 1702">
          <text:p text:style-name="P1"><text:span text:style-name="T3">sum08</text:span></text:p>
        </draw:connector>
        <draw:connector draw:style-name="gr5" draw:text-style-name="P3" draw:layer="layout" draw:type="line" svg:x1="37.2cm" svg:y1="66.158cm" svg:x2="36.8cm" svg:y2="64.499cm" draw:end-shape="id441" draw:end-glue-point="2" svg:d="M37200 66158l-400-1659" svg:viewBox="0 0 401 1660">
          <text:p text:style-name="P1"><text:span text:style-name="T3">sum08</text:span></text:p>
        </draw:connector>
        <draw:connector draw:style-name="gr3" draw:text-style-name="P1" draw:layer="layout" draw:type="line" svg:x1="38.35cm" svg:y1="49.599cm" svg:x2="15.3cm" svg:y2="44.247cm" draw:start-shape="id496" draw:start-glue-point="0" draw:end-shape="id558" draw:end-glue-point="2" svg:d="M38350 49599l-23050-5352" svg:viewBox="0 0 23051 5353">
          <text:p/>
        </draw:connector>
        <draw:custom-shape draw:style-name="gr1" draw:text-style-name="P2" xml:id="id559" draw:id="id559" draw:layer="layout" svg:width="1cm" svg:height="0.9cm" svg:x="51.202cm" svg:y="46.924cm">
          <text:p text:style-name="P1"><text:span text:style-name="T1">AND</text:span></text:p>
          <text:p text:style-name="P1"><text:span text:style-name="T1">-57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5cm" svg:y1="49.599cm" svg:x2="51.702cm" svg:y2="47.824cm" draw:start-shape="id519" draw:start-glue-point="0" draw:end-shape="id559" draw:end-glue-point="2" svg:d="M51750 49599l-48-1775" svg:viewBox="0 0 49 1776">
          <text:p/>
        </draw:connector>
        <draw:connector draw:style-name="gr5" draw:text-style-name="P3" draw:layer="layout" draw:type="line" svg:x1="51.702cm" svg:y1="46.924cm" svg:x2="51.68cm" svg:y2="45.099cm" draw:start-shape="id559" draw:start-glue-point="0" svg:d="M51702 46924l-22-1825" svg:viewBox="0 0 23 1826">
          <text:p text:style-name="P1"><text:span text:style-name="T3">sum13</text:span></text:p>
        </draw:connector>
        <draw:connector draw:style-name="gr5" draw:text-style-name="P3" draw:layer="layout" draw:type="line" svg:x1="51.206cm" svg:y1="49.067cm" svg:x2="51.702cm" svg:y2="47.824cm" draw:end-shape="id559" draw:end-glue-point="2" svg:d="M51206 49067l496-1243" svg:viewBox="0 0 497 1244">
          <text:p text:style-name="P1"><text:span text:style-name="T3">u01</text:span></text:p>
        </draw:connector>
        <draw:connector draw:style-name="gr3" draw:text-style-name="P1" draw:layer="layout" draw:type="line" svg:x1="51.75cm" svg:y1="49.599cm" svg:x2="53.9cm" svg:y2="47.806cm" draw:start-shape="id519" draw:start-glue-point="0" draw:end-shape="id542" draw:end-glue-point="2" svg:d="M51750 49599l2150-1793" svg:viewBox="0 0 2151 1794">
          <text:p/>
        </draw:connector>
        <draw:connector draw:style-name="gr5" draw:text-style-name="P3" draw:layer="layout" draw:type="line" svg:x1="53.9cm" svg:y1="46.906cm" svg:x2="53.878cm" svg:y2="45.106cm" draw:start-shape="id542" draw:start-glue-point="0" svg:d="M53900 46906l-22-1800" svg:viewBox="0 0 23 1801">
          <text:p text:style-name="P1"><text:span text:style-name="T3">sum14</text:span></text:p>
        </draw:connector>
        <draw:connector draw:style-name="gr5" draw:text-style-name="P3" draw:layer="layout" draw:type="line" svg:x1="47.722cm" svg:y1="60.099cm" svg:x2="47.3cm" svg:y2="58.442cm" draw:end-shape="id463" draw:end-glue-point="2" svg:d="M47722 60099l-422-1657" svg:viewBox="0 0 423 1658">
          <text:p text:style-name="P1"><text:span text:style-name="T3">sum13</text:span></text:p>
        </draw:connector>
        <draw:connector draw:style-name="gr5" draw:text-style-name="P3" draw:layer="layout" draw:type="line" svg:x1="49.422cm" svg:y1="66.141cm" svg:x2="49cm" svg:y2="64.499cm" draw:end-shape="id462" draw:end-glue-point="2" svg:d="M49422 66141l-422-1642" svg:viewBox="0 0 423 1643">
          <text:p text:style-name="P1"><text:span text:style-name="T3">sum13</text:span></text:p>
        </draw:connector>
        <draw:connector draw:style-name="gr5" draw:text-style-name="P3" draw:layer="layout" draw:type="line" svg:x1="50.6cm" svg:y1="66.141cm" svg:x2="50.1cm" svg:y2="64.499cm" draw:end-shape="id461" draw:end-glue-point="2" svg:d="M50600 66141l-500-1642" svg:viewBox="0 0 501 1643">
          <text:p text:style-name="P1"><text:span text:style-name="T3">sum13</text:span></text:p>
        </draw:connector>
        <draw:connector draw:style-name="gr3" draw:text-style-name="P1" draw:layer="layout" draw:type="line" svg:x1="53.95cm" svg:y1="49.606cm" svg:x2="53.9cm" svg:y2="47.806cm" draw:start-shape="id560" draw:start-glue-point="0" draw:end-shape="id542" draw:end-glue-point="2" svg:d="M53950 49606l-50-1800" svg:viewBox="0 0 51 1801">
          <text:p/>
        </draw:connector>
        <draw:connector draw:style-name="gr5" draw:text-style-name="P3" draw:layer="layout" draw:type="line" svg:x1="81.3cm" svg:y1="4.2cm" svg:x2="81.342cm" svg:y2="2.509cm" draw:start-shape="id377" draw:start-glue-point="0" svg:d="M81300 4200l42-1691" svg:viewBox="0 0 43 1692">
          <text:p text:style-name="P1"><text:span text:style-name="T3">3_16</text:span></text:p>
        </draw:connector>
        <draw:connector draw:style-name="gr5" draw:text-style-name="P3" draw:layer="layout" draw:type="line" svg:x1="53.898cm" svg:y1="52.199cm" svg:x2="53.95cm" svg:y2="50.506cm" draw:end-shape="id560" draw:end-glue-point="2" svg:d="M53898 52199l52-1693" svg:viewBox="0 0 53 1694">
          <text:p text:style-name="P1"><text:span text:style-name="T3">3_16</text:span></text:p>
        </draw:connector>
        <draw:connector draw:style-name="gr5" draw:text-style-name="P3" draw:layer="layout" draw:type="line" svg:x1="51.322cm" svg:y1="64.126cm" svg:x2="50.9cm" svg:y2="62.499cm" draw:end-shape="id466" draw:end-glue-point="2" svg:d="M51322 64126l-422-1627" svg:viewBox="0 0 423 1628">
          <text:p text:style-name="P1"><text:span text:style-name="T3">sum14</text:span></text:p>
        </draw:connector>
        <draw:connector draw:style-name="gr5" draw:text-style-name="P3" draw:layer="layout" draw:type="line" svg:x1="52.3cm" svg:y1="62.396cm" svg:x2="51.9cm" svg:y2="60.799cm" draw:end-shape="id468" draw:end-glue-point="2" svg:d="M52300 62396l-400-1597" svg:viewBox="0 0 401 1598">
          <text:p text:style-name="P1"><text:span text:style-name="T3">sum14</text:span></text:p>
        </draw:connector>
        <draw:connector draw:style-name="gr5" draw:text-style-name="P3" draw:layer="layout" draw:type="line" svg:x1="49.9cm" svg:y1="60.099cm" svg:x2="49.5cm" svg:y2="58.499cm" draw:end-shape="id465" draw:end-glue-point="2" svg:d="M49900 60099l-400-1600" svg:viewBox="0 0 401 1601">
          <text:p text:style-name="P1"><text:span text:style-name="T3">sum14</text:span></text:p>
        </draw:connector>
        <draw:connector draw:style-name="gr5" draw:text-style-name="P3" draw:layer="layout" draw:type="line" svg:x1="53.2cm" svg:y1="64.099cm" svg:x2="52.8cm" svg:y2="62.514cm" draw:end-shape="id467" draw:end-glue-point="2" svg:d="M53200 64099l-400-1585" svg:viewBox="0 0 401 1586">
          <text:p text:style-name="P1"><text:span text:style-name="T3">sum14</text:span></text:p>
        </draw:connector>
        <draw:custom-shape draw:style-name="gr1" draw:text-style-name="P2" xml:id="id562" draw:id="id562" draw:layer="layout" svg:width="1cm" svg:height="0.9cm" svg:x="10.5cm" svg:y="37.677cm">
          <text:p text:style-name="P1"><text:span text:style-name="T1">12-AOI</text:span></text:p>
          <text:p text:style-name="P1"><text:span text:style-name="T1">-63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25cm" svg:y1="44.399cm" svg:x2="11cm" svg:y2="38.577cm" draw:start-shape="id561" draw:start-glue-point="0" draw:end-shape="id562" draw:end-glue-point="2" svg:d="M9250 44399l1750-5822" svg:viewBox="0 0 1751 5823">
          <text:p text:style-name="P1"><text:span text:style-name="T3">b</text:span></text:p>
        </draw:connector>
        <draw:custom-shape draw:style-name="gr1" draw:text-style-name="P2" xml:id="id563" draw:id="id563" draw:layer="layout" svg:width="1cm" svg:height="0.9cm" svg:x="4.4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5cm" svg:y1="44.399cm" svg:x2="4.9cm" svg:y2="47.899cm" draw:start-shape="id561" draw:start-glue-point="0" draw:end-shape="id563" draw:end-glue-point="2" svg:d="M9250 44399l-4350 3500" svg:viewBox="0 0 4351 3501">
          <text:p/>
        </draw:connector>
        <draw:connector draw:style-name="gr3" draw:text-style-name="P1" draw:layer="layout" draw:type="line" svg:x1="4.9cm" svg:y1="46.999cm" svg:x2="4.85cm" svg:y2="45.299cm" draw:start-shape="id563" draw:start-glue-point="0" draw:end-shape="id564" draw:end-glue-point="2" svg:d="M4900 46999l-50-1700" svg:viewBox="0 0 51 1701">
          <text:p/>
        </draw:connector>
        <draw:custom-shape draw:style-name="gr1" draw:text-style-name="P2" xml:id="id565" draw:id="id565" draw:layer="layout" svg:width="1cm" svg:height="0.9cm" svg:x="8.3cm" svg:y="37.677cm">
          <text:p text:style-name="P1"><text:span text:style-name="T1">12-AOI</text:span></text:p>
          <text:p text:style-name="P1"><text:span text:style-name="T1">-58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85cm" svg:y1="44.399cm" svg:x2="8.8cm" svg:y2="38.577cm" draw:start-shape="id564" draw:start-glue-point="0" draw:end-shape="id565" draw:end-glue-point="2" svg:d="M4850 44399l3950-5822" svg:viewBox="0 0 3951 5823">
          <text:p text:style-name="P1"><text:span text:style-name="T3">b</text:span></text:p>
        </draw:connector>
        <draw:custom-shape draw:style-name="gr1" draw:text-style-name="P2" xml:id="id566" draw:id="id566" draw:layer="layout" svg:width="1cm" svg:height="0.9cm" svg:x="13.7cm" svg:y="37.677cm">
          <text:p text:style-name="P1"><text:span text:style-name="T1">12-AOI</text:span></text:p>
          <text:p text:style-name="P1"><text:span text:style-name="T1">-58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65cm" svg:y1="49.603cm" svg:x2="14.2cm" svg:y2="38.577cm" draw:start-shape="id474" draw:start-glue-point="0" draw:end-shape="id566" draw:end-glue-point="2" svg:d="M13650 49603l550-11026" svg:viewBox="0 0 551 11027">
          <text:p text:style-name="P1"><text:span text:style-name="T3">b</text:span></text:p>
        </draw:connector>
        <draw:custom-shape draw:style-name="gr1" draw:text-style-name="P2" xml:id="id567" draw:id="id567" draw:layer="layout" svg:width="1cm" svg:height="0.9cm" svg:x="12.6cm" svg:y="47.007cm">
          <text:p text:style-name="P1"><text:span text:style-name="T1">BUF</text:span></text:p>
          <text:p text:style-name="P1"><text:span text:style-name="T1">-5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cm" svg:y1="49.603cm" svg:x2="13.1cm" svg:y2="47.907cm" draw:start-shape="id474" draw:start-glue-point="0" draw:end-shape="id567" draw:end-glue-point="2" svg:d="M13650 49603l-550-1696" svg:viewBox="0 0 551 1697">
          <text:p/>
        </draw:connector>
        <draw:connector draw:style-name="gr3" draw:text-style-name="P1" draw:layer="layout" draw:type="line" svg:x1="13.1cm" svg:y1="47.007cm" svg:x2="9.25cm" svg:y2="45.299cm" draw:start-shape="id567" draw:start-glue-point="0" draw:end-shape="id561" draw:end-glue-point="2" svg:d="M13100 47007l-3850-1708" svg:viewBox="0 0 3851 1709">
          <text:p/>
        </draw:connector>
        <draw:custom-shape draw:style-name="gr1" draw:text-style-name="P2" xml:id="id568" draw:id="id568" draw:layer="layout" svg:width="1cm" svg:height="0.9cm" svg:x="23.602cm" svg:y="47.007cm">
          <text:p text:style-name="P1"><text:span text:style-name="T1">AND</text:span></text:p>
          <text:p text:style-name="P1"><text:span text:style-name="T1">-56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5cm" svg:y1="49.603cm" svg:x2="24.102cm" svg:y2="47.907cm" draw:start-shape="id424" draw:start-glue-point="0" draw:end-shape="id568" draw:end-glue-point="2" svg:d="M24650 49603l-548-1696" svg:viewBox="0 0 549 1697">
          <text:p/>
        </draw:connector>
        <draw:connector draw:style-name="gr5" draw:text-style-name="P3" draw:layer="layout" draw:type="line" svg:x1="24.102cm" svg:y1="47.007cm" svg:x2="24.112cm" svg:y2="44.899cm" draw:start-shape="id568" draw:start-glue-point="0" svg:d="M24102 47007l10-2108" svg:viewBox="0 0 11 2109">
          <text:p text:style-name="P1"><text:span text:style-name="T3">sum03</text:span></text:p>
        </draw:connector>
        <draw:connector draw:style-name="gr5" draw:text-style-name="P3" draw:layer="layout" draw:type="line" svg:x1="23.578cm" svg:y1="49.034cm" svg:x2="24.102cm" svg:y2="47.907cm" draw:end-shape="id568" draw:end-glue-point="2" svg:d="M23578 49034l524-1127" svg:viewBox="0 0 525 1128">
          <text:p text:style-name="P1"><text:span text:style-name="T3">u01</text:span></text:p>
        </draw:connector>
        <draw:connector draw:style-name="gr5" draw:text-style-name="P3" draw:layer="layout" draw:type="line" svg:x1="21.656cm" svg:y1="62.899cm" svg:x2="21.3cm" svg:y2="61.28cm" draw:end-shape="id427" draw:end-glue-point="2" svg:d="M21656 62899l-356-1619" svg:viewBox="0 0 357 1620">
          <text:p text:style-name="P1"><text:span text:style-name="T3">sum03</text:span></text:p>
        </draw:connector>
        <draw:connector draw:style-name="gr5" draw:text-style-name="P3" draw:layer="layout" draw:type="line" svg:x1="22.8cm" svg:y1="62.955cm" svg:x2="22.4cm" svg:y2="61.28cm" draw:end-shape="id482" draw:end-glue-point="2" svg:d="M22800 62955l-400-1675" svg:viewBox="0 0 401 1676">
          <text:p text:style-name="P1"><text:span text:style-name="T3">sum03</text:span></text:p>
        </draw:connector>
        <draw:custom-shape draw:style-name="gr1" draw:text-style-name="P2" xml:id="id569" draw:id="id569" draw:layer="layout" svg:width="1cm" svg:height="0.9cm" svg:x="21.7cm" svg:y="37.677cm">
          <text:p text:style-name="P1"><text:span text:style-name="T1">12-AOI</text:span></text:p>
          <text:p text:style-name="P1"><text:span text:style-name="T1">-58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65cm" svg:y1="49.603cm" svg:x2="22.2cm" svg:y2="38.577cm" draw:start-shape="id424" draw:start-glue-point="0" draw:end-shape="id569" draw:end-glue-point="2" svg:d="M24650 49603l-2450-11026" svg:viewBox="0 0 2451 11027">
          <text:p text:style-name="P1"><text:span text:style-name="T3">b</text:span></text:p>
        </draw:connector>
        <draw:custom-shape draw:style-name="gr1" draw:text-style-name="P2" xml:id="id570" draw:id="id570" draw:layer="layout" svg:width="1cm" svg:height="0.9cm" svg:x="21.403cm" svg:y="47.007cm">
          <text:p text:style-name="P1"><text:span text:style-name="T1">AND</text:span></text:p>
          <text:p text:style-name="P1"><text:span text:style-name="T1">-5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45cm" svg:y1="49.603cm" svg:x2="21.903cm" svg:y2="47.907cm" draw:start-shape="id487" draw:start-glue-point="0" draw:end-shape="id570" draw:end-glue-point="2" svg:d="M22450 49603l-547-1696" svg:viewBox="0 0 548 1697">
          <text:p/>
        </draw:connector>
        <draw:connector draw:style-name="gr5" draw:text-style-name="P3" draw:layer="layout" draw:type="line" svg:x1="21.903cm" svg:y1="47.007cm" svg:x2="21.913cm" svg:y2="44.941cm" draw:start-shape="id570" draw:start-glue-point="0" svg:d="M21903 47007l10-2066" svg:viewBox="0 0 11 2067">
          <text:p text:style-name="P1"><text:span text:style-name="T3">sum02</text:span></text:p>
        </draw:connector>
        <draw:connector draw:style-name="gr5" draw:text-style-name="P3" draw:layer="layout" draw:type="line" svg:x1="21.479cm" svg:y1="49.076cm" svg:x2="21.903cm" svg:y2="47.907cm" draw:end-shape="id570" draw:end-glue-point="2" svg:d="M21479 49076l424-1169" svg:viewBox="0 0 425 1170">
          <text:p text:style-name="P1"><text:span text:style-name="T3">u01</text:span></text:p>
        </draw:connector>
        <draw:custom-shape draw:style-name="gr1" draw:text-style-name="P2" xml:id="id571" draw:id="id571" draw:layer="layout" svg:width="1cm" svg:height="0.9cm" svg:x="19.4cm" svg:y="37.677cm">
          <text:p text:style-name="P1"><text:span text:style-name="T1">12-AOI</text:span></text:p>
          <text:p text:style-name="P1"><text:span text:style-name="T1">-59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45cm" svg:y1="49.603cm" svg:x2="19.9cm" svg:y2="38.577cm" draw:start-shape="id487" draw:start-glue-point="0" draw:end-shape="id571" draw:end-glue-point="2" svg:d="M22450 49603l-2550-11026" svg:viewBox="0 0 2551 11027">
          <text:p text:style-name="P1"><text:span text:style-name="T3">b</text:span></text:p>
        </draw:connector>
        <draw:connector draw:style-name="gr5" draw:text-style-name="P3" draw:layer="layout" draw:type="line" svg:x1="18.452cm" svg:y1="56.499cm" svg:x2="18.1cm" svg:y2="54.782cm" draw:end-shape="id429" draw:end-glue-point="2" svg:d="M18452 56499l-352-1717" svg:viewBox="0 0 353 1718">
          <text:p text:style-name="P1"><text:span text:style-name="T3">sum02</text:span></text:p>
        </draw:connector>
        <draw:connector draw:style-name="gr5" draw:text-style-name="P3" draw:layer="layout" draw:type="line" svg:x1="20.523cm" svg:y1="65.584cm" svg:x2="19.815cm" svg:y2="63.199cm" draw:end-shape="id430" draw:end-glue-point="2" svg:d="M20523 65584l-708-2385" svg:viewBox="0 0 709 2386">
          <text:p text:style-name="P1"><text:span text:style-name="T3">sum02/c</text:span></text:p>
        </draw:connector>
        <draw:connector draw:style-name="gr5" draw:text-style-name="P3" draw:layer="layout" draw:type="line" svg:x1="19.582cm" svg:y1="65.531cm" svg:x2="18.72cm" svg:y2="63.169cm" draw:end-shape="id431" draw:end-glue-point="2" svg:d="M19582 65531l-862-2362" svg:viewBox="0 0 863 2363">
          <text:p text:style-name="P1"><text:span text:style-name="T3">sum02/d</text:span></text:p>
        </draw:connector>
        <draw:connector draw:style-name="gr5" draw:text-style-name="P3" draw:layer="layout" draw:type="line" svg:x1="17.952cm" svg:y1="64.899cm" svg:x2="17.6cm" svg:y2="63.179cm" draw:end-shape="id432" draw:end-glue-point="2" svg:d="M17952 64899l-352-1720" svg:viewBox="0 0 353 1721">
          <text:p text:style-name="P1"><text:span text:style-name="T3">sum02</text:span></text:p>
        </draw:connector>
        <draw:connector draw:style-name="gr5" draw:text-style-name="P3" draw:layer="layout" draw:type="line" svg:x1="23.852cm" svg:y1="62.999cm" svg:x2="23.5cm" svg:y2="61.28cm" draw:end-shape="id433" draw:end-glue-point="2" svg:d="M23852 62999l-352-1719" svg:viewBox="0 0 353 1720">
          <text:p text:style-name="P1"><text:span text:style-name="T3">sum02</text:span></text:p>
        </draw:connector>
        <draw:connector draw:style-name="gr3" draw:text-style-name="P1" draw:layer="layout" draw:type="line" svg:x1="26.85cm" svg:y1="49.599cm" svg:x2="26.302cm" svg:y2="47.907cm" draw:start-shape="id411" draw:start-glue-point="0" draw:end-shape="id572" draw:end-glue-point="2" svg:d="M26850 49599l-548-1692" svg:viewBox="0 0 549 1693">
          <text:p/>
        </draw:connector>
        <draw:connector draw:style-name="gr5" draw:text-style-name="P3" draw:layer="layout" draw:type="line" svg:x1="26.302cm" svg:y1="47.007cm" svg:x2="26.312cm" svg:y2="44.936cm" draw:start-shape="id572" draw:start-glue-point="0" svg:d="M26302 47007l10-2071" svg:viewBox="0 0 11 2072">
          <text:p text:style-name="P1"><text:span text:style-name="T3">sum04</text:span></text:p>
        </draw:connector>
        <draw:connector draw:style-name="gr5" draw:text-style-name="P3" draw:layer="layout" draw:type="line" svg:x1="25.778cm" svg:y1="49.071cm" svg:x2="26.302cm" svg:y2="47.907cm" draw:end-shape="id572" draw:end-glue-point="2" svg:d="M25778 49071l524-1164" svg:viewBox="0 0 525 1165">
          <text:p text:style-name="P1"><text:span text:style-name="T3">u01</text:span></text:p>
        </draw:connector>
        <draw:custom-shape draw:style-name="gr1" draw:text-style-name="P2" xml:id="id573" draw:id="id573" draw:layer="layout" svg:width="1cm" svg:height="0.9cm" svg:x="22.8cm" svg:y="37.677cm">
          <text:p text:style-name="P1"><text:span text:style-name="T1">12-AOI</text:span></text:p>
          <text:p text:style-name="P1"><text:span text:style-name="T1">-59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85cm" svg:y1="49.599cm" svg:x2="23.3cm" svg:y2="38.577cm" draw:start-shape="id411" draw:start-glue-point="0" draw:end-shape="id573" draw:end-glue-point="2" svg:d="M26850 49599l-3550-11022" svg:viewBox="0 0 3551 11023">
          <text:p text:style-name="P1"><text:span text:style-name="T3">b</text:span></text:p>
        </draw:connector>
        <draw:connector draw:style-name="gr5" draw:text-style-name="P3" draw:layer="layout" draw:type="line" svg:x1="25.699cm" svg:y1="65.98cm" svg:x2="25.3cm" svg:y2="64.499cm" draw:end-shape="id419" draw:end-glue-point="2" svg:d="M25699 65980l-399-1481" svg:viewBox="0 0 400 1482">
          <text:p text:style-name="P1"><text:span text:style-name="T3">sum04</text:span></text:p>
        </draw:connector>
        <draw:connector draw:style-name="gr5" draw:text-style-name="P3" draw:layer="layout" draw:type="line" svg:x1="47.205cm" svg:y1="66.295cm" svg:x2="46.8cm" svg:y2="64.499cm" svg:d="M47205 66295l-405-1796" svg:viewBox="0 0 406 1797">
          <text:p text:style-name="P1"><text:span text:style-name="T3">sum12</text:span></text:p>
        </draw:connector>
        <draw:connector draw:style-name="gr5" draw:text-style-name="P3" draw:layer="layout" draw:type="line" svg:x1="43.096cm" svg:y1="66.247cm" svg:x2="43.837cm" svg:y2="64.499cm" draw:end-shape="id445" draw:end-glue-point="2" svg:d="M43096 66247l741-1748" svg:viewBox="0 0 742 1749">
          <text:p text:style-name="P1"><text:span text:style-name="T3">sum09</text:span></text:p>
        </draw:connector>
        <draw:connector draw:style-name="gr5" draw:text-style-name="P3" draw:layer="layout" draw:type="line" svg:x1="44.082cm" svg:y1="66.709cm" svg:x2="44.937cm" svg:y2="64.499cm" draw:end-shape="id446" draw:end-glue-point="2" svg:d="M44082 66709l855-2210" svg:viewBox="0 0 856 2211">
          <text:p text:style-name="P1"><text:span text:style-name="T3">sum09</text:span></text:p>
        </draw:connector>
        <draw:connector draw:style-name="gr3" draw:text-style-name="P1" draw:layer="layout" draw:type="line" svg:x1="29.05cm" svg:y1="49.599cm" svg:x2="18.5cm" svg:y2="44.247cm" draw:start-shape="id398" draw:start-glue-point="0" draw:end-shape="id534" draw:end-glue-point="2" svg:d="M29050 49599l-10550-5352" svg:viewBox="0 0 10551 5353">
          <text:p/>
        </draw:connector>
        <draw:connector draw:style-name="gr3" draw:text-style-name="P1" draw:layer="layout" draw:type="line" svg:x1="29.05cm" svg:y1="49.599cm" svg:x2="28.499cm" svg:y2="47.907cm" draw:start-shape="id398" draw:start-glue-point="0" draw:end-shape="id574" draw:end-glue-point="2" svg:d="M29050 49599l-551-1692" svg:viewBox="0 0 552 1693">
          <text:p/>
        </draw:connector>
        <draw:connector draw:style-name="gr5" draw:text-style-name="P3" draw:layer="layout" draw:type="line" svg:x1="28.499cm" svg:y1="47.007cm" svg:x2="28.548cm" svg:y2="45.148cm" draw:start-shape="id574" draw:start-glue-point="0" svg:d="M28499 47007l49-1859" svg:viewBox="0 0 50 1860">
          <text:p text:style-name="P1"><text:span text:style-name="T3">sum05</text:span></text:p>
        </draw:connector>
        <draw:connector draw:style-name="gr5" draw:text-style-name="P3" draw:layer="layout" draw:type="line" svg:x1="28.058cm" svg:y1="49.171cm" svg:x2="28.499cm" svg:y2="47.907cm" draw:end-shape="id574" draw:end-glue-point="2" svg:d="M28058 49171l441-1264" svg:viewBox="0 0 442 1265">
          <text:p text:style-name="P1"><text:span text:style-name="T3">u01</text:span></text:p>
        </draw:connector>
        <draw:connector draw:style-name="gr3" draw:text-style-name="P1" draw:layer="layout" draw:type="line" svg:x1="29.05cm" svg:y1="49.599cm" svg:x2="14.2cm" svg:y2="44.247cm" draw:start-shape="id398" draw:start-glue-point="0" draw:end-shape="id575" draw:end-glue-point="2" svg:d="M29050 49599l-14850-5352" svg:viewBox="0 0 14851 5353">
          <text:p/>
        </draw:connector>
        <draw:connector draw:style-name="gr5" draw:text-style-name="P3" draw:layer="layout" draw:type="line" svg:x1="31.339cm" svg:y1="66.496cm" svg:x2="31.88cm" svg:y2="64.499cm" draw:end-shape="id401" draw:end-glue-point="2" svg:d="M31339 66496l541-1997" svg:viewBox="0 0 542 1998">
          <text:p text:style-name="P1"><text:span text:style-name="T3">sum05/a</text:span></text:p>
        </draw:connector>
        <draw:connector draw:style-name="gr5" draw:text-style-name="P3" draw:layer="layout" draw:type="line" svg:x1="28.264cm" svg:y1="65.999cm" svg:x2="27.964cm" svg:y2="64.499cm" draw:end-shape="id415" draw:end-glue-point="2" svg:d="M28264 65999l-300-1500" svg:viewBox="0 0 301 1501">
          <text:p text:style-name="P1"><text:span text:style-name="T3">sum05</text:span></text:p>
        </draw:connector>
        <draw:connector draw:style-name="gr5" draw:text-style-name="P3" draw:layer="layout" draw:type="line" svg:x1="25cm" svg:y1="60.299cm" svg:x2="24.7cm" svg:y2="58.499cm" draw:end-shape="id413" draw:end-glue-point="2" svg:d="M25000 60299l-300-1800" svg:viewBox="0 0 301 1801">
          <text:p text:style-name="P1"><text:span text:style-name="T3">sum05</text:span></text:p>
        </draw:connector>
        <draw:connector draw:style-name="gr5" draw:text-style-name="P3" draw:layer="layout" draw:type="line" svg:x1="33.499cm" svg:y1="66.344cm" svg:x2="33cm" svg:y2="64.499cm" draw:end-shape="id400" draw:end-glue-point="2" svg:d="M33499 66344l-499-1845" svg:viewBox="0 0 500 1846">
          <text:p text:style-name="P1"><text:span text:style-name="T3">sum05/a</text:span></text:p>
        </draw:connector>
        <draw:connector draw:style-name="gr5" draw:text-style-name="P3" draw:layer="layout" draw:type="line" svg:x1="30.464cm" svg:y1="65.999cm" svg:x2="30.164cm" svg:y2="64.499cm" draw:end-shape="id414" svg:d="M30464 65999l-300-1500" svg:viewBox="0 0 301 1501">
          <text:p text:style-name="P1"><text:span text:style-name="T3">sum05</text:span></text:p>
        </draw:connector>
        <draw:connector draw:style-name="gr5" draw:text-style-name="P3" draw:layer="layout" draw:type="line" svg:x1="12.782cm" svg:y1="53.858cm" svg:x2="13.7cm" svg:y2="52.699cm" draw:end-shape="id473" draw:end-glue-point="2" svg:d="M12782 53858l918-1159" svg:viewBox="0 0 919 1160">
          <text:p text:style-name="P1"><text:span text:style-name="T3">u00</text:span></text:p>
        </draw:connector>
        <draw:connector draw:style-name="gr5" draw:text-style-name="P3" draw:layer="layout" draw:type="line" svg:x1="13.454cm" svg:y1="66.843cm" svg:x2="13.769cm" svg:y2="65.595cm" draw:end-shape="id540" draw:end-glue-point="2" svg:d="M13454 66843l315-1248" svg:viewBox="0 0 316 1249">
          <text:p text:style-name="P1"><text:span text:style-name="T3">u00</text:span></text:p>
        </draw:connector>
        <draw:connector draw:style-name="gr5" draw:text-style-name="P3" draw:layer="layout" draw:type="line" svg:x1="12.054cm" svg:y1="66.829cm" svg:x2="12.369cm" svg:y2="65.581cm" draw:end-shape="id438" draw:end-glue-point="2" svg:d="M12054 66829l315-1248" svg:viewBox="0 0 316 1249">
          <text:p text:style-name="P1"><text:span text:style-name="T3">u00</text:span></text:p>
        </draw:connector>
        <draw:custom-shape draw:style-name="gr1" draw:text-style-name="P2" xml:id="id576" draw:id="id576" draw:layer="layout" svg:width="1cm" svg:height="0.9cm" svg:x="33.6cm" svg:y="5.991cm">
          <text:p text:style-name="P1"><text:span text:style-name="T1">NOT</text:span></text:p>
          <text:p text:style-name="P1"><text:span text:style-name="T1">-5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4.1cm" svg:y1="5.991cm" svg:x2="34.096cm" svg:y2="4.212cm" draw:start-shape="id576" draw:start-glue-point="0" svg:d="M34100 5991l-4-1779" svg:viewBox="0 0 5 1780">
          <text:p text:style-name="P1"><text:span text:style-name="T3">u00</text:span></text:p>
        </draw:connector>
        <draw:connector draw:style-name="gr5" draw:text-style-name="P3" draw:layer="layout" draw:type="line" svg:x1="81.322cm" svg:y1="6.873cm" svg:x2="81.3cm" svg:y2="5.1cm" draw:end-shape="id377" draw:end-glue-point="2" svg:d="M81322 6873l-22-1773" svg:viewBox="0 0 23 1774">
          <text:p text:style-name="P1"><text:span text:style-name="T3">u00</text:span></text:p>
        </draw:connector>
        <draw:connector draw:style-name="gr3" draw:text-style-name="P1" draw:layer="layout" draw:type="line" svg:x1="16.5cm" svg:y1="56.407cm" svg:x2="18.1cm" svg:y2="52.699cm" draw:start-shape="id470" draw:start-glue-point="0" draw:end-shape="id478" draw:end-glue-point="2" svg:d="M16500 56407l1600-3708" svg:viewBox="0 0 1601 3709">
          <text:p/>
        </draw:connector>
        <draw:custom-shape draw:style-name="gr1" draw:text-style-name="P2" xml:id="id577" draw:id="id577" draw:layer="layout" svg:width="1cm" svg:height="0.9cm" svg:x="19.2cm" svg:y="53.999cm">
          <text:p text:style-name="P1"><text:span text:style-name="T1">XNOR</text:span></text:p>
          <text:p text:style-name="P1"><text:span text:style-name="T1">-59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9.7cm" svg:y1="53.999cm" svg:x2="20.3cm" svg:y2="52.699cm" draw:start-shape="id577" draw:start-glue-point="0" draw:end-shape="id475" draw:end-glue-point="2" svg:d="M19700 53999l600-1300" svg:viewBox="0 0 601 1301">
          <text:p text:style-name="P1"><text:span text:style-name="T3">b</text:span></text:p>
        </draw:connector>
        <draw:connector draw:style-name="gr3" draw:text-style-name="P1" draw:layer="layout" draw:type="line" svg:x1="17.6cm" svg:y1="62.279cm" svg:x2="19.7cm" svg:y2="54.899cm" draw:start-shape="id432" draw:start-glue-point="0" draw:end-shape="id577" draw:end-glue-point="2" svg:d="M17600 62279l2100-7380" svg:viewBox="0 0 2101 7381">
          <text:p/>
        </draw:connector>
        <draw:connector draw:style-name="gr3" draw:text-style-name="P1" draw:layer="layout" draw:type="line" svg:x1="22.4cm" svg:y1="60.38cm" svg:x2="19.7cm" svg:y2="54.899cm" draw:start-shape="id482" draw:start-glue-point="0" draw:end-shape="id577" draw:end-glue-point="2" svg:d="M22400 60380l-2700-5481" svg:viewBox="0 0 2701 5482">
          <text:p/>
        </draw:connector>
        <draw:custom-shape draw:style-name="gr1" draw:text-style-name="P2" xml:id="id578" draw:id="id578" draw:layer="layout" svg:width="1cm" svg:height="0.9cm" svg:x="8.8cm" svg:y="35.947cm">
          <text:p text:style-name="P1"><text:span text:style-name="T1">NAND</text:span></text:p>
          <text:p text:style-name="P1"><text:span text:style-name="T1">461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9.3cm" svg:y2="36.847cm" draw:start-shape="id565" draw:start-glue-point="0" draw:end-shape="id578" draw:end-glue-point="2" svg:d="M8800 37677l500-830" svg:viewBox="0 0 501 831">
          <text:p/>
        </draw:connector>
        <draw:custom-shape draw:style-name="gr1" draw:text-style-name="P2" xml:id="id579" draw:id="id579" draw:layer="layout" svg:width="1cm" svg:height="0.9cm" svg:x="11.3cm" svg:y="35.947cm">
          <text:p text:style-name="P1"><text:span text:style-name="T1">3-AND</text:span></text:p>
          <text:p text:style-name="P1"><text:span text:style-name="T1">47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11.8cm" svg:y2="36.847cm" draw:start-shape="id565" draw:start-glue-point="0" draw:end-shape="id579" draw:end-glue-point="2" svg:d="M8800 37677l3000-830" svg:viewBox="0 0 3001 831">
          <text:p/>
        </draw:connector>
        <draw:custom-shape draw:style-name="gr1" draw:text-style-name="P2" xml:id="id580" draw:id="id580" draw:layer="layout" svg:width="1cm" svg:height="0.9cm" svg:x="10cm" svg:y="31.747cm">
          <text:p text:style-name="P1"><text:span text:style-name="T1">NOR</text:span></text:p>
          <text:p text:style-name="P1"><text:span text:style-name="T1">462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cm" svg:y1="35.947cm" svg:x2="10.5cm" svg:y2="32.647cm" draw:start-shape="id578" draw:start-glue-point="0" draw:end-shape="id580" draw:end-glue-point="2" svg:d="M9300 35947l1200-3300" svg:viewBox="0 0 1201 3301">
          <text:p/>
        </draw:connector>
        <draw:connector draw:style-name="gr3" draw:text-style-name="P1" draw:layer="layout" draw:type="line" svg:x1="10.5cm" svg:y1="31.747cm" svg:x2="20.5cm" svg:y2="31.347cm" draw:start-shape="id580" draw:start-glue-point="0" draw:end-shape="id1" draw:end-glue-point="2" svg:d="M10500 31747l10000-400" svg:viewBox="0 0 10001 401">
          <text:p/>
        </draw:connector>
        <draw:connector draw:style-name="gr3" draw:text-style-name="P1" draw:layer="layout" draw:type="line" svg:x1="20.5cm" svg:y1="30.447cm" svg:x2="19.1cm" svg:y2="25.425cm" draw:start-shape="id1" draw:start-glue-point="0" draw:end-shape="id344" draw:end-glue-point="2" svg:d="M20500 30447l-1400-5022" svg:viewBox="0 0 1401 5023">
          <text:p/>
        </draw:connector>
        <draw:connector draw:style-name="gr5" draw:text-style-name="P3" draw:layer="layout" draw:type="line" svg:x1="117.316cm" svg:y1="26.274cm" svg:x2="117.3cm" svg:y2="24.542cm" draw:end-shape="id149" draw:end-glue-point="2" svg:d="M117316 26274l-16-1732" svg:viewBox="0 0 17 1733">
          <text:p text:style-name="P1"><text:span text:style-name="T3">f08/c</text:span></text:p>
        </draw:connector>
        <draw:custom-shape draw:style-name="gr1" draw:text-style-name="P2" xml:id="id581" draw:id="id581" draw:layer="layout" svg:width="1cm" svg:height="0.9cm" svg:x="19.8cm" svg:y="26.325cm">
          <text:p text:style-name="P1"><text:span text:style-name="T1">NOR</text:span></text:p>
          <text:p text:style-name="P1"><text:span text:style-name="T1">441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0.3cm" svg:y2="27.225cm" draw:start-shape="id1" draw:start-glue-point="0" draw:end-shape="id581" draw:end-glue-point="2" svg:d="M20500 30447l-200-3222" svg:viewBox="0 0 201 3223">
          <text:p/>
        </draw:connector>
        <draw:custom-shape draw:style-name="gr1" draw:text-style-name="P2" xml:id="id582" draw:id="id582" draw:layer="layout" svg:width="1cm" svg:height="0.9cm" svg:x="19.8cm" svg:y="24.525cm">
          <text:p text:style-name="P1"><text:span text:style-name="T1">NOR</text:span></text:p>
          <text:p text:style-name="P1"><text:span text:style-name="T1">4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0.3cm" svg:y1="24.525cm" svg:x2="20.294cm" svg:y2="22.047cm" draw:start-shape="id582" draw:start-glue-point="0" svg:d="M20300 24525l-6-2478" svg:viewBox="0 0 7 2479">
          <text:p text:style-name="P1"><text:span text:style-name="T3">f09</text:span></text:p>
        </draw:connector>
        <draw:connector draw:style-name="gr3" draw:text-style-name="P1" draw:layer="layout" draw:type="line" svg:x1="20.3cm" svg:y1="26.325cm" svg:x2="20.3cm" svg:y2="25.425cm" draw:start-shape="id581" draw:start-glue-point="0" draw:end-shape="id582" draw:end-glue-point="2" svg:d="M20300 26325v-900" svg:viewBox="0 0 1 901">
          <text:p/>
        </draw:connector>
        <draw:connector draw:style-name="gr5" draw:text-style-name="P3" draw:layer="layout" draw:type="line" svg:x1="119.503cm" svg:y1="26.275cm" svg:x2="119.5cm" svg:y2="24.542cm" draw:end-shape="id148" draw:end-glue-point="2" svg:d="M119503 26275l-3-1733" svg:viewBox="0 0 4 1734">
          <text:p text:style-name="P1"><text:span text:style-name="T3">f09/c</text:span></text:p>
        </draw:connector>
        <draw:custom-shape draw:style-name="gr1" draw:text-style-name="P2" xml:id="id583" draw:id="id583" draw:layer="layout" svg:width="1cm" svg:height="0.9cm" svg:x="21cm" svg:y="24.525cm">
          <text:p text:style-name="P1"><text:span text:style-name="T1">NOR</text:span></text:p>
          <text:p text:style-name="P1"><text:span text:style-name="T1">44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5cm" svg:y1="24.525cm" svg:x2="21.494cm" svg:y2="22.247cm" draw:start-shape="id583" draw:start-glue-point="0" svg:d="M21500 24525l-6-2278" svg:viewBox="0 0 7 2279">
          <text:p text:style-name="P1"><text:span text:style-name="T3">f10</text:span></text:p>
        </draw:connector>
        <draw:connector draw:style-name="gr3" draw:text-style-name="P1" draw:layer="layout" draw:type="line" svg:x1="22.9cm" svg:y1="28.247cm" svg:x2="21.5cm" svg:y2="25.425cm" draw:start-shape="id3" draw:start-glue-point="0" draw:end-shape="id583" draw:end-glue-point="2" svg:d="M22900 28247l-1400-2822" svg:viewBox="0 0 1401 2823">
          <text:p/>
        </draw:connector>
        <draw:custom-shape draw:style-name="gr1" draw:text-style-name="P2" xml:id="id584" draw:id="id584" draw:layer="layout" svg:width="1cm" svg:height="0.9cm" svg:x="13.2cm" svg:y="34.247cm">
          <text:p text:style-name="P1"><text:span text:style-name="T1">3-AND</text:span></text:p>
          <text:p text:style-name="P1"><text:span text:style-name="T1">47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35.947cm" svg:x2="13.7cm" svg:y2="35.147cm" draw:start-shape="id579" draw:start-glue-point="0" draw:end-shape="id584" draw:end-glue-point="2" svg:d="M11800 35947l1900-800" svg:viewBox="0 0 1901 801">
          <text:p/>
        </draw:connector>
        <draw:connector draw:style-name="gr3" draw:text-style-name="P1" draw:layer="layout" draw:type="line" svg:x1="11.8cm" svg:y1="35.947cm" svg:x2="13cm" svg:y2="31.447cm" draw:start-shape="id579" draw:start-glue-point="0" draw:end-shape="id4" draw:end-glue-point="2" svg:d="M11800 35947l1200-4500" svg:viewBox="0 0 1201 4501">
          <text:p/>
        </draw:connector>
        <draw:custom-shape draw:style-name="gr1" draw:text-style-name="P2" xml:id="id585" draw:id="id585" draw:layer="layout" svg:width="1cm" svg:height="0.9cm" svg:x="7.6cm" svg:y="33.025cm">
          <text:p text:style-name="P1"><text:span text:style-name="T1">AND</text:span></text:p>
          <text:p text:style-name="P1"><text:span text:style-name="T1">46198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586" draw:id="id586" draw:layer="layout" draw:type="line" svg:x1="8.1cm" svg:y1="33.925cm" svg:x2="8.1cm" svg:y2="33.925cm" draw:start-shape="id585" draw:start-glue-point="2" draw:end-shape="id585" draw:end-glue-point="2" svg:d="M8100 33925z" svg:viewBox="0 0 1 1">
          <text:p/>
        </draw:connector>
        <draw:connector draw:style-name="gr3" draw:text-style-name="P1" draw:layer="layout" draw:type="line" svg:x1="13.7cm" svg:y1="34.247cm" svg:x2="8.1cm" svg:y2="33.925cm" draw:start-shape="id584" draw:start-glue-point="0" draw:end-shape="id586" draw:end-glue-point="0" svg:d="M13700 34247l-5600-322" svg:viewBox="0 0 5601 323">
          <text:p/>
        </draw:connector>
        <draw:connector draw:style-name="gr3" draw:text-style-name="P1" draw:layer="layout" draw:type="line" svg:x1="8.1cm" svg:y1="33.025cm" svg:x2="10.5cm" svg:y2="32.647cm" draw:start-shape="id585" draw:start-glue-point="0" draw:end-shape="id580" draw:end-glue-point="2" svg:d="M8100 33025l2400-378" svg:viewBox="0 0 2401 379">
          <text:p/>
        </draw:connector>
        <draw:connector draw:style-name="gr5" draw:text-style-name="P3" draw:layer="layout" draw:type="line" svg:x1="99.642cm" svg:y1="26.247cm" svg:x2="99.7cm" svg:y2="24.542cm" draw:end-shape="id157" draw:end-glue-point="2" svg:d="M99642 26247l58-1705" svg:viewBox="0 0 59 1706">
          <text:p text:style-name="P1"><text:span text:style-name="T3">f00/c</text:span></text:p>
        </draw:connector>
        <draw:connector draw:style-name="gr5" draw:text-style-name="P3" draw:layer="layout" draw:type="line" svg:x1="8.1cm" svg:y1="33.025cm" svg:x2="8.094cm" svg:y2="30.625cm" draw:start-shape="id585" draw:start-glue-point="0" svg:d="M8100 33025l-6-2400" svg:viewBox="0 0 7 2401">
          <text:p text:style-name="P1"><text:span text:style-name="T3">f00</text:span></text:p>
        </draw:connector>
        <draw:connector draw:style-name="gr3" draw:text-style-name="P1" draw:layer="layout" draw:type="line" svg:x1="13.7cm" svg:y1="34.247cm" svg:x2="20.5cm" svg:y2="31.347cm" draw:start-shape="id584" draw:start-glue-point="0" draw:end-shape="id1" draw:end-glue-point="2" svg:d="M13700 34247l6800-2900" svg:viewBox="0 0 6801 2901">
          <text:p/>
        </draw:connector>
        <draw:connector draw:style-name="gr3" draw:text-style-name="P1" draw:layer="layout" draw:type="line" svg:x1="10.5cm" svg:y1="31.747cm" svg:x2="13cm" svg:y2="31.447cm" draw:start-shape="id580" draw:start-glue-point="0" draw:end-shape="id4" draw:end-glue-point="2" svg:d="M10500 31747l2500-300" svg:viewBox="0 0 2501 301">
          <text:p/>
        </draw:connector>
        <draw:custom-shape draw:style-name="gr1" draw:text-style-name="P2" xml:id="id588" draw:id="id588" draw:layer="layout" svg:width="1cm" svg:height="0.9cm" svg:x="10.2cm" svg:y="26.325cm">
          <text:p text:style-name="P1"><text:span text:style-name="T1">NOR</text:span></text:p>
          <text:p text:style-name="P1"><text:span text:style-name="T1">47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cm" svg:y1="31.747cm" svg:x2="11.2cm" svg:y2="30.347cm" draw:start-shape="id580" draw:start-glue-point="0" draw:end-shape="id587" draw:end-glue-point="2" svg:d="M10500 31747l700-1400" svg:viewBox="0 0 701 1401">
          <text:p/>
        </draw:connector>
        <draw:connector draw:style-name="gr3" draw:text-style-name="P1" draw:layer="layout" draw:type="line" svg:x1="10.5cm" svg:y1="31.747cm" svg:x2="10.7cm" svg:y2="27.225cm" draw:start-shape="id580" draw:start-glue-point="0" draw:end-shape="id588" draw:end-glue-point="2" svg:d="M10500 31747l200-4522" svg:viewBox="0 0 201 4523">
          <text:p/>
        </draw:connector>
        <draw:custom-shape draw:style-name="gr1" draw:text-style-name="P2" xml:id="id589" draw:id="id589" draw:layer="layout" svg:width="1cm" svg:height="0.9cm" svg:x="11.4cm" svg:y="24.525cm">
          <text:p text:style-name="P1"><text:span text:style-name="T1">NOR</text:span></text:p>
          <text:p text:style-name="P1"><text:span text:style-name="T1">47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9cm" svg:y1="24.525cm" svg:x2="11.894cm" svg:y2="22.147cm" draw:start-shape="id589" draw:start-glue-point="0" svg:d="M11900 24525l-6-2378" svg:viewBox="0 0 7 2379">
          <text:p text:style-name="P1"><text:span text:style-name="T3">f02</text:span></text:p>
        </draw:connector>
        <draw:connector draw:style-name="gr3" draw:text-style-name="P1" draw:layer="layout" draw:type="line" svg:x1="13cm" svg:y1="30.547cm" svg:x2="11.9cm" svg:y2="25.425cm" draw:start-shape="id4" draw:start-glue-point="0" draw:end-shape="id589" draw:end-glue-point="2" svg:d="M13000 30547l-1100-5122" svg:viewBox="0 0 1101 5123">
          <text:p/>
        </draw:connector>
        <draw:custom-shape draw:style-name="gr1" draw:text-style-name="P2" xml:id="id590" draw:id="id590" draw:layer="layout" svg:width="1cm" svg:height="0.9cm" svg:x="12.6cm" svg:y="26.325cm">
          <text:p text:style-name="P1"><text:span text:style-name="T1">NOR</text:span></text:p>
          <text:p text:style-name="P1"><text:span text:style-name="T1">-6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3.1cm" svg:y2="27.225cm" draw:start-shape="id4" draw:start-glue-point="0" draw:end-shape="id590" draw:end-glue-point="2" svg:d="M13000 30547l100-3322" svg:viewBox="0 0 101 3323">
          <text:p/>
        </draw:connector>
        <draw:custom-shape draw:style-name="gr1" draw:text-style-name="P2" xml:id="id591" draw:id="id591" draw:layer="layout" svg:width="1cm" svg:height="0.9cm" svg:x="12.6cm" svg:y="24.525cm">
          <text:p text:style-name="P1"><text:span text:style-name="T1">NOR</text:span></text:p>
          <text:p text:style-name="P1"><text:span text:style-name="T1">-36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3.1cm" svg:y1="24.525cm" svg:x2="13.094cm" svg:y2="22.147cm" draw:start-shape="id591" draw:start-glue-point="0" svg:d="M13100 24525l-6-2378" svg:viewBox="0 0 7 2379">
          <text:p text:style-name="P1"><text:span text:style-name="T3">f03</text:span></text:p>
        </draw:connector>
        <draw:connector draw:style-name="gr3" draw:text-style-name="P1" draw:layer="layout" draw:type="line" svg:x1="13.1cm" svg:y1="26.325cm" svg:x2="13.1cm" svg:y2="25.425cm" draw:start-shape="id590" draw:start-glue-point="0" draw:end-shape="id591" draw:end-glue-point="2" svg:d="M13100 26325v-900" svg:viewBox="0 0 1 901">
          <text:p/>
        </draw:connector>
        <draw:connector draw:style-name="gr5" draw:text-style-name="P3" draw:layer="layout" draw:type="line" svg:x1="106.276cm" svg:y1="26.247cm" svg:x2="106.3cm" svg:y2="24.542cm" draw:end-shape="id154" draw:end-glue-point="2" svg:d="M106276 26247l24-1705" svg:viewBox="0 0 25 1706">
          <text:p text:style-name="P1"><text:span text:style-name="T3">f03/c</text:span></text:p>
        </draw:connector>
        <draw:connector draw:style-name="gr3" draw:text-style-name="P1" draw:layer="layout" draw:type="line" svg:x1="14.3cm" svg:y1="29.347cm" svg:x2="13.1cm" svg:y2="25.425cm" draw:start-shape="id5" draw:start-glue-point="0" draw:end-shape="id591" draw:end-glue-point="2" svg:d="M14300 29347l-1200-3922" svg:viewBox="0 0 1201 3923">
          <text:p/>
        </draw:connector>
        <draw:custom-shape draw:style-name="gr1" draw:text-style-name="P2" xml:id="id592" draw:id="id592" draw:layer="layout" svg:width="1cm" svg:height="0.9cm" svg:x="13.8cm" svg:y="26.325cm">
          <text:p text:style-name="P1"><text:span text:style-name="T1">NOR</text:span></text:p>
          <text:p text:style-name="P1"><text:span text:style-name="T1">-6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3cm" svg:y1="29.347cm" svg:x2="14.3cm" svg:y2="27.225cm" draw:start-shape="id5" draw:start-glue-point="0" draw:end-shape="id592" draw:end-glue-point="2" svg:d="M14300 29347v-2122" svg:viewBox="0 0 1 2123">
          <text:p/>
        </draw:connector>
        <draw:custom-shape draw:style-name="gr1" draw:text-style-name="P2" xml:id="id593" draw:id="id593" draw:layer="layout" svg:width="1cm" svg:height="0.9cm" svg:x="13.8cm" svg:y="24.525cm">
          <text:p text:style-name="P1"><text:span text:style-name="T1">NOR</text:span></text:p>
          <text:p text:style-name="P1"><text:span text:style-name="T1">-3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3cm" svg:y1="24.525cm" svg:x2="14.294cm" svg:y2="22.147cm" draw:start-shape="id593" draw:start-glue-point="0" svg:d="M14300 24525l-6-2378" svg:viewBox="0 0 7 2379">
          <text:p text:style-name="P1"><text:span text:style-name="T3">f04</text:span></text:p>
        </draw:connector>
        <draw:connector draw:style-name="gr3" draw:text-style-name="P1" draw:layer="layout" draw:type="line" svg:x1="14.3cm" svg:y1="26.325cm" svg:x2="14.3cm" svg:y2="25.425cm" draw:start-shape="id592" draw:start-glue-point="0" draw:end-shape="id593" draw:end-glue-point="2" svg:d="M14300 26325v-900" svg:viewBox="0 0 1 901">
          <text:p/>
        </draw:connector>
        <draw:connector draw:style-name="gr3" draw:text-style-name="P1" draw:layer="layout" draw:type="line" svg:x1="15.6cm" svg:y1="28.147cm" svg:x2="14.3cm" svg:y2="25.425cm" draw:start-shape="id7" draw:start-glue-point="0" draw:end-shape="id593" draw:end-glue-point="2" svg:d="M15600 28147l-1300-2722" svg:viewBox="0 0 1301 2723">
          <text:p/>
        </draw:connector>
        <draw:connector draw:style-name="gr3" draw:text-style-name="P1" draw:layer="layout" draw:type="line" svg:x1="15.6cm" svg:y1="28.147cm" svg:x2="15.5cm" svg:y2="27.225cm" draw:start-shape="id7" draw:start-glue-point="0" draw:end-shape="id594" draw:end-glue-point="2" svg:d="M15600 28147l-100-922" svg:viewBox="0 0 101 923">
          <text:p/>
        </draw:connector>
        <draw:custom-shape draw:style-name="gr1" draw:text-style-name="P2" xml:id="id595" draw:id="id595" draw:layer="layout" svg:width="1cm" svg:height="0.9cm" svg:x="15cm" svg:y="24.525cm">
          <text:p text:style-name="P1"><text:span text:style-name="T1">NOR</text:span></text:p>
          <text:p text:style-name="P1"><text:span text:style-name="T1">47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5.5cm" svg:y1="24.525cm" svg:x2="15.494cm" svg:y2="22.147cm" draw:start-shape="id595" draw:start-glue-point="0" svg:d="M15500 24525l-6-2378" svg:viewBox="0 0 7 2379">
          <text:p text:style-name="P1"><text:span text:style-name="T3">f05</text:span></text:p>
        </draw:connector>
        <draw:connector draw:style-name="gr3" draw:text-style-name="P1" draw:layer="layout" draw:type="line" svg:x1="15.5cm" svg:y1="26.325cm" svg:x2="15.5cm" svg:y2="25.425cm" draw:start-shape="id594" draw:start-glue-point="0" draw:end-shape="id595" draw:end-glue-point="2" svg:d="M15500 26325v-900" svg:viewBox="0 0 1 901">
          <text:p/>
        </draw:connector>
        <draw:connector draw:style-name="gr3" draw:text-style-name="P1" draw:layer="layout" draw:type="line" svg:x1="16.8cm" svg:y1="30.447cm" svg:x2="15.5cm" svg:y2="25.425cm" draw:start-shape="id6" draw:start-glue-point="0" draw:end-shape="id595" draw:end-glue-point="2" svg:d="M16800 30447l-1300-5022" svg:viewBox="0 0 1301 5023">
          <text:p/>
        </draw:connector>
        <draw:custom-shape draw:style-name="gr1" draw:text-style-name="P2" xml:id="id596" draw:id="id596" draw:layer="layout" svg:width="1cm" svg:height="0.9cm" svg:x="16.2cm" svg:y="26.325cm">
          <text:p text:style-name="P1"><text:span text:style-name="T1">NOR</text:span></text:p>
          <text:p text:style-name="P1"><text:span text:style-name="T1">47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6.7cm" svg:y2="27.225cm" draw:start-shape="id6" draw:start-glue-point="0" draw:end-shape="id596" draw:end-glue-point="2" svg:d="M16800 30447l-100-3222" svg:viewBox="0 0 101 3223">
          <text:p/>
        </draw:connector>
        <draw:custom-shape draw:style-name="gr1" draw:text-style-name="P2" xml:id="id597" draw:id="id597" draw:layer="layout" svg:width="1cm" svg:height="0.9cm" svg:x="16.2cm" svg:y="24.525cm">
          <text:p text:style-name="P1"><text:span text:style-name="T1">NOR</text:span></text:p>
          <text:p text:style-name="P1"><text:span text:style-name="T1">47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7cm" svg:y1="24.525cm" svg:x2="16.694cm" svg:y2="22.147cm" draw:start-shape="id597" draw:start-glue-point="0" svg:d="M16700 24525l-6-2378" svg:viewBox="0 0 7 2379">
          <text:p text:style-name="P1"><text:span text:style-name="T3">f06</text:span></text:p>
        </draw:connector>
        <draw:connector draw:style-name="gr3" draw:text-style-name="P1" draw:layer="layout" draw:type="line" svg:x1="16.7cm" svg:y1="26.325cm" svg:x2="16.7cm" svg:y2="25.425cm" draw:start-shape="id596" draw:start-glue-point="0" draw:end-shape="id597" draw:end-glue-point="2" svg:d="M16700 26325v-900" svg:viewBox="0 0 1 901">
          <text:p/>
        </draw:connector>
        <draw:connector draw:style-name="gr3" draw:text-style-name="P1" draw:layer="layout" draw:type="line" svg:x1="18.1cm" svg:y1="29.347cm" svg:x2="16.7cm" svg:y2="25.425cm" draw:start-shape="id8" draw:start-glue-point="0" draw:end-shape="id597" draw:end-glue-point="2" svg:d="M18100 29347l-1400-3922" svg:viewBox="0 0 1401 3923">
          <text:p/>
        </draw:connector>
        <draw:custom-shape draw:style-name="gr1" draw:text-style-name="P2" xml:id="id598" draw:id="id598" draw:layer="layout" svg:width="1cm" svg:height="0.9cm" svg:x="17.4cm" svg:y="26.325cm">
          <text:p text:style-name="P1"><text:span text:style-name="T1">NOR</text:span></text:p>
          <text:p text:style-name="P1"><text:span text:style-name="T1">46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7.9cm" svg:y2="27.225cm" draw:start-shape="id8" draw:start-glue-point="0" draw:end-shape="id598" draw:end-glue-point="2" svg:d="M18100 29347l-200-2122" svg:viewBox="0 0 201 2123">
          <text:p/>
        </draw:connector>
        <draw:custom-shape draw:style-name="gr1" draw:text-style-name="P2" xml:id="id599" draw:id="id599" draw:layer="layout" svg:width="1cm" svg:height="0.9cm" svg:x="17.4cm" svg:y="24.525cm">
          <text:p text:style-name="P1"><text:span text:style-name="T1">NOR</text:span></text:p>
          <text:p text:style-name="P1"><text:span text:style-name="T1">46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9cm" svg:y1="24.525cm" svg:x2="17.894cm" svg:y2="22.147cm" draw:start-shape="id599" draw:start-glue-point="0" svg:d="M17900 24525l-6-2378" svg:viewBox="0 0 7 2379">
          <text:p text:style-name="P1"><text:span text:style-name="T3">f07</text:span></text:p>
        </draw:connector>
        <draw:connector draw:style-name="gr3" draw:text-style-name="P1" draw:layer="layout" draw:type="line" svg:x1="17.9cm" svg:y1="26.325cm" svg:x2="17.9cm" svg:y2="25.425cm" draw:start-shape="id598" draw:start-glue-point="0" draw:end-shape="id599" draw:end-glue-point="2" svg:d="M17900 26325v-900" svg:viewBox="0 0 1 901">
          <text:p/>
        </draw:connector>
        <draw:connector draw:style-name="gr3" draw:text-style-name="P1" draw:layer="layout" draw:type="line" svg:x1="19.4cm" svg:y1="28.147cm" svg:x2="17.9cm" svg:y2="25.425cm" draw:start-shape="id9" draw:start-glue-point="0" draw:end-shape="id599" draw:end-glue-point="2" svg:d="M19400 28147l-1500-2722" svg:viewBox="0 0 1501 2723">
          <text:p/>
        </draw:connector>
        <draw:connector draw:style-name="gr3" draw:text-style-name="P1" draw:layer="layout" draw:type="line" svg:x1="19.4cm" svg:y1="28.147cm" svg:x2="19.1cm" svg:y2="27.225cm" draw:start-shape="id9" draw:start-glue-point="0" draw:end-shape="id600" draw:end-glue-point="2" svg:d="M19400 28147l-300-922" svg:viewBox="0 0 301 923">
          <text:p/>
        </draw:connector>
        <draw:connector draw:style-name="gr3" draw:text-style-name="P1" draw:layer="layout" draw:type="line" svg:x1="19.1cm" svg:y1="26.325cm" svg:x2="19.1cm" svg:y2="25.425cm" draw:start-shape="id600" draw:start-glue-point="0" draw:end-shape="id344" draw:end-glue-point="2" svg:d="M19100 26325v-900" svg:viewBox="0 0 1 901">
          <text:p/>
        </draw:connector>
        <draw:custom-shape draw:style-name="gr1" draw:text-style-name="P2" xml:id="id601" draw:id="id601" draw:layer="layout" svg:width="1cm" svg:height="0.9cm" svg:x="10.2cm" svg:y="24.525cm">
          <text:p text:style-name="P1"><text:span text:style-name="T1">NOR</text:span></text:p>
          <text:p text:style-name="P1"><text:span text:style-name="T1">47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7cm" svg:y1="24.525cm" svg:x2="10.694cm" svg:y2="22.147cm" draw:start-shape="id601" draw:start-glue-point="0" svg:d="M10700 24525l-6-2378" svg:viewBox="0 0 7 2379">
          <text:p text:style-name="P1"><text:span text:style-name="T3">f01</text:span></text:p>
        </draw:connector>
        <draw:connector draw:style-name="gr3" draw:text-style-name="P1" draw:layer="layout" draw:type="line" svg:x1="10.7cm" svg:y1="26.325cm" svg:x2="10.7cm" svg:y2="25.425cm" draw:start-shape="id588" draw:start-glue-point="0" draw:end-shape="id601" draw:end-glue-point="2" svg:d="M10700 26325v-900" svg:viewBox="0 0 1 901">
          <text:p/>
        </draw:connector>
        <draw:connector draw:style-name="gr3" draw:text-style-name="P1" draw:layer="layout" draw:type="line" svg:x1="11.2cm" svg:y1="29.447cm" svg:x2="10.7cm" svg:y2="25.425cm" draw:start-shape="id587" draw:start-glue-point="0" draw:end-shape="id601" draw:end-glue-point="2" svg:d="M11200 29447l-500-4022" svg:viewBox="0 0 501 4023">
          <text:p/>
        </draw:connector>
        <draw:connector draw:style-name="gr3" draw:text-style-name="P1" draw:layer="layout" draw:type="line" svg:x1="11.2cm" svg:y1="29.447cm" svg:x2="11.9cm" svg:y2="27.225cm" draw:start-shape="id587" draw:start-glue-point="0" draw:end-shape="id602" draw:end-glue-point="2" svg:d="M11200 29447l700-2222" svg:viewBox="0 0 701 2223">
          <text:p/>
        </draw:connector>
        <draw:connector draw:style-name="gr3" draw:text-style-name="P1" draw:layer="layout" draw:type="line" svg:x1="11.9cm" svg:y1="26.325cm" svg:x2="11.9cm" svg:y2="25.425cm" draw:start-shape="id602" draw:start-glue-point="0" draw:end-shape="id589" draw:end-glue-point="2" svg:d="M11900 26325v-900" svg:viewBox="0 0 1 901">
          <text:p/>
        </draw:connector>
        <draw:connector draw:style-name="gr3" draw:text-style-name="P1" draw:layer="layout" draw:type="line" svg:x1="11cm" svg:y1="37.677cm" svg:x2="11.8cm" svg:y2="36.847cm" draw:start-shape="id562" draw:start-glue-point="0" draw:end-shape="id579" draw:end-glue-point="2" svg:d="M11000 37677l800-830" svg:viewBox="0 0 801 831">
          <text:p/>
        </draw:connector>
        <draw:connector draw:style-name="gr3" draw:text-style-name="P1" draw:layer="layout" draw:type="line" svg:x1="11cm" svg:y1="37.677cm" svg:x2="11.9cm" svg:y2="27.225cm" draw:start-shape="id562" draw:start-glue-point="0" draw:end-shape="id602" draw:end-glue-point="2" svg:d="M11000 37677l900-10452" svg:viewBox="0 0 901 10453">
          <text:p/>
        </draw:connector>
        <draw:connector draw:style-name="gr3" draw:text-style-name="P1" draw:layer="layout" draw:type="line" svg:x1="9.9cm" svg:y1="37.677cm" svg:x2="11.2cm" svg:y2="30.347cm" draw:start-shape="id549" draw:start-glue-point="0" draw:end-shape="id587" draw:end-glue-point="2" svg:d="M9900 37677l1300-7330" svg:viewBox="0 0 1301 7331">
          <text:p/>
        </draw:connector>
        <draw:connector draw:style-name="gr3" draw:text-style-name="P1" draw:layer="layout" draw:type="line" svg:x1="9.9cm" svg:y1="37.677cm" svg:x2="11.8cm" svg:y2="36.847cm" draw:start-shape="id549" draw:start-glue-point="0" draw:end-shape="id579" draw:end-glue-point="2" svg:d="M9900 37677l1900-830" svg:viewBox="0 0 1901 831">
          <text:p/>
        </draw:connector>
        <draw:connector draw:style-name="gr3" draw:text-style-name="P1" draw:layer="layout" draw:type="line" svg:x1="9.9cm" svg:y1="37.677cm" svg:x2="10.7cm" svg:y2="27.225cm" draw:start-shape="id549" draw:start-glue-point="0" draw:end-shape="id588" draw:end-glue-point="2" svg:d="M9900 37677l800-10452" svg:viewBox="0 0 801 10453">
          <text:p/>
        </draw:connector>
        <draw:connector draw:style-name="gr3" draw:text-style-name="P1" draw:layer="layout" draw:type="line" svg:x1="13.1cm" svg:y1="37.677cm" svg:x2="14.3cm" svg:y2="30.247cm" draw:start-shape="id546" draw:start-glue-point="0" draw:end-shape="id5" draw:end-glue-point="2" svg:d="M13100 37677l1200-7430" svg:viewBox="0 0 1201 7431">
          <text:p/>
        </draw:connector>
        <draw:connector draw:style-name="gr3" draw:text-style-name="P1" draw:layer="layout" draw:type="line" svg:x1="13.1cm" svg:y1="37.677cm" svg:x2="13.1cm" svg:y2="27.225cm" draw:start-shape="id546" draw:start-glue-point="0" draw:end-shape="id590" draw:end-glue-point="2" svg:d="M13100 37677v-10452" svg:viewBox="0 0 1 10453">
          <text:p/>
        </draw:connector>
        <draw:custom-shape draw:style-name="gr1" draw:text-style-name="P2" xml:id="id603" draw:id="id603" draw:layer="layout" svg:width="1cm" svg:height="0.9cm" svg:x="15.8cm" svg:y="35.947cm">
          <text:p text:style-name="P1"><text:span text:style-name="T1">3-AND</text:span></text:p>
          <text:p text:style-name="P1"><text:span text:style-name="T1">-6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cm" svg:y1="37.677cm" svg:x2="16.3cm" svg:y2="36.847cm" draw:start-shape="id566" draw:start-glue-point="0" draw:end-shape="id603" draw:end-glue-point="2" svg:d="M14200 37677l2100-830" svg:viewBox="0 0 2101 831">
          <text:p/>
        </draw:connector>
        <draw:connector draw:style-name="gr3" draw:text-style-name="P1" draw:layer="layout" draw:type="line" svg:x1="14.2cm" svg:y1="37.677cm" svg:x2="14.3cm" svg:y2="27.225cm" draw:start-shape="id566" draw:start-glue-point="0" draw:end-shape="id592" draw:end-glue-point="2" svg:d="M14200 37677l100-10452" svg:viewBox="0 0 101 10453">
          <text:p/>
        </draw:connector>
        <draw:connector draw:style-name="gr3" draw:text-style-name="P1" draw:layer="layout" draw:type="line" svg:x1="14.2cm" svg:y1="37.677cm" svg:x2="15.6cm" svg:y2="29.047cm" draw:start-shape="id566" draw:start-glue-point="0" draw:end-shape="id7" draw:end-glue-point="2" svg:d="M14200 37677l1400-8630" svg:viewBox="0 0 1401 8631">
          <text:p/>
        </draw:connector>
        <draw:connector draw:style-name="gr3" draw:text-style-name="P1" draw:layer="layout" draw:type="line" svg:x1="16.3cm" svg:y1="35.947cm" svg:x2="13.7cm" svg:y2="35.147cm" draw:start-shape="id603" draw:start-glue-point="0" draw:end-shape="id584" draw:end-glue-point="2" svg:d="M16300 35947l-2600-800" svg:viewBox="0 0 2601 801">
          <text:p/>
        </draw:connector>
        <draw:connector draw:style-name="gr3" draw:text-style-name="P1" draw:layer="layout" draw:type="line" svg:x1="16.3cm" svg:y1="35.947cm" svg:x2="16.8cm" svg:y2="31.347cm" draw:start-shape="id603" draw:start-glue-point="0" draw:end-shape="id6" draw:end-glue-point="2" svg:d="M16300 35947l500-4600" svg:viewBox="0 0 501 4601">
          <text:p/>
        </draw:connector>
        <draw:connector draw:style-name="gr3" draw:text-style-name="P1" draw:layer="layout" draw:type="line" svg:x1="15.3cm" svg:y1="37.677cm" svg:x2="16.3cm" svg:y2="36.847cm" draw:start-shape="id543" draw:start-glue-point="0" draw:end-shape="id603" draw:end-glue-point="2" svg:d="M15300 37677l1000-830" svg:viewBox="0 0 1001 831">
          <text:p/>
        </draw:connector>
        <draw:connector draw:style-name="gr3" draw:text-style-name="P1" draw:layer="layout" draw:type="line" svg:x1="15.3cm" svg:y1="37.677cm" svg:x2="15.5cm" svg:y2="27.225cm" draw:start-shape="id543" draw:start-glue-point="0" draw:end-shape="id594" draw:end-glue-point="2" svg:d="M15300 37677l200-10452" svg:viewBox="0 0 201 10453">
          <text:p/>
        </draw:connector>
        <draw:connector draw:style-name="gr3" draw:text-style-name="P1" draw:layer="layout" draw:type="line" svg:x1="13.1cm" svg:y1="37.677cm" svg:x2="16.3cm" svg:y2="36.847cm" draw:start-shape="id546" draw:start-glue-point="0" draw:end-shape="id603" draw:end-glue-point="2" svg:d="M13100 37677l3200-830" svg:viewBox="0 0 3201 831">
          <text:p/>
        </draw:connector>
        <draw:connector draw:style-name="gr3" draw:text-style-name="P1" draw:layer="layout" draw:type="line" svg:x1="17.7cm" svg:y1="37.677cm" svg:x2="16.7cm" svg:y2="27.225cm" draw:start-shape="id538" draw:start-glue-point="0" draw:end-shape="id596" draw:end-glue-point="2" svg:d="M17700 37677l-1000-10452" svg:viewBox="0 0 1001 10453">
          <text:p/>
        </draw:connector>
        <draw:connector draw:style-name="gr3" draw:text-style-name="P1" draw:layer="layout" draw:type="line" svg:x1="17.7cm" svg:y1="37.677cm" svg:x2="18.1cm" svg:y2="30.247cm" draw:start-shape="id538" draw:start-glue-point="0" draw:end-shape="id8" draw:end-glue-point="2" svg:d="M17700 37677l400-7430" svg:viewBox="0 0 401 7431">
          <text:p/>
        </draw:connector>
        <draw:custom-shape draw:style-name="gr1" draw:text-style-name="P2" xml:id="id604" draw:id="id604" draw:layer="layout" svg:width="1cm" svg:height="0.9cm" svg:x="20.4cm" svg:y="35.947cm">
          <text:p text:style-name="P1"><text:span text:style-name="T1">3-AND</text:span></text:p>
          <text:p text:style-name="P1"><text:span text:style-name="T1">47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cm" svg:y1="37.677cm" svg:x2="20.9cm" svg:y2="36.847cm" draw:start-shape="id538" draw:start-glue-point="0" draw:end-shape="id604" draw:end-glue-point="2" svg:d="M17700 37677l3200-830" svg:viewBox="0 0 3201 831">
          <text:p/>
        </draw:connector>
        <draw:connector draw:style-name="gr3" draw:text-style-name="P1" draw:layer="layout" draw:type="line" svg:x1="20.9cm" svg:y1="35.947cm" svg:x2="13.7cm" svg:y2="35.147cm" draw:start-shape="id604" draw:start-glue-point="0" draw:end-shape="id584" draw:end-glue-point="2" svg:d="M20900 35947l-7200-800" svg:viewBox="0 0 7201 801">
          <text:p/>
        </draw:connector>
        <draw:connector draw:style-name="gr3" draw:text-style-name="P1" draw:layer="layout" draw:type="line" svg:x1="18.8cm" svg:y1="37.677cm" svg:x2="20.9cm" svg:y2="36.847cm" draw:start-shape="id550" draw:start-glue-point="0" draw:end-shape="id604" draw:end-glue-point="2" svg:d="M18800 37677l2100-830" svg:viewBox="0 0 2101 831">
          <text:p/>
        </draw:connector>
        <draw:connector draw:style-name="gr3" draw:text-style-name="P1" draw:layer="layout" draw:type="line" svg:x1="18.8cm" svg:y1="37.677cm" svg:x2="17.9cm" svg:y2="27.225cm" draw:start-shape="id550" draw:start-glue-point="0" draw:end-shape="id598" draw:end-glue-point="2" svg:d="M18800 37677l-900-10452" svg:viewBox="0 0 901 10453">
          <text:p/>
        </draw:connector>
        <draw:connector draw:style-name="gr3" draw:text-style-name="P1" draw:layer="layout" draw:type="line" svg:x1="18.8cm" svg:y1="37.677cm" svg:x2="19.4cm" svg:y2="29.047cm" draw:start-shape="id550" draw:start-glue-point="0" draw:end-shape="id9" draw:end-glue-point="2" svg:d="M18800 37677l600-8630" svg:viewBox="0 0 601 8631">
          <text:p/>
        </draw:connector>
        <draw:connector draw:style-name="gr3" draw:text-style-name="P1" draw:layer="layout" draw:type="line" svg:x1="19.9cm" svg:y1="37.677cm" svg:x2="20.9cm" svg:y2="36.847cm" draw:start-shape="id571" draw:start-glue-point="0" draw:end-shape="id604" draw:end-glue-point="2" svg:d="M19900 37677l1000-830" svg:viewBox="0 0 1001 831">
          <text:p/>
        </draw:connector>
        <draw:connector draw:style-name="gr3" draw:text-style-name="P1" draw:layer="layout" draw:type="line" svg:x1="19.9cm" svg:y1="37.677cm" svg:x2="19.1cm" svg:y2="27.225cm" draw:start-shape="id571" draw:start-glue-point="0" draw:end-shape="id600" draw:end-glue-point="2" svg:d="M19900 37677l-800-10452" svg:viewBox="0 0 801 10453">
          <text:p/>
        </draw:connector>
        <draw:custom-shape draw:style-name="gr1" draw:text-style-name="P2" xml:id="id605" draw:id="id605" draw:layer="layout" svg:width="1cm" svg:height="0.9cm" svg:x="25.2cm" svg:y="35.947cm">
          <text:p text:style-name="P1"><text:span text:style-name="T1">3-AND</text:span></text:p>
          <text:p text:style-name="P1"><text:span text:style-name="T1">461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2cm" svg:y1="37.677cm" svg:x2="25.7cm" svg:y2="36.847cm" draw:start-shape="id569" draw:start-glue-point="0" draw:end-shape="id605" draw:end-glue-point="2" svg:d="M22200 37677l3500-830" svg:viewBox="0 0 3501 831">
          <text:p/>
        </draw:connector>
        <draw:connector draw:style-name="gr3" draw:text-style-name="P1" draw:layer="layout" draw:type="line" svg:x1="22.2cm" svg:y1="37.677cm" svg:x2="21.7cm" svg:y2="30.247cm" draw:start-shape="id569" draw:start-glue-point="0" draw:end-shape="id2" draw:end-glue-point="2" svg:d="M22200 37677l-500-7430" svg:viewBox="0 0 501 7431">
          <text:p/>
        </draw:connector>
        <draw:connector draw:style-name="gr3" draw:text-style-name="P1" draw:layer="layout" draw:type="line" svg:x1="22.2cm" svg:y1="37.677cm" svg:x2="20.3cm" svg:y2="27.225cm" draw:start-shape="id569" draw:start-glue-point="0" draw:end-shape="id581" draw:end-glue-point="2" svg:d="M22200 37677l-1900-10452" svg:viewBox="0 0 1901 10453">
          <text:p/>
        </draw:connector>
        <draw:connector draw:style-name="gr3" draw:text-style-name="P1" draw:layer="layout" draw:type="line" svg:x1="25.7cm" svg:y1="35.947cm" svg:x2="8.1cm" svg:y2="33.925cm" draw:start-shape="id605" draw:start-glue-point="0" draw:end-shape="id586" draw:end-glue-point="0" svg:d="M25700 35947l-17600-2022" svg:viewBox="0 0 17601 2023">
          <text:p/>
        </draw:connector>
        <draw:connector draw:style-name="gr3" draw:text-style-name="P1" draw:layer="layout" draw:type="line" svg:x1="23.3cm" svg:y1="37.677cm" svg:x2="25.7cm" svg:y2="36.847cm" draw:start-shape="id573" draw:start-glue-point="0" draw:end-shape="id605" draw:end-glue-point="2" svg:d="M23300 37677l2400-830" svg:viewBox="0 0 2401 831">
          <text:p/>
        </draw:connector>
        <draw:custom-shape draw:style-name="gr1" draw:text-style-name="P2" xml:id="id606" draw:id="id606" draw:layer="layout" svg:width="1cm" svg:height="0.9cm" svg:x="23.9cm" svg:y="37.677cm">
          <text:p text:style-name="P1"><text:span text:style-name="T1">NOT</text:span></text:p>
          <text:p text:style-name="P1"><text:span text:style-name="T1">-62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4cm" svg:y1="37.677cm" svg:x2="25.7cm" svg:y2="36.847cm" draw:start-shape="id606" draw:start-glue-point="0" draw:end-shape="id605" draw:end-glue-point="2" svg:d="M24400 37677l1300-830" svg:viewBox="0 0 1301 831">
          <text:p/>
        </draw:connector>
        <draw:connector draw:style-name="gr3" draw:text-style-name="P1" draw:layer="layout" draw:type="line" svg:x1="24.4cm" svg:y1="37.677cm" svg:x2="9.3cm" svg:y2="36.847cm" draw:start-shape="id606" draw:start-glue-point="0" draw:end-shape="id578" draw:end-glue-point="2" svg:d="M24400 37677l-15100-830" svg:viewBox="0 0 15101 831">
          <text:p/>
        </draw:connector>
        <draw:connector draw:style-name="gr5" draw:text-style-name="P3" draw:layer="layout" draw:type="line" svg:x1="123.9cm" svg:y1="26.3cm" svg:x2="123.9cm" svg:y2="24.542cm" draw:end-shape="id119" draw:end-glue-point="2" svg:d="M123900 26300v-1758" svg:viewBox="0 0 1 1759">
          <text:p text:style-name="P1"><text:span text:style-name="T3">f11/c</text:span></text:p>
        </draw:connector>
        <draw:connector draw:style-name="gr5" draw:text-style-name="P3" draw:layer="layout" draw:type="line" svg:x1="24.4cm" svg:y1="37.677cm" svg:x2="24.394cm" svg:y2="35.147cm" draw:start-shape="id606" draw:start-glue-point="0" svg:d="M24400 37677l-6-2530" svg:viewBox="0 0 7 2531">
          <text:p text:style-name="P1"><text:span text:style-name="T3">f11</text:span></text:p>
        </draw:connector>
        <draw:connector draw:style-name="gr3" draw:text-style-name="P1" draw:layer="layout" draw:type="line" svg:x1="23.3cm" svg:y1="37.677cm" svg:x2="22.9cm" svg:y2="29.147cm" draw:start-shape="id573" draw:start-glue-point="0" draw:end-shape="id3" draw:end-glue-point="2" svg:d="M23300 37677l-400-8530" svg:viewBox="0 0 401 8531">
          <text:p/>
        </draw:connector>
        <draw:custom-shape draw:style-name="gr1" draw:text-style-name="P2" xml:id="id607" draw:id="id607" draw:layer="layout" svg:width="1cm" svg:height="0.9cm" svg:x="21cm" svg:y="26.325cm">
          <text:p text:style-name="P1"><text:span text:style-name="T1">NOR</text:span></text:p>
          <text:p text:style-name="P1"><text:span text:style-name="T1">4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3cm" svg:y1="37.677cm" svg:x2="21.5cm" svg:y2="27.225cm" draw:start-shape="id573" draw:start-glue-point="0" draw:end-shape="id607" draw:end-glue-point="2" svg:d="M23300 37677l-1800-10452" svg:viewBox="0 0 1801 10453">
          <text:p/>
        </draw:connector>
        <draw:connector draw:style-name="gr3" draw:text-style-name="P1" draw:layer="layout" draw:type="line" svg:x1="21.5cm" svg:y1="26.325cm" svg:x2="21.5cm" svg:y2="25.425cm" draw:start-shape="id607" draw:start-glue-point="0" draw:end-shape="id583" draw:end-glue-point="2" svg:d="M21500 26325v-900" svg:viewBox="0 0 1 901">
          <text:p/>
        </draw:connector>
        <draw:connector draw:style-name="gr3" draw:text-style-name="P1" draw:layer="layout" draw:type="line" svg:x1="21.7cm" svg:y1="29.347cm" svg:x2="21.5cm" svg:y2="27.225cm" draw:start-shape="id2" draw:start-glue-point="0" draw:end-shape="id607" draw:end-glue-point="2" svg:d="M21700 29347l-200-2122" svg:viewBox="0 0 201 2123">
          <text:p/>
        </draw:connector>
        <draw:connector draw:style-name="gr3" draw:text-style-name="P1" draw:layer="layout" draw:type="line" svg:x1="21.7cm" svg:y1="29.347cm" svg:x2="20.3cm" svg:y2="25.425cm" draw:start-shape="id2" draw:start-glue-point="0" draw:end-shape="id582" draw:end-glue-point="2" svg:d="M21700 29347l-1400-3922" svg:viewBox="0 0 1401 3923">
          <text:p/>
        </draw:connector>
        <draw:connector draw:style-name="gr3" draw:text-style-name="P1" draw:layer="layout" draw:type="line" svg:x1="49.55cm" svg:y1="49.599cm" svg:x2="24.4cm" svg:y2="38.577cm" draw:start-shape="id518" draw:start-glue-point="0" draw:end-shape="id606" draw:end-glue-point="2" svg:d="M49550 49599l-25150-11022" svg:viewBox="0 0 25151 11023">
          <text:p/>
        </draw:connector>
        <draw:connector draw:style-name="gr3" draw:text-style-name="P1" draw:layer="layout" draw:type="line" svg:x1="49.55cm" svg:y1="49.599cm" svg:x2="16.5cm" svg:y2="42.547cm" draw:start-shape="id518" draw:start-glue-point="0" draw:end-shape="id608" draw:end-glue-point="2" svg:d="M49550 49599l-33050-7052" svg:viewBox="0 0 33051 7053">
          <text:p/>
        </draw:connector>
        <draw:connector draw:style-name="gr3" draw:text-style-name="P1" draw:layer="layout" draw:type="line" svg:x1="14.2cm" svg:y1="43.347cm" svg:x2="15.3cm" svg:y2="42.547cm" draw:start-shape="id575" draw:start-glue-point="0" draw:end-shape="id609" draw:end-glue-point="2" svg:d="M14200 43347l1100-800" svg:viewBox="0 0 1101 801">
          <text:p/>
        </draw:connector>
        <draw:connector draw:style-name="gr3" draw:text-style-name="P1" draw:layer="layout" draw:type="line" svg:x1="15.3cm" svg:y1="41.647cm" svg:x2="15.3cm" svg:y2="40.947cm" draw:start-shape="id609" draw:start-glue-point="0" draw:end-shape="id610" draw:end-glue-point="2" svg:d="M15300 41647v-700" svg:viewBox="0 0 1 701">
          <text:p/>
        </draw:connector>
        <draw:connector draw:style-name="gr5" draw:text-style-name="P3" draw:layer="layout" draw:type="line" svg:x1="15.3cm" svg:y1="40.047cm" svg:x2="19.9cm" svg:y2="38.577cm" draw:start-shape="id610" draw:start-glue-point="0" draw:end-shape="id571" draw:end-glue-point="2" svg:d="M15300 40047l4600-1470" svg:viewBox="0 0 46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23.3cm" svg:y2="38.577cm" draw:start-shape="id610" draw:start-glue-point="0" draw:end-shape="id573" draw:end-glue-point="2" svg:d="M15300 40047l8000-1470" svg:viewBox="0 0 80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9.9cm" svg:y2="38.577cm" draw:start-shape="id610" draw:start-glue-point="0" draw:end-shape="id549" draw:end-glue-point="2" svg:d="M15300 40047l-5400-1470" svg:viewBox="0 0 54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1cm" svg:y2="38.577cm" draw:start-shape="id610" draw:start-glue-point="0" draw:end-shape="id562" draw:end-glue-point="2" svg:d="M15300 40047l-4300-1470" svg:viewBox="0 0 43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7.7cm" svg:y2="38.577cm" draw:start-shape="id610" draw:start-glue-point="0" draw:end-shape="id538" draw:end-glue-point="2" svg:d="M15300 40047l2400-1470" svg:viewBox="0 0 24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22.2cm" svg:y2="38.577cm" draw:start-shape="id610" draw:start-glue-point="0" draw:end-shape="id569" draw:end-glue-point="2" svg:d="M15300 40047l6900-1470" svg:viewBox="0 0 69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5.3cm" svg:y2="38.577cm" draw:start-shape="id610" draw:start-glue-point="0" draw:end-shape="id543" draw:end-glue-point="2" svg:d="M15300 40047v-1470" svg:viewBox="0 0 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8.8cm" svg:y2="38.577cm" draw:start-shape="id610" draw:start-glue-point="0" draw:end-shape="id550" draw:end-glue-point="2" svg:d="M15300 40047l3500-1470" svg:viewBox="0 0 35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3.1cm" svg:y2="38.577cm" draw:start-shape="id610" draw:start-glue-point="0" draw:end-shape="id546" draw:end-glue-point="2" svg:d="M15300 40047l-2200-1470" svg:viewBox="0 0 22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8.8cm" svg:y2="38.577cm" draw:start-shape="id610" draw:start-glue-point="0" draw:end-shape="id565" draw:end-glue-point="2" svg:d="M15300 40047l-6500-1470" svg:viewBox="0 0 65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4.2cm" svg:y2="38.577cm" draw:start-shape="id610" draw:start-glue-point="0" draw:end-shape="id566" draw:end-glue-point="2" svg:d="M15300 40047l-1100-1470" svg:viewBox="0 0 1101 1471">
          <text:p text:style-name="P1"><text:span text:style-name="T3">a</text:span></text:p>
        </draw:connector>
        <draw:connector draw:style-name="gr3" draw:text-style-name="P1" draw:layer="layout" draw:type="line" svg:x1="15.3cm" svg:y1="43.347cm" svg:x2="15.3cm" svg:y2="42.547cm" draw:start-shape="id558" draw:start-glue-point="0" draw:end-shape="id609" draw:end-glue-point="2" svg:d="M15300 43347v-800" svg:viewBox="0 0 1 801">
          <text:p/>
        </draw:connector>
        <draw:connector draw:style-name="gr3" draw:text-style-name="P1" draw:layer="layout" draw:type="line" svg:x1="16.4cm" svg:y1="43.347cm" svg:x2="15.3cm" svg:y2="42.547cm" draw:start-shape="id552" draw:start-glue-point="0" draw:end-shape="id609" draw:end-glue-point="2" svg:d="M16400 43347l-1100-800" svg:viewBox="0 0 1101 801">
          <text:p/>
        </draw:connector>
        <draw:connector draw:style-name="gr3" draw:text-style-name="P1" draw:layer="layout" draw:type="line" svg:x1="36.15cm" svg:y1="49.599cm" svg:x2="15.3cm" svg:y2="44.247cm" draw:start-shape="id492" draw:start-glue-point="0" draw:end-shape="id558" draw:end-glue-point="2" svg:d="M36150 49599l-20850-5352" svg:viewBox="0 0 20851 5353">
          <text:p/>
        </draw:connector>
        <draw:connector draw:style-name="gr3" draw:text-style-name="P1" draw:layer="layout" draw:type="line" svg:x1="31.25cm" svg:y1="49.599cm" svg:x2="14.2cm" svg:y2="44.247cm" draw:start-shape="id503" draw:start-glue-point="0" draw:end-shape="id575" draw:end-glue-point="2" svg:d="M31250 49599l-17050-5352" svg:viewBox="0 0 17051 5353">
          <text:p/>
        </draw:connector>
        <draw:connector draw:style-name="gr3" draw:text-style-name="P1" draw:layer="layout" draw:type="line" svg:x1="18.5cm" svg:y1="43.347cm" svg:x2="19.6cm" svg:y2="42.547cm" draw:start-shape="id534" draw:start-glue-point="0" draw:end-shape="id611" draw:end-glue-point="2" svg:d="M18500 43347l1100-800" svg:viewBox="0 0 1101 801">
          <text:p/>
        </draw:connector>
        <draw:connector draw:style-name="gr3" draw:text-style-name="P1" draw:layer="layout" draw:type="line" svg:x1="19.6cm" svg:y1="43.347cm" svg:x2="19.6cm" svg:y2="42.547cm" draw:start-shape="id532" draw:start-glue-point="0" draw:end-shape="id611" draw:end-glue-point="2" svg:d="M19600 43347v-800" svg:viewBox="0 0 1 801">
          <text:p/>
        </draw:connector>
        <draw:connector draw:style-name="gr3" draw:text-style-name="P1" draw:layer="layout" draw:type="line" svg:x1="20.7cm" svg:y1="43.347cm" svg:x2="19.6cm" svg:y2="42.547cm" draw:start-shape="id554" draw:start-glue-point="0" draw:end-shape="id611" draw:end-glue-point="2" svg:d="M20700 43347l-1100-800" svg:viewBox="0 0 1101 801">
          <text:p/>
        </draw:connector>
        <draw:connector draw:style-name="gr3" draw:text-style-name="P1" draw:layer="layout" draw:type="line" svg:x1="19.6cm" svg:y1="41.647cm" svg:x2="19.6cm" svg:y2="40.947cm" draw:start-shape="id611" draw:start-glue-point="0" draw:end-shape="id536" draw:end-glue-point="2" svg:d="M19600 41647v-700" svg:viewBox="0 0 1 701">
          <text:p/>
        </draw:connector>
        <draw:connector draw:style-name="gr5" draw:text-style-name="P3" draw:layer="layout" draw:type="line" svg:x1="19.6cm" svg:y1="40.047cm" svg:x2="19.9cm" svg:y2="38.577cm" draw:start-shape="id536" draw:start-glue-point="0" draw:end-shape="id571" draw:end-glue-point="2" svg:d="M19600 40047l300-1470" svg:viewBox="0 0 3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23.3cm" svg:y2="38.577cm" draw:start-shape="id536" draw:start-glue-point="0" draw:end-shape="id573" draw:end-glue-point="2" svg:d="M19600 40047l3700-1470" svg:viewBox="0 0 37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7.7cm" svg:y2="38.577cm" draw:start-shape="id536" draw:start-glue-point="0" draw:end-shape="id538" draw:end-glue-point="2" svg:d="M19600 40047l-1900-1470" svg:viewBox="0 0 19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22.2cm" svg:y2="38.577cm" draw:start-shape="id536" draw:start-glue-point="0" draw:end-shape="id569" draw:end-glue-point="2" svg:d="M19600 40047l2600-1470" svg:viewBox="0 0 26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5.3cm" svg:y2="38.577cm" draw:start-shape="id536" draw:start-glue-point="0" draw:end-shape="id543" draw:end-glue-point="2" svg:d="M19600 40047l-4300-1470" svg:viewBox="0 0 43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8.8cm" svg:y2="38.577cm" draw:start-shape="id536" draw:start-glue-point="0" draw:end-shape="id550" draw:end-glue-point="2" svg:d="M19600 40047l-800-1470" svg:viewBox="0 0 8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3.1cm" svg:y2="38.577cm" draw:start-shape="id536" draw:start-glue-point="0" draw:end-shape="id546" draw:end-glue-point="2" svg:d="M19600 40047l-6500-1470" svg:viewBox="0 0 65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8.8cm" svg:y2="38.577cm" draw:start-shape="id536" draw:start-glue-point="0" draw:end-shape="id565" draw:end-glue-point="2" svg:d="M19600 40047l-10800-1470" svg:viewBox="0 0 108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9.9cm" svg:y2="38.577cm" draw:start-shape="id536" draw:start-glue-point="0" draw:end-shape="id549" draw:end-glue-point="2" svg:d="M19600 40047l-9700-1470" svg:viewBox="0 0 97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4.2cm" svg:y2="38.577cm" draw:start-shape="id536" draw:start-glue-point="0" draw:end-shape="id566" draw:end-glue-point="2" svg:d="M19600 40047l-5400-1470" svg:viewBox="0 0 54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1cm" svg:y2="38.577cm" draw:start-shape="id536" draw:start-glue-point="0" draw:end-shape="id562" draw:end-glue-point="2" svg:d="M19600 40047l-8600-1470" svg:viewBox="0 0 8601 1471">
          <text:p text:style-name="P1"><text:span text:style-name="T3">c</text:span></text:p>
        </draw:connector>
        <draw:connector draw:style-name="gr3" draw:text-style-name="P1" draw:layer="layout" draw:type="line" svg:x1="16.5cm" svg:y1="41.647cm" svg:x2="15.3cm" svg:y2="40.947cm" draw:start-shape="id608" draw:start-glue-point="0" draw:end-shape="id610" draw:end-glue-point="2" svg:d="M16500 41647l-1200-700" svg:viewBox="0 0 1201 701">
          <text:p/>
        </draw:connector>
        <draw:custom-shape draw:style-name="gr1" draw:text-style-name="P2" xml:id="id612" draw:id="id612" draw:layer="layout" svg:width="1cm" svg:height="0.9cm" svg:x="80.5cm" svg:y="68.4cm">
          <text:p text:style-name="P1"><text:span text:style-name="T1">BUF</text:span></text:p>
          <text:p text:style-name="P1"><text:span text:style-name="T1">40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1cm" svg:y1="68.4cm" svg:x2="72.173cm" svg:y2="65.929cm" draw:start-shape="id612" draw:start-glue-point="0" draw:end-shape="id10" draw:end-glue-point="2" svg:d="M81000 68400l-8827-2471" svg:viewBox="0 0 8828 2472">
          <text:p text:style-name="P1"><text:span text:style-name="T3">a</text:span></text:p>
        </draw:connector>
        <draw:connector draw:style-name="gr5" draw:text-style-name="P3" draw:layer="layout" draw:type="line" svg:x1="81cm" svg:y1="68.4cm" svg:x2="76.574cm" svg:y2="65.929cm" draw:start-shape="id612" draw:start-glue-point="0" draw:end-shape="id11" draw:end-glue-point="2" svg:d="M81000 68400l-4426-2471" svg:viewBox="0 0 4427 2472">
          <text:p text:style-name="P1"><text:span text:style-name="T3">a</text:span></text:p>
        </draw:connector>
        <draw:connector draw:style-name="gr5" draw:text-style-name="P3" draw:layer="layout" draw:type="line" svg:x1="81cm" svg:y1="68.4cm" svg:x2="85.4cm" svg:y2="65.929cm" draw:start-shape="id612" draw:start-glue-point="0" draw:end-shape="id18" draw:end-glue-point="2" svg:d="M81000 68400l4400-2471" svg:viewBox="0 0 4401 2472">
          <text:p text:style-name="P1"><text:span text:style-name="T3">a</text:span></text:p>
        </draw:connector>
        <draw:connector draw:style-name="gr5" draw:text-style-name="P3" draw:layer="layout" draw:type="line" svg:x1="81cm" svg:y1="68.4cm" svg:x2="89.8cm" svg:y2="65.929cm" draw:start-shape="id612" draw:start-glue-point="0" draw:end-shape="id22" draw:end-glue-point="2" svg:d="M81000 68400l8800-2471" svg:viewBox="0 0 8801 2472">
          <text:p text:style-name="P1"><text:span text:style-name="T3">a</text:span></text:p>
        </draw:connector>
        <draw:connector draw:style-name="gr5" draw:text-style-name="P3" draw:layer="layout" draw:type="line" svg:x1="81cm" svg:y1="68.4cm" svg:x2="87.6cm" svg:y2="65.929cm" draw:start-shape="id612" draw:start-glue-point="0" draw:end-shape="id19" draw:end-glue-point="2" svg:d="M81000 68400l6600-2471" svg:viewBox="0 0 6601 2472">
          <text:p text:style-name="P1"><text:span text:style-name="T3">a</text:span></text:p>
        </draw:connector>
        <draw:connector draw:style-name="gr5" draw:text-style-name="P3" draw:layer="layout" draw:type="line" svg:x1="81cm" svg:y1="68.4cm" svg:x2="81cm" svg:y2="65.929cm" draw:start-shape="id612" draw:start-glue-point="0" draw:end-shape="id16" draw:end-glue-point="2" svg:d="M81000 68400v-2471" svg:viewBox="0 0 1 2472">
          <text:p text:style-name="P1"><text:span text:style-name="T3">a</text:span></text:p>
        </draw:connector>
        <draw:connector draw:style-name="gr5" draw:text-style-name="P3" draw:layer="layout" draw:type="line" svg:x1="81cm" svg:y1="68.4cm" svg:x2="78.774cm" svg:y2="65.929cm" draw:start-shape="id612" draw:start-glue-point="0" draw:end-shape="id15" draw:end-glue-point="2" svg:d="M81000 68400l-2226-2471" svg:viewBox="0 0 2227 2472">
          <text:p text:style-name="P1"><text:span text:style-name="T3">a</text:span></text:p>
        </draw:connector>
        <draw:connector draw:style-name="gr5" draw:text-style-name="P3" draw:layer="layout" draw:type="line" svg:x1="81cm" svg:y1="68.4cm" svg:x2="83.2cm" svg:y2="65.929cm" draw:start-shape="id612" draw:start-glue-point="0" draw:end-shape="id17" draw:end-glue-point="2" svg:d="M81000 68400l2200-2471" svg:viewBox="0 0 2201 2472">
          <text:p text:style-name="P1"><text:span text:style-name="T3">a</text:span></text:p>
        </draw:connector>
        <draw:connector draw:style-name="gr5" draw:text-style-name="P3" draw:layer="layout" draw:type="line" svg:x1="76.699cm" svg:y1="43.884cm" svg:x2="77.522cm" svg:y2="42.9cm" draw:end-shape="id158" draw:end-glue-point="2" svg:d="M76699 43884l823-984" svg:viewBox="0 0 824 985">
          <text:p text:style-name="P1"><text:span text:style-name="T3">s1_sel/a</text:span></text:p>
        </draw:connector>
        <draw:custom-shape draw:style-name="gr1" draw:text-style-name="P2" xml:id="id613" draw:id="id613" draw:layer="layout" svg:width="1cm" svg:height="0.9cm" svg:x="34.9cm" svg:y="9.412cm">
          <text:p text:style-name="P1"><text:span text:style-name="T1">3-NOR</text:span></text:p>
          <text:p text:style-name="P1"><text:span text:style-name="T1">47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5.4cm" svg:y2="10.312cm" draw:start-shape="id337" draw:start-glue-point="0" draw:end-shape="id613" draw:end-glue-point="2" svg:d="M33200 14548l2200-4236" svg:viewBox="0 0 2201 4237">
          <text:p/>
        </draw:connector>
        <draw:custom-shape draw:style-name="gr1" draw:text-style-name="P2" xml:id="id614" draw:id="id614" draw:layer="layout" svg:width="1cm" svg:height="0.9cm" svg:x="33.58cm" svg:y="11.648cm">
          <text:p text:style-name="P1"><text:span text:style-name="T1">XOR</text:span></text:p>
          <text:p text:style-name="P1"><text:span text:style-name="T1">-65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4.08cm" svg:y2="12.548cm" draw:start-shape="id337" draw:start-glue-point="0" draw:end-shape="id614" draw:end-glue-point="2" svg:d="M33200 14548l880-2000" svg:viewBox="0 0 881 2001">
          <text:p/>
        </draw:connector>
        <draw:custom-shape draw:style-name="gr1" draw:text-style-name="P2" xml:id="id615" draw:id="id615" draw:layer="layout" svg:width="1cm" svg:height="0.9cm" svg:x="32.3cm" svg:y="9.412cm">
          <text:p text:style-name="P1"><text:span text:style-name="T1">3-NAND</text:span></text:p>
          <text:p text:style-name="P1"><text:span text:style-name="T1">-6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2.8cm" svg:y2="10.312cm" draw:start-shape="id337" draw:start-glue-point="0" draw:end-shape="id615" draw:end-glue-point="2" svg:d="M33200 14548l-400-4236" svg:viewBox="0 0 401 4237">
          <text:p/>
        </draw:connector>
        <draw:connector draw:style-name="gr5" draw:text-style-name="P3" draw:layer="layout" draw:type="line" svg:x1="34.1cm" svg:y1="7.491cm" svg:x2="79.1cm" svg:y2="5.1cm" draw:start-shape="id616" draw:start-glue-point="0" draw:end-shape="id376" draw:end-glue-point="2" svg:d="M34100 7491l45000-2391" svg:viewBox="0 0 45001 2392">
          <text:p text:style-name="P1"><text:span text:style-name="T3">b</text:span></text:p>
        </draw:connector>
        <draw:custom-shape draw:style-name="gr1" draw:text-style-name="P2" xml:id="id616" draw:id="id616" draw:layer="layout" svg:width="1cm" svg:height="0.9cm" svg:x="33.6cm" svg:y="7.491cm">
          <text:p text:style-name="P1"><text:span text:style-name="T1">NAND</text:span></text:p>
          <text:p text:style-name="P1"><text:span text:style-name="T1">-6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4.1cm" svg:y1="7.491cm" svg:x2="34.1cm" svg:y2="6.891cm" draw:start-shape="id616" draw:start-glue-point="0" draw:end-shape="id576" draw:end-glue-point="2" svg:d="M34100 7491v-600" svg:viewBox="0 0 1 601">
          <text:p/>
        </draw:connector>
        <draw:connector draw:style-name="gr5" draw:text-style-name="P3" draw:layer="layout" draw:type="line" svg:x1="34.1cm" svg:y1="7.491cm" svg:x2="74.701cm" svg:y2="5.101cm" draw:start-shape="id616" draw:start-glue-point="0" draw:end-shape="id373" draw:end-glue-point="2" svg:d="M34100 7491l40601-2390" svg:viewBox="0 0 40602 2391">
          <text:p text:style-name="P1"><text:span text:style-name="T3">0</text:span></text:p>
        </draw:connector>
        <draw:connector draw:style-name="gr5" draw:text-style-name="P3" draw:layer="layout" draw:type="line" svg:x1="34.1cm" svg:y1="7.491cm" svg:x2="68.201cm" svg:y2="5.101cm" draw:start-shape="id616" draw:start-glue-point="0" draw:end-shape="id378" draw:end-glue-point="2" svg:d="M34100 7491l34101-2390" svg:viewBox="0 0 34102 2391">
          <text:p text:style-name="P1"><text:span text:style-name="T3">0</text:span></text:p>
        </draw:connector>
        <draw:connector draw:style-name="gr5" draw:text-style-name="P3" draw:layer="layout" draw:type="line" svg:x1="34.1cm" svg:y1="7.491cm" svg:x2="63.803cm" svg:y2="5.103cm" draw:start-shape="id616" draw:start-glue-point="0" draw:end-shape="id380" draw:end-glue-point="2" svg:d="M34100 7491l29703-2388" svg:viewBox="0 0 29704 2389">
          <text:p text:style-name="P1"><text:span text:style-name="T3">0</text:span></text:p>
        </draw:connector>
        <draw:connector draw:style-name="gr5" draw:text-style-name="P3" draw:layer="layout" draw:type="line" svg:x1="34.1cm" svg:y1="7.491cm" svg:x2="76.902cm" svg:y2="5.102cm" draw:start-shape="id616" draw:start-glue-point="0" draw:end-shape="id374" draw:end-glue-point="2" svg:d="M34100 7491l42802-2389" svg:viewBox="0 0 42803 2390">
          <text:p text:style-name="P1"><text:span text:style-name="T3">0</text:span></text:p>
        </draw:connector>
        <draw:connector draw:style-name="gr5" draw:text-style-name="P3" draw:layer="layout" draw:type="line" svg:x1="34.1cm" svg:y1="7.491cm" svg:x2="72.6cm" svg:y2="5.1cm" draw:start-shape="id616" draw:start-glue-point="0" draw:end-shape="id372" draw:end-glue-point="2" svg:d="M34100 7491l38500-2391" svg:viewBox="0 0 38501 2392">
          <text:p text:style-name="P1"><text:span text:style-name="T3">0</text:span></text:p>
        </draw:connector>
        <draw:connector draw:style-name="gr5" draw:text-style-name="P3" draw:layer="layout" draw:type="line" svg:x1="34.1cm" svg:y1="7.491cm" svg:x2="70.4cm" svg:y2="5.1cm" draw:start-shape="id616" draw:start-glue-point="0" draw:end-shape="id371" draw:end-glue-point="2" svg:d="M34100 7491l36300-2391" svg:viewBox="0 0 36301 2392">
          <text:p text:style-name="P1"><text:span text:style-name="T3">0</text:span></text:p>
        </draw:connector>
        <draw:connector draw:style-name="gr5" draw:text-style-name="P3" draw:layer="layout" draw:type="line" svg:x1="34.1cm" svg:y1="7.491cm" svg:x2="66.002cm" svg:y2="5.102cm" draw:start-shape="id616" draw:start-glue-point="0" draw:end-shape="id379" draw:end-glue-point="2" svg:d="M34100 7491l31902-2389" svg:viewBox="0 0 31903 2390">
          <text:p text:style-name="P1"><text:span text:style-name="T3">0</text:span></text:p>
        </draw:connector>
        <draw:connector draw:style-name="gr5" draw:text-style-name="P3" draw:layer="layout" draw:type="line" svg:x1="32.8cm" svg:y1="7.512cm" svg:x2="61.604cm" svg:y2="5.104cm" draw:start-shape="id617" draw:start-glue-point="0" draw:end-shape="id381" draw:end-glue-point="2" svg:d="M32800 7512l28804-2408" svg:viewBox="0 0 28805 2409">
          <text:p text:style-name="P1"><text:span text:style-name="T3">0</text:span></text:p>
        </draw:connector>
        <draw:connector draw:style-name="gr5" draw:text-style-name="P3" draw:layer="layout" draw:type="line" svg:x1="32.8cm" svg:y1="7.512cm" svg:x2="59.405cm" svg:y2="5.105cm" draw:start-shape="id617" draw:start-glue-point="0" draw:end-shape="id382" draw:end-glue-point="2" svg:d="M32800 7512l26605-2407" svg:viewBox="0 0 26606 2408">
          <text:p text:style-name="P1"><text:span text:style-name="T3">0</text:span></text:p>
        </draw:connector>
        <draw:connector draw:style-name="gr5" draw:text-style-name="P3" draw:layer="layout" draw:type="line" svg:x1="32.8cm" svg:y1="7.512cm" svg:x2="52.808cm" svg:y2="5.108cm" draw:start-shape="id617" draw:start-glue-point="0" draw:end-shape="id385" draw:end-glue-point="2" svg:d="M32800 7512l20008-2404" svg:viewBox="0 0 20009 2405">
          <text:p text:style-name="P1"><text:span text:style-name="T3">0</text:span></text:p>
        </draw:connector>
        <draw:connector draw:style-name="gr5" draw:text-style-name="P3" draw:layer="layout" draw:type="line" svg:x1="32.8cm" svg:y1="7.512cm" svg:x2="55.107cm" svg:y2="5.107cm" draw:start-shape="id617" draw:start-glue-point="0" draw:end-shape="id384" draw:end-glue-point="2" svg:d="M32800 7512l22307-2405" svg:viewBox="0 0 22308 2406">
          <text:p text:style-name="P1"><text:span text:style-name="T3">0</text:span></text:p>
        </draw:connector>
        <draw:connector draw:style-name="gr5" draw:text-style-name="P3" draw:layer="layout" draw:type="line" svg:x1="32.8cm" svg:y1="7.512cm" svg:x2="57.306cm" svg:y2="5.106cm" draw:start-shape="id617" draw:start-glue-point="0" draw:end-shape="id383" draw:end-glue-point="2" svg:d="M32800 7512l24506-2406" svg:viewBox="0 0 24507 2407">
          <text:p text:style-name="P1"><text:span text:style-name="T3">0</text:span></text:p>
        </draw:connector>
        <draw:connector draw:style-name="gr5" draw:text-style-name="P3" draw:layer="layout" draw:type="line" svg:x1="32.8cm" svg:y1="7.512cm" svg:x2="46.3cm" svg:y2="5.1cm" draw:start-shape="id617" draw:start-glue-point="0" draw:end-shape="id388" draw:end-glue-point="2" svg:d="M32800 7512l13500-2412" svg:viewBox="0 0 13501 2413">
          <text:p text:style-name="P1"><text:span text:style-name="T3">b</text:span></text:p>
        </draw:connector>
        <draw:custom-shape draw:style-name="gr1" draw:text-style-name="P2" xml:id="id617" draw:id="id617" draw:layer="layout" svg:width="1cm" svg:height="0.9cm" svg:x="32.3cm" svg:y="7.512cm">
          <text:p text:style-name="P1"><text:span text:style-name="T1">NAND</text:span></text:p>
          <text:p text:style-name="P1"><text:span text:style-name="T1">471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2.8cm" svg:y1="7.512cm" svg:x2="48.41cm" svg:y2="5.11cm" draw:start-shape="id617" draw:start-glue-point="0" draw:end-shape="id387" draw:end-glue-point="2" svg:d="M32800 7512l15610-2402" svg:viewBox="0 0 15611 2403">
          <text:p text:style-name="P1"><text:span text:style-name="T3">0</text:span></text:p>
        </draw:connector>
        <draw:connector draw:style-name="gr5" draw:text-style-name="P3" draw:layer="layout" draw:type="line" svg:x1="32.8cm" svg:y1="7.512cm" svg:x2="50.709cm" svg:y2="5.109cm" draw:start-shape="id617" draw:start-glue-point="0" draw:end-shape="id386" draw:end-glue-point="2" svg:d="M32800 7512l17909-2403" svg:viewBox="0 0 17910 2404">
          <text:p text:style-name="P1"><text:span text:style-name="T3">0</text:span></text:p>
        </draw:connector>
        <draw:custom-shape draw:style-name="gr1" draw:text-style-name="P2" xml:id="id618" draw:id="id618" draw:layer="layout" svg:width="1cm" svg:height="0.9cm" svg:x="36.2cm" svg:y="7.512cm">
          <text:p text:style-name="P1"><text:span text:style-name="T1">OR</text:span></text:p>
          <text:p text:style-name="P1"><text:span text:style-name="T1">4712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6.7cm" svg:y1="7.512cm" svg:x2="66.002cm" svg:y2="5.102cm" draw:start-shape="id618" draw:start-glue-point="0" draw:end-shape="id379" draw:end-glue-point="2" svg:d="M36700 7512l29302-2410" svg:viewBox="0 0 29303 2411">
          <text:p text:style-name="P1"><text:span text:style-name="T3">1</text:span></text:p>
        </draw:connector>
        <draw:connector draw:style-name="gr5" draw:text-style-name="P3" draw:layer="layout" draw:type="line" svg:x1="36.7cm" svg:y1="7.512cm" svg:x2="63.803cm" svg:y2="5.103cm" draw:start-shape="id618" draw:start-glue-point="0" draw:end-shape="id380" draw:end-glue-point="2" svg:d="M36700 7512l27103-2409" svg:viewBox="0 0 27104 2410">
          <text:p text:style-name="P1"><text:span text:style-name="T3">1</text:span></text:p>
        </draw:connector>
        <draw:connector draw:style-name="gr5" draw:text-style-name="P3" draw:layer="layout" draw:type="line" svg:x1="36.7cm" svg:y1="7.512cm" svg:x2="70.4cm" svg:y2="5.1cm" draw:start-shape="id618" draw:start-glue-point="0" draw:end-shape="id371" draw:end-glue-point="2" svg:d="M36700 7512l33700-2412" svg:viewBox="0 0 33701 2413">
          <text:p text:style-name="P1"><text:span text:style-name="T3">1</text:span></text:p>
        </draw:connector>
        <draw:connector draw:style-name="gr5" draw:text-style-name="P3" draw:layer="layout" draw:type="line" svg:x1="36.7cm" svg:y1="7.512cm" svg:x2="68.201cm" svg:y2="5.101cm" draw:start-shape="id618" draw:start-glue-point="0" draw:end-shape="id378" draw:end-glue-point="2" svg:d="M36700 7512l31501-2411" svg:viewBox="0 0 31502 2412">
          <text:p text:style-name="P1"><text:span text:style-name="T3">1</text:span></text:p>
        </draw:connector>
        <draw:connector draw:style-name="gr5" draw:text-style-name="P3" draw:layer="layout" draw:type="line" svg:x1="36.7cm" svg:y1="7.512cm" svg:x2="74.701cm" svg:y2="5.101cm" draw:start-shape="id618" draw:start-glue-point="0" draw:end-shape="id373" draw:end-glue-point="2" svg:d="M36700 7512l38001-2411" svg:viewBox="0 0 38002 2412">
          <text:p text:style-name="P1"><text:span text:style-name="T3">1</text:span></text:p>
        </draw:connector>
        <draw:connector draw:style-name="gr5" draw:text-style-name="P3" draw:layer="layout" draw:type="line" svg:x1="36.7cm" svg:y1="7.512cm" svg:x2="72.6cm" svg:y2="5.1cm" draw:start-shape="id618" draw:start-glue-point="0" draw:end-shape="id372" draw:end-glue-point="2" svg:d="M36700 7512l35900-2412" svg:viewBox="0 0 35901 2413">
          <text:p text:style-name="P1"><text:span text:style-name="T3">1</text:span></text:p>
        </draw:connector>
        <draw:connector draw:style-name="gr5" draw:text-style-name="P3" draw:layer="layout" draw:type="line" svg:x1="36.7cm" svg:y1="7.512cm" svg:x2="76.902cm" svg:y2="5.102cm" draw:start-shape="id618" draw:start-glue-point="0" draw:end-shape="id374" draw:end-glue-point="2" svg:d="M36700 7512l40202-2410" svg:viewBox="0 0 40203 2411">
          <text:p text:style-name="P1"><text:span text:style-name="T3">1</text:span></text:p>
        </draw:connector>
        <draw:custom-shape draw:style-name="gr1" draw:text-style-name="P2" xml:id="id619" draw:id="id619" draw:layer="layout" svg:width="1cm" svg:height="0.9cm" svg:x="34.9cm" svg:y="7.512cm">
          <text:p text:style-name="P1"><text:span text:style-name="T1">OR</text:span></text:p>
          <text:p text:style-name="P1"><text:span text:style-name="T1">4712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4cm" svg:y1="7.512cm" svg:x2="61.604cm" svg:y2="5.104cm" draw:start-shape="id619" draw:start-glue-point="0" draw:end-shape="id381" draw:end-glue-point="2" svg:d="M35400 7512l26204-2408" svg:viewBox="0 0 26205 2409">
          <text:p text:style-name="P1"><text:span text:style-name="T3">1</text:span></text:p>
        </draw:connector>
        <draw:connector draw:style-name="gr5" draw:text-style-name="P3" draw:layer="layout" draw:type="line" svg:x1="35.4cm" svg:y1="7.512cm" svg:x2="50.709cm" svg:y2="5.109cm" draw:start-shape="id619" draw:start-glue-point="0" draw:end-shape="id386" draw:end-glue-point="2" svg:d="M35400 7512l15309-2403" svg:viewBox="0 0 15310 2404">
          <text:p text:style-name="P1"><text:span text:style-name="T3">1</text:span></text:p>
        </draw:connector>
        <draw:connector draw:style-name="gr5" draw:text-style-name="P3" draw:layer="layout" draw:type="line" svg:x1="35.4cm" svg:y1="7.512cm" svg:x2="52.808cm" svg:y2="5.108cm" draw:start-shape="id619" draw:start-glue-point="0" draw:end-shape="id385" draw:end-glue-point="2" svg:d="M35400 7512l17408-2404" svg:viewBox="0 0 17409 2405">
          <text:p text:style-name="P1"><text:span text:style-name="T3">1</text:span></text:p>
        </draw:connector>
        <draw:connector draw:style-name="gr5" draw:text-style-name="P3" draw:layer="layout" draw:type="line" svg:x1="35.4cm" svg:y1="7.512cm" svg:x2="48.41cm" svg:y2="5.11cm" draw:start-shape="id619" draw:start-glue-point="0" draw:end-shape="id387" draw:end-glue-point="2" svg:d="M35400 7512l13010-2402" svg:viewBox="0 0 13011 2403">
          <text:p text:style-name="P1"><text:span text:style-name="T3">1</text:span></text:p>
        </draw:connector>
        <draw:connector draw:style-name="gr5" draw:text-style-name="P3" draw:layer="layout" draw:type="line" svg:x1="35.4cm" svg:y1="7.512cm" svg:x2="55.107cm" svg:y2="5.107cm" draw:start-shape="id619" draw:start-glue-point="0" draw:end-shape="id384" draw:end-glue-point="2" svg:d="M35400 7512l19707-2405" svg:viewBox="0 0 19708 2406">
          <text:p text:style-name="P1"><text:span text:style-name="T3">1</text:span></text:p>
        </draw:connector>
        <draw:connector draw:style-name="gr5" draw:text-style-name="P3" draw:layer="layout" draw:type="line" svg:x1="35.4cm" svg:y1="7.512cm" svg:x2="57.306cm" svg:y2="5.106cm" draw:start-shape="id619" draw:start-glue-point="0" draw:end-shape="id383" draw:end-glue-point="2" svg:d="M35400 7512l21906-2406" svg:viewBox="0 0 21907 2407">
          <text:p text:style-name="P1"><text:span text:style-name="T3">1</text:span></text:p>
        </draw:connector>
        <draw:connector draw:style-name="gr5" draw:text-style-name="P3" draw:layer="layout" draw:type="line" svg:x1="35.4cm" svg:y1="7.512cm" svg:x2="59.405cm" svg:y2="5.105cm" draw:start-shape="id619" draw:start-glue-point="0" draw:end-shape="id382" draw:end-glue-point="2" svg:d="M35400 7512l24005-2407" svg:viewBox="0 0 24006 2408">
          <text:p text:style-name="P1"><text:span text:style-name="T3">1</text:span></text:p>
        </draw:connector>
        <draw:custom-shape draw:style-name="gr1" draw:text-style-name="P2" xml:id="id620" draw:id="id620" draw:layer="layout" svg:width="1cm" svg:height="0.9cm" svg:x="37.5cm" svg:y="7.512cm">
          <text:p text:style-name="P1"><text:span text:style-name="T1">NAND</text:span></text:p>
          <text:p text:style-name="P1"><text:span text:style-name="T1">471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8cm" svg:y1="7.512cm" svg:x2="59.405cm" svg:y2="5.105cm" draw:start-shape="id620" draw:start-glue-point="0" draw:end-shape="id382" draw:end-glue-point="2" svg:d="M38000 7512l21405-2407" svg:viewBox="0 0 21406 2408">
          <text:p text:style-name="P1"><text:span text:style-name="T3">2</text:span></text:p>
        </draw:connector>
        <draw:connector draw:style-name="gr5" draw:text-style-name="P3" draw:layer="layout" draw:type="line" svg:x1="38cm" svg:y1="7.512cm" svg:x2="61.604cm" svg:y2="5.104cm" draw:start-shape="id620" draw:start-glue-point="0" draw:end-shape="id381" draw:end-glue-point="2" svg:d="M38000 7512l23604-2408" svg:viewBox="0 0 23605 2409">
          <text:p text:style-name="P1"><text:span text:style-name="T3">2</text:span></text:p>
        </draw:connector>
        <draw:connector draw:style-name="gr5" draw:text-style-name="P3" draw:layer="layout" draw:type="line" svg:x1="38cm" svg:y1="7.512cm" svg:x2="57.306cm" svg:y2="5.106cm" draw:start-shape="id620" draw:start-glue-point="0" draw:end-shape="id383" draw:end-glue-point="2" svg:d="M38000 7512l19306-2406" svg:viewBox="0 0 19307 2407">
          <text:p text:style-name="P1"><text:span text:style-name="T3">2</text:span></text:p>
        </draw:connector>
        <draw:connector draw:style-name="gr5" draw:text-style-name="P3" draw:layer="layout" draw:type="line" svg:x1="38cm" svg:y1="7.512cm" svg:x2="55.107cm" svg:y2="5.107cm" draw:start-shape="id620" draw:start-glue-point="0" draw:end-shape="id384" draw:end-glue-point="2" svg:d="M38000 7512l17107-2405" svg:viewBox="0 0 17108 2406">
          <text:p text:style-name="P1"><text:span text:style-name="T3">2</text:span></text:p>
        </draw:connector>
        <draw:connector draw:style-name="gr5" draw:text-style-name="P3" draw:layer="layout" draw:type="line" svg:x1="38cm" svg:y1="7.512cm" svg:x2="52.808cm" svg:y2="5.108cm" draw:start-shape="id620" draw:start-glue-point="0" draw:end-shape="id385" draw:end-glue-point="2" svg:d="M38000 7512l14808-2404" svg:viewBox="0 0 14809 2405">
          <text:p text:style-name="P1"><text:span text:style-name="T3">2</text:span></text:p>
        </draw:connector>
        <draw:connector draw:style-name="gr5" draw:text-style-name="P3" draw:layer="layout" draw:type="line" svg:x1="38cm" svg:y1="7.512cm" svg:x2="46.3cm" svg:y2="5.1cm" draw:start-shape="id620" draw:start-glue-point="0" draw:end-shape="id388" draw:end-glue-point="2" svg:d="M38000 7512l8300-2412" svg:viewBox="0 0 8301 2413">
          <text:p text:style-name="P1"><text:span text:style-name="T3">с</text:span></text:p>
        </draw:connector>
        <draw:connector draw:style-name="gr5" draw:text-style-name="P3" draw:layer="layout" draw:type="line" svg:x1="38cm" svg:y1="7.512cm" svg:x2="50.709cm" svg:y2="5.109cm" draw:start-shape="id620" draw:start-glue-point="0" draw:end-shape="id386" draw:end-glue-point="2" svg:d="M38000 7512l12709-2403" svg:viewBox="0 0 12710 2404">
          <text:p text:style-name="P1"><text:span text:style-name="T3">2</text:span></text:p>
        </draw:connector>
        <draw:connector draw:style-name="gr5" draw:text-style-name="P3" draw:layer="layout" draw:type="line" svg:x1="38cm" svg:y1="7.512cm" svg:x2="48.41cm" svg:y2="5.11cm" draw:start-shape="id620" draw:start-glue-point="0" draw:end-shape="id387" draw:end-glue-point="2" svg:d="M38000 7512l10410-2402" svg:viewBox="0 0 10411 2403">
          <text:p text:style-name="P1"><text:span text:style-name="T3">2</text:span></text:p>
        </draw:connector>
        <draw:custom-shape draw:style-name="gr1" draw:text-style-name="P2" xml:id="id621" draw:id="id621" draw:layer="layout" svg:width="1cm" svg:height="0.9cm" svg:x="38.8cm" svg:y="7.512cm">
          <text:p text:style-name="P1"><text:span text:style-name="T1">NAND</text:span></text:p>
          <text:p text:style-name="P1"><text:span text:style-name="T1">-6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9.3cm" svg:y1="7.512cm" svg:x2="66.002cm" svg:y2="5.102cm" draw:start-shape="id621" draw:start-glue-point="0" draw:end-shape="id379" draw:end-glue-point="2" svg:d="M39300 7512l26702-2410" svg:viewBox="0 0 26703 2411">
          <text:p text:style-name="P1"><text:span text:style-name="T3">2</text:span></text:p>
        </draw:connector>
        <draw:connector draw:style-name="gr5" draw:text-style-name="P3" draw:layer="layout" draw:type="line" svg:x1="39.3cm" svg:y1="7.512cm" svg:x2="63.803cm" svg:y2="5.103cm" draw:start-shape="id621" draw:start-glue-point="0" draw:end-shape="id380" draw:end-glue-point="2" svg:d="M39300 7512l24503-2409" svg:viewBox="0 0 24504 2410">
          <text:p text:style-name="P1"><text:span text:style-name="T3">2</text:span></text:p>
        </draw:connector>
        <draw:connector draw:style-name="gr5" draw:text-style-name="P3" draw:layer="layout" draw:type="line" svg:x1="39.3cm" svg:y1="7.512cm" svg:x2="70.4cm" svg:y2="5.1cm" draw:start-shape="id621" draw:start-glue-point="0" draw:end-shape="id371" draw:end-glue-point="2" svg:d="M39300 7512l31100-2412" svg:viewBox="0 0 31101 2413">
          <text:p text:style-name="P1"><text:span text:style-name="T3">2</text:span></text:p>
        </draw:connector>
        <draw:connector draw:style-name="gr5" draw:text-style-name="P3" draw:layer="layout" draw:type="line" svg:x1="39.3cm" svg:y1="7.512cm" svg:x2="68.201cm" svg:y2="5.101cm" draw:start-shape="id621" draw:start-glue-point="0" draw:end-shape="id378" draw:end-glue-point="2" svg:d="M39300 7512l28901-2411" svg:viewBox="0 0 28902 2412">
          <text:p text:style-name="P1"><text:span text:style-name="T3">2</text:span></text:p>
        </draw:connector>
        <draw:connector draw:style-name="gr5" draw:text-style-name="P3" draw:layer="layout" draw:type="line" svg:x1="39.3cm" svg:y1="7.512cm" svg:x2="74.701cm" svg:y2="5.101cm" draw:start-shape="id621" draw:start-glue-point="0" draw:end-shape="id373" draw:end-glue-point="2" svg:d="M39300 7512l35401-2411" svg:viewBox="0 0 35402 2412">
          <text:p text:style-name="P1"><text:span text:style-name="T3">2</text:span></text:p>
        </draw:connector>
        <draw:connector draw:style-name="gr5" draw:text-style-name="P3" draw:layer="layout" draw:type="line" svg:x1="39.3cm" svg:y1="7.512cm" svg:x2="76.902cm" svg:y2="5.102cm" draw:start-shape="id621" draw:start-glue-point="0" draw:end-shape="id374" draw:end-glue-point="2" svg:d="M39300 7512l37602-2410" svg:viewBox="0 0 37603 2411">
          <text:p text:style-name="P1"><text:span text:style-name="T3">2</text:span></text:p>
        </draw:connector>
        <draw:connector draw:style-name="gr5" draw:text-style-name="P3" draw:layer="layout" draw:type="line" svg:x1="39.3cm" svg:y1="7.512cm" svg:x2="72.6cm" svg:y2="5.1cm" draw:start-shape="id621" draw:start-glue-point="0" draw:end-shape="id372" draw:end-glue-point="2" svg:d="M39300 7512l33300-2412" svg:viewBox="0 0 33301 2413">
          <text:p text:style-name="P1"><text:span text:style-name="T3">2</text:span></text:p>
        </draw:connector>
        <draw:custom-shape draw:style-name="gr1" draw:text-style-name="P2" xml:id="id622" draw:id="id622" draw:layer="layout" svg:width="1cm" svg:height="0.9cm" svg:x="40.1cm" svg:y="7.512cm">
          <text:p text:style-name="P1"><text:span text:style-name="T1">OR</text:span></text:p>
          <text:p text:style-name="P1"><text:span text:style-name="T1">4712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0.6cm" svg:y1="7.512cm" svg:x2="59.405cm" svg:y2="5.105cm" draw:start-shape="id622" draw:start-glue-point="0" draw:end-shape="id382" draw:end-glue-point="2" svg:d="M40600 7512l18805-2407" svg:viewBox="0 0 18806 2408">
          <text:p text:style-name="P1"><text:span text:style-name="T3">3</text:span></text:p>
        </draw:connector>
        <draw:connector draw:style-name="gr5" draw:text-style-name="P3" draw:layer="layout" draw:type="line" svg:x1="40.6cm" svg:y1="7.512cm" svg:x2="50.709cm" svg:y2="5.109cm" draw:start-shape="id622" draw:start-glue-point="0" draw:end-shape="id386" draw:end-glue-point="2" svg:d="M40600 7512l10109-2403" svg:viewBox="0 0 10110 2404">
          <text:p text:style-name="P1"><text:span text:style-name="T3">3</text:span></text:p>
        </draw:connector>
        <draw:connector draw:style-name="gr5" draw:text-style-name="P3" draw:layer="layout" draw:type="line" svg:x1="40.6cm" svg:y1="7.512cm" svg:x2="52.808cm" svg:y2="5.108cm" draw:start-shape="id622" draw:start-glue-point="0" draw:end-shape="id385" draw:end-glue-point="2" svg:d="M40600 7512l12208-2404" svg:viewBox="0 0 12209 2405">
          <text:p text:style-name="P1"><text:span text:style-name="T3">3</text:span></text:p>
        </draw:connector>
        <draw:connector draw:style-name="gr5" draw:text-style-name="P3" draw:layer="layout" draw:type="line" svg:x1="40.6cm" svg:y1="7.512cm" svg:x2="55.107cm" svg:y2="5.107cm" draw:start-shape="id622" draw:start-glue-point="0" draw:end-shape="id384" draw:end-glue-point="2" svg:d="M40600 7512l14507-2405" svg:viewBox="0 0 14508 2406">
          <text:p text:style-name="P1"><text:span text:style-name="T3">3</text:span></text:p>
        </draw:connector>
        <draw:connector draw:style-name="gr5" draw:text-style-name="P3" draw:layer="layout" draw:type="line" svg:x1="40.6cm" svg:y1="7.512cm" svg:x2="57.306cm" svg:y2="5.106cm" draw:start-shape="id622" draw:start-glue-point="0" draw:end-shape="id383" draw:end-glue-point="2" svg:d="M40600 7512l16706-2406" svg:viewBox="0 0 16707 2407">
          <text:p text:style-name="P1"><text:span text:style-name="T3">3</text:span></text:p>
        </draw:connector>
        <draw:connector draw:style-name="gr5" draw:text-style-name="P3" draw:layer="layout" draw:type="line" svg:x1="40.6cm" svg:y1="7.512cm" svg:x2="48.41cm" svg:y2="5.11cm" draw:start-shape="id622" draw:start-glue-point="0" draw:end-shape="id387" draw:end-glue-point="2" svg:d="M40600 7512l7810-2402" svg:viewBox="0 0 7811 2403">
          <text:p text:style-name="P1"><text:span text:style-name="T3">3</text:span></text:p>
        </draw:connector>
        <draw:connector draw:style-name="gr5" draw:text-style-name="P3" draw:layer="layout" draw:type="line" svg:x1="40.6cm" svg:y1="7.512cm" svg:x2="61.604cm" svg:y2="5.104cm" draw:start-shape="id622" draw:start-glue-point="0" draw:end-shape="id381" draw:end-glue-point="2" svg:d="M40600 7512l21004-2408" svg:viewBox="0 0 21005 2409">
          <text:p text:style-name="P1"><text:span text:style-name="T3">3</text:span></text:p>
        </draw:connector>
        <draw:custom-shape draw:style-name="gr1" draw:text-style-name="P2" xml:id="id623" draw:id="id623" draw:layer="layout" svg:width="1cm" svg:height="0.9cm" svg:x="41.4cm" svg:y="7.512cm">
          <text:p text:style-name="P1"><text:span text:style-name="T1">OR</text:span></text:p>
          <text:p text:style-name="P1"><text:span text:style-name="T1">471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1.9cm" svg:y1="7.512cm" svg:x2="74.701cm" svg:y2="5.101cm" draw:start-shape="id623" draw:start-glue-point="0" draw:end-shape="id373" draw:end-glue-point="2" svg:d="M41900 7512l32801-2411" svg:viewBox="0 0 32802 2412">
          <text:p text:style-name="P1"><text:span text:style-name="T3">3</text:span></text:p>
        </draw:connector>
        <draw:connector draw:style-name="gr5" draw:text-style-name="P3" draw:layer="layout" draw:type="line" svg:x1="41.9cm" svg:y1="7.512cm" svg:x2="68.201cm" svg:y2="5.101cm" draw:start-shape="id623" draw:start-glue-point="0" draw:end-shape="id378" draw:end-glue-point="2" svg:d="M41900 7512l26301-2411" svg:viewBox="0 0 26302 2412">
          <text:p text:style-name="P1"><text:span text:style-name="T3">3</text:span></text:p>
        </draw:connector>
        <draw:connector draw:style-name="gr5" draw:text-style-name="P3" draw:layer="layout" draw:type="line" svg:x1="41.9cm" svg:y1="7.512cm" svg:x2="72.6cm" svg:y2="5.1cm" draw:start-shape="id623" draw:start-glue-point="0" draw:end-shape="id372" draw:end-glue-point="2" svg:d="M41900 7512l30700-2412" svg:viewBox="0 0 30701 2413">
          <text:p text:style-name="P1"><text:span text:style-name="T3">3</text:span></text:p>
        </draw:connector>
        <draw:connector draw:style-name="gr5" draw:text-style-name="P3" draw:layer="layout" draw:type="line" svg:x1="41.9cm" svg:y1="7.512cm" svg:x2="76.902cm" svg:y2="5.102cm" draw:start-shape="id623" draw:start-glue-point="0" draw:end-shape="id374" draw:end-glue-point="2" svg:d="M41900 7512l35002-2410" svg:viewBox="0 0 35003 2411">
          <text:p text:style-name="P1"><text:span text:style-name="T3">3</text:span></text:p>
        </draw:connector>
        <draw:connector draw:style-name="gr5" draw:text-style-name="P3" draw:layer="layout" draw:type="line" svg:x1="41.9cm" svg:y1="7.512cm" svg:x2="79.1cm" svg:y2="5.1cm" draw:start-shape="id623" draw:start-glue-point="0" draw:end-shape="id376" draw:end-glue-point="2" svg:d="M41900 7512l37200-2412" svg:viewBox="0 0 37201 2413">
          <text:p text:style-name="P1"><text:span text:style-name="T3">c</text:span></text:p>
        </draw:connector>
        <draw:connector draw:style-name="gr5" draw:text-style-name="P3" draw:layer="layout" draw:type="line" svg:x1="41.9cm" svg:y1="7.512cm" svg:x2="66.002cm" svg:y2="5.102cm" draw:start-shape="id623" draw:start-glue-point="0" draw:end-shape="id379" draw:end-glue-point="2" svg:d="M41900 7512l24102-2410" svg:viewBox="0 0 24103 2411">
          <text:p text:style-name="P1"><text:span text:style-name="T3">3</text:span></text:p>
        </draw:connector>
        <draw:connector draw:style-name="gr5" draw:text-style-name="P3" draw:layer="layout" draw:type="line" svg:x1="41.9cm" svg:y1="7.512cm" svg:x2="70.4cm" svg:y2="5.1cm" draw:start-shape="id623" draw:start-glue-point="0" draw:end-shape="id371" draw:end-glue-point="2" svg:d="M41900 7512l28500-2412" svg:viewBox="0 0 28501 2413">
          <text:p text:style-name="P1"><text:span text:style-name="T3">3</text:span></text:p>
        </draw:connector>
        <draw:connector draw:style-name="gr5" draw:text-style-name="P3" draw:layer="layout" draw:type="line" svg:x1="41.9cm" svg:y1="7.512cm" svg:x2="63.803cm" svg:y2="5.103cm" draw:start-shape="id623" draw:start-glue-point="0" draw:end-shape="id380" draw:end-glue-point="2" svg:d="M41900 7512l21903-2409" svg:viewBox="0 0 21904 2410">
          <text:p text:style-name="P1"><text:span text:style-name="T3">3</text:span></text:p>
        </draw:connector>
        <draw:custom-shape draw:style-name="gr1" draw:text-style-name="P2" xml:id="id624" draw:id="id624" draw:layer="layout" svg:width="1cm" svg:height="0.9cm" svg:x="33.6cm" svg:y="9.412cm">
          <text:p text:style-name="P1"><text:span text:style-name="T1">XOR</text:span></text:p>
          <text:p text:style-name="P1"><text:span text:style-name="T1">-6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1cm" svg:y1="9.412cm" svg:x2="39.3cm" svg:y2="8.412cm" draw:start-shape="id624" draw:start-glue-point="0" draw:end-shape="id621" draw:end-glue-point="2" svg:d="M34100 9412l5200-1000" svg:viewBox="0 0 5201 1001">
          <text:p/>
        </draw:connector>
        <draw:connector draw:style-name="gr3" draw:text-style-name="P1" draw:layer="layout" draw:type="line" svg:x1="34.1cm" svg:y1="9.412cm" svg:x2="38cm" svg:y2="8.412cm" draw:start-shape="id624" draw:start-glue-point="0" draw:end-shape="id620" draw:end-glue-point="2" svg:d="M34100 9412l3900-1000" svg:viewBox="0 0 3901 1001">
          <text:p/>
        </draw:connector>
        <draw:connector draw:style-name="gr3" draw:text-style-name="P1" draw:layer="layout" draw:type="line" svg:x1="34.1cm" svg:y1="9.412cm" svg:x2="35.4cm" svg:y2="8.412cm" draw:start-shape="id624" draw:start-glue-point="0" draw:end-shape="id619" draw:end-glue-point="2" svg:d="M34100 9412l1300-1000" svg:viewBox="0 0 1301 1001">
          <text:p/>
        </draw:connector>
        <draw:connector draw:style-name="gr3" draw:text-style-name="P1" draw:layer="layout" draw:type="line" svg:x1="34.1cm" svg:y1="9.412cm" svg:x2="36.7cm" svg:y2="8.412cm" draw:start-shape="id624" draw:start-glue-point="0" draw:end-shape="id618" draw:end-glue-point="2" svg:d="M34100 9412l2600-1000" svg:viewBox="0 0 2601 1001">
          <text:p/>
        </draw:connector>
        <draw:connector draw:style-name="gr3" draw:text-style-name="P1" draw:layer="layout" draw:type="line" svg:x1="32.8cm" svg:y1="9.412cm" svg:x2="34.1cm" svg:y2="8.391cm" draw:start-shape="id615" draw:start-glue-point="0" draw:end-shape="id616" draw:end-glue-point="2" svg:d="M32800 9412l1300-1021" svg:viewBox="0 0 1301 1022">
          <text:p/>
        </draw:connector>
        <draw:connector draw:style-name="gr3" draw:text-style-name="P1" draw:layer="layout" draw:type="line" svg:x1="32.8cm" svg:y1="9.412cm" svg:x2="39.3cm" svg:y2="8.412cm" draw:start-shape="id615" draw:start-glue-point="0" draw:end-shape="id621" draw:end-glue-point="2" svg:d="M32800 9412l6500-1000" svg:viewBox="0 0 6501 1001">
          <text:p/>
        </draw:connector>
        <draw:connector draw:style-name="gr3" draw:text-style-name="P1" draw:layer="layout" draw:type="line" svg:x1="32.8cm" svg:y1="9.412cm" svg:x2="32.8cm" svg:y2="8.412cm" draw:start-shape="id615" draw:start-glue-point="0" draw:end-shape="id617" draw:end-glue-point="2" svg:d="M32800 9412v-1000" svg:viewBox="0 0 1 1001">
          <text:p/>
        </draw:connector>
        <draw:connector draw:style-name="gr3" draw:text-style-name="P1" draw:layer="layout" draw:type="line" svg:x1="32.8cm" svg:y1="9.412cm" svg:x2="38cm" svg:y2="8.412cm" draw:start-shape="id615" draw:start-glue-point="0" draw:end-shape="id620" draw:end-glue-point="2" svg:d="M32800 9412l5200-1000" svg:viewBox="0 0 5201 1001">
          <text:p/>
        </draw:connector>
        <draw:connector draw:style-name="gr3" draw:text-style-name="P1" draw:layer="layout" draw:type="line" svg:x1="35.4cm" svg:y1="12.748cm" svg:x2="34.1cm" svg:y2="8.391cm" draw:start-shape="id625" draw:start-glue-point="0" draw:end-shape="id616" draw:end-glue-point="2" svg:d="M35400 12748l-1300-4357" svg:viewBox="0 0 1301 4358">
          <text:p/>
        </draw:connector>
        <draw:connector draw:style-name="gr3" draw:text-style-name="P1" draw:layer="layout" draw:type="line" svg:x1="35.4cm" svg:y1="12.748cm" svg:x2="32.8cm" svg:y2="8.412cm" draw:start-shape="id625" draw:start-glue-point="0" draw:end-shape="id617" draw:end-glue-point="2" svg:d="M35400 12748l-2600-4336" svg:viewBox="0 0 2601 4337">
          <text:p/>
        </draw:connector>
        <draw:connector draw:style-name="gr3" draw:text-style-name="P1" draw:layer="layout" draw:type="line" svg:x1="35.4cm" svg:y1="12.748cm" svg:x2="40.6cm" svg:y2="8.412cm" draw:start-shape="id625" draw:start-glue-point="0" draw:end-shape="id622" draw:end-glue-point="2" svg:d="M35400 12748l5200-4336" svg:viewBox="0 0 5201 4337">
          <text:p/>
        </draw:connector>
        <draw:connector draw:style-name="gr3" draw:text-style-name="P1" draw:layer="layout" draw:type="line" svg:x1="35.4cm" svg:y1="12.748cm" svg:x2="41.9cm" svg:y2="8.412cm" draw:start-shape="id625" draw:start-glue-point="0" draw:end-shape="id623" draw:end-glue-point="2" svg:d="M35400 12748l6500-4336" svg:viewBox="0 0 6501 4337">
          <text:p/>
        </draw:connector>
        <draw:connector draw:style-name="gr3" draw:text-style-name="P1" draw:layer="layout" draw:type="line" svg:x1="35.4cm" svg:y1="12.748cm" svg:x2="34.08cm" svg:y2="12.548cm" draw:start-shape="id625" draw:start-glue-point="0" draw:end-shape="id614" draw:end-glue-point="2" svg:d="M35400 12748l-1320-200" svg:viewBox="0 0 1321 201">
          <text:p/>
        </draw:connector>
        <draw:connector draw:style-name="gr3" draw:text-style-name="P1" draw:layer="layout" draw:type="line" svg:x1="35.4cm" svg:y1="12.748cm" svg:x2="35.4cm" svg:y2="10.312cm" draw:start-shape="id625" draw:start-glue-point="0" draw:end-shape="id613" draw:end-glue-point="2" svg:d="M35400 12748v-2436" svg:viewBox="0 0 1 2437">
          <text:p/>
        </draw:connector>
        <draw:connector draw:style-name="gr3" draw:text-style-name="P1" draw:layer="layout" draw:type="line" svg:x1="35.4cm" svg:y1="12.748cm" svg:x2="32.8cm" svg:y2="10.312cm" draw:start-shape="id625" draw:start-glue-point="0" draw:end-shape="id615" draw:end-glue-point="2" svg:d="M35400 12748l-2600-2436" svg:viewBox="0 0 2601 2437">
          <text:p/>
        </draw:connector>
        <draw:custom-shape draw:style-name="gr1" draw:text-style-name="P2" xml:id="id625" draw:id="id625" draw:layer="layout" svg:width="1cm" svg:height="0.9cm" svg:x="34.9cm" svg:y="12.748cm">
          <text:p text:style-name="P1"><text:span text:style-name="T1">12-OAI</text:span></text:p>
          <text:p text:style-name="P1"><text:span text:style-name="T1">4615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cm" svg:y1="9.412cm" svg:x2="35.4cm" svg:y2="8.412cm" draw:start-shape="id613" draw:start-glue-point="0" draw:end-shape="id619" draw:end-glue-point="2" svg:d="M35400 9412v-1000" svg:viewBox="0 0 1 1001">
          <text:p/>
        </draw:connector>
        <draw:connector draw:style-name="gr3" draw:text-style-name="P1" draw:layer="layout" draw:type="line" svg:x1="35.4cm" svg:y1="9.412cm" svg:x2="40.6cm" svg:y2="8.412cm" draw:start-shape="id613" draw:start-glue-point="0" draw:end-shape="id622" draw:end-glue-point="2" svg:d="M35400 9412l5200-1000" svg:viewBox="0 0 5201 1001">
          <text:p/>
        </draw:connector>
        <draw:connector draw:style-name="gr3" draw:text-style-name="P1" draw:layer="layout" draw:type="line" svg:x1="35.4cm" svg:y1="9.412cm" svg:x2="36.7cm" svg:y2="8.412cm" draw:start-shape="id613" draw:start-glue-point="0" draw:end-shape="id618" draw:end-glue-point="2" svg:d="M35400 9412l1300-1000" svg:viewBox="0 0 1301 1001">
          <text:p/>
        </draw:connector>
        <draw:connector draw:style-name="gr3" draw:text-style-name="P1" draw:layer="layout" draw:type="line" svg:x1="35.4cm" svg:y1="9.412cm" svg:x2="41.9cm" svg:y2="8.412cm" draw:start-shape="id613" draw:start-glue-point="0" draw:end-shape="id623" draw:end-glue-point="2" svg:d="M35400 9412l6500-1000" svg:viewBox="0 0 6501 1001">
          <text:p/>
        </draw:connector>
        <draw:connector draw:style-name="gr3" draw:text-style-name="P1" draw:layer="layout" draw:type="line" svg:x1="31cm" svg:y1="12.7cm" svg:x2="32.8cm" svg:y2="10.312cm" draw:start-shape="id626" draw:start-glue-point="0" draw:end-shape="id615" draw:end-glue-point="2" svg:d="M31000 12700l1800-2388" svg:viewBox="0 0 1801 2389">
          <text:p/>
        </draw:connector>
        <draw:connector draw:style-name="gr3" draw:text-style-name="P1" draw:layer="layout" draw:type="line" svg:x1="31cm" svg:y1="12.7cm" svg:x2="35.4cm" svg:y2="10.312cm" draw:start-shape="id626" draw:start-glue-point="0" draw:end-shape="id613" draw:end-glue-point="2" svg:d="M31000 12700l4400-2388" svg:viewBox="0 0 4401 2389">
          <text:p/>
        </draw:connector>
        <draw:connector draw:style-name="gr3" draw:text-style-name="P1" draw:layer="layout" draw:type="line" svg:x1="31cm" svg:y1="12.7cm" svg:x2="34.1cm" svg:y2="10.312cm" draw:start-shape="id626" draw:start-glue-point="0" draw:end-shape="id624" draw:end-glue-point="2" svg:d="M31000 12700l3100-2388" svg:viewBox="0 0 3101 2389">
          <text:p/>
        </draw:connector>
        <draw:custom-shape draw:style-name="gr1" draw:text-style-name="P2" xml:id="id626" draw:id="id626" draw:layer="layout" svg:width="1cm" svg:height="0.9cm" svg:x="30.5cm" svg:y="12.7cm">
          <text:p text:style-name="P1"><text:span text:style-name="T1">12-OAI</text:span></text:p>
          <text:p text:style-name="P1"><text:span text:style-name="T1">47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08cm" svg:y1="11.648cm" svg:x2="34.1cm" svg:y2="10.312cm" draw:start-shape="id614" draw:start-glue-point="0" draw:end-shape="id624" draw:end-glue-point="2" svg:d="M34080 11648l20-1336" svg:viewBox="0 0 21 1337">
          <text:p/>
        </draw:connector>
        <draw:connector draw:style-name="gr5" draw:text-style-name="P3" draw:layer="layout" draw:type="line" svg:x1="28.778cm" svg:y1="22.148cm" svg:x2="28.8cm" svg:y2="20.384cm" draw:end-shape="id336" draw:end-glue-point="2" svg:d="M28778 22148l22-1764" svg:viewBox="0 0 23 1765">
          <text:p text:style-name="P1"><text:span text:style-name="T3">u2</text:span></text:p>
        </draw:connector>
        <draw:connector draw:style-name="gr5" draw:text-style-name="P3" draw:layer="layout" draw:type="line" svg:x1="30.974cm" svg:y1="22.048cm" svg:x2="31cm" svg:y2="20.363cm" draw:end-shape="id334" draw:end-glue-point="2" svg:d="M30974 22048l26-1685" svg:viewBox="0 0 27 1686">
          <text:p text:style-name="P1"><text:span text:style-name="T3">u2</text:span></text:p>
        </draw:connector>
        <draw:connector draw:style-name="gr5" draw:text-style-name="P3" draw:layer="layout" draw:type="line" svg:x1="42.541cm" svg:y1="23.555cm" svg:x2="41.997cm" svg:y2="21.803cm" draw:end-shape="id32" draw:end-glue-point="2" svg:d="M42541 23555l-544-1752" svg:viewBox="0 0 545 1753">
          <text:p text:style-name="P1"><text:span text:style-name="T3">u2/a</text:span></text:p>
        </draw:connector>
        <draw:connector draw:style-name="gr5" draw:text-style-name="P3" draw:layer="layout" draw:type="line" svg:x1="35.844cm" svg:y1="23.548cm" svg:x2="35.371cm" svg:y2="21.805cm" draw:end-shape="id29" draw:end-glue-point="2" svg:d="M35844 23548l-473-1743" svg:viewBox="0 0 474 1744">
          <text:p text:style-name="P1"><text:span text:style-name="T3">u2/a</text:span></text:p>
        </draw:connector>
        <draw:connector draw:style-name="gr5" draw:text-style-name="P3" draw:layer="layout" draw:type="line" svg:x1="38.041cm" svg:y1="23.555cm" svg:x2="37.542cm" svg:y2="21.805cm" draw:end-shape="id30" draw:end-glue-point="2" svg:d="M38041 23555l-499-1750" svg:viewBox="0 0 500 1751">
          <text:p text:style-name="P1"><text:span text:style-name="T3">u2/a</text:span></text:p>
        </draw:connector>
        <draw:connector draw:style-name="gr5" draw:text-style-name="P3" draw:layer="layout" draw:type="line" svg:x1="40.3cm" svg:y1="23.548cm" svg:x2="39.771cm" svg:y2="21.805cm" draw:end-shape="id31" draw:end-glue-point="2" svg:d="M40300 23548l-529-1743" svg:viewBox="0 0 530 1744">
          <text:p text:style-name="P1"><text:span text:style-name="T3">u2/a</text:span></text:p>
        </draw:connector>
        <draw:connector draw:style-name="gr5" draw:text-style-name="P3" draw:layer="layout" draw:type="line" svg:x1="33.644cm" svg:y1="23.548cm" svg:x2="33.171cm" svg:y2="21.805cm" draw:end-shape="id25" draw:end-glue-point="2" svg:d="M33644 23548l-473-1743" svg:viewBox="0 0 474 1744">
          <text:p text:style-name="P1"><text:span text:style-name="T3">u2/a</text:span></text:p>
        </draw:connector>
        <draw:connector draw:style-name="gr5" draw:text-style-name="P3" draw:layer="layout" draw:type="line" svg:x1="44.7cm" svg:y1="23.6cm" svg:x2="44.197cm" svg:y2="21.805cm" draw:end-shape="id33" draw:end-glue-point="2" svg:d="M44700 23600l-503-1795" svg:viewBox="0 0 504 1796">
          <text:p text:style-name="P1"><text:span text:style-name="T3">u2/a</text:span></text:p>
        </draw:connector>
        <draw:connector draw:style-name="gr5" draw:text-style-name="P3" draw:layer="layout" draw:type="line" svg:x1="31cm" svg:y1="14.548cm" svg:x2="31cm" svg:y2="13.6cm" draw:start-shape="id341" draw:start-glue-point="0" draw:end-shape="id626" draw:end-glue-point="2" svg:d="M31000 14548v-948" svg:viewBox="0 0 1 949">
          <text:p text:style-name="P1"><text:span text:style-name="T3">a</text:span></text:p>
        </draw:connector>
        <draw:custom-shape draw:style-name="gr1" draw:text-style-name="P2" xml:id="id627" draw:id="id627" draw:layer="layout" svg:width="1cm" svg:height="0.9cm" svg:x="34.9cm" svg:y="14.548cm">
          <text:p text:style-name="P1"><text:span text:style-name="T1">NAND</text:span></text:p>
          <text:p text:style-name="P1"><text:span text:style-name="T1">45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5cm" svg:y1="16.362cm" svg:x2="35.4cm" svg:y2="15.448cm" draw:start-shape="id333" draw:start-glue-point="0" draw:end-shape="id627" draw:end-glue-point="2" svg:d="M35350 16362l50-914" svg:viewBox="0 0 51 915">
          <text:p/>
        </draw:connector>
        <draw:connector draw:style-name="gr5" draw:text-style-name="P3" draw:layer="layout" draw:type="line" svg:x1="35.4cm" svg:y1="14.548cm" svg:x2="35.4cm" svg:y2="13.648cm" draw:start-shape="id627" draw:start-glue-point="0" draw:end-shape="id625" draw:end-glue-point="2" svg:d="M35400 14548v-900" svg:viewBox="0 0 1 901">
          <text:p text:style-name="P1"><text:span text:style-name="T3">a</text:span></text:p>
        </draw:connector>
        <draw:connector draw:style-name="gr5" draw:text-style-name="P3" draw:layer="layout" draw:type="line" svg:x1="77.902cm" svg:y1="43.868cm" svg:x2="78.822cm" svg:y2="42.9cm" draw:end-shape="id159" draw:end-glue-point="2" svg:d="M77902 43868l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79.202cm" svg:y1="43.868cm" svg:x2="80.122cm" svg:y2="42.9cm" draw:end-shape="id160" draw:end-glue-point="2" svg:d="M79202 43868l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0.502cm" svg:y1="43.868cm" svg:x2="81.422cm" svg:y2="42.9cm" draw:end-shape="id161" draw:end-glue-point="2" svg:d="M80502 43868l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1.8cm" svg:y1="43.9cm" svg:x2="82.722cm" svg:y2="42.9cm" draw:end-shape="id162" draw:end-glue-point="2" svg:d="M81800 43900l922-1000" svg:viewBox="0 0 923 1001">
          <text:p text:style-name="P1"><text:span text:style-name="T3">s1_sel/a</text:span></text:p>
        </draw:connector>
        <draw:connector draw:style-name="gr5" draw:text-style-name="P3" draw:layer="layout" draw:type="line" svg:x1="83.102cm" svg:y1="43.868cm" svg:x2="84.022cm" svg:y2="42.9cm" draw:end-shape="id163" draw:end-glue-point="2" svg:d="M83102 43868l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4.402cm" svg:y1="43.868cm" svg:x2="85.322cm" svg:y2="42.9cm" draw:end-shape="id164" draw:end-glue-point="2" svg:d="M84402 43868l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5.7cm" svg:y1="43.868cm" svg:x2="86.622cm" svg:y2="42.9cm" draw:end-shape="id165" draw:end-glue-point="2" svg:d="M85700 43868l922-968" svg:viewBox="0 0 923 969">
          <text:p text:style-name="P1"><text:span text:style-name="T3">s1_sel/a</text:span></text:p>
        </draw:connector>
        <draw:connector draw:style-name="gr5" draw:text-style-name="P3" draw:layer="layout" draw:type="line" svg:x1="87cm" svg:y1="43.868cm" svg:x2="87.922cm" svg:y2="42.9cm" draw:end-shape="id166" draw:end-glue-point="2" svg:d="M87000 43868l922-968" svg:viewBox="0 0 923 969">
          <text:p text:style-name="P1"><text:span text:style-name="T3">s1_sel/a</text:span></text:p>
        </draw:connector>
        <draw:connector draw:style-name="gr5" draw:text-style-name="P3" draw:layer="layout" draw:type="line" svg:x1="88.3cm" svg:y1="43.9cm" svg:x2="89.222cm" svg:y2="42.9cm" draw:end-shape="id169" draw:end-glue-point="2" svg:d="M88300 43900l922-1000" svg:viewBox="0 0 923 1001">
          <text:p text:style-name="P1"><text:span text:style-name="T3">s1_sel/a</text:span></text:p>
        </draw:connector>
        <draw:connector draw:style-name="gr5" draw:text-style-name="P3" draw:layer="layout" draw:type="line" svg:x1="90.594cm" svg:y1="44.556cm" svg:x2="90.5cm" svg:y2="42.9cm" draw:end-shape="id168" draw:end-glue-point="2" svg:d="M90594 44556l-94-1656" svg:viewBox="0 0 95 1657">
          <text:p text:style-name="P1"><text:span text:style-name="T3">s1_sel/a</text:span></text:p>
        </draw:connector>
        <draw:connector draw:style-name="gr5" draw:text-style-name="P3" draw:layer="layout" draw:type="line" svg:x1="84.602cm" svg:y1="60.908cm" svg:x2="85.375cm" svg:y2="59.93cm" draw:end-shape="id283" draw:end-glue-point="2" svg:d="M84602 60908l773-978" svg:viewBox="0 0 774 979">
          <text:p text:style-name="P1"><text:span text:style-name="T3">qt_sh/a</text:span></text:p>
        </draw:connector>
        <draw:connector draw:style-name="gr5" draw:text-style-name="P3" draw:layer="layout" draw:type="line" svg:x1="82.403cm" svg:y1="60.908cm" svg:x2="83.175cm" svg:y2="59.93cm" draw:end-shape="id280" draw:end-glue-point="2" svg:d="M82403 60908l772-978" svg:viewBox="0 0 773 979">
          <text:p text:style-name="P1"><text:span text:style-name="T3">qt_sh/a</text:span></text:p>
        </draw:connector>
        <draw:connector draw:style-name="gr5" draw:text-style-name="P3" draw:layer="layout" draw:type="line" svg:x1="80.203cm" svg:y1="60.908cm" svg:x2="80.975cm" svg:y2="59.93cm" draw:end-shape="id277" draw:end-glue-point="2" svg:d="M80203 60908l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8.003cm" svg:y1="60.908cm" svg:x2="78.775cm" svg:y2="59.93cm" draw:end-shape="id274" draw:end-glue-point="2" svg:d="M78003 60908l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5.803cm" svg:y1="60.908cm" svg:x2="76.575cm" svg:y2="59.93cm" draw:end-shape="id271" draw:end-glue-point="2" svg:d="M75803 60908l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4.375cm" svg:y1="60.986cm" svg:x2="74.4cm" svg:y2="59.9cm" draw:end-shape="id296" draw:end-glue-point="2" svg:d="M74375 60986l25-1086" svg:viewBox="0 0 26 1087">
          <text:p text:style-name="P1"><text:span text:style-name="T3">qt_sh</text:span></text:p>
        </draw:connector>
        <draw:connector draw:style-name="gr5" draw:text-style-name="P3" draw:layer="layout" draw:type="line" svg:x1="78.714cm" svg:y1="68.844cm" svg:x2="80.5cm" svg:y2="68.85cm" draw:end-shape="id612" draw:end-glue-point="3" svg:d="M78714 68844l1786 6" svg:viewBox="0 0 1787 7">
          <text:p text:style-name="P1"><text:span text:style-name="T3">gc_0</text:span></text:p>
        </draw:connector>
        <draw:connector draw:style-name="gr5" draw:text-style-name="P1" draw:layer="layout" draw:type="line" svg:x1="109.934cm" svg:y1="25.797cm" svg:x2="110.7cm" svg:y2="24.542cm" draw:end-shape="id152" draw:end-glue-point="2" svg:d="M109934 25797l766-1255" svg:viewBox="0 0 767 1256">
          <text:p text:style-name="P1"><text:span text:style-name="T3">ndirect_s/a</text:span></text:p>
        </draw:connector>
        <draw:connector draw:style-name="gr5" draw:text-style-name="P1" draw:layer="layout" draw:type="line" svg:x1="103.3cm" svg:y1="25.8cm" svg:x2="104.1cm" svg:y2="24.542cm" draw:end-shape="id155" draw:end-glue-point="2" svg:d="M103300 25800l800-1258" svg:viewBox="0 0 801 1259">
          <text:p text:style-name="P1"><text:span text:style-name="T3">ndirect_s/a</text:span></text:p>
        </draw:connector>
        <draw:connector draw:style-name="gr5" draw:text-style-name="P1" draw:layer="layout" draw:type="line" svg:x1="98.743cm" svg:y1="25.77cm" svg:x2="99.7cm" svg:y2="24.542cm" draw:end-shape="id157" draw:end-glue-point="2" svg:d="M98743 25770l957-1228" svg:viewBox="0 0 958 1229">
          <text:p text:style-name="P1"><text:span text:style-name="T3">ndirect_s/a</text:span></text:p>
        </draw:connector>
        <draw:connector draw:style-name="gr5" draw:text-style-name="P1" draw:layer="layout" draw:type="line" svg:x1="101.134cm" svg:y1="25.8cm" svg:x2="101.9cm" svg:y2="24.542cm" draw:end-shape="id156" draw:end-glue-point="2" svg:d="M101134 25800l766-1258" svg:viewBox="0 0 767 1259">
          <text:p text:style-name="P1"><text:span text:style-name="T3">ndirect_s/a</text:span></text:p>
        </draw:connector>
        <draw:connector draw:style-name="gr5" draw:text-style-name="P1" draw:layer="layout" draw:type="line" svg:x1="107.734cm" svg:y1="25.8cm" svg:x2="108.5cm" svg:y2="24.542cm" draw:end-shape="id153" draw:end-glue-point="2" svg:d="M107734 25800l766-1258" svg:viewBox="0 0 767 1259">
          <text:p text:style-name="P1"><text:span text:style-name="T3">ndirect_s/a</text:span></text:p>
        </draw:connector>
        <draw:connector draw:style-name="gr5" draw:text-style-name="P1" draw:layer="layout" draw:type="line" svg:x1="120.147cm" svg:y1="25.691cm" svg:x2="119.5cm" svg:y2="24.542cm" draw:end-shape="id148" draw:end-glue-point="2" svg:d="M120147 25691l-647-1149" svg:viewBox="0 0 648 1150">
          <text:p text:style-name="P1"><text:span text:style-name="T3">ndirect_s/a</text:span></text:p>
        </draw:connector>
        <draw:connector draw:style-name="gr5" draw:text-style-name="P1" draw:layer="layout" draw:type="line" svg:x1="124.672cm" svg:y1="25.877cm" svg:x2="123.9cm" svg:y2="24.542cm" draw:end-shape="id119" draw:end-glue-point="2" svg:d="M124672 25877l-772-1335" svg:viewBox="0 0 773 1336">
          <text:p text:style-name="P1"><text:span text:style-name="T3">ndirect_s/a</text:span></text:p>
        </draw:connector>
        <draw:connector draw:style-name="gr5" draw:text-style-name="P1" draw:layer="layout" draw:type="line" svg:x1="117.925cm" svg:y1="25.797cm" svg:x2="117.3cm" svg:y2="24.542cm" draw:end-shape="id149" draw:end-glue-point="2" svg:d="M117925 25797l-625-1255" svg:viewBox="0 0 626 1256">
          <text:p text:style-name="P1"><text:span text:style-name="T3">ndirect_s/a</text:span></text:p>
        </draw:connector>
        <draw:connector draw:style-name="gr5" draw:text-style-name="P1" draw:layer="layout" draw:type="line" svg:x1="112.1cm" svg:y1="25.8cm" svg:x2="112.9cm" svg:y2="24.542cm" draw:end-shape="id151" draw:end-glue-point="2" svg:d="M112100 25800l800-1258" svg:viewBox="0 0 801 1259">
          <text:p text:style-name="P1"><text:span text:style-name="T3">ndirect_s/a</text:span></text:p>
        </draw:connector>
        <draw:connector draw:style-name="gr5" draw:text-style-name="P1" draw:layer="layout" draw:type="line" svg:x1="105.5cm" svg:y1="25.855cm" svg:x2="106.3cm" svg:y2="24.542cm" draw:end-shape="id154" draw:end-glue-point="2" svg:d="M105500 25855l800-1313" svg:viewBox="0 0 801 1314">
          <text:p text:style-name="P1"><text:span text:style-name="T3">ndirect_s/a</text:span></text:p>
        </draw:connector>
        <draw:connector draw:style-name="gr5" draw:text-style-name="P1" draw:layer="layout" draw:type="line" svg:x1="122.476cm" svg:y1="25.771cm" svg:x2="121.7cm" svg:y2="24.542cm" draw:end-shape="id123" draw:end-glue-point="2" svg:d="M122476 25771l-776-1229" svg:viewBox="0 0 777 1230">
          <text:p text:style-name="P1"><text:span text:style-name="T3">ndirect_s/a</text:span></text:p>
        </draw:connector>
        <draw:connector draw:style-name="gr5" draw:text-style-name="P1" draw:layer="layout" draw:type="line" svg:x1="115.914cm" svg:y1="25.85cm" svg:x2="115.1cm" svg:y2="24.542cm" draw:end-shape="id150" draw:end-glue-point="2" svg:d="M115914 25850l-814-1308" svg:viewBox="0 0 815 1309">
          <text:p text:style-name="P1"><text:span text:style-name="T3">ndirect_s/a</text:span></text:p>
        </draw:connector>
        <draw:connector draw:style-name="gr5" draw:text-style-name="P1" draw:layer="layout" draw:type="line" svg:x1="119.115cm" svg:y1="30.083cm" svg:x2="119.115cm" svg:y2="28.642cm" draw:end-shape="id118" draw:end-glue-point="2" svg:d="M119115 30083v-1441" svg:viewBox="0 0 1 1442">
          <text:p text:style-name="P1"><text:span text:style-name="T3">lc_0_s</text:span></text:p>
        </draw:connector>
        <draw:connector draw:style-name="gr5" draw:text-style-name="P1" draw:layer="layout" draw:type="line" svg:x1="118.015cm" svg:y1="30.084cm" svg:x2="118.015cm" svg:y2="28.642cm" draw:end-shape="id122" draw:end-glue-point="2" svg:d="M118015 30084v-1442" svg:viewBox="0 0 1 1443">
          <text:p text:style-name="P1"><text:span text:style-name="T3">lc_0_s</text:span></text:p>
        </draw:connector>
        <draw:connector draw:style-name="gr5" draw:text-style-name="P1" draw:layer="layout" draw:type="line" svg:x1="109.141cm" svg:y1="30.109cm" svg:x2="109.2cm" svg:y2="28.642cm" draw:end-shape="id147" draw:end-glue-point="2" svg:d="M109141 30109l59-1467" svg:viewBox="0 0 60 1468">
          <text:p text:style-name="P1"><text:span text:style-name="T3">lc_0_s</text:span></text:p>
        </draw:connector>
        <draw:connector draw:style-name="gr5" draw:text-style-name="P1" draw:layer="layout" draw:type="line" svg:x1="110.3cm" svg:y1="30.1cm" svg:x2="110.3cm" svg:y2="28.642cm" draw:end-shape="id146" draw:end-glue-point="2" svg:d="M1103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1.4cm" svg:y1="30.1cm" svg:x2="111.4cm" svg:y2="28.642cm" draw:end-shape="id145" draw:end-glue-point="2" svg:d="M1114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2.5cm" svg:y1="30.1cm" svg:x2="112.5cm" svg:y2="28.642cm" draw:end-shape="id144" draw:end-glue-point="2" svg:d="M1125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3.6cm" svg:y1="30.1cm" svg:x2="113.6cm" svg:y2="28.642cm" draw:end-shape="id143" draw:end-glue-point="2" svg:d="M1136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4.7cm" svg:y1="30.1cm" svg:x2="114.7cm" svg:y2="28.642cm" draw:end-shape="id142" draw:end-glue-point="2" svg:d="M1147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5.8cm" svg:y1="30.041cm" svg:x2="115.8cm" svg:y2="28.642cm" draw:end-shape="id141" draw:end-glue-point="2" svg:d="M115800 30041v-1399" svg:viewBox="0 0 1 1400">
          <text:p text:style-name="P1"><text:span text:style-name="T3">lc_0_s</text:span></text:p>
        </draw:connector>
        <draw:connector draw:style-name="gr5" draw:text-style-name="P1" draw:layer="layout" draw:type="line" svg:x1="116.9cm" svg:y1="30.1cm" svg:x2="116.9cm" svg:y2="28.642cm" draw:end-shape="id140" draw:end-glue-point="2" svg:d="M116900 30100v-1458" svg:viewBox="0 0 1 1459">
          <text:p text:style-name="P1"><text:span text:style-name="T3">lc_0_s</text:span></text:p>
        </draw:connector>
        <draw:connector draw:style-name="gr5" draw:text-style-name="P3" draw:layer="layout" draw:type="line" svg:x1="32.262cm" svg:y1="16.154cm" svg:x2="31cm" svg:y2="15.448cm" draw:end-shape="id341" draw:end-glue-point="2" svg:d="M32262 16154l-1262-706" svg:viewBox="0 0 1263 707">
          <text:p text:style-name="P1"><text:span text:style-name="T3">gc!0_s</text:span></text:p>
        </draw:connector>
        <draw:connector draw:style-name="gr5" draw:text-style-name="P3" draw:layer="layout" draw:type="line" svg:x1="36.733cm" svg:y1="16.049cm" svg:x2="35.4cm" svg:y2="15.448cm" draw:end-shape="id627" draw:end-glue-point="2" svg:d="M36733 16049l-1333-601" svg:viewBox="0 0 1334 602">
          <text:p text:style-name="P1"><text:span text:style-name="T3">gc!0_s</text:span></text:p>
        </draw:connector>
        <draw:connector draw:style-name="gr5" draw:text-style-name="P3" draw:layer="layout" draw:type="line" svg:x1="34.537cm" svg:y1="16.101cm" svg:x2="33.2cm" svg:y2="15.448cm" draw:end-shape="id337" draw:end-glue-point="2" svg:d="M34537 16101l-1337-653" svg:viewBox="0 0 1338 654">
          <text:p text:style-name="P1"><text:span text:style-name="T3">gc!0_s</text:span></text:p>
        </draw:connector>
        <draw:connector draw:style-name="gr5" draw:text-style-name="P3" draw:layer="layout" draw:type="line" svg:x1="36.707cm" svg:y1="14.302cm" svg:x2="35.4cm" svg:y2="13.648cm" draw:end-shape="id625" draw:end-glue-point="2" svg:d="M36707 14302l-1307-654" svg:viewBox="0 0 1308 655">
          <text:p text:style-name="P1"><text:span text:style-name="T3">gc!0_s/c</text:span></text:p>
        </draw:connector>
        <draw:connector draw:style-name="gr5" draw:text-style-name="P3" draw:layer="layout" draw:type="line" svg:x1="32.394cm" svg:y1="14.673cm" svg:x2="31cm" svg:y2="13.6cm" draw:end-shape="id626" draw:end-glue-point="2" svg:d="M32394 14673l-1394-1073" svg:viewBox="0 0 1395 1074">
          <text:p text:style-name="P1"><text:span text:style-name="T3">gc!0_s/c</text:span></text:p>
        </draw:connector>
        <draw:connector draw:style-name="gr5" draw:text-style-name="P3" draw:layer="layout" draw:type="line" svg:x1="93.986cm" svg:y1="13.23cm" svg:x2="96.3cm" svg:y2="13.201cm" draw:end-shape="id67" draw:end-glue-point="28" svg:d="M93986 13230l2314-29" svg:viewBox="0 0 2315 30">
          <text:p text:style-name="P1"><text:span text:style-name="T3">unit05_ie1</text:span></text:p>
        </draw:connector>
        <draw:connector draw:style-name="gr5" draw:text-style-name="P3" draw:layer="layout" draw:type="line" svg:x1="93.998cm" svg:y1="13.501cm" svg:x2="96.3cm" svg:y2="13.501cm" draw:end-shape="id67" draw:end-glue-point="29" svg:d="M93998 13501h2302" svg:viewBox="0 0 2303 1">
          <text:p text:style-name="P1"><text:span text:style-name="T3">unit05_ie2</text:span></text:p>
        </draw:connector>
        <draw:connector draw:style-name="gr5" draw:text-style-name="P3" draw:layer="layout" draw:type="line" svg:x1="93.998cm" svg:y1="13.796cm" svg:x2="96.3cm" svg:y2="13.801cm" draw:end-shape="id67" draw:end-glue-point="57" svg:d="M93998 13796l2302 5" svg:viewBox="0 0 2303 6">
          <text:p text:style-name="P1"><text:span text:style-name="T3">unit05_a0</text:span></text:p>
        </draw:connector>
        <draw:connector draw:style-name="gr5" draw:text-style-name="P3" draw:layer="layout" draw:type="line" svg:x1="93.998cm" svg:y1="14.127cm" svg:x2="96.3cm" svg:y2="14.101cm" draw:end-shape="id67" draw:end-glue-point="59" svg:d="M93998 14127l2302-26" svg:viewBox="0 0 2303 27">
          <text:p text:style-name="P1"><text:span text:style-name="T3">unit05_a1</text:span></text:p>
        </draw:connector>
        <draw:connector draw:style-name="gr5" draw:text-style-name="P3" draw:layer="layout" draw:type="line" svg:x1="93.986cm" svg:y1="14.423cm" svg:x2="96.3cm" svg:y2="14.399cm" draw:end-shape="id67" draw:end-glue-point="58" svg:d="M93986 14423l2314-24" svg:viewBox="0 0 2315 25">
          <text:p text:style-name="P1"><text:span text:style-name="T3">unit05_a2</text:span></text:p>
        </draw:connector>
        <draw:connector draw:style-name="gr5" draw:text-style-name="P3" draw:layer="layout" draw:type="line" svg:x1="93.986cm" svg:y1="14.73cm" svg:x2="96.3cm" svg:y2="14.699cm" draw:end-shape="id67" draw:end-glue-point="31" svg:d="M93986 14730l2314-31" svg:viewBox="0 0 2315 32">
          <text:p text:style-name="P1"><text:span text:style-name="T3">unit05_a3</text:span></text:p>
        </draw:connector>
        <draw:connector draw:style-name="gr5" draw:text-style-name="P3" draw:layer="layout" draw:type="line" svg:x1="93.974cm" svg:y1="15.025cm" svg:x2="96.3cm" svg:y2="14.999cm" draw:end-shape="id67" draw:end-glue-point="32" svg:d="M93974 15025l2326-26" svg:viewBox="0 0 2327 27">
          <text:p text:style-name="P1"><text:span text:style-name="T3">unit05_a4</text:span></text:p>
        </draw:connector>
        <draw:connector draw:style-name="gr5" draw:text-style-name="P3" draw:layer="layout" draw:type="line" svg:x1="93.974cm" svg:y1="15.332cm" svg:x2="96.3cm" svg:y2="15.299cm" draw:end-shape="id67" draw:end-glue-point="60" svg:d="M93974 15332l2326-33" svg:viewBox="0 0 2327 34">
          <text:p text:style-name="P1"><text:span text:style-name="T3">unit05_a5</text:span></text:p>
        </draw:connector>
        <draw:connector draw:style-name="gr5" draw:text-style-name="P3" draw:layer="layout" draw:type="line" svg:x1="93.98cm" svg:y1="59.704cm" svg:x2="96.3cm" svg:y2="59.684cm" draw:end-shape="id66" draw:end-glue-point="15" svg:d="M93980 59704l2320-20" svg:viewBox="0 0 2321 21">
          <text:p text:style-name="P1"><text:span text:style-name="T3">unit04_a0</text:span></text:p>
        </draw:connector>
        <draw:connector draw:style-name="gr5" draw:text-style-name="P3" draw:layer="layout" draw:type="line" svg:x1="93.993cm" svg:y1="59.995cm" svg:x2="96.3cm" svg:y2="59.999cm" draw:end-shape="id66" draw:end-glue-point="58" svg:d="M93993 59995l2307 4" svg:viewBox="0 0 2308 5">
          <text:p text:style-name="P1"><text:span text:style-name="T3">unit04_a1</text:span></text:p>
        </draw:connector>
        <draw:connector draw:style-name="gr5" draw:text-style-name="P3" draw:layer="layout" draw:type="line" svg:x1="93.967cm" svg:y1="61.199cm" svg:x2="96.3cm" svg:y2="61.199cm" draw:end-shape="id66" draw:end-glue-point="17" svg:d="M93967 61199h2333" svg:viewBox="0 0 2334 1">
          <text:p text:style-name="P1"><text:span text:style-name="T3">unit04_a5</text:span></text:p>
        </draw:connector>
        <draw:connector draw:style-name="gr5" draw:text-style-name="P3" draw:layer="layout" draw:type="line" svg:x1="93.977cm" svg:y1="60.867cm" svg:x2="96.3cm" svg:y2="60.899cm" draw:end-shape="id66" draw:end-glue-point="60" svg:d="M93977 60867l2323 32" svg:viewBox="0 0 2324 33">
          <text:p text:style-name="P1"><text:span text:style-name="T3">unit04_a4</text:span></text:p>
        </draw:connector>
        <draw:connector draw:style-name="gr5" draw:text-style-name="P3" draw:layer="layout" draw:type="line" svg:x1="94cm" svg:y1="60.599cm" svg:x2="96.3cm" svg:y2="60.599cm" draw:end-shape="id66" draw:end-glue-point="16" svg:d="M94000 60599h2300" svg:viewBox="0 0 2301 1">
          <text:p text:style-name="P1"><text:span text:style-name="T3">unit04_a3</text:span></text:p>
        </draw:connector>
        <draw:connector draw:style-name="gr5" draw:text-style-name="P3" draw:layer="layout" draw:type="line" svg:x1="94cm" svg:y1="60.3cm" svg:x2="96.3cm" svg:y2="60.299cm" draw:end-shape="id66" draw:end-glue-point="59" svg:d="M94000 60300l2300-1" svg:viewBox="0 0 2301 2">
          <text:p text:style-name="P1"><text:span text:style-name="T3">unit04_a2</text:span></text:p>
        </draw:connector>
        <draw:connector draw:style-name="gr5" draw:text-style-name="P3" draw:layer="layout" draw:type="line" svg:x1="93.98cm" svg:y1="59.1cm" svg:x2="96.3cm" svg:y2="59.101cm" draw:end-shape="id66" draw:end-glue-point="14" svg:d="M93980 59100l2320 1" svg:viewBox="0 0 2321 2">
          <text:p text:style-name="P1"><text:span text:style-name="T3">unit04_oe1</text:span></text:p>
        </draw:connector>
        <draw:connector draw:style-name="gr5" draw:text-style-name="P3" draw:layer="layout" draw:type="line" svg:x1="93.967cm" svg:y1="59.399cm" svg:x2="96.3cm" svg:y2="59.401cm" draw:end-shape="id66" draw:end-glue-point="61" svg:d="M93967 59399l2333 2" svg:viewBox="0 0 2334 3">
          <text:p text:style-name="P1"><text:span text:style-name="T3">unit04_oe2</text:span></text:p>
        </draw:connector>
        <draw:connector draw:style-name="gr5" draw:text-style-name="P3" draw:layer="layout" draw:type="line" svg:x1="29.898cm" svg:y1="14.447cm" svg:x2="31cm" svg:y2="13.6cm" draw:end-shape="id626" draw:end-glue-point="2" svg:d="M29898 14447l1102-847" svg:viewBox="0 0 1103 848">
          <text:p text:style-name="P1"><text:span text:style-name="T3">u4/b</text:span></text:p>
        </draw:connector>
        <draw:connector draw:style-name="gr5" draw:text-style-name="P3" draw:layer="layout" draw:type="line" svg:x1="34.3cm" svg:y1="14.447cm" svg:x2="35.4cm" svg:y2="13.648cm" draw:end-shape="id625" draw:end-glue-point="2" svg:d="M34300 14447l1100-799" svg:viewBox="0 0 1101 800">
          <text:p text:style-name="P1"><text:span text:style-name="T3">u5/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5T20:51:20.790000000</dc:date>
    <meta:editing-duration>P32DT20H5M55S</meta:editing-duration>
    <meta:editing-cycles>3627</meta:editing-cycles>
    <meta:generator>LibreOffice/4.3.0.4$Windows_x86 LibreOffice_project/62ad5818884a2fc2e5780dd45466868d41009ec0</meta:generator>
    <meta:document-statistic meta:object-count="2053"/>
  </office:meta>
</office:document-meta>
</file>